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ackage ISP provider Costs per Hou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mparison Sheet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Minimum</text:p>
          </table:table-cell>
          <table:table-cell office:value-type="string">
            <text:p>Package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1:.E11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2:.E12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3:.E13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4:.E14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5:.E15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5]+0.8" office:value-type="currency" office:currency="USD" office:value="17.55">
            <text:p>$17.5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6:.E16])" office:value-type="currency" office:currency="USD" office:value="17.55">
            <text:p>$17.5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6]+0.8" office:value-type="currency" office:currency="USD" office:value="18.35">
            <text:p>$18.3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7:.E17])" office:value-type="currency" office:currency="USD" office:value="18.35">
            <text:p>$18.3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7]+0.8" office:value-type="currency" office:currency="USD" office:value="19.15">
            <text:p>$19.1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8:.E18])" office:value-type="currency" office:currency="USD" office:value="19.15">
            <text:p>$19.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8]+0.8" office:value-type="currency" office:currency="USD" office:value="19.95">
            <text:p>$19.9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9:.E19])" office:value-type="currency" office:currency="USD" office:value="19.95">
            <text:p>$19.9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9]+0.8" office:value-type="currency" office:currency="USD" office:value="20.75">
            <text:p>$20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0:.E20])" office:value-type="currency" office:currency="USD" office:value="20.75">
            <text:p>$20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0]+0.8" office:value-type="currency" office:currency="USD" office:value="21.55">
            <text:p>$21.5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1:.E21])" office:value-type="currency" office:currency="USD" office:value="21.55">
            <text:p>$21.5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1]+0.8" office:value-type="currency" office:currency="USD" office:value="22.35">
            <text:p>$22.3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2:.E22])" office:value-type="currency" office:currency="USD" office:value="22.35">
            <text:p>$22.3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13">
            <text:p>13</text:p>
          </table:table-cell>
          <table:table-cell table:style-name="ce4" table:formula="of:=[.C22]+0.8" office:value-type="currency" office:currency="USD" office:value="23.15">
            <text:p>$23.1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3:.E23])" office:value-type="currency" office:currency="USD" office:value="23.15">
            <text:p>$23.15</text:p>
          </table:table-cell>
          <table:table-cell office:value-type="string">
            <text:p>A</text:p>
          </table:table-cell>
          <table:table-cell office:value-type="string">
            <text:p>&lt;=13hrs A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14">
            <text:p>14</text:p>
          </table:table-cell>
          <table:table-cell table:style-name="ce4" table:formula="of:=[.C23]+0.8" office:value-type="currency" office:currency="USD" office:value="23.95">
            <text:p>$23.95</text:p>
          </table:table-cell>
          <table:table-cell table:style-name="ce4"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4:.E24])" office:value-type="currency" office:currency="USD" office:value="23.75">
            <text:p>$23.7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4]+0.8" office:value-type="currency" office:currency="USD" office:value="24.75">
            <text:p>$24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5:.E25])" office:value-type="currency" office:currency="USD" office:value="23.75">
            <text:p>$23.7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5]+0.8" office:value-type="currency" office:currency="USD" office:value="25.55">
            <text:p>$25.55</text:p>
          </table:table-cell>
          <table:table-cell table:formula="of:=[.D25]+0.65" office:value-type="currency" office:currency="USD" office:value="24.4">
            <text:p>$24.40</text:p>
          </table:table-cell>
          <table:table-cell office:value-type="currency" office:currency="USD" office:value="34.95">
            <text:p>$34.95</text:p>
          </table:table-cell>
          <table:table-cell table:formula="of:=MIN([.C26:.E26])" office:value-type="currency" office:currency="USD" office:value="24.4">
            <text:p>$24.4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6]+0.8" office:value-type="currency" office:currency="USD" office:value="26.35">
            <text:p>$26.35</text:p>
          </table:table-cell>
          <table:table-cell table:formula="of:=[.D26]+0.65" office:value-type="currency" office:currency="USD" office:value="25.05">
            <text:p>$25.05</text:p>
          </table:table-cell>
          <table:table-cell office:value-type="currency" office:currency="USD" office:value="34.95">
            <text:p>$34.95</text:p>
          </table:table-cell>
          <table:table-cell table:formula="of:=MIN([.C27:.E27])" office:value-type="currency" office:currency="USD" office:value="25.05">
            <text:p>$25.0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7]+0.8" office:value-type="currency" office:currency="USD" office:value="27.15">
            <text:p>$27.15</text:p>
          </table:table-cell>
          <table:table-cell table:formula="of:=[.D27]+0.65" office:value-type="currency" office:currency="USD" office:value="25.7">
            <text:p>$25.70</text:p>
          </table:table-cell>
          <table:table-cell office:value-type="currency" office:currency="USD" office:value="34.95">
            <text:p>$34.95</text:p>
          </table:table-cell>
          <table:table-cell table:formula="of:=MIN([.C28:.E28])" office:value-type="currency" office:currency="USD" office:value="25.7">
            <text:p>$25.7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8]+0.8" office:value-type="currency" office:currency="USD" office:value="27.95">
            <text:p>$27.95</text:p>
          </table:table-cell>
          <table:table-cell table:formula="of:=[.D28]+0.65" office:value-type="currency" office:currency="USD" office:value="26.35">
            <text:p>$26.35</text:p>
          </table:table-cell>
          <table:table-cell office:value-type="currency" office:currency="USD" office:value="34.95">
            <text:p>$34.95</text:p>
          </table:table-cell>
          <table:table-cell table:formula="of:=MIN([.C29:.E29])" office:value-type="currency" office:currency="USD" office:value="26.35">
            <text:p>$26.3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9]+0.8" office:value-type="currency" office:currency="USD" office:value="28.75">
            <text:p>$28.75</text:p>
          </table:table-cell>
          <table:table-cell table:formula="of:=[.D29]+0.65" office:value-type="currency" office:currency="USD" office:value="27">
            <text:p>$27.00</text:p>
          </table:table-cell>
          <table:table-cell office:value-type="currency" office:currency="USD" office:value="34.95">
            <text:p>$34.95</text:p>
          </table:table-cell>
          <table:table-cell table:formula="of:=MIN([.C30:.E30])" office:value-type="currency" office:currency="USD" office:value="27">
            <text:p>$27.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0]+1" office:value-type="currency" office:currency="USD" office:value="29.75">
            <text:p>$29.75</text:p>
          </table:table-cell>
          <table:table-cell table:formula="of:=[.D30]+0.65" office:value-type="currency" office:currency="USD" office:value="27.65">
            <text:p>$27.65</text:p>
          </table:table-cell>
          <table:table-cell office:value-type="currency" office:currency="USD" office:value="34.95">
            <text:p>$34.95</text:p>
          </table:table-cell>
          <table:table-cell table:formula="of:=MIN([.C31:.E31])" office:value-type="currency" office:currency="USD" office:value="27.65">
            <text:p>$27.6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1]+1" office:value-type="currency" office:currency="USD" office:value="30.75">
            <text:p>$30.75</text:p>
          </table:table-cell>
          <table:table-cell table:formula="of:=[.D31]+0.65" office:value-type="currency" office:currency="USD" office:value="28.3">
            <text:p>$28.30</text:p>
          </table:table-cell>
          <table:table-cell office:value-type="currency" office:currency="USD" office:value="34.95">
            <text:p>$34.95</text:p>
          </table:table-cell>
          <table:table-cell table:formula="of:=MIN([.C32:.E32])" office:value-type="currency" office:currency="USD" office:value="28.3">
            <text:p>$28.3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2]+1" office:value-type="currency" office:currency="USD" office:value="31.75">
            <text:p>$31.75</text:p>
          </table:table-cell>
          <table:table-cell table:formula="of:=[.D32]+0.65" office:value-type="currency" office:currency="USD" office:value="28.95">
            <text:p>$28.95</text:p>
          </table:table-cell>
          <table:table-cell office:value-type="currency" office:currency="USD" office:value="34.95">
            <text:p>$34.95</text:p>
          </table:table-cell>
          <table:table-cell table:formula="of:=MIN([.C33:.E33])" office:value-type="currency" office:currency="USD" office:value="28.95">
            <text:p>$28.9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3]+1" office:value-type="currency" office:currency="USD" office:value="32.75">
            <text:p>$32.75</text:p>
          </table:table-cell>
          <table:table-cell table:formula="of:=[.D33]+0.65" office:value-type="currency" office:currency="USD" office:value="29.6">
            <text:p>$29.60</text:p>
          </table:table-cell>
          <table:table-cell office:value-type="currency" office:currency="USD" office:value="34.95">
            <text:p>$34.95</text:p>
          </table:table-cell>
          <table:table-cell table:formula="of:=MIN([.C34:.E34])" office:value-type="currency" office:currency="USD" office:value="29.6">
            <text:p>$29.6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4]+1" office:value-type="currency" office:currency="USD" office:value="33.75">
            <text:p>$33.75</text:p>
          </table:table-cell>
          <table:table-cell table:formula="of:=[.D34]+0.65" office:value-type="currency" office:currency="USD" office:value="30.25">
            <text:p>$30.25</text:p>
          </table:table-cell>
          <table:table-cell office:value-type="currency" office:currency="USD" office:value="34.95">
            <text:p>$34.95</text:p>
          </table:table-cell>
          <table:table-cell table:formula="of:=MIN([.C35:.E35])" office:value-type="currency" office:currency="USD" office:value="30.25">
            <text:p>$30.2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5]+1" office:value-type="currency" office:currency="USD" office:value="34.75">
            <text:p>$34.75</text:p>
          </table:table-cell>
          <table:table-cell table:formula="of:=[.D35]+0.75" office:value-type="currency" office:currency="USD" office:value="31">
            <text:p>$31.00</text:p>
          </table:table-cell>
          <table:table-cell office:value-type="currency" office:currency="USD" office:value="34.95">
            <text:p>$34.95</text:p>
          </table:table-cell>
          <table:table-cell table:formula="of:=MIN([.C36:.E36])" office:value-type="currency" office:currency="USD" office:value="31">
            <text:p>$31.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6]+1" office:value-type="currency" office:currency="USD" office:value="35.75">
            <text:p>$35.75</text:p>
          </table:table-cell>
          <table:table-cell table:formula="of:=[.D36]+0.75" office:value-type="currency" office:currency="USD" office:value="31.75">
            <text:p>$31.75</text:p>
          </table:table-cell>
          <table:table-cell office:value-type="currency" office:currency="USD" office:value="34.95">
            <text:p>$34.95</text:p>
          </table:table-cell>
          <table:table-cell table:formula="of:=MIN([.C37:.E37])" office:value-type="currency" office:currency="USD" office:value="31.75">
            <text:p>$31.7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7]+1" office:value-type="currency" office:currency="USD" office:value="36.75">
            <text:p>$36.75</text:p>
          </table:table-cell>
          <table:table-cell table:formula="of:=[.D37]+0.75" office:value-type="currency" office:currency="USD" office:value="32.5">
            <text:p>$32.50</text:p>
          </table:table-cell>
          <table:table-cell office:value-type="currency" office:currency="USD" office:value="34.95">
            <text:p>$34.95</text:p>
          </table:table-cell>
          <table:table-cell table:formula="of:=MIN([.C38:.E38])" office:value-type="currency" office:currency="USD" office:value="32.5">
            <text:p>$32.5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8]+1" office:value-type="currency" office:currency="USD" office:value="37.75">
            <text:p>$37.75</text:p>
          </table:table-cell>
          <table:table-cell table:formula="of:=[.D38]+0.75" office:value-type="currency" office:currency="USD" office:value="33.25">
            <text:p>$33.25</text:p>
          </table:table-cell>
          <table:table-cell office:value-type="currency" office:currency="USD" office:value="34.95">
            <text:p>$34.95</text:p>
          </table:table-cell>
          <table:table-cell table:formula="of:=MIN([.C39:.E39])" office:value-type="currency" office:currency="USD" office:value="33.25">
            <text:p>$33.2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9]+1" office:value-type="currency" office:currency="USD" office:value="38.75">
            <text:p>$38.75</text:p>
          </table:table-cell>
          <table:table-cell table:formula="of:=[.D39]+0.75" office:value-type="currency" office:currency="USD" office:value="34">
            <text:p>$34.00</text:p>
          </table:table-cell>
          <table:table-cell office:value-type="currency" office:currency="USD" office:value="34.95">
            <text:p>$34.95</text:p>
          </table:table-cell>
          <table:table-cell table:formula="of:=MIN([.C40:.E40])" office:value-type="currency" office:currency="USD" office:value="34">
            <text:p>$34.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31">
            <text:p>31</text:p>
          </table:table-cell>
          <table:table-cell table:style-name="ce4" table:formula="of:=[.C40]+1" office:value-type="currency" office:currency="USD" office:value="39.75">
            <text:p>$39.75</text:p>
          </table:table-cell>
          <table:table-cell table:style-name="ce4" table:formula="of:=[.D40]+0.75" office:value-type="currency" office:currency="USD" office:value="34.75">
            <text:p>$34.75</text:p>
          </table:table-cell>
          <table:table-cell office:value-type="currency" office:currency="USD" office:value="34.95">
            <text:p>$34.95</text:p>
          </table:table-cell>
          <table:table-cell table:formula="of:=MIN([.C41:.E41])" office:value-type="currency" office:currency="USD" office:value="34.75">
            <text:p>$34.75</text:p>
          </table:table-cell>
          <table:table-cell office:value-type="string">
            <text:p>B</text:p>
          </table:table-cell>
          <table:table-cell office:value-type="string">
            <text:p>&lt;=31hrs B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32">
            <text:p>32</text:p>
          </table:table-cell>
          <table:table-cell table:style-name="ce4" table:formula="of:=[.C41]+1" office:value-type="currency" office:currency="USD" office:value="40.75">
            <text:p>$40.75</text:p>
          </table:table-cell>
          <table:table-cell table:style-name="ce4" table:formula="of:=[.D41]+0.75" office:value-type="currency" office:currency="USD" office:value="35.5">
            <text:p>$35.50</text:p>
          </table:table-cell>
          <table:table-cell table:style-name="ce4" office:value-type="currency" office:currency="USD" office:value="34.95">
            <text:p>$34.95</text:p>
          </table:table-cell>
          <table:table-cell table:formula="of:=MIN([.C42:.E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2]+1" office:value-type="currency" office:currency="USD" office:value="41.75">
            <text:p>$41.75</text:p>
          </table:table-cell>
          <table:table-cell table:formula="of:=[.D42]+0.75" office:value-type="currency" office:currency="USD" office:value="36.25">
            <text:p>$36.25</text:p>
          </table:table-cell>
          <table:table-cell office:value-type="currency" office:currency="USD" office:value="34.95">
            <text:p>$34.95</text:p>
          </table:table-cell>
          <table:table-cell table:formula="of:=MIN([.C43:.E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3]+1" office:value-type="currency" office:currency="USD" office:value="42.75">
            <text:p>$42.75</text:p>
          </table:table-cell>
          <table:table-cell table:formula="of:=[.D43]+0.75" office:value-type="currency" office:currency="USD" office:value="37">
            <text:p>$37.00</text:p>
          </table:table-cell>
          <table:table-cell office:value-type="currency" office:currency="USD" office:value="34.95">
            <text:p>$34.95</text:p>
          </table:table-cell>
          <table:table-cell table:formula="of:=MIN([.C44:.E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4]+1" office:value-type="currency" office:currency="USD" office:value="43.75">
            <text:p>$43.75</text:p>
          </table:table-cell>
          <table:table-cell table:formula="of:=[.D44]+0.75" office:value-type="currency" office:currency="USD" office:value="37.75">
            <text:p>$37.75</text:p>
          </table:table-cell>
          <table:table-cell office:value-type="currency" office:currency="USD" office:value="34.95">
            <text:p>$34.95</text:p>
          </table:table-cell>
          <table:table-cell table:formula="of:=MIN([.C45:.E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5]+1" office:value-type="currency" office:currency="USD" office:value="44.75">
            <text:p>$44.75</text:p>
          </table:table-cell>
          <table:table-cell table:formula="of:=[.D45]+0.75" office:value-type="currency" office:currency="USD" office:value="38.5">
            <text:p>$38.50</text:p>
          </table:table-cell>
          <table:table-cell office:value-type="currency" office:currency="USD" office:value="34.95">
            <text:p>$34.95</text:p>
          </table:table-cell>
          <table:table-cell table:formula="of:=MIN([.C46:.E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6]+1" office:value-type="currency" office:currency="USD" office:value="45.75">
            <text:p>$45.75</text:p>
          </table:table-cell>
          <table:table-cell table:formula="of:=[.D46]+0.75" office:value-type="currency" office:currency="USD" office:value="39.25">
            <text:p>$39.25</text:p>
          </table:table-cell>
          <table:table-cell office:value-type="currency" office:currency="USD" office:value="34.95">
            <text:p>$34.95</text:p>
          </table:table-cell>
          <table:table-cell table:formula="of:=MIN([.C47:.E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47]+1" office:value-type="currency" office:currency="USD" office:value="46.75">
            <text:p>$46.75</text:p>
          </table:table-cell>
          <table:table-cell table:formula="of:=[.D47]+0.75" office:value-type="currency" office:currency="USD" office:value="40">
            <text:p>$40.00</text:p>
          </table:table-cell>
          <table:table-cell office:value-type="currency" office:currency="USD" office:value="34.95">
            <text:p>$34.95</text:p>
          </table:table-cell>
          <table:table-cell table:formula="of:=MIN([.C48:.E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8]+1" office:value-type="currency" office:currency="USD" office:value="47.75">
            <text:p>$47.75</text:p>
          </table:table-cell>
          <table:table-cell table:formula="of:=[.D48]+0.75" office:value-type="currency" office:currency="USD" office:value="40.75">
            <text:p>$40.75</text:p>
          </table:table-cell>
          <table:table-cell office:value-type="currency" office:currency="USD" office:value="34.95">
            <text:p>$34.95</text:p>
          </table:table-cell>
          <table:table-cell table:formula="of:=MIN([.C49:.E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9]+1" office:value-type="currency" office:currency="USD" office:value="48.75">
            <text:p>$48.75</text:p>
          </table:table-cell>
          <table:table-cell table:formula="of:=[.D49]+0.75" office:value-type="currency" office:currency="USD" office:value="41.5">
            <text:p>$41.50</text:p>
          </table:table-cell>
          <table:table-cell office:value-type="currency" office:currency="USD" office:value="34.95">
            <text:p>$34.95</text:p>
          </table:table-cell>
          <table:table-cell table:formula="of:=MIN([.C50:.E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0]+1" office:value-type="currency" office:currency="USD" office:value="49.75">
            <text:p>$49.75</text:p>
          </table:table-cell>
          <table:table-cell table:formula="of:=[.D50]+0.75" office:value-type="currency" office:currency="USD" office:value="42.25">
            <text:p>$42.25</text:p>
          </table:table-cell>
          <table:table-cell office:value-type="currency" office:currency="USD" office:value="34.95">
            <text:p>$34.95</text:p>
          </table:table-cell>
          <table:table-cell table:formula="of:=MIN([.C51:.E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1]+1" office:value-type="currency" office:currency="USD" office:value="50.75">
            <text:p>$50.75</text:p>
          </table:table-cell>
          <table:table-cell table:formula="of:=[.D51]+0.75" office:value-type="currency" office:currency="USD" office:value="43">
            <text:p>$43.00</text:p>
          </table:table-cell>
          <table:table-cell office:value-type="currency" office:currency="USD" office:value="34.95">
            <text:p>$34.95</text:p>
          </table:table-cell>
          <table:table-cell table:formula="of:=MIN([.C52:.E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2]+1" office:value-type="currency" office:currency="USD" office:value="51.75">
            <text:p>$51.75</text:p>
          </table:table-cell>
          <table:table-cell table:formula="of:=[.D52]+0.75" office:value-type="currency" office:currency="USD" office:value="43.75">
            <text:p>$43.75</text:p>
          </table:table-cell>
          <table:table-cell office:value-type="currency" office:currency="USD" office:value="34.95">
            <text:p>$34.95</text:p>
          </table:table-cell>
          <table:table-cell table:formula="of:=MIN([.C53:.E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3]+1" office:value-type="currency" office:currency="USD" office:value="52.75">
            <text:p>$52.75</text:p>
          </table:table-cell>
          <table:table-cell table:formula="of:=[.D53]+0.75" office:value-type="currency" office:currency="USD" office:value="44.5">
            <text:p>$44.50</text:p>
          </table:table-cell>
          <table:table-cell office:value-type="currency" office:currency="USD" office:value="34.95">
            <text:p>$34.95</text:p>
          </table:table-cell>
          <table:table-cell table:formula="of:=MIN([.C54:.E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4]+1" office:value-type="currency" office:currency="USD" office:value="53.75">
            <text:p>$53.75</text:p>
          </table:table-cell>
          <table:table-cell table:formula="of:=[.D54]+0.75" office:value-type="currency" office:currency="USD" office:value="45.25">
            <text:p>$45.25</text:p>
          </table:table-cell>
          <table:table-cell office:value-type="currency" office:currency="USD" office:value="34.95">
            <text:p>$34.95</text:p>
          </table:table-cell>
          <table:table-cell table:formula="of:=MIN([.C55:.E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5]+1" office:value-type="currency" office:currency="USD" office:value="54.75">
            <text:p>$54.75</text:p>
          </table:table-cell>
          <table:table-cell table:formula="of:=[.D55]+0.75" office:value-type="currency" office:currency="USD" office:value="46">
            <text:p>$46.00</text:p>
          </table:table-cell>
          <table:table-cell office:value-type="currency" office:currency="USD" office:value="34.95">
            <text:p>$34.95</text:p>
          </table:table-cell>
          <table:table-cell table:formula="of:=MIN([.C56:.E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6]+1" office:value-type="currency" office:currency="USD" office:value="55.75">
            <text:p>$55.75</text:p>
          </table:table-cell>
          <table:table-cell table:formula="of:=[.D56]+0.75" office:value-type="currency" office:currency="USD" office:value="46.75">
            <text:p>$46.75</text:p>
          </table:table-cell>
          <table:table-cell office:value-type="currency" office:currency="USD" office:value="34.95">
            <text:p>$34.95</text:p>
          </table:table-cell>
          <table:table-cell table:formula="of:=MIN([.C57:.E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57]+1" office:value-type="currency" office:currency="USD" office:value="56.75">
            <text:p>$56.75</text:p>
          </table:table-cell>
          <table:table-cell table:formula="of:=[.D57]+0.75" office:value-type="currency" office:currency="USD" office:value="47.5">
            <text:p>$47.50</text:p>
          </table:table-cell>
          <table:table-cell office:value-type="currency" office:currency="USD" office:value="34.95">
            <text:p>$34.95</text:p>
          </table:table-cell>
          <table:table-cell table:formula="of:=MIN([.C58:.E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8]+1" office:value-type="currency" office:currency="USD" office:value="57.75">
            <text:p>$57.75</text:p>
          </table:table-cell>
          <table:table-cell table:formula="of:=[.D58]+0.75" office:value-type="currency" office:currency="USD" office:value="48.25">
            <text:p>$48.25</text:p>
          </table:table-cell>
          <table:table-cell office:value-type="currency" office:currency="USD" office:value="34.95">
            <text:p>$34.95</text:p>
          </table:table-cell>
          <table:table-cell table:formula="of:=MIN([.C59:.E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9]+1" office:value-type="currency" office:currency="USD" office:value="58.75">
            <text:p>$58.75</text:p>
          </table:table-cell>
          <table:table-cell table:formula="of:=[.D59]+0.75" office:value-type="currency" office:currency="USD" office:value="49">
            <text:p>$49.00</text:p>
          </table:table-cell>
          <table:table-cell office:value-type="currency" office:currency="USD" office:value="34.95">
            <text:p>$34.95</text:p>
          </table:table-cell>
          <table:table-cell table:formula="of:=MIN([.C60:.E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0]+1" office:value-type="currency" office:currency="USD" office:value="59.75">
            <text:p>$59.75</text:p>
          </table:table-cell>
          <table:table-cell table:formula="of:=[.D60]+0.75" office:value-type="currency" office:currency="USD" office:value="49.75">
            <text:p>$49.75</text:p>
          </table:table-cell>
          <table:table-cell office:value-type="currency" office:currency="USD" office:value="34.95">
            <text:p>$34.95</text:p>
          </table:table-cell>
          <table:table-cell table:formula="of:=MIN([.C61:.E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1]+1" office:value-type="currency" office:currency="USD" office:value="60.75">
            <text:p>$60.75</text:p>
          </table:table-cell>
          <table:table-cell table:formula="of:=[.D61]+0.75" office:value-type="currency" office:currency="USD" office:value="50.5">
            <text:p>$50.50</text:p>
          </table:table-cell>
          <table:table-cell office:value-type="currency" office:currency="USD" office:value="34.95">
            <text:p>$34.95</text:p>
          </table:table-cell>
          <table:table-cell table:formula="of:=MIN([.C62:.E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62]+1" office:value-type="currency" office:currency="USD" office:value="61.75">
            <text:p>$61.75</text:p>
          </table:table-cell>
          <table:table-cell table:formula="of:=[.D62]+0.75" office:value-type="currency" office:currency="USD" office:value="51.25">
            <text:p>$51.25</text:p>
          </table:table-cell>
          <table:table-cell office:value-type="currency" office:currency="USD" office:value="34.95">
            <text:p>$34.95</text:p>
          </table:table-cell>
          <table:table-cell table:formula="of:=MIN([.C63:.E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63]+1" office:value-type="currency" office:currency="USD" office:value="62.75">
            <text:p>$62.75</text:p>
          </table:table-cell>
          <table:table-cell table:formula="of:=[.D63]+0.75" office:value-type="currency" office:currency="USD" office:value="52">
            <text:p>$52.00</text:p>
          </table:table-cell>
          <table:table-cell office:value-type="currency" office:currency="USD" office:value="34.95">
            <text:p>$34.95</text:p>
          </table:table-cell>
          <table:table-cell table:formula="of:=MIN([.C64:.E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64]+1" office:value-type="currency" office:currency="USD" office:value="63.75">
            <text:p>$63.75</text:p>
          </table:table-cell>
          <table:table-cell table:formula="of:=[.D64]+0.75" office:value-type="currency" office:currency="USD" office:value="52.75">
            <text:p>$52.75</text:p>
          </table:table-cell>
          <table:table-cell office:value-type="currency" office:currency="USD" office:value="34.95">
            <text:p>$34.95</text:p>
          </table:table-cell>
          <table:table-cell table:formula="of:=MIN([.C65:.E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65]+1" office:value-type="currency" office:currency="USD" office:value="64.75">
            <text:p>$64.75</text:p>
          </table:table-cell>
          <table:table-cell table:formula="of:=[.D65]+0.75" office:value-type="currency" office:currency="USD" office:value="53.5">
            <text:p>$53.50</text:p>
          </table:table-cell>
          <table:table-cell office:value-type="currency" office:currency="USD" office:value="34.95">
            <text:p>$34.95</text:p>
          </table:table-cell>
          <table:table-cell table:formula="of:=MIN([.C66:.E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66]+1" office:value-type="currency" office:currency="USD" office:value="65.75">
            <text:p>$65.75</text:p>
          </table:table-cell>
          <table:table-cell table:formula="of:=[.D66]+0.75" office:value-type="currency" office:currency="USD" office:value="54.25">
            <text:p>$54.25</text:p>
          </table:table-cell>
          <table:table-cell office:value-type="currency" office:currency="USD" office:value="34.95">
            <text:p>$34.95</text:p>
          </table:table-cell>
          <table:table-cell table:formula="of:=MIN([.C67:.E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67]+1" office:value-type="currency" office:currency="USD" office:value="66.75">
            <text:p>$66.75</text:p>
          </table:table-cell>
          <table:table-cell table:formula="of:=[.D67]+0.75" office:value-type="currency" office:currency="USD" office:value="55">
            <text:p>$55.00</text:p>
          </table:table-cell>
          <table:table-cell office:value-type="currency" office:currency="USD" office:value="34.95">
            <text:p>$34.95</text:p>
          </table:table-cell>
          <table:table-cell table:formula="of:=MIN([.C68:.E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68]+1" office:value-type="currency" office:currency="USD" office:value="67.75">
            <text:p>$67.75</text:p>
          </table:table-cell>
          <table:table-cell table:formula="of:=[.D68]+0.75" office:value-type="currency" office:currency="USD" office:value="55.75">
            <text:p>$55.75</text:p>
          </table:table-cell>
          <table:table-cell office:value-type="currency" office:currency="USD" office:value="34.95">
            <text:p>$34.95</text:p>
          </table:table-cell>
          <table:table-cell table:formula="of:=MIN([.C69:.E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69]+1" office:value-type="currency" office:currency="USD" office:value="68.75">
            <text:p>$68.75</text:p>
          </table:table-cell>
          <table:table-cell table:formula="of:=[.D69]+0.75" office:value-type="currency" office:currency="USD" office:value="56.5">
            <text:p>$56.50</text:p>
          </table:table-cell>
          <table:table-cell office:value-type="currency" office:currency="USD" office:value="34.95">
            <text:p>$34.95</text:p>
          </table:table-cell>
          <table:table-cell table:formula="of:=MIN([.C70:.E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0]+1" office:value-type="currency" office:currency="USD" office:value="69.75">
            <text:p>$69.75</text:p>
          </table:table-cell>
          <table:table-cell table:formula="of:=[.D70]+0.75" office:value-type="currency" office:currency="USD" office:value="57.25">
            <text:p>$57.25</text:p>
          </table:table-cell>
          <table:table-cell office:value-type="currency" office:currency="USD" office:value="34.95">
            <text:p>$34.95</text:p>
          </table:table-cell>
          <table:table-cell table:formula="of:=MIN([.C71:.E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1]+1" office:value-type="currency" office:currency="USD" office:value="70.75">
            <text:p>$70.75</text:p>
          </table:table-cell>
          <table:table-cell table:formula="of:=[.D71]+0.75" office:value-type="currency" office:currency="USD" office:value="58">
            <text:p>$58.00</text:p>
          </table:table-cell>
          <table:table-cell office:value-type="currency" office:currency="USD" office:value="34.95">
            <text:p>$34.95</text:p>
          </table:table-cell>
          <table:table-cell table:formula="of:=MIN([.C72:.E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72]+1" office:value-type="currency" office:currency="USD" office:value="71.75">
            <text:p>$71.75</text:p>
          </table:table-cell>
          <table:table-cell table:formula="of:=[.D72]+0.75" office:value-type="currency" office:currency="USD" office:value="58.75">
            <text:p>$58.75</text:p>
          </table:table-cell>
          <table:table-cell office:value-type="currency" office:currency="USD" office:value="34.95">
            <text:p>$34.95</text:p>
          </table:table-cell>
          <table:table-cell table:formula="of:=MIN([.C73:.E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73]+1" office:value-type="currency" office:currency="USD" office:value="72.75">
            <text:p>$72.75</text:p>
          </table:table-cell>
          <table:table-cell table:formula="of:=[.D73]+0.75" office:value-type="currency" office:currency="USD" office:value="59.5">
            <text:p>$59.50</text:p>
          </table:table-cell>
          <table:table-cell office:value-type="currency" office:currency="USD" office:value="34.95">
            <text:p>$34.95</text:p>
          </table:table-cell>
          <table:table-cell table:formula="of:=MIN([.C74:.E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74]+1" office:value-type="currency" office:currency="USD" office:value="73.75">
            <text:p>$73.75</text:p>
          </table:table-cell>
          <table:table-cell table:formula="of:=[.D74]+0.75" office:value-type="currency" office:currency="USD" office:value="60.25">
            <text:p>$60.25</text:p>
          </table:table-cell>
          <table:table-cell office:value-type="currency" office:currency="USD" office:value="34.95">
            <text:p>$34.95</text:p>
          </table:table-cell>
          <table:table-cell table:formula="of:=MIN([.C75:.E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75]+1" office:value-type="currency" office:currency="USD" office:value="74.75">
            <text:p>$74.75</text:p>
          </table:table-cell>
          <table:table-cell table:formula="of:=[.D75]+0.75" office:value-type="currency" office:currency="USD" office:value="61">
            <text:p>$61.00</text:p>
          </table:table-cell>
          <table:table-cell office:value-type="currency" office:currency="USD" office:value="34.95">
            <text:p>$34.95</text:p>
          </table:table-cell>
          <table:table-cell table:formula="of:=MIN([.C76:.E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76]+1" office:value-type="currency" office:currency="USD" office:value="75.75">
            <text:p>$75.75</text:p>
          </table:table-cell>
          <table:table-cell table:formula="of:=[.D76]+0.75" office:value-type="currency" office:currency="USD" office:value="61.75">
            <text:p>$61.75</text:p>
          </table:table-cell>
          <table:table-cell office:value-type="currency" office:currency="USD" office:value="34.95">
            <text:p>$34.95</text:p>
          </table:table-cell>
          <table:table-cell table:formula="of:=MIN([.C77:.E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77]+1" office:value-type="currency" office:currency="USD" office:value="76.75">
            <text:p>$76.75</text:p>
          </table:table-cell>
          <table:table-cell table:formula="of:=[.D77]+0.75" office:value-type="currency" office:currency="USD" office:value="62.5">
            <text:p>$62.50</text:p>
          </table:table-cell>
          <table:table-cell office:value-type="currency" office:currency="USD" office:value="34.95">
            <text:p>$34.95</text:p>
          </table:table-cell>
          <table:table-cell table:formula="of:=MIN([.C78:.E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78]+1" office:value-type="currency" office:currency="USD" office:value="77.75">
            <text:p>$77.75</text:p>
          </table:table-cell>
          <table:table-cell table:formula="of:=[.D78]+0.75" office:value-type="currency" office:currency="USD" office:value="63.25">
            <text:p>$63.25</text:p>
          </table:table-cell>
          <table:table-cell office:value-type="currency" office:currency="USD" office:value="34.95">
            <text:p>$34.95</text:p>
          </table:table-cell>
          <table:table-cell table:formula="of:=MIN([.C79:.E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79]+1" office:value-type="currency" office:currency="USD" office:value="78.75">
            <text:p>$78.75</text:p>
          </table:table-cell>
          <table:table-cell table:formula="of:=[.D79]+0.75" office:value-type="currency" office:currency="USD" office:value="64">
            <text:p>$64.00</text:p>
          </table:table-cell>
          <table:table-cell office:value-type="currency" office:currency="USD" office:value="34.95">
            <text:p>$34.95</text:p>
          </table:table-cell>
          <table:table-cell table:formula="of:=MIN([.C80:.E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0]+1" office:value-type="currency" office:currency="USD" office:value="79.75">
            <text:p>$79.75</text:p>
          </table:table-cell>
          <table:table-cell table:formula="of:=[.D80]+0.75" office:value-type="currency" office:currency="USD" office:value="64.75">
            <text:p>$64.75</text:p>
          </table:table-cell>
          <table:table-cell office:value-type="currency" office:currency="USD" office:value="34.95">
            <text:p>$34.95</text:p>
          </table:table-cell>
          <table:table-cell table:formula="of:=MIN([.C81:.E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1]+1" office:value-type="currency" office:currency="USD" office:value="80.75">
            <text:p>$80.75</text:p>
          </table:table-cell>
          <table:table-cell table:formula="of:=[.D81]+0.75" office:value-type="currency" office:currency="USD" office:value="65.5">
            <text:p>$65.50</text:p>
          </table:table-cell>
          <table:table-cell office:value-type="currency" office:currency="USD" office:value="34.95">
            <text:p>$34.95</text:p>
          </table:table-cell>
          <table:table-cell table:formula="of:=MIN([.C82:.E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82]+1" office:value-type="currency" office:currency="USD" office:value="81.75">
            <text:p>$81.75</text:p>
          </table:table-cell>
          <table:table-cell table:formula="of:=[.D82]+0.75" office:value-type="currency" office:currency="USD" office:value="66.25">
            <text:p>$66.25</text:p>
          </table:table-cell>
          <table:table-cell office:value-type="currency" office:currency="USD" office:value="34.95">
            <text:p>$34.95</text:p>
          </table:table-cell>
          <table:table-cell table:formula="of:=MIN([.C83:.E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83]+1" office:value-type="currency" office:currency="USD" office:value="82.75">
            <text:p>$82.75</text:p>
          </table:table-cell>
          <table:table-cell table:formula="of:=[.D83]+0.75" office:value-type="currency" office:currency="USD" office:value="67">
            <text:p>$67.00</text:p>
          </table:table-cell>
          <table:table-cell office:value-type="currency" office:currency="USD" office:value="34.95">
            <text:p>$34.95</text:p>
          </table:table-cell>
          <table:table-cell table:formula="of:=MIN([.C84:.E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84]+1" office:value-type="currency" office:currency="USD" office:value="83.75">
            <text:p>$83.75</text:p>
          </table:table-cell>
          <table:table-cell table:formula="of:=[.D84]+0.75" office:value-type="currency" office:currency="USD" office:value="67.75">
            <text:p>$67.75</text:p>
          </table:table-cell>
          <table:table-cell office:value-type="currency" office:currency="USD" office:value="34.95">
            <text:p>$34.95</text:p>
          </table:table-cell>
          <table:table-cell table:formula="of:=MIN([.C85:.E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85]+1" office:value-type="currency" office:currency="USD" office:value="84.75">
            <text:p>$84.75</text:p>
          </table:table-cell>
          <table:table-cell table:formula="of:=[.D85]+0.75" office:value-type="currency" office:currency="USD" office:value="68.5">
            <text:p>$68.50</text:p>
          </table:table-cell>
          <table:table-cell office:value-type="currency" office:currency="USD" office:value="34.95">
            <text:p>$34.95</text:p>
          </table:table-cell>
          <table:table-cell table:formula="of:=MIN([.C86:.E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86]+1" office:value-type="currency" office:currency="USD" office:value="85.75">
            <text:p>$85.75</text:p>
          </table:table-cell>
          <table:table-cell table:formula="of:=[.D86]+0.75" office:value-type="currency" office:currency="USD" office:value="69.25">
            <text:p>$69.25</text:p>
          </table:table-cell>
          <table:table-cell office:value-type="currency" office:currency="USD" office:value="34.95">
            <text:p>$34.95</text:p>
          </table:table-cell>
          <table:table-cell table:formula="of:=MIN([.C87:.E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87]+1" office:value-type="currency" office:currency="USD" office:value="86.75">
            <text:p>$86.75</text:p>
          </table:table-cell>
          <table:table-cell table:formula="of:=[.D87]+0.75" office:value-type="currency" office:currency="USD" office:value="70">
            <text:p>$70.00</text:p>
          </table:table-cell>
          <table:table-cell office:value-type="currency" office:currency="USD" office:value="34.95">
            <text:p>$34.95</text:p>
          </table:table-cell>
          <table:table-cell table:formula="of:=MIN([.C88:.E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88]+1" office:value-type="currency" office:currency="USD" office:value="87.75">
            <text:p>$87.75</text:p>
          </table:table-cell>
          <table:table-cell table:formula="of:=[.D88]+0.75" office:value-type="currency" office:currency="USD" office:value="70.75">
            <text:p>$70.75</text:p>
          </table:table-cell>
          <table:table-cell office:value-type="currency" office:currency="USD" office:value="34.95">
            <text:p>$34.95</text:p>
          </table:table-cell>
          <table:table-cell table:formula="of:=MIN([.C89:.E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89]+1" office:value-type="currency" office:currency="USD" office:value="88.75">
            <text:p>$88.75</text:p>
          </table:table-cell>
          <table:table-cell table:formula="of:=[.D89]+0.75" office:value-type="currency" office:currency="USD" office:value="71.5">
            <text:p>$71.50</text:p>
          </table:table-cell>
          <table:table-cell office:value-type="currency" office:currency="USD" office:value="34.95">
            <text:p>$34.95</text:p>
          </table:table-cell>
          <table:table-cell table:formula="of:=MIN([.C90:.E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0]+1" office:value-type="currency" office:currency="USD" office:value="89.75">
            <text:p>$89.75</text:p>
          </table:table-cell>
          <table:table-cell table:formula="of:=[.D90]+0.75" office:value-type="currency" office:currency="USD" office:value="72.25">
            <text:p>$72.25</text:p>
          </table:table-cell>
          <table:table-cell office:value-type="currency" office:currency="USD" office:value="34.95">
            <text:p>$34.95</text:p>
          </table:table-cell>
          <table:table-cell table:formula="of:=MIN([.C91:.E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1]+1" office:value-type="currency" office:currency="USD" office:value="90.75">
            <text:p>$90.75</text:p>
          </table:table-cell>
          <table:table-cell table:formula="of:=[.D91]+0.75" office:value-type="currency" office:currency="USD" office:value="73">
            <text:p>$73.00</text:p>
          </table:table-cell>
          <table:table-cell office:value-type="currency" office:currency="USD" office:value="34.95">
            <text:p>$34.95</text:p>
          </table:table-cell>
          <table:table-cell table:formula="of:=MIN([.C92:.E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92]+1" office:value-type="currency" office:currency="USD" office:value="91.75">
            <text:p>$91.75</text:p>
          </table:table-cell>
          <table:table-cell table:formula="of:=[.D92]+0.75" office:value-type="currency" office:currency="USD" office:value="73.75">
            <text:p>$73.75</text:p>
          </table:table-cell>
          <table:table-cell office:value-type="currency" office:currency="USD" office:value="34.95">
            <text:p>$34.95</text:p>
          </table:table-cell>
          <table:table-cell table:formula="of:=MIN([.C93:.E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93]+1" office:value-type="currency" office:currency="USD" office:value="92.75">
            <text:p>$92.75</text:p>
          </table:table-cell>
          <table:table-cell table:formula="of:=[.D93]+0.75" office:value-type="currency" office:currency="USD" office:value="74.5">
            <text:p>$74.50</text:p>
          </table:table-cell>
          <table:table-cell office:value-type="currency" office:currency="USD" office:value="34.95">
            <text:p>$34.95</text:p>
          </table:table-cell>
          <table:table-cell table:formula="of:=MIN([.C94:.E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94]+1" office:value-type="currency" office:currency="USD" office:value="93.75">
            <text:p>$93.75</text:p>
          </table:table-cell>
          <table:table-cell table:formula="of:=[.D94]+0.75" office:value-type="currency" office:currency="USD" office:value="75.25">
            <text:p>$75.25</text:p>
          </table:table-cell>
          <table:table-cell office:value-type="currency" office:currency="USD" office:value="34.95">
            <text:p>$34.95</text:p>
          </table:table-cell>
          <table:table-cell table:formula="of:=MIN([.C95:.E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95]+1" office:value-type="currency" office:currency="USD" office:value="94.75">
            <text:p>$94.75</text:p>
          </table:table-cell>
          <table:table-cell table:formula="of:=[.D95]+0.75" office:value-type="currency" office:currency="USD" office:value="76">
            <text:p>$76.00</text:p>
          </table:table-cell>
          <table:table-cell office:value-type="currency" office:currency="USD" office:value="34.95">
            <text:p>$34.95</text:p>
          </table:table-cell>
          <table:table-cell table:formula="of:=MIN([.C96:.E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96]+1" office:value-type="currency" office:currency="USD" office:value="95.75">
            <text:p>$95.75</text:p>
          </table:table-cell>
          <table:table-cell table:formula="of:=[.D96]+0.75" office:value-type="currency" office:currency="USD" office:value="76.75">
            <text:p>$76.75</text:p>
          </table:table-cell>
          <table:table-cell office:value-type="currency" office:currency="USD" office:value="34.95">
            <text:p>$34.95</text:p>
          </table:table-cell>
          <table:table-cell table:formula="of:=MIN([.C97:.E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97]+1" office:value-type="currency" office:currency="USD" office:value="96.75">
            <text:p>$96.75</text:p>
          </table:table-cell>
          <table:table-cell table:formula="of:=[.D97]+0.75" office:value-type="currency" office:currency="USD" office:value="77.5">
            <text:p>$77.50</text:p>
          </table:table-cell>
          <table:table-cell office:value-type="currency" office:currency="USD" office:value="34.95">
            <text:p>$34.95</text:p>
          </table:table-cell>
          <table:table-cell table:formula="of:=MIN([.C98:.E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98]+1" office:value-type="currency" office:currency="USD" office:value="97.75">
            <text:p>$97.75</text:p>
          </table:table-cell>
          <table:table-cell table:formula="of:=[.D98]+0.75" office:value-type="currency" office:currency="USD" office:value="78.25">
            <text:p>$78.25</text:p>
          </table:table-cell>
          <table:table-cell office:value-type="currency" office:currency="USD" office:value="34.95">
            <text:p>$34.95</text:p>
          </table:table-cell>
          <table:table-cell table:formula="of:=MIN([.C99:.E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99]+1" office:value-type="currency" office:currency="USD" office:value="98.75">
            <text:p>$98.75</text:p>
          </table:table-cell>
          <table:table-cell table:formula="of:=[.D99]+0.75" office:value-type="currency" office:currency="USD" office:value="79">
            <text:p>$79.00</text:p>
          </table:table-cell>
          <table:table-cell office:value-type="currency" office:currency="USD" office:value="34.95">
            <text:p>$34.95</text:p>
          </table:table-cell>
          <table:table-cell table:formula="of:=MIN([.C100:.E1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0]+1" office:value-type="currency" office:currency="USD" office:value="99.75">
            <text:p>$99.75</text:p>
          </table:table-cell>
          <table:table-cell table:formula="of:=[.D100]+0.75" office:value-type="currency" office:currency="USD" office:value="79.75">
            <text:p>$79.75</text:p>
          </table:table-cell>
          <table:table-cell office:value-type="currency" office:currency="USD" office:value="34.95">
            <text:p>$34.95</text:p>
          </table:table-cell>
          <table:table-cell table:formula="of:=MIN([.C101:.E1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1]+1" office:value-type="currency" office:currency="USD" office:value="100.75">
            <text:p>$100.75</text:p>
          </table:table-cell>
          <table:table-cell table:formula="of:=[.D101]+0.75" office:value-type="currency" office:currency="USD" office:value="80.5">
            <text:p>$80.50</text:p>
          </table:table-cell>
          <table:table-cell office:value-type="currency" office:currency="USD" office:value="34.95">
            <text:p>$34.95</text:p>
          </table:table-cell>
          <table:table-cell table:formula="of:=MIN([.C102:.E1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02]+1" office:value-type="currency" office:currency="USD" office:value="101.75">
            <text:p>$101.75</text:p>
          </table:table-cell>
          <table:table-cell table:formula="of:=[.D102]+0.75" office:value-type="currency" office:currency="USD" office:value="81.25">
            <text:p>$81.25</text:p>
          </table:table-cell>
          <table:table-cell office:value-type="currency" office:currency="USD" office:value="34.95">
            <text:p>$34.95</text:p>
          </table:table-cell>
          <table:table-cell table:formula="of:=MIN([.C103:.E1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03]+1" office:value-type="currency" office:currency="USD" office:value="102.75">
            <text:p>$102.75</text:p>
          </table:table-cell>
          <table:table-cell table:formula="of:=[.D103]+0.75" office:value-type="currency" office:currency="USD" office:value="82">
            <text:p>$82.00</text:p>
          </table:table-cell>
          <table:table-cell office:value-type="currency" office:currency="USD" office:value="34.95">
            <text:p>$34.95</text:p>
          </table:table-cell>
          <table:table-cell table:formula="of:=MIN([.C104:.E1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04]+1" office:value-type="currency" office:currency="USD" office:value="103.75">
            <text:p>$103.75</text:p>
          </table:table-cell>
          <table:table-cell table:formula="of:=[.D104]+0.75" office:value-type="currency" office:currency="USD" office:value="82.75">
            <text:p>$82.75</text:p>
          </table:table-cell>
          <table:table-cell office:value-type="currency" office:currency="USD" office:value="34.95">
            <text:p>$34.95</text:p>
          </table:table-cell>
          <table:table-cell table:formula="of:=MIN([.C105:.E1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05]+1" office:value-type="currency" office:currency="USD" office:value="104.75">
            <text:p>$104.75</text:p>
          </table:table-cell>
          <table:table-cell table:formula="of:=[.D105]+0.75" office:value-type="currency" office:currency="USD" office:value="83.5">
            <text:p>$83.50</text:p>
          </table:table-cell>
          <table:table-cell office:value-type="currency" office:currency="USD" office:value="34.95">
            <text:p>$34.95</text:p>
          </table:table-cell>
          <table:table-cell table:formula="of:=MIN([.C106:.E1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06]+1" office:value-type="currency" office:currency="USD" office:value="105.75">
            <text:p>$105.75</text:p>
          </table:table-cell>
          <table:table-cell table:formula="of:=[.D106]+0.75" office:value-type="currency" office:currency="USD" office:value="84.25">
            <text:p>$84.25</text:p>
          </table:table-cell>
          <table:table-cell office:value-type="currency" office:currency="USD" office:value="34.95">
            <text:p>$34.95</text:p>
          </table:table-cell>
          <table:table-cell table:formula="of:=MIN([.C107:.E1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07]+1" office:value-type="currency" office:currency="USD" office:value="106.75">
            <text:p>$106.75</text:p>
          </table:table-cell>
          <table:table-cell table:formula="of:=[.D107]+0.75" office:value-type="currency" office:currency="USD" office:value="85">
            <text:p>$85.00</text:p>
          </table:table-cell>
          <table:table-cell office:value-type="currency" office:currency="USD" office:value="34.95">
            <text:p>$34.95</text:p>
          </table:table-cell>
          <table:table-cell table:formula="of:=MIN([.C108:.E1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08]+1" office:value-type="currency" office:currency="USD" office:value="107.75">
            <text:p>$107.75</text:p>
          </table:table-cell>
          <table:table-cell table:formula="of:=[.D108]+0.75" office:value-type="currency" office:currency="USD" office:value="85.75">
            <text:p>$85.75</text:p>
          </table:table-cell>
          <table:table-cell office:value-type="currency" office:currency="USD" office:value="34.95">
            <text:p>$34.95</text:p>
          </table:table-cell>
          <table:table-cell table:formula="of:=MIN([.C109:.E1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09]+1" office:value-type="currency" office:currency="USD" office:value="108.75">
            <text:p>$108.75</text:p>
          </table:table-cell>
          <table:table-cell table:formula="of:=[.D109]+0.75" office:value-type="currency" office:currency="USD" office:value="86.5">
            <text:p>$86.50</text:p>
          </table:table-cell>
          <table:table-cell office:value-type="currency" office:currency="USD" office:value="34.95">
            <text:p>$34.95</text:p>
          </table:table-cell>
          <table:table-cell table:formula="of:=MIN([.C110:.E1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0]+1" office:value-type="currency" office:currency="USD" office:value="109.75">
            <text:p>$109.75</text:p>
          </table:table-cell>
          <table:table-cell table:formula="of:=[.D110]+0.75" office:value-type="currency" office:currency="USD" office:value="87.25">
            <text:p>$87.25</text:p>
          </table:table-cell>
          <table:table-cell office:value-type="currency" office:currency="USD" office:value="34.95">
            <text:p>$34.95</text:p>
          </table:table-cell>
          <table:table-cell table:formula="of:=MIN([.C111:.E1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1]+1" office:value-type="currency" office:currency="USD" office:value="110.75">
            <text:p>$110.75</text:p>
          </table:table-cell>
          <table:table-cell table:formula="of:=[.D111]+0.75" office:value-type="currency" office:currency="USD" office:value="88">
            <text:p>$88.00</text:p>
          </table:table-cell>
          <table:table-cell office:value-type="currency" office:currency="USD" office:value="34.95">
            <text:p>$34.95</text:p>
          </table:table-cell>
          <table:table-cell table:formula="of:=MIN([.C112:.E1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12]+1" office:value-type="currency" office:currency="USD" office:value="111.75">
            <text:p>$111.75</text:p>
          </table:table-cell>
          <table:table-cell table:formula="of:=[.D112]+0.75" office:value-type="currency" office:currency="USD" office:value="88.75">
            <text:p>$88.75</text:p>
          </table:table-cell>
          <table:table-cell office:value-type="currency" office:currency="USD" office:value="34.95">
            <text:p>$34.95</text:p>
          </table:table-cell>
          <table:table-cell table:formula="of:=MIN([.C113:.E1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13]+1" office:value-type="currency" office:currency="USD" office:value="112.75">
            <text:p>$112.75</text:p>
          </table:table-cell>
          <table:table-cell table:formula="of:=[.D113]+0.75" office:value-type="currency" office:currency="USD" office:value="89.5">
            <text:p>$89.50</text:p>
          </table:table-cell>
          <table:table-cell office:value-type="currency" office:currency="USD" office:value="34.95">
            <text:p>$34.95</text:p>
          </table:table-cell>
          <table:table-cell table:formula="of:=MIN([.C114:.E1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14]+1" office:value-type="currency" office:currency="USD" office:value="113.75">
            <text:p>$113.75</text:p>
          </table:table-cell>
          <table:table-cell table:formula="of:=[.D114]+0.75" office:value-type="currency" office:currency="USD" office:value="90.25">
            <text:p>$90.25</text:p>
          </table:table-cell>
          <table:table-cell office:value-type="currency" office:currency="USD" office:value="34.95">
            <text:p>$34.95</text:p>
          </table:table-cell>
          <table:table-cell table:formula="of:=MIN([.C115:.E1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15]+1" office:value-type="currency" office:currency="USD" office:value="114.75">
            <text:p>$114.75</text:p>
          </table:table-cell>
          <table:table-cell table:formula="of:=[.D115]+0.75" office:value-type="currency" office:currency="USD" office:value="91">
            <text:p>$91.00</text:p>
          </table:table-cell>
          <table:table-cell office:value-type="currency" office:currency="USD" office:value="34.95">
            <text:p>$34.95</text:p>
          </table:table-cell>
          <table:table-cell table:formula="of:=MIN([.C116:.E1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16]+1" office:value-type="currency" office:currency="USD" office:value="115.75">
            <text:p>$115.75</text:p>
          </table:table-cell>
          <table:table-cell table:formula="of:=[.D116]+0.75" office:value-type="currency" office:currency="USD" office:value="91.75">
            <text:p>$91.75</text:p>
          </table:table-cell>
          <table:table-cell office:value-type="currency" office:currency="USD" office:value="34.95">
            <text:p>$34.95</text:p>
          </table:table-cell>
          <table:table-cell table:formula="of:=MIN([.C117:.E1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17]+1" office:value-type="currency" office:currency="USD" office:value="116.75">
            <text:p>$116.75</text:p>
          </table:table-cell>
          <table:table-cell table:formula="of:=[.D117]+0.75" office:value-type="currency" office:currency="USD" office:value="92.5">
            <text:p>$92.50</text:p>
          </table:table-cell>
          <table:table-cell office:value-type="currency" office:currency="USD" office:value="34.95">
            <text:p>$34.95</text:p>
          </table:table-cell>
          <table:table-cell table:formula="of:=MIN([.C118:.E1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18]+1" office:value-type="currency" office:currency="USD" office:value="117.75">
            <text:p>$117.75</text:p>
          </table:table-cell>
          <table:table-cell table:formula="of:=[.D118]+0.75" office:value-type="currency" office:currency="USD" office:value="93.25">
            <text:p>$93.25</text:p>
          </table:table-cell>
          <table:table-cell office:value-type="currency" office:currency="USD" office:value="34.95">
            <text:p>$34.95</text:p>
          </table:table-cell>
          <table:table-cell table:formula="of:=MIN([.C119:.E1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19]+1" office:value-type="currency" office:currency="USD" office:value="118.75">
            <text:p>$118.75</text:p>
          </table:table-cell>
          <table:table-cell table:formula="of:=[.D119]+0.75" office:value-type="currency" office:currency="USD" office:value="94">
            <text:p>$94.00</text:p>
          </table:table-cell>
          <table:table-cell office:value-type="currency" office:currency="USD" office:value="34.95">
            <text:p>$34.95</text:p>
          </table:table-cell>
          <table:table-cell table:formula="of:=MIN([.C120:.E1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0]+1" office:value-type="currency" office:currency="USD" office:value="119.75">
            <text:p>$119.75</text:p>
          </table:table-cell>
          <table:table-cell table:formula="of:=[.D120]+0.75" office:value-type="currency" office:currency="USD" office:value="94.75">
            <text:p>$94.75</text:p>
          </table:table-cell>
          <table:table-cell office:value-type="currency" office:currency="USD" office:value="34.95">
            <text:p>$34.95</text:p>
          </table:table-cell>
          <table:table-cell table:formula="of:=MIN([.C121:.E1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1]+1" office:value-type="currency" office:currency="USD" office:value="120.75">
            <text:p>$120.75</text:p>
          </table:table-cell>
          <table:table-cell table:formula="of:=[.D121]+0.75" office:value-type="currency" office:currency="USD" office:value="95.5">
            <text:p>$95.50</text:p>
          </table:table-cell>
          <table:table-cell office:value-type="currency" office:currency="USD" office:value="34.95">
            <text:p>$34.95</text:p>
          </table:table-cell>
          <table:table-cell table:formula="of:=MIN([.C122:.E1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22]+1" office:value-type="currency" office:currency="USD" office:value="121.75">
            <text:p>$121.75</text:p>
          </table:table-cell>
          <table:table-cell table:formula="of:=[.D122]+0.75" office:value-type="currency" office:currency="USD" office:value="96.25">
            <text:p>$96.25</text:p>
          </table:table-cell>
          <table:table-cell office:value-type="currency" office:currency="USD" office:value="34.95">
            <text:p>$34.95</text:p>
          </table:table-cell>
          <table:table-cell table:formula="of:=MIN([.C123:.E1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23]+1" office:value-type="currency" office:currency="USD" office:value="122.75">
            <text:p>$122.75</text:p>
          </table:table-cell>
          <table:table-cell table:formula="of:=[.D123]+0.75" office:value-type="currency" office:currency="USD" office:value="97">
            <text:p>$97.00</text:p>
          </table:table-cell>
          <table:table-cell office:value-type="currency" office:currency="USD" office:value="34.95">
            <text:p>$34.95</text:p>
          </table:table-cell>
          <table:table-cell table:formula="of:=MIN([.C124:.E1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24]+1" office:value-type="currency" office:currency="USD" office:value="123.75">
            <text:p>$123.75</text:p>
          </table:table-cell>
          <table:table-cell table:formula="of:=[.D124]+0.75" office:value-type="currency" office:currency="USD" office:value="97.75">
            <text:p>$97.75</text:p>
          </table:table-cell>
          <table:table-cell office:value-type="currency" office:currency="USD" office:value="34.95">
            <text:p>$34.95</text:p>
          </table:table-cell>
          <table:table-cell table:formula="of:=MIN([.C125:.E1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25]+1" office:value-type="currency" office:currency="USD" office:value="124.75">
            <text:p>$124.75</text:p>
          </table:table-cell>
          <table:table-cell table:formula="of:=[.D125]+0.75" office:value-type="currency" office:currency="USD" office:value="98.5">
            <text:p>$98.50</text:p>
          </table:table-cell>
          <table:table-cell office:value-type="currency" office:currency="USD" office:value="34.95">
            <text:p>$34.95</text:p>
          </table:table-cell>
          <table:table-cell table:formula="of:=MIN([.C126:.E1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26]+1" office:value-type="currency" office:currency="USD" office:value="125.75">
            <text:p>$125.75</text:p>
          </table:table-cell>
          <table:table-cell table:formula="of:=[.D126]+0.75" office:value-type="currency" office:currency="USD" office:value="99.25">
            <text:p>$99.25</text:p>
          </table:table-cell>
          <table:table-cell office:value-type="currency" office:currency="USD" office:value="34.95">
            <text:p>$34.95</text:p>
          </table:table-cell>
          <table:table-cell table:formula="of:=MIN([.C127:.E1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27]+1" office:value-type="currency" office:currency="USD" office:value="126.75">
            <text:p>$126.75</text:p>
          </table:table-cell>
          <table:table-cell table:formula="of:=[.D127]+0.75" office:value-type="currency" office:currency="USD" office:value="100">
            <text:p>$100.00</text:p>
          </table:table-cell>
          <table:table-cell office:value-type="currency" office:currency="USD" office:value="34.95">
            <text:p>$34.95</text:p>
          </table:table-cell>
          <table:table-cell table:formula="of:=MIN([.C128:.E1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28]+1" office:value-type="currency" office:currency="USD" office:value="127.75">
            <text:p>$127.75</text:p>
          </table:table-cell>
          <table:table-cell table:formula="of:=[.D128]+0.75" office:value-type="currency" office:currency="USD" office:value="100.75">
            <text:p>$100.75</text:p>
          </table:table-cell>
          <table:table-cell office:value-type="currency" office:currency="USD" office:value="34.95">
            <text:p>$34.95</text:p>
          </table:table-cell>
          <table:table-cell table:formula="of:=MIN([.C129:.E1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29]+1" office:value-type="currency" office:currency="USD" office:value="128.75">
            <text:p>$128.75</text:p>
          </table:table-cell>
          <table:table-cell table:formula="of:=[.D129]+0.75" office:value-type="currency" office:currency="USD" office:value="101.5">
            <text:p>$101.50</text:p>
          </table:table-cell>
          <table:table-cell office:value-type="currency" office:currency="USD" office:value="34.95">
            <text:p>$34.95</text:p>
          </table:table-cell>
          <table:table-cell table:formula="of:=MIN([.C130:.E1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0]+1" office:value-type="currency" office:currency="USD" office:value="129.75">
            <text:p>$129.75</text:p>
          </table:table-cell>
          <table:table-cell table:formula="of:=[.D130]+0.75" office:value-type="currency" office:currency="USD" office:value="102.25">
            <text:p>$102.25</text:p>
          </table:table-cell>
          <table:table-cell office:value-type="currency" office:currency="USD" office:value="34.95">
            <text:p>$34.95</text:p>
          </table:table-cell>
          <table:table-cell table:formula="of:=MIN([.C131:.E1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1]+1" office:value-type="currency" office:currency="USD" office:value="130.75">
            <text:p>$130.75</text:p>
          </table:table-cell>
          <table:table-cell table:formula="of:=[.D131]+0.75" office:value-type="currency" office:currency="USD" office:value="103">
            <text:p>$103.00</text:p>
          </table:table-cell>
          <table:table-cell office:value-type="currency" office:currency="USD" office:value="34.95">
            <text:p>$34.95</text:p>
          </table:table-cell>
          <table:table-cell table:formula="of:=MIN([.C132:.E1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32]+1" office:value-type="currency" office:currency="USD" office:value="131.75">
            <text:p>$131.75</text:p>
          </table:table-cell>
          <table:table-cell table:formula="of:=[.D132]+0.75" office:value-type="currency" office:currency="USD" office:value="103.75">
            <text:p>$103.75</text:p>
          </table:table-cell>
          <table:table-cell office:value-type="currency" office:currency="USD" office:value="34.95">
            <text:p>$34.95</text:p>
          </table:table-cell>
          <table:table-cell table:formula="of:=MIN([.C133:.E1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33]+1" office:value-type="currency" office:currency="USD" office:value="132.75">
            <text:p>$132.75</text:p>
          </table:table-cell>
          <table:table-cell table:formula="of:=[.D133]+0.75" office:value-type="currency" office:currency="USD" office:value="104.5">
            <text:p>$104.50</text:p>
          </table:table-cell>
          <table:table-cell office:value-type="currency" office:currency="USD" office:value="34.95">
            <text:p>$34.95</text:p>
          </table:table-cell>
          <table:table-cell table:formula="of:=MIN([.C134:.E1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34]+1" office:value-type="currency" office:currency="USD" office:value="133.75">
            <text:p>$133.75</text:p>
          </table:table-cell>
          <table:table-cell table:formula="of:=[.D134]+0.75" office:value-type="currency" office:currency="USD" office:value="105.25">
            <text:p>$105.25</text:p>
          </table:table-cell>
          <table:table-cell office:value-type="currency" office:currency="USD" office:value="34.95">
            <text:p>$34.95</text:p>
          </table:table-cell>
          <table:table-cell table:formula="of:=MIN([.C135:.E1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35]+1" office:value-type="currency" office:currency="USD" office:value="134.75">
            <text:p>$134.75</text:p>
          </table:table-cell>
          <table:table-cell table:formula="of:=[.D135]+0.75" office:value-type="currency" office:currency="USD" office:value="106">
            <text:p>$106.00</text:p>
          </table:table-cell>
          <table:table-cell office:value-type="currency" office:currency="USD" office:value="34.95">
            <text:p>$34.95</text:p>
          </table:table-cell>
          <table:table-cell table:formula="of:=MIN([.C136:.E1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36]+1" office:value-type="currency" office:currency="USD" office:value="135.75">
            <text:p>$135.75</text:p>
          </table:table-cell>
          <table:table-cell table:formula="of:=[.D136]+0.75" office:value-type="currency" office:currency="USD" office:value="106.75">
            <text:p>$106.75</text:p>
          </table:table-cell>
          <table:table-cell office:value-type="currency" office:currency="USD" office:value="34.95">
            <text:p>$34.95</text:p>
          </table:table-cell>
          <table:table-cell table:formula="of:=MIN([.C137:.E1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37]+1" office:value-type="currency" office:currency="USD" office:value="136.75">
            <text:p>$136.75</text:p>
          </table:table-cell>
          <table:table-cell table:formula="of:=[.D137]+0.75" office:value-type="currency" office:currency="USD" office:value="107.5">
            <text:p>$107.50</text:p>
          </table:table-cell>
          <table:table-cell office:value-type="currency" office:currency="USD" office:value="34.95">
            <text:p>$34.95</text:p>
          </table:table-cell>
          <table:table-cell table:formula="of:=MIN([.C138:.E1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38]+1" office:value-type="currency" office:currency="USD" office:value="137.75">
            <text:p>$137.75</text:p>
          </table:table-cell>
          <table:table-cell table:formula="of:=[.D138]+0.75" office:value-type="currency" office:currency="USD" office:value="108.25">
            <text:p>$108.25</text:p>
          </table:table-cell>
          <table:table-cell office:value-type="currency" office:currency="USD" office:value="34.95">
            <text:p>$34.95</text:p>
          </table:table-cell>
          <table:table-cell table:formula="of:=MIN([.C139:.E1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39]+1" office:value-type="currency" office:currency="USD" office:value="138.75">
            <text:p>$138.75</text:p>
          </table:table-cell>
          <table:table-cell table:formula="of:=[.D139]+0.75" office:value-type="currency" office:currency="USD" office:value="109">
            <text:p>$109.00</text:p>
          </table:table-cell>
          <table:table-cell office:value-type="currency" office:currency="USD" office:value="34.95">
            <text:p>$34.95</text:p>
          </table:table-cell>
          <table:table-cell table:formula="of:=MIN([.C140:.E1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0]+1" office:value-type="currency" office:currency="USD" office:value="139.75">
            <text:p>$139.75</text:p>
          </table:table-cell>
          <table:table-cell table:formula="of:=[.D140]+0.75" office:value-type="currency" office:currency="USD" office:value="109.75">
            <text:p>$109.75</text:p>
          </table:table-cell>
          <table:table-cell office:value-type="currency" office:currency="USD" office:value="34.95">
            <text:p>$34.95</text:p>
          </table:table-cell>
          <table:table-cell table:formula="of:=MIN([.C141:.E1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1]+1" office:value-type="currency" office:currency="USD" office:value="140.75">
            <text:p>$140.75</text:p>
          </table:table-cell>
          <table:table-cell table:formula="of:=[.D141]+0.75" office:value-type="currency" office:currency="USD" office:value="110.5">
            <text:p>$110.50</text:p>
          </table:table-cell>
          <table:table-cell office:value-type="currency" office:currency="USD" office:value="34.95">
            <text:p>$34.95</text:p>
          </table:table-cell>
          <table:table-cell table:formula="of:=MIN([.C142:.E1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42]+1" office:value-type="currency" office:currency="USD" office:value="141.75">
            <text:p>$141.75</text:p>
          </table:table-cell>
          <table:table-cell table:formula="of:=[.D142]+0.75" office:value-type="currency" office:currency="USD" office:value="111.25">
            <text:p>$111.25</text:p>
          </table:table-cell>
          <table:table-cell office:value-type="currency" office:currency="USD" office:value="34.95">
            <text:p>$34.95</text:p>
          </table:table-cell>
          <table:table-cell table:formula="of:=MIN([.C143:.E1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43]+1" office:value-type="currency" office:currency="USD" office:value="142.75">
            <text:p>$142.75</text:p>
          </table:table-cell>
          <table:table-cell table:formula="of:=[.D143]+0.75" office:value-type="currency" office:currency="USD" office:value="112">
            <text:p>$112.00</text:p>
          </table:table-cell>
          <table:table-cell office:value-type="currency" office:currency="USD" office:value="34.95">
            <text:p>$34.95</text:p>
          </table:table-cell>
          <table:table-cell table:formula="of:=MIN([.C144:.E1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44]+1" office:value-type="currency" office:currency="USD" office:value="143.75">
            <text:p>$143.75</text:p>
          </table:table-cell>
          <table:table-cell table:formula="of:=[.D144]+0.75" office:value-type="currency" office:currency="USD" office:value="112.75">
            <text:p>$112.75</text:p>
          </table:table-cell>
          <table:table-cell office:value-type="currency" office:currency="USD" office:value="34.95">
            <text:p>$34.95</text:p>
          </table:table-cell>
          <table:table-cell table:formula="of:=MIN([.C145:.E1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45]+1" office:value-type="currency" office:currency="USD" office:value="144.75">
            <text:p>$144.75</text:p>
          </table:table-cell>
          <table:table-cell table:formula="of:=[.D145]+0.75" office:value-type="currency" office:currency="USD" office:value="113.5">
            <text:p>$113.50</text:p>
          </table:table-cell>
          <table:table-cell office:value-type="currency" office:currency="USD" office:value="34.95">
            <text:p>$34.95</text:p>
          </table:table-cell>
          <table:table-cell table:formula="of:=MIN([.C146:.E1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46]+1" office:value-type="currency" office:currency="USD" office:value="145.75">
            <text:p>$145.75</text:p>
          </table:table-cell>
          <table:table-cell table:formula="of:=[.D146]+0.75" office:value-type="currency" office:currency="USD" office:value="114.25">
            <text:p>$114.25</text:p>
          </table:table-cell>
          <table:table-cell office:value-type="currency" office:currency="USD" office:value="34.95">
            <text:p>$34.95</text:p>
          </table:table-cell>
          <table:table-cell table:formula="of:=MIN([.C147:.E1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47]+1" office:value-type="currency" office:currency="USD" office:value="146.75">
            <text:p>$146.75</text:p>
          </table:table-cell>
          <table:table-cell table:formula="of:=[.D147]+0.75" office:value-type="currency" office:currency="USD" office:value="115">
            <text:p>$115.00</text:p>
          </table:table-cell>
          <table:table-cell office:value-type="currency" office:currency="USD" office:value="34.95">
            <text:p>$34.95</text:p>
          </table:table-cell>
          <table:table-cell table:formula="of:=MIN([.C148:.E1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48]+1" office:value-type="currency" office:currency="USD" office:value="147.75">
            <text:p>$147.75</text:p>
          </table:table-cell>
          <table:table-cell table:formula="of:=[.D148]+0.75" office:value-type="currency" office:currency="USD" office:value="115.75">
            <text:p>$115.75</text:p>
          </table:table-cell>
          <table:table-cell office:value-type="currency" office:currency="USD" office:value="34.95">
            <text:p>$34.95</text:p>
          </table:table-cell>
          <table:table-cell table:formula="of:=MIN([.C149:.E1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49]+1" office:value-type="currency" office:currency="USD" office:value="148.75">
            <text:p>$148.75</text:p>
          </table:table-cell>
          <table:table-cell table:formula="of:=[.D149]+0.75" office:value-type="currency" office:currency="USD" office:value="116.5">
            <text:p>$116.50</text:p>
          </table:table-cell>
          <table:table-cell office:value-type="currency" office:currency="USD" office:value="34.95">
            <text:p>$34.95</text:p>
          </table:table-cell>
          <table:table-cell table:formula="of:=MIN([.C150:.E1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0]+1" office:value-type="currency" office:currency="USD" office:value="149.75">
            <text:p>$149.75</text:p>
          </table:table-cell>
          <table:table-cell table:formula="of:=[.D150]+0.75" office:value-type="currency" office:currency="USD" office:value="117.25">
            <text:p>$117.25</text:p>
          </table:table-cell>
          <table:table-cell office:value-type="currency" office:currency="USD" office:value="34.95">
            <text:p>$34.95</text:p>
          </table:table-cell>
          <table:table-cell table:formula="of:=MIN([.C151:.E1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1]+1" office:value-type="currency" office:currency="USD" office:value="150.75">
            <text:p>$150.75</text:p>
          </table:table-cell>
          <table:table-cell table:formula="of:=[.D151]+0.75" office:value-type="currency" office:currency="USD" office:value="118">
            <text:p>$118.00</text:p>
          </table:table-cell>
          <table:table-cell office:value-type="currency" office:currency="USD" office:value="34.95">
            <text:p>$34.95</text:p>
          </table:table-cell>
          <table:table-cell table:formula="of:=MIN([.C152:.E1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52]+1" office:value-type="currency" office:currency="USD" office:value="151.75">
            <text:p>$151.75</text:p>
          </table:table-cell>
          <table:table-cell table:formula="of:=[.D152]+0.75" office:value-type="currency" office:currency="USD" office:value="118.75">
            <text:p>$118.75</text:p>
          </table:table-cell>
          <table:table-cell office:value-type="currency" office:currency="USD" office:value="34.95">
            <text:p>$34.95</text:p>
          </table:table-cell>
          <table:table-cell table:formula="of:=MIN([.C153:.E1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53]+1" office:value-type="currency" office:currency="USD" office:value="152.75">
            <text:p>$152.75</text:p>
          </table:table-cell>
          <table:table-cell table:formula="of:=[.D153]+0.75" office:value-type="currency" office:currency="USD" office:value="119.5">
            <text:p>$119.50</text:p>
          </table:table-cell>
          <table:table-cell office:value-type="currency" office:currency="USD" office:value="34.95">
            <text:p>$34.95</text:p>
          </table:table-cell>
          <table:table-cell table:formula="of:=MIN([.C154:.E1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54]+1" office:value-type="currency" office:currency="USD" office:value="153.75">
            <text:p>$153.75</text:p>
          </table:table-cell>
          <table:table-cell table:formula="of:=[.D154]+0.75" office:value-type="currency" office:currency="USD" office:value="120.25">
            <text:p>$120.25</text:p>
          </table:table-cell>
          <table:table-cell office:value-type="currency" office:currency="USD" office:value="34.95">
            <text:p>$34.95</text:p>
          </table:table-cell>
          <table:table-cell table:formula="of:=MIN([.C155:.E1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55]+1" office:value-type="currency" office:currency="USD" office:value="154.75">
            <text:p>$154.75</text:p>
          </table:table-cell>
          <table:table-cell table:formula="of:=[.D155]+0.75" office:value-type="currency" office:currency="USD" office:value="121">
            <text:p>$121.00</text:p>
          </table:table-cell>
          <table:table-cell office:value-type="currency" office:currency="USD" office:value="34.95">
            <text:p>$34.95</text:p>
          </table:table-cell>
          <table:table-cell table:formula="of:=MIN([.C156:.E1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56]+1" office:value-type="currency" office:currency="USD" office:value="155.75">
            <text:p>$155.75</text:p>
          </table:table-cell>
          <table:table-cell table:formula="of:=[.D156]+0.75" office:value-type="currency" office:currency="USD" office:value="121.75">
            <text:p>$121.75</text:p>
          </table:table-cell>
          <table:table-cell office:value-type="currency" office:currency="USD" office:value="34.95">
            <text:p>$34.95</text:p>
          </table:table-cell>
          <table:table-cell table:formula="of:=MIN([.C157:.E1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57]+1" office:value-type="currency" office:currency="USD" office:value="156.75">
            <text:p>$156.75</text:p>
          </table:table-cell>
          <table:table-cell table:formula="of:=[.D157]+0.75" office:value-type="currency" office:currency="USD" office:value="122.5">
            <text:p>$122.50</text:p>
          </table:table-cell>
          <table:table-cell office:value-type="currency" office:currency="USD" office:value="34.95">
            <text:p>$34.95</text:p>
          </table:table-cell>
          <table:table-cell table:formula="of:=MIN([.C158:.E1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58]+1" office:value-type="currency" office:currency="USD" office:value="157.75">
            <text:p>$157.75</text:p>
          </table:table-cell>
          <table:table-cell table:formula="of:=[.D158]+0.75" office:value-type="currency" office:currency="USD" office:value="123.25">
            <text:p>$123.25</text:p>
          </table:table-cell>
          <table:table-cell office:value-type="currency" office:currency="USD" office:value="34.95">
            <text:p>$34.95</text:p>
          </table:table-cell>
          <table:table-cell table:formula="of:=MIN([.C159:.E1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59]+1" office:value-type="currency" office:currency="USD" office:value="158.75">
            <text:p>$158.75</text:p>
          </table:table-cell>
          <table:table-cell table:formula="of:=[.D159]+0.75" office:value-type="currency" office:currency="USD" office:value="124">
            <text:p>$124.00</text:p>
          </table:table-cell>
          <table:table-cell office:value-type="currency" office:currency="USD" office:value="34.95">
            <text:p>$34.95</text:p>
          </table:table-cell>
          <table:table-cell table:formula="of:=MIN([.C160:.E1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0]+1" office:value-type="currency" office:currency="USD" office:value="159.75">
            <text:p>$159.75</text:p>
          </table:table-cell>
          <table:table-cell table:formula="of:=[.D160]+0.75" office:value-type="currency" office:currency="USD" office:value="124.75">
            <text:p>$124.75</text:p>
          </table:table-cell>
          <table:table-cell office:value-type="currency" office:currency="USD" office:value="34.95">
            <text:p>$34.95</text:p>
          </table:table-cell>
          <table:table-cell table:formula="of:=MIN([.C161:.E1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1]+1" office:value-type="currency" office:currency="USD" office:value="160.75">
            <text:p>$160.75</text:p>
          </table:table-cell>
          <table:table-cell table:formula="of:=[.D161]+0.75" office:value-type="currency" office:currency="USD" office:value="125.5">
            <text:p>$125.50</text:p>
          </table:table-cell>
          <table:table-cell office:value-type="currency" office:currency="USD" office:value="34.95">
            <text:p>$34.95</text:p>
          </table:table-cell>
          <table:table-cell table:formula="of:=MIN([.C162:.E1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62]+1" office:value-type="currency" office:currency="USD" office:value="161.75">
            <text:p>$161.75</text:p>
          </table:table-cell>
          <table:table-cell table:formula="of:=[.D162]+0.75" office:value-type="currency" office:currency="USD" office:value="126.25">
            <text:p>$126.25</text:p>
          </table:table-cell>
          <table:table-cell office:value-type="currency" office:currency="USD" office:value="34.95">
            <text:p>$34.95</text:p>
          </table:table-cell>
          <table:table-cell table:formula="of:=MIN([.C163:.E1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63]+1" office:value-type="currency" office:currency="USD" office:value="162.75">
            <text:p>$162.75</text:p>
          </table:table-cell>
          <table:table-cell table:formula="of:=[.D163]+0.75" office:value-type="currency" office:currency="USD" office:value="127">
            <text:p>$127.00</text:p>
          </table:table-cell>
          <table:table-cell office:value-type="currency" office:currency="USD" office:value="34.95">
            <text:p>$34.95</text:p>
          </table:table-cell>
          <table:table-cell table:formula="of:=MIN([.C164:.E1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64]+1" office:value-type="currency" office:currency="USD" office:value="163.75">
            <text:p>$163.75</text:p>
          </table:table-cell>
          <table:table-cell table:formula="of:=[.D164]+0.75" office:value-type="currency" office:currency="USD" office:value="127.75">
            <text:p>$127.75</text:p>
          </table:table-cell>
          <table:table-cell office:value-type="currency" office:currency="USD" office:value="34.95">
            <text:p>$34.95</text:p>
          </table:table-cell>
          <table:table-cell table:formula="of:=MIN([.C165:.E1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65]+1" office:value-type="currency" office:currency="USD" office:value="164.75">
            <text:p>$164.75</text:p>
          </table:table-cell>
          <table:table-cell table:formula="of:=[.D165]+0.75" office:value-type="currency" office:currency="USD" office:value="128.5">
            <text:p>$128.50</text:p>
          </table:table-cell>
          <table:table-cell office:value-type="currency" office:currency="USD" office:value="34.95">
            <text:p>$34.95</text:p>
          </table:table-cell>
          <table:table-cell table:formula="of:=MIN([.C166:.E1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66]+1" office:value-type="currency" office:currency="USD" office:value="165.75">
            <text:p>$165.75</text:p>
          </table:table-cell>
          <table:table-cell table:formula="of:=[.D166]+0.75" office:value-type="currency" office:currency="USD" office:value="129.25">
            <text:p>$129.25</text:p>
          </table:table-cell>
          <table:table-cell office:value-type="currency" office:currency="USD" office:value="34.95">
            <text:p>$34.95</text:p>
          </table:table-cell>
          <table:table-cell table:formula="of:=MIN([.C167:.E1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67]+1" office:value-type="currency" office:currency="USD" office:value="166.75">
            <text:p>$166.75</text:p>
          </table:table-cell>
          <table:table-cell table:formula="of:=[.D167]+0.75" office:value-type="currency" office:currency="USD" office:value="130">
            <text:p>$130.00</text:p>
          </table:table-cell>
          <table:table-cell office:value-type="currency" office:currency="USD" office:value="34.95">
            <text:p>$34.95</text:p>
          </table:table-cell>
          <table:table-cell table:formula="of:=MIN([.C168:.E1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68]+1" office:value-type="currency" office:currency="USD" office:value="167.75">
            <text:p>$167.75</text:p>
          </table:table-cell>
          <table:table-cell table:formula="of:=[.D168]+0.75" office:value-type="currency" office:currency="USD" office:value="130.75">
            <text:p>$130.75</text:p>
          </table:table-cell>
          <table:table-cell office:value-type="currency" office:currency="USD" office:value="34.95">
            <text:p>$34.95</text:p>
          </table:table-cell>
          <table:table-cell table:formula="of:=MIN([.C169:.E1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69]+1" office:value-type="currency" office:currency="USD" office:value="168.75">
            <text:p>$168.75</text:p>
          </table:table-cell>
          <table:table-cell table:formula="of:=[.D169]+0.75" office:value-type="currency" office:currency="USD" office:value="131.5">
            <text:p>$131.50</text:p>
          </table:table-cell>
          <table:table-cell office:value-type="currency" office:currency="USD" office:value="34.95">
            <text:p>$34.95</text:p>
          </table:table-cell>
          <table:table-cell table:formula="of:=MIN([.C170:.E1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0]+1" office:value-type="currency" office:currency="USD" office:value="169.75">
            <text:p>$169.75</text:p>
          </table:table-cell>
          <table:table-cell table:formula="of:=[.D170]+0.75" office:value-type="currency" office:currency="USD" office:value="132.25">
            <text:p>$132.25</text:p>
          </table:table-cell>
          <table:table-cell office:value-type="currency" office:currency="USD" office:value="34.95">
            <text:p>$34.95</text:p>
          </table:table-cell>
          <table:table-cell table:formula="of:=MIN([.C171:.E1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1]+1" office:value-type="currency" office:currency="USD" office:value="170.75">
            <text:p>$170.75</text:p>
          </table:table-cell>
          <table:table-cell table:formula="of:=[.D171]+0.75" office:value-type="currency" office:currency="USD" office:value="133">
            <text:p>$133.00</text:p>
          </table:table-cell>
          <table:table-cell office:value-type="currency" office:currency="USD" office:value="34.95">
            <text:p>$34.95</text:p>
          </table:table-cell>
          <table:table-cell table:formula="of:=MIN([.C172:.E1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72]+1" office:value-type="currency" office:currency="USD" office:value="171.75">
            <text:p>$171.75</text:p>
          </table:table-cell>
          <table:table-cell table:formula="of:=[.D172]+0.75" office:value-type="currency" office:currency="USD" office:value="133.75">
            <text:p>$133.75</text:p>
          </table:table-cell>
          <table:table-cell office:value-type="currency" office:currency="USD" office:value="34.95">
            <text:p>$34.95</text:p>
          </table:table-cell>
          <table:table-cell table:formula="of:=MIN([.C173:.E1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73]+1" office:value-type="currency" office:currency="USD" office:value="172.75">
            <text:p>$172.75</text:p>
          </table:table-cell>
          <table:table-cell table:formula="of:=[.D173]+0.75" office:value-type="currency" office:currency="USD" office:value="134.5">
            <text:p>$134.50</text:p>
          </table:table-cell>
          <table:table-cell office:value-type="currency" office:currency="USD" office:value="34.95">
            <text:p>$34.95</text:p>
          </table:table-cell>
          <table:table-cell table:formula="of:=MIN([.C174:.E1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74]+1" office:value-type="currency" office:currency="USD" office:value="173.75">
            <text:p>$173.75</text:p>
          </table:table-cell>
          <table:table-cell table:formula="of:=[.D174]+0.75" office:value-type="currency" office:currency="USD" office:value="135.25">
            <text:p>$135.25</text:p>
          </table:table-cell>
          <table:table-cell office:value-type="currency" office:currency="USD" office:value="34.95">
            <text:p>$34.95</text:p>
          </table:table-cell>
          <table:table-cell table:formula="of:=MIN([.C175:.E1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75]+1" office:value-type="currency" office:currency="USD" office:value="174.75">
            <text:p>$174.75</text:p>
          </table:table-cell>
          <table:table-cell table:formula="of:=[.D175]+0.75" office:value-type="currency" office:currency="USD" office:value="136">
            <text:p>$136.00</text:p>
          </table:table-cell>
          <table:table-cell office:value-type="currency" office:currency="USD" office:value="34.95">
            <text:p>$34.95</text:p>
          </table:table-cell>
          <table:table-cell table:formula="of:=MIN([.C176:.E1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76]+1" office:value-type="currency" office:currency="USD" office:value="175.75">
            <text:p>$175.75</text:p>
          </table:table-cell>
          <table:table-cell table:formula="of:=[.D176]+0.75" office:value-type="currency" office:currency="USD" office:value="136.75">
            <text:p>$136.75</text:p>
          </table:table-cell>
          <table:table-cell office:value-type="currency" office:currency="USD" office:value="34.95">
            <text:p>$34.95</text:p>
          </table:table-cell>
          <table:table-cell table:formula="of:=MIN([.C177:.E1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77]+1" office:value-type="currency" office:currency="USD" office:value="176.75">
            <text:p>$176.75</text:p>
          </table:table-cell>
          <table:table-cell table:formula="of:=[.D177]+0.75" office:value-type="currency" office:currency="USD" office:value="137.5">
            <text:p>$137.50</text:p>
          </table:table-cell>
          <table:table-cell office:value-type="currency" office:currency="USD" office:value="34.95">
            <text:p>$34.95</text:p>
          </table:table-cell>
          <table:table-cell table:formula="of:=MIN([.C178:.E1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78]+1" office:value-type="currency" office:currency="USD" office:value="177.75">
            <text:p>$177.75</text:p>
          </table:table-cell>
          <table:table-cell table:formula="of:=[.D178]+0.75" office:value-type="currency" office:currency="USD" office:value="138.25">
            <text:p>$138.25</text:p>
          </table:table-cell>
          <table:table-cell office:value-type="currency" office:currency="USD" office:value="34.95">
            <text:p>$34.95</text:p>
          </table:table-cell>
          <table:table-cell table:formula="of:=MIN([.C179:.E1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79]+1" office:value-type="currency" office:currency="USD" office:value="178.75">
            <text:p>$178.75</text:p>
          </table:table-cell>
          <table:table-cell table:formula="of:=[.D179]+0.75" office:value-type="currency" office:currency="USD" office:value="139">
            <text:p>$139.00</text:p>
          </table:table-cell>
          <table:table-cell office:value-type="currency" office:currency="USD" office:value="34.95">
            <text:p>$34.95</text:p>
          </table:table-cell>
          <table:table-cell table:formula="of:=MIN([.C180:.E1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0]+1" office:value-type="currency" office:currency="USD" office:value="179.75">
            <text:p>$179.75</text:p>
          </table:table-cell>
          <table:table-cell table:formula="of:=[.D180]+0.75" office:value-type="currency" office:currency="USD" office:value="139.75">
            <text:p>$139.75</text:p>
          </table:table-cell>
          <table:table-cell office:value-type="currency" office:currency="USD" office:value="34.95">
            <text:p>$34.95</text:p>
          </table:table-cell>
          <table:table-cell table:formula="of:=MIN([.C181:.E1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1]+1" office:value-type="currency" office:currency="USD" office:value="180.75">
            <text:p>$180.75</text:p>
          </table:table-cell>
          <table:table-cell table:formula="of:=[.D181]+0.75" office:value-type="currency" office:currency="USD" office:value="140.5">
            <text:p>$140.50</text:p>
          </table:table-cell>
          <table:table-cell office:value-type="currency" office:currency="USD" office:value="34.95">
            <text:p>$34.95</text:p>
          </table:table-cell>
          <table:table-cell table:formula="of:=MIN([.C182:.E1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82]+1" office:value-type="currency" office:currency="USD" office:value="181.75">
            <text:p>$181.75</text:p>
          </table:table-cell>
          <table:table-cell table:formula="of:=[.D182]+0.75" office:value-type="currency" office:currency="USD" office:value="141.25">
            <text:p>$141.25</text:p>
          </table:table-cell>
          <table:table-cell office:value-type="currency" office:currency="USD" office:value="34.95">
            <text:p>$34.95</text:p>
          </table:table-cell>
          <table:table-cell table:formula="of:=MIN([.C183:.E1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83]+1" office:value-type="currency" office:currency="USD" office:value="182.75">
            <text:p>$182.75</text:p>
          </table:table-cell>
          <table:table-cell table:formula="of:=[.D183]+0.75" office:value-type="currency" office:currency="USD" office:value="142">
            <text:p>$142.00</text:p>
          </table:table-cell>
          <table:table-cell office:value-type="currency" office:currency="USD" office:value="34.95">
            <text:p>$34.95</text:p>
          </table:table-cell>
          <table:table-cell table:formula="of:=MIN([.C184:.E1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84]+1" office:value-type="currency" office:currency="USD" office:value="183.75">
            <text:p>$183.75</text:p>
          </table:table-cell>
          <table:table-cell table:formula="of:=[.D184]+0.75" office:value-type="currency" office:currency="USD" office:value="142.75">
            <text:p>$142.75</text:p>
          </table:table-cell>
          <table:table-cell office:value-type="currency" office:currency="USD" office:value="34.95">
            <text:p>$34.95</text:p>
          </table:table-cell>
          <table:table-cell table:formula="of:=MIN([.C185:.E1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85]+1" office:value-type="currency" office:currency="USD" office:value="184.75">
            <text:p>$184.75</text:p>
          </table:table-cell>
          <table:table-cell table:formula="of:=[.D185]+0.75" office:value-type="currency" office:currency="USD" office:value="143.5">
            <text:p>$143.50</text:p>
          </table:table-cell>
          <table:table-cell office:value-type="currency" office:currency="USD" office:value="34.95">
            <text:p>$34.95</text:p>
          </table:table-cell>
          <table:table-cell table:formula="of:=MIN([.C186:.E1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86]+1" office:value-type="currency" office:currency="USD" office:value="185.75">
            <text:p>$185.75</text:p>
          </table:table-cell>
          <table:table-cell table:formula="of:=[.D186]+0.75" office:value-type="currency" office:currency="USD" office:value="144.25">
            <text:p>$144.25</text:p>
          </table:table-cell>
          <table:table-cell office:value-type="currency" office:currency="USD" office:value="34.95">
            <text:p>$34.95</text:p>
          </table:table-cell>
          <table:table-cell table:formula="of:=MIN([.C187:.E1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87]+1" office:value-type="currency" office:currency="USD" office:value="186.75">
            <text:p>$186.75</text:p>
          </table:table-cell>
          <table:table-cell table:formula="of:=[.D187]+0.75" office:value-type="currency" office:currency="USD" office:value="145">
            <text:p>$145.00</text:p>
          </table:table-cell>
          <table:table-cell office:value-type="currency" office:currency="USD" office:value="34.95">
            <text:p>$34.95</text:p>
          </table:table-cell>
          <table:table-cell table:formula="of:=MIN([.C188:.E1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88]+1" office:value-type="currency" office:currency="USD" office:value="187.75">
            <text:p>$187.75</text:p>
          </table:table-cell>
          <table:table-cell table:formula="of:=[.D188]+0.75" office:value-type="currency" office:currency="USD" office:value="145.75">
            <text:p>$145.75</text:p>
          </table:table-cell>
          <table:table-cell office:value-type="currency" office:currency="USD" office:value="34.95">
            <text:p>$34.95</text:p>
          </table:table-cell>
          <table:table-cell table:formula="of:=MIN([.C189:.E1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89]+1" office:value-type="currency" office:currency="USD" office:value="188.75">
            <text:p>$188.75</text:p>
          </table:table-cell>
          <table:table-cell table:formula="of:=[.D189]+0.75" office:value-type="currency" office:currency="USD" office:value="146.5">
            <text:p>$146.50</text:p>
          </table:table-cell>
          <table:table-cell office:value-type="currency" office:currency="USD" office:value="34.95">
            <text:p>$34.95</text:p>
          </table:table-cell>
          <table:table-cell table:formula="of:=MIN([.C190:.E1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0]+1" office:value-type="currency" office:currency="USD" office:value="189.75">
            <text:p>$189.75</text:p>
          </table:table-cell>
          <table:table-cell table:formula="of:=[.D190]+0.75" office:value-type="currency" office:currency="USD" office:value="147.25">
            <text:p>$147.25</text:p>
          </table:table-cell>
          <table:table-cell office:value-type="currency" office:currency="USD" office:value="34.95">
            <text:p>$34.95</text:p>
          </table:table-cell>
          <table:table-cell table:formula="of:=MIN([.C191:.E1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1]+1" office:value-type="currency" office:currency="USD" office:value="190.75">
            <text:p>$190.75</text:p>
          </table:table-cell>
          <table:table-cell table:formula="of:=[.D191]+0.75" office:value-type="currency" office:currency="USD" office:value="148">
            <text:p>$148.00</text:p>
          </table:table-cell>
          <table:table-cell office:value-type="currency" office:currency="USD" office:value="34.95">
            <text:p>$34.95</text:p>
          </table:table-cell>
          <table:table-cell table:formula="of:=MIN([.C192:.E1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192]+1" office:value-type="currency" office:currency="USD" office:value="191.75">
            <text:p>$191.75</text:p>
          </table:table-cell>
          <table:table-cell table:formula="of:=[.D192]+0.75" office:value-type="currency" office:currency="USD" office:value="148.75">
            <text:p>$148.75</text:p>
          </table:table-cell>
          <table:table-cell office:value-type="currency" office:currency="USD" office:value="34.95">
            <text:p>$34.95</text:p>
          </table:table-cell>
          <table:table-cell table:formula="of:=MIN([.C193:.E1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193]+1" office:value-type="currency" office:currency="USD" office:value="192.75">
            <text:p>$192.75</text:p>
          </table:table-cell>
          <table:table-cell table:formula="of:=[.D193]+0.75" office:value-type="currency" office:currency="USD" office:value="149.5">
            <text:p>$149.50</text:p>
          </table:table-cell>
          <table:table-cell office:value-type="currency" office:currency="USD" office:value="34.95">
            <text:p>$34.95</text:p>
          </table:table-cell>
          <table:table-cell table:formula="of:=MIN([.C194:.E1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194]+1" office:value-type="currency" office:currency="USD" office:value="193.75">
            <text:p>$193.75</text:p>
          </table:table-cell>
          <table:table-cell table:formula="of:=[.D194]+0.75" office:value-type="currency" office:currency="USD" office:value="150.25">
            <text:p>$150.25</text:p>
          </table:table-cell>
          <table:table-cell office:value-type="currency" office:currency="USD" office:value="34.95">
            <text:p>$34.95</text:p>
          </table:table-cell>
          <table:table-cell table:formula="of:=MIN([.C195:.E1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195]+1" office:value-type="currency" office:currency="USD" office:value="194.75">
            <text:p>$194.75</text:p>
          </table:table-cell>
          <table:table-cell table:formula="of:=[.D195]+0.75" office:value-type="currency" office:currency="USD" office:value="151">
            <text:p>$151.00</text:p>
          </table:table-cell>
          <table:table-cell office:value-type="currency" office:currency="USD" office:value="34.95">
            <text:p>$34.95</text:p>
          </table:table-cell>
          <table:table-cell table:formula="of:=MIN([.C196:.E1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196]+1" office:value-type="currency" office:currency="USD" office:value="195.75">
            <text:p>$195.75</text:p>
          </table:table-cell>
          <table:table-cell table:formula="of:=[.D196]+0.75" office:value-type="currency" office:currency="USD" office:value="151.75">
            <text:p>$151.75</text:p>
          </table:table-cell>
          <table:table-cell office:value-type="currency" office:currency="USD" office:value="34.95">
            <text:p>$34.95</text:p>
          </table:table-cell>
          <table:table-cell table:formula="of:=MIN([.C197:.E1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197]+1" office:value-type="currency" office:currency="USD" office:value="196.75">
            <text:p>$196.75</text:p>
          </table:table-cell>
          <table:table-cell table:formula="of:=[.D197]+0.75" office:value-type="currency" office:currency="USD" office:value="152.5">
            <text:p>$152.50</text:p>
          </table:table-cell>
          <table:table-cell office:value-type="currency" office:currency="USD" office:value="34.95">
            <text:p>$34.95</text:p>
          </table:table-cell>
          <table:table-cell table:formula="of:=MIN([.C198:.E1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198]+1" office:value-type="currency" office:currency="USD" office:value="197.75">
            <text:p>$197.75</text:p>
          </table:table-cell>
          <table:table-cell table:formula="of:=[.D198]+0.75" office:value-type="currency" office:currency="USD" office:value="153.25">
            <text:p>$153.25</text:p>
          </table:table-cell>
          <table:table-cell office:value-type="currency" office:currency="USD" office:value="34.95">
            <text:p>$34.95</text:p>
          </table:table-cell>
          <table:table-cell table:formula="of:=MIN([.C199:.E1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199]+1" office:value-type="currency" office:currency="USD" office:value="198.75">
            <text:p>$198.75</text:p>
          </table:table-cell>
          <table:table-cell table:formula="of:=[.D199]+0.75" office:value-type="currency" office:currency="USD" office:value="154">
            <text:p>$154.00</text:p>
          </table:table-cell>
          <table:table-cell office:value-type="currency" office:currency="USD" office:value="34.95">
            <text:p>$34.95</text:p>
          </table:table-cell>
          <table:table-cell table:formula="of:=MIN([.C200:.E2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0]+1" office:value-type="currency" office:currency="USD" office:value="199.75">
            <text:p>$199.75</text:p>
          </table:table-cell>
          <table:table-cell table:formula="of:=[.D200]+0.75" office:value-type="currency" office:currency="USD" office:value="154.75">
            <text:p>$154.75</text:p>
          </table:table-cell>
          <table:table-cell office:value-type="currency" office:currency="USD" office:value="34.95">
            <text:p>$34.95</text:p>
          </table:table-cell>
          <table:table-cell table:formula="of:=MIN([.C201:.E2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1]+1" office:value-type="currency" office:currency="USD" office:value="200.75">
            <text:p>$200.75</text:p>
          </table:table-cell>
          <table:table-cell table:formula="of:=[.D201]+0.75" office:value-type="currency" office:currency="USD" office:value="155.5">
            <text:p>$155.50</text:p>
          </table:table-cell>
          <table:table-cell office:value-type="currency" office:currency="USD" office:value="34.95">
            <text:p>$34.95</text:p>
          </table:table-cell>
          <table:table-cell table:formula="of:=MIN([.C202:.E2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02]+1" office:value-type="currency" office:currency="USD" office:value="201.75">
            <text:p>$201.75</text:p>
          </table:table-cell>
          <table:table-cell table:formula="of:=[.D202]+0.75" office:value-type="currency" office:currency="USD" office:value="156.25">
            <text:p>$156.25</text:p>
          </table:table-cell>
          <table:table-cell office:value-type="currency" office:currency="USD" office:value="34.95">
            <text:p>$34.95</text:p>
          </table:table-cell>
          <table:table-cell table:formula="of:=MIN([.C203:.E2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03]+1" office:value-type="currency" office:currency="USD" office:value="202.75">
            <text:p>$202.75</text:p>
          </table:table-cell>
          <table:table-cell table:formula="of:=[.D203]+0.75" office:value-type="currency" office:currency="USD" office:value="157">
            <text:p>$157.00</text:p>
          </table:table-cell>
          <table:table-cell office:value-type="currency" office:currency="USD" office:value="34.95">
            <text:p>$34.95</text:p>
          </table:table-cell>
          <table:table-cell table:formula="of:=MIN([.C204:.E2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04]+1" office:value-type="currency" office:currency="USD" office:value="203.75">
            <text:p>$203.75</text:p>
          </table:table-cell>
          <table:table-cell table:formula="of:=[.D204]+0.75" office:value-type="currency" office:currency="USD" office:value="157.75">
            <text:p>$157.75</text:p>
          </table:table-cell>
          <table:table-cell office:value-type="currency" office:currency="USD" office:value="34.95">
            <text:p>$34.95</text:p>
          </table:table-cell>
          <table:table-cell table:formula="of:=MIN([.C205:.E2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05]+1" office:value-type="currency" office:currency="USD" office:value="204.75">
            <text:p>$204.75</text:p>
          </table:table-cell>
          <table:table-cell table:formula="of:=[.D205]+0.75" office:value-type="currency" office:currency="USD" office:value="158.5">
            <text:p>$158.50</text:p>
          </table:table-cell>
          <table:table-cell office:value-type="currency" office:currency="USD" office:value="34.95">
            <text:p>$34.95</text:p>
          </table:table-cell>
          <table:table-cell table:formula="of:=MIN([.C206:.E2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06]+1" office:value-type="currency" office:currency="USD" office:value="205.75">
            <text:p>$205.75</text:p>
          </table:table-cell>
          <table:table-cell table:formula="of:=[.D206]+0.75" office:value-type="currency" office:currency="USD" office:value="159.25">
            <text:p>$159.25</text:p>
          </table:table-cell>
          <table:table-cell office:value-type="currency" office:currency="USD" office:value="34.95">
            <text:p>$34.95</text:p>
          </table:table-cell>
          <table:table-cell table:formula="of:=MIN([.C207:.E2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07]+1" office:value-type="currency" office:currency="USD" office:value="206.75">
            <text:p>$206.75</text:p>
          </table:table-cell>
          <table:table-cell table:formula="of:=[.D207]+0.75" office:value-type="currency" office:currency="USD" office:value="160">
            <text:p>$160.00</text:p>
          </table:table-cell>
          <table:table-cell office:value-type="currency" office:currency="USD" office:value="34.95">
            <text:p>$34.95</text:p>
          </table:table-cell>
          <table:table-cell table:formula="of:=MIN([.C208:.E2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08]+1" office:value-type="currency" office:currency="USD" office:value="207.75">
            <text:p>$207.75</text:p>
          </table:table-cell>
          <table:table-cell table:formula="of:=[.D208]+0.75" office:value-type="currency" office:currency="USD" office:value="160.75">
            <text:p>$160.75</text:p>
          </table:table-cell>
          <table:table-cell office:value-type="currency" office:currency="USD" office:value="34.95">
            <text:p>$34.95</text:p>
          </table:table-cell>
          <table:table-cell table:formula="of:=MIN([.C209:.E2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09]+1" office:value-type="currency" office:currency="USD" office:value="208.75">
            <text:p>$208.75</text:p>
          </table:table-cell>
          <table:table-cell table:formula="of:=[.D209]+0.75" office:value-type="currency" office:currency="USD" office:value="161.5">
            <text:p>$161.50</text:p>
          </table:table-cell>
          <table:table-cell office:value-type="currency" office:currency="USD" office:value="34.95">
            <text:p>$34.95</text:p>
          </table:table-cell>
          <table:table-cell table:formula="of:=MIN([.C210:.E2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10]+1" office:value-type="currency" office:currency="USD" office:value="209.75">
            <text:p>$209.75</text:p>
          </table:table-cell>
          <table:table-cell table:formula="of:=[.D210]+0.75" office:value-type="currency" office:currency="USD" office:value="162.25">
            <text:p>$162.25</text:p>
          </table:table-cell>
          <table:table-cell office:value-type="currency" office:currency="USD" office:value="34.95">
            <text:p>$34.95</text:p>
          </table:table-cell>
          <table:table-cell table:formula="of:=MIN([.C211:.E2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11]+1" office:value-type="currency" office:currency="USD" office:value="210.75">
            <text:p>$210.75</text:p>
          </table:table-cell>
          <table:table-cell table:formula="of:=[.D211]+0.75" office:value-type="currency" office:currency="USD" office:value="163">
            <text:p>$163.00</text:p>
          </table:table-cell>
          <table:table-cell office:value-type="currency" office:currency="USD" office:value="34.95">
            <text:p>$34.95</text:p>
          </table:table-cell>
          <table:table-cell table:formula="of:=MIN([.C212:.E2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12]+1" office:value-type="currency" office:currency="USD" office:value="211.75">
            <text:p>$211.75</text:p>
          </table:table-cell>
          <table:table-cell table:formula="of:=[.D212]+0.75" office:value-type="currency" office:currency="USD" office:value="163.75">
            <text:p>$163.75</text:p>
          </table:table-cell>
          <table:table-cell office:value-type="currency" office:currency="USD" office:value="34.95">
            <text:p>$34.95</text:p>
          </table:table-cell>
          <table:table-cell table:formula="of:=MIN([.C213:.E2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13]+1" office:value-type="currency" office:currency="USD" office:value="212.75">
            <text:p>$212.75</text:p>
          </table:table-cell>
          <table:table-cell table:formula="of:=[.D213]+0.75" office:value-type="currency" office:currency="USD" office:value="164.5">
            <text:p>$164.50</text:p>
          </table:table-cell>
          <table:table-cell office:value-type="currency" office:currency="USD" office:value="34.95">
            <text:p>$34.95</text:p>
          </table:table-cell>
          <table:table-cell table:formula="of:=MIN([.C214:.E2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14]+1" office:value-type="currency" office:currency="USD" office:value="213.75">
            <text:p>$213.75</text:p>
          </table:table-cell>
          <table:table-cell table:formula="of:=[.D214]+0.75" office:value-type="currency" office:currency="USD" office:value="165.25">
            <text:p>$165.25</text:p>
          </table:table-cell>
          <table:table-cell office:value-type="currency" office:currency="USD" office:value="34.95">
            <text:p>$34.95</text:p>
          </table:table-cell>
          <table:table-cell table:formula="of:=MIN([.C215:.E2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15]+1" office:value-type="currency" office:currency="USD" office:value="214.75">
            <text:p>$214.75</text:p>
          </table:table-cell>
          <table:table-cell table:formula="of:=[.D215]+0.75" office:value-type="currency" office:currency="USD" office:value="166">
            <text:p>$166.00</text:p>
          </table:table-cell>
          <table:table-cell office:value-type="currency" office:currency="USD" office:value="34.95">
            <text:p>$34.95</text:p>
          </table:table-cell>
          <table:table-cell table:formula="of:=MIN([.C216:.E2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16]+1" office:value-type="currency" office:currency="USD" office:value="215.75">
            <text:p>$215.75</text:p>
          </table:table-cell>
          <table:table-cell table:formula="of:=[.D216]+0.75" office:value-type="currency" office:currency="USD" office:value="166.75">
            <text:p>$166.75</text:p>
          </table:table-cell>
          <table:table-cell office:value-type="currency" office:currency="USD" office:value="34.95">
            <text:p>$34.95</text:p>
          </table:table-cell>
          <table:table-cell table:formula="of:=MIN([.C217:.E2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17]+1" office:value-type="currency" office:currency="USD" office:value="216.75">
            <text:p>$216.75</text:p>
          </table:table-cell>
          <table:table-cell table:formula="of:=[.D217]+0.75" office:value-type="currency" office:currency="USD" office:value="167.5">
            <text:p>$167.50</text:p>
          </table:table-cell>
          <table:table-cell office:value-type="currency" office:currency="USD" office:value="34.95">
            <text:p>$34.95</text:p>
          </table:table-cell>
          <table:table-cell table:formula="of:=MIN([.C218:.E2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18]+1" office:value-type="currency" office:currency="USD" office:value="217.75">
            <text:p>$217.75</text:p>
          </table:table-cell>
          <table:table-cell table:formula="of:=[.D218]+0.75" office:value-type="currency" office:currency="USD" office:value="168.25">
            <text:p>$168.25</text:p>
          </table:table-cell>
          <table:table-cell office:value-type="currency" office:currency="USD" office:value="34.95">
            <text:p>$34.95</text:p>
          </table:table-cell>
          <table:table-cell table:formula="of:=MIN([.C219:.E2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19]+1" office:value-type="currency" office:currency="USD" office:value="218.75">
            <text:p>$218.75</text:p>
          </table:table-cell>
          <table:table-cell table:formula="of:=[.D219]+0.75" office:value-type="currency" office:currency="USD" office:value="169">
            <text:p>$169.00</text:p>
          </table:table-cell>
          <table:table-cell office:value-type="currency" office:currency="USD" office:value="34.95">
            <text:p>$34.95</text:p>
          </table:table-cell>
          <table:table-cell table:formula="of:=MIN([.C220:.E2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20]+1" office:value-type="currency" office:currency="USD" office:value="219.75">
            <text:p>$219.75</text:p>
          </table:table-cell>
          <table:table-cell table:formula="of:=[.D220]+0.75" office:value-type="currency" office:currency="USD" office:value="169.75">
            <text:p>$169.75</text:p>
          </table:table-cell>
          <table:table-cell office:value-type="currency" office:currency="USD" office:value="34.95">
            <text:p>$34.95</text:p>
          </table:table-cell>
          <table:table-cell table:formula="of:=MIN([.C221:.E2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21]+1" office:value-type="currency" office:currency="USD" office:value="220.75">
            <text:p>$220.75</text:p>
          </table:table-cell>
          <table:table-cell table:formula="of:=[.D221]+0.75" office:value-type="currency" office:currency="USD" office:value="170.5">
            <text:p>$170.50</text:p>
          </table:table-cell>
          <table:table-cell office:value-type="currency" office:currency="USD" office:value="34.95">
            <text:p>$34.95</text:p>
          </table:table-cell>
          <table:table-cell table:formula="of:=MIN([.C222:.E2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22]+1" office:value-type="currency" office:currency="USD" office:value="221.75">
            <text:p>$221.75</text:p>
          </table:table-cell>
          <table:table-cell table:formula="of:=[.D222]+0.75" office:value-type="currency" office:currency="USD" office:value="171.25">
            <text:p>$171.25</text:p>
          </table:table-cell>
          <table:table-cell office:value-type="currency" office:currency="USD" office:value="34.95">
            <text:p>$34.95</text:p>
          </table:table-cell>
          <table:table-cell table:formula="of:=MIN([.C223:.E2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23]+1" office:value-type="currency" office:currency="USD" office:value="222.75">
            <text:p>$222.75</text:p>
          </table:table-cell>
          <table:table-cell table:formula="of:=[.D223]+0.75" office:value-type="currency" office:currency="USD" office:value="172">
            <text:p>$172.00</text:p>
          </table:table-cell>
          <table:table-cell office:value-type="currency" office:currency="USD" office:value="34.95">
            <text:p>$34.95</text:p>
          </table:table-cell>
          <table:table-cell table:formula="of:=MIN([.C224:.E2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24]+1" office:value-type="currency" office:currency="USD" office:value="223.75">
            <text:p>$223.75</text:p>
          </table:table-cell>
          <table:table-cell table:formula="of:=[.D224]+0.75" office:value-type="currency" office:currency="USD" office:value="172.75">
            <text:p>$172.75</text:p>
          </table:table-cell>
          <table:table-cell office:value-type="currency" office:currency="USD" office:value="34.95">
            <text:p>$34.95</text:p>
          </table:table-cell>
          <table:table-cell table:formula="of:=MIN([.C225:.E2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25]+1" office:value-type="currency" office:currency="USD" office:value="224.75">
            <text:p>$224.75</text:p>
          </table:table-cell>
          <table:table-cell table:formula="of:=[.D225]+0.75" office:value-type="currency" office:currency="USD" office:value="173.5">
            <text:p>$173.50</text:p>
          </table:table-cell>
          <table:table-cell office:value-type="currency" office:currency="USD" office:value="34.95">
            <text:p>$34.95</text:p>
          </table:table-cell>
          <table:table-cell table:formula="of:=MIN([.C226:.E2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26]+1" office:value-type="currency" office:currency="USD" office:value="225.75">
            <text:p>$225.75</text:p>
          </table:table-cell>
          <table:table-cell table:formula="of:=[.D226]+0.75" office:value-type="currency" office:currency="USD" office:value="174.25">
            <text:p>$174.25</text:p>
          </table:table-cell>
          <table:table-cell office:value-type="currency" office:currency="USD" office:value="34.95">
            <text:p>$34.95</text:p>
          </table:table-cell>
          <table:table-cell table:formula="of:=MIN([.C227:.E2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27]+1" office:value-type="currency" office:currency="USD" office:value="226.75">
            <text:p>$226.75</text:p>
          </table:table-cell>
          <table:table-cell table:formula="of:=[.D227]+0.75" office:value-type="currency" office:currency="USD" office:value="175">
            <text:p>$175.00</text:p>
          </table:table-cell>
          <table:table-cell office:value-type="currency" office:currency="USD" office:value="34.95">
            <text:p>$34.95</text:p>
          </table:table-cell>
          <table:table-cell table:formula="of:=MIN([.C228:.E2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28]+1" office:value-type="currency" office:currency="USD" office:value="227.75">
            <text:p>$227.75</text:p>
          </table:table-cell>
          <table:table-cell table:formula="of:=[.D228]+0.75" office:value-type="currency" office:currency="USD" office:value="175.75">
            <text:p>$175.75</text:p>
          </table:table-cell>
          <table:table-cell office:value-type="currency" office:currency="USD" office:value="34.95">
            <text:p>$34.95</text:p>
          </table:table-cell>
          <table:table-cell table:formula="of:=MIN([.C229:.E2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29]+1" office:value-type="currency" office:currency="USD" office:value="228.75">
            <text:p>$228.75</text:p>
          </table:table-cell>
          <table:table-cell table:formula="of:=[.D229]+0.75" office:value-type="currency" office:currency="USD" office:value="176.5">
            <text:p>$176.50</text:p>
          </table:table-cell>
          <table:table-cell office:value-type="currency" office:currency="USD" office:value="34.95">
            <text:p>$34.95</text:p>
          </table:table-cell>
          <table:table-cell table:formula="of:=MIN([.C230:.E2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30]+1" office:value-type="currency" office:currency="USD" office:value="229.75">
            <text:p>$229.75</text:p>
          </table:table-cell>
          <table:table-cell table:formula="of:=[.D230]+0.75" office:value-type="currency" office:currency="USD" office:value="177.25">
            <text:p>$177.25</text:p>
          </table:table-cell>
          <table:table-cell office:value-type="currency" office:currency="USD" office:value="34.95">
            <text:p>$34.95</text:p>
          </table:table-cell>
          <table:table-cell table:formula="of:=MIN([.C231:.E2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31]+1" office:value-type="currency" office:currency="USD" office:value="230.75">
            <text:p>$230.75</text:p>
          </table:table-cell>
          <table:table-cell table:formula="of:=[.D231]+0.75" office:value-type="currency" office:currency="USD" office:value="178">
            <text:p>$178.00</text:p>
          </table:table-cell>
          <table:table-cell office:value-type="currency" office:currency="USD" office:value="34.95">
            <text:p>$34.95</text:p>
          </table:table-cell>
          <table:table-cell table:formula="of:=MIN([.C232:.E2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32]+1" office:value-type="currency" office:currency="USD" office:value="231.75">
            <text:p>$231.75</text:p>
          </table:table-cell>
          <table:table-cell table:formula="of:=[.D232]+0.75" office:value-type="currency" office:currency="USD" office:value="178.75">
            <text:p>$178.75</text:p>
          </table:table-cell>
          <table:table-cell office:value-type="currency" office:currency="USD" office:value="34.95">
            <text:p>$34.95</text:p>
          </table:table-cell>
          <table:table-cell table:formula="of:=MIN([.C233:.E2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33]+1" office:value-type="currency" office:currency="USD" office:value="232.75">
            <text:p>$232.75</text:p>
          </table:table-cell>
          <table:table-cell table:formula="of:=[.D233]+0.75" office:value-type="currency" office:currency="USD" office:value="179.5">
            <text:p>$179.50</text:p>
          </table:table-cell>
          <table:table-cell office:value-type="currency" office:currency="USD" office:value="34.95">
            <text:p>$34.95</text:p>
          </table:table-cell>
          <table:table-cell table:formula="of:=MIN([.C234:.E2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34]+1" office:value-type="currency" office:currency="USD" office:value="233.75">
            <text:p>$233.75</text:p>
          </table:table-cell>
          <table:table-cell table:formula="of:=[.D234]+0.75" office:value-type="currency" office:currency="USD" office:value="180.25">
            <text:p>$180.25</text:p>
          </table:table-cell>
          <table:table-cell office:value-type="currency" office:currency="USD" office:value="34.95">
            <text:p>$34.95</text:p>
          </table:table-cell>
          <table:table-cell table:formula="of:=MIN([.C235:.E2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35]+1" office:value-type="currency" office:currency="USD" office:value="234.75">
            <text:p>$234.75</text:p>
          </table:table-cell>
          <table:table-cell table:formula="of:=[.D235]+0.75" office:value-type="currency" office:currency="USD" office:value="181">
            <text:p>$181.00</text:p>
          </table:table-cell>
          <table:table-cell office:value-type="currency" office:currency="USD" office:value="34.95">
            <text:p>$34.95</text:p>
          </table:table-cell>
          <table:table-cell table:formula="of:=MIN([.C236:.E2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36]+1" office:value-type="currency" office:currency="USD" office:value="235.75">
            <text:p>$235.75</text:p>
          </table:table-cell>
          <table:table-cell table:formula="of:=[.D236]+0.75" office:value-type="currency" office:currency="USD" office:value="181.75">
            <text:p>$181.75</text:p>
          </table:table-cell>
          <table:table-cell office:value-type="currency" office:currency="USD" office:value="34.95">
            <text:p>$34.95</text:p>
          </table:table-cell>
          <table:table-cell table:formula="of:=MIN([.C237:.E2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37]+1" office:value-type="currency" office:currency="USD" office:value="236.75">
            <text:p>$236.75</text:p>
          </table:table-cell>
          <table:table-cell table:formula="of:=[.D237]+0.75" office:value-type="currency" office:currency="USD" office:value="182.5">
            <text:p>$182.50</text:p>
          </table:table-cell>
          <table:table-cell office:value-type="currency" office:currency="USD" office:value="34.95">
            <text:p>$34.95</text:p>
          </table:table-cell>
          <table:table-cell table:formula="of:=MIN([.C238:.E2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38]+1" office:value-type="currency" office:currency="USD" office:value="237.75">
            <text:p>$237.75</text:p>
          </table:table-cell>
          <table:table-cell table:formula="of:=[.D238]+0.75" office:value-type="currency" office:currency="USD" office:value="183.25">
            <text:p>$183.25</text:p>
          </table:table-cell>
          <table:table-cell office:value-type="currency" office:currency="USD" office:value="34.95">
            <text:p>$34.95</text:p>
          </table:table-cell>
          <table:table-cell table:formula="of:=MIN([.C239:.E2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39]+1" office:value-type="currency" office:currency="USD" office:value="238.75">
            <text:p>$238.75</text:p>
          </table:table-cell>
          <table:table-cell table:formula="of:=[.D239]+0.75" office:value-type="currency" office:currency="USD" office:value="184">
            <text:p>$184.00</text:p>
          </table:table-cell>
          <table:table-cell office:value-type="currency" office:currency="USD" office:value="34.95">
            <text:p>$34.95</text:p>
          </table:table-cell>
          <table:table-cell table:formula="of:=MIN([.C240:.E2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40]+1" office:value-type="currency" office:currency="USD" office:value="239.75">
            <text:p>$239.75</text:p>
          </table:table-cell>
          <table:table-cell table:formula="of:=[.D240]+0.75" office:value-type="currency" office:currency="USD" office:value="184.75">
            <text:p>$184.75</text:p>
          </table:table-cell>
          <table:table-cell office:value-type="currency" office:currency="USD" office:value="34.95">
            <text:p>$34.95</text:p>
          </table:table-cell>
          <table:table-cell table:formula="of:=MIN([.C241:.E2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41]+1" office:value-type="currency" office:currency="USD" office:value="240.75">
            <text:p>$240.75</text:p>
          </table:table-cell>
          <table:table-cell table:formula="of:=[.D241]+0.75" office:value-type="currency" office:currency="USD" office:value="185.5">
            <text:p>$185.50</text:p>
          </table:table-cell>
          <table:table-cell office:value-type="currency" office:currency="USD" office:value="34.95">
            <text:p>$34.95</text:p>
          </table:table-cell>
          <table:table-cell table:formula="of:=MIN([.C242:.E2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42]+1" office:value-type="currency" office:currency="USD" office:value="241.75">
            <text:p>$241.75</text:p>
          </table:table-cell>
          <table:table-cell table:formula="of:=[.D242]+0.75" office:value-type="currency" office:currency="USD" office:value="186.25">
            <text:p>$186.25</text:p>
          </table:table-cell>
          <table:table-cell office:value-type="currency" office:currency="USD" office:value="34.95">
            <text:p>$34.95</text:p>
          </table:table-cell>
          <table:table-cell table:formula="of:=MIN([.C243:.E2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43]+1" office:value-type="currency" office:currency="USD" office:value="242.75">
            <text:p>$242.75</text:p>
          </table:table-cell>
          <table:table-cell table:formula="of:=[.D243]+0.75" office:value-type="currency" office:currency="USD" office:value="187">
            <text:p>$187.00</text:p>
          </table:table-cell>
          <table:table-cell office:value-type="currency" office:currency="USD" office:value="34.95">
            <text:p>$34.95</text:p>
          </table:table-cell>
          <table:table-cell table:formula="of:=MIN([.C244:.E2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44]+1" office:value-type="currency" office:currency="USD" office:value="243.75">
            <text:p>$243.75</text:p>
          </table:table-cell>
          <table:table-cell table:formula="of:=[.D244]+0.75" office:value-type="currency" office:currency="USD" office:value="187.75">
            <text:p>$187.75</text:p>
          </table:table-cell>
          <table:table-cell office:value-type="currency" office:currency="USD" office:value="34.95">
            <text:p>$34.95</text:p>
          </table:table-cell>
          <table:table-cell table:formula="of:=MIN([.C245:.E2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45]+1" office:value-type="currency" office:currency="USD" office:value="244.75">
            <text:p>$244.75</text:p>
          </table:table-cell>
          <table:table-cell table:formula="of:=[.D245]+0.75" office:value-type="currency" office:currency="USD" office:value="188.5">
            <text:p>$188.50</text:p>
          </table:table-cell>
          <table:table-cell office:value-type="currency" office:currency="USD" office:value="34.95">
            <text:p>$34.95</text:p>
          </table:table-cell>
          <table:table-cell table:formula="of:=MIN([.C246:.E2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46]+1" office:value-type="currency" office:currency="USD" office:value="245.75">
            <text:p>$245.75</text:p>
          </table:table-cell>
          <table:table-cell table:formula="of:=[.D246]+0.75" office:value-type="currency" office:currency="USD" office:value="189.25">
            <text:p>$189.25</text:p>
          </table:table-cell>
          <table:table-cell office:value-type="currency" office:currency="USD" office:value="34.95">
            <text:p>$34.95</text:p>
          </table:table-cell>
          <table:table-cell table:formula="of:=MIN([.C247:.E2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47]+1" office:value-type="currency" office:currency="USD" office:value="246.75">
            <text:p>$246.75</text:p>
          </table:table-cell>
          <table:table-cell table:formula="of:=[.D247]+0.75" office:value-type="currency" office:currency="USD" office:value="190">
            <text:p>$190.00</text:p>
          </table:table-cell>
          <table:table-cell office:value-type="currency" office:currency="USD" office:value="34.95">
            <text:p>$34.95</text:p>
          </table:table-cell>
          <table:table-cell table:formula="of:=MIN([.C248:.E2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48]+1" office:value-type="currency" office:currency="USD" office:value="247.75">
            <text:p>$247.75</text:p>
          </table:table-cell>
          <table:table-cell table:formula="of:=[.D248]+0.75" office:value-type="currency" office:currency="USD" office:value="190.75">
            <text:p>$190.75</text:p>
          </table:table-cell>
          <table:table-cell office:value-type="currency" office:currency="USD" office:value="34.95">
            <text:p>$34.95</text:p>
          </table:table-cell>
          <table:table-cell table:formula="of:=MIN([.C249:.E2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49]+1" office:value-type="currency" office:currency="USD" office:value="248.75">
            <text:p>$248.75</text:p>
          </table:table-cell>
          <table:table-cell table:formula="of:=[.D249]+0.75" office:value-type="currency" office:currency="USD" office:value="191.5">
            <text:p>$191.50</text:p>
          </table:table-cell>
          <table:table-cell office:value-type="currency" office:currency="USD" office:value="34.95">
            <text:p>$34.95</text:p>
          </table:table-cell>
          <table:table-cell table:formula="of:=MIN([.C250:.E2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50]+1" office:value-type="currency" office:currency="USD" office:value="249.75">
            <text:p>$249.75</text:p>
          </table:table-cell>
          <table:table-cell table:formula="of:=[.D250]+0.75" office:value-type="currency" office:currency="USD" office:value="192.25">
            <text:p>$192.25</text:p>
          </table:table-cell>
          <table:table-cell office:value-type="currency" office:currency="USD" office:value="34.95">
            <text:p>$34.95</text:p>
          </table:table-cell>
          <table:table-cell table:formula="of:=MIN([.C251:.E2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51]+1" office:value-type="currency" office:currency="USD" office:value="250.75">
            <text:p>$250.75</text:p>
          </table:table-cell>
          <table:table-cell table:formula="of:=[.D251]+0.75" office:value-type="currency" office:currency="USD" office:value="193">
            <text:p>$193.00</text:p>
          </table:table-cell>
          <table:table-cell office:value-type="currency" office:currency="USD" office:value="34.95">
            <text:p>$34.95</text:p>
          </table:table-cell>
          <table:table-cell table:formula="of:=MIN([.C252:.E2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52]+1" office:value-type="currency" office:currency="USD" office:value="251.75">
            <text:p>$251.75</text:p>
          </table:table-cell>
          <table:table-cell table:formula="of:=[.D252]+0.75" office:value-type="currency" office:currency="USD" office:value="193.75">
            <text:p>$193.75</text:p>
          </table:table-cell>
          <table:table-cell office:value-type="currency" office:currency="USD" office:value="34.95">
            <text:p>$34.95</text:p>
          </table:table-cell>
          <table:table-cell table:formula="of:=MIN([.C253:.E2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53]+1" office:value-type="currency" office:currency="USD" office:value="252.75">
            <text:p>$252.75</text:p>
          </table:table-cell>
          <table:table-cell table:formula="of:=[.D253]+0.75" office:value-type="currency" office:currency="USD" office:value="194.5">
            <text:p>$194.50</text:p>
          </table:table-cell>
          <table:table-cell office:value-type="currency" office:currency="USD" office:value="34.95">
            <text:p>$34.95</text:p>
          </table:table-cell>
          <table:table-cell table:formula="of:=MIN([.C254:.E2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54]+1" office:value-type="currency" office:currency="USD" office:value="253.75">
            <text:p>$253.75</text:p>
          </table:table-cell>
          <table:table-cell table:formula="of:=[.D254]+0.75" office:value-type="currency" office:currency="USD" office:value="195.25">
            <text:p>$195.25</text:p>
          </table:table-cell>
          <table:table-cell office:value-type="currency" office:currency="USD" office:value="34.95">
            <text:p>$34.95</text:p>
          </table:table-cell>
          <table:table-cell table:formula="of:=MIN([.C255:.E2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55]+1" office:value-type="currency" office:currency="USD" office:value="254.75">
            <text:p>$254.75</text:p>
          </table:table-cell>
          <table:table-cell table:formula="of:=[.D255]+0.75" office:value-type="currency" office:currency="USD" office:value="196">
            <text:p>$196.00</text:p>
          </table:table-cell>
          <table:table-cell office:value-type="currency" office:currency="USD" office:value="34.95">
            <text:p>$34.95</text:p>
          </table:table-cell>
          <table:table-cell table:formula="of:=MIN([.C256:.E2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56]+1" office:value-type="currency" office:currency="USD" office:value="255.75">
            <text:p>$255.75</text:p>
          </table:table-cell>
          <table:table-cell table:formula="of:=[.D256]+0.75" office:value-type="currency" office:currency="USD" office:value="196.75">
            <text:p>$196.75</text:p>
          </table:table-cell>
          <table:table-cell office:value-type="currency" office:currency="USD" office:value="34.95">
            <text:p>$34.95</text:p>
          </table:table-cell>
          <table:table-cell table:formula="of:=MIN([.C257:.E2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57]+1" office:value-type="currency" office:currency="USD" office:value="256.75">
            <text:p>$256.75</text:p>
          </table:table-cell>
          <table:table-cell table:formula="of:=[.D257]+0.75" office:value-type="currency" office:currency="USD" office:value="197.5">
            <text:p>$197.50</text:p>
          </table:table-cell>
          <table:table-cell office:value-type="currency" office:currency="USD" office:value="34.95">
            <text:p>$34.95</text:p>
          </table:table-cell>
          <table:table-cell table:formula="of:=MIN([.C258:.E2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58]+1" office:value-type="currency" office:currency="USD" office:value="257.75">
            <text:p>$257.75</text:p>
          </table:table-cell>
          <table:table-cell table:formula="of:=[.D258]+0.75" office:value-type="currency" office:currency="USD" office:value="198.25">
            <text:p>$198.25</text:p>
          </table:table-cell>
          <table:table-cell office:value-type="currency" office:currency="USD" office:value="34.95">
            <text:p>$34.95</text:p>
          </table:table-cell>
          <table:table-cell table:formula="of:=MIN([.C259:.E2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59]+1" office:value-type="currency" office:currency="USD" office:value="258.75">
            <text:p>$258.75</text:p>
          </table:table-cell>
          <table:table-cell table:formula="of:=[.D259]+0.75" office:value-type="currency" office:currency="USD" office:value="199">
            <text:p>$199.00</text:p>
          </table:table-cell>
          <table:table-cell office:value-type="currency" office:currency="USD" office:value="34.95">
            <text:p>$34.95</text:p>
          </table:table-cell>
          <table:table-cell table:formula="of:=MIN([.C260:.E2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60]+1" office:value-type="currency" office:currency="USD" office:value="259.75">
            <text:p>$259.75</text:p>
          </table:table-cell>
          <table:table-cell table:formula="of:=[.D260]+0.75" office:value-type="currency" office:currency="USD" office:value="199.75">
            <text:p>$199.75</text:p>
          </table:table-cell>
          <table:table-cell office:value-type="currency" office:currency="USD" office:value="34.95">
            <text:p>$34.95</text:p>
          </table:table-cell>
          <table:table-cell table:formula="of:=MIN([.C261:.E2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61]+1" office:value-type="currency" office:currency="USD" office:value="260.75">
            <text:p>$260.75</text:p>
          </table:table-cell>
          <table:table-cell table:formula="of:=[.D261]+0.75" office:value-type="currency" office:currency="USD" office:value="200.5">
            <text:p>$200.50</text:p>
          </table:table-cell>
          <table:table-cell office:value-type="currency" office:currency="USD" office:value="34.95">
            <text:p>$34.95</text:p>
          </table:table-cell>
          <table:table-cell table:formula="of:=MIN([.C262:.E2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62]+1" office:value-type="currency" office:currency="USD" office:value="261.75">
            <text:p>$261.75</text:p>
          </table:table-cell>
          <table:table-cell table:formula="of:=[.D262]+0.75" office:value-type="currency" office:currency="USD" office:value="201.25">
            <text:p>$201.25</text:p>
          </table:table-cell>
          <table:table-cell office:value-type="currency" office:currency="USD" office:value="34.95">
            <text:p>$34.95</text:p>
          </table:table-cell>
          <table:table-cell table:formula="of:=MIN([.C263:.E2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63]+1" office:value-type="currency" office:currency="USD" office:value="262.75">
            <text:p>$262.75</text:p>
          </table:table-cell>
          <table:table-cell table:formula="of:=[.D263]+0.75" office:value-type="currency" office:currency="USD" office:value="202">
            <text:p>$202.00</text:p>
          </table:table-cell>
          <table:table-cell office:value-type="currency" office:currency="USD" office:value="34.95">
            <text:p>$34.95</text:p>
          </table:table-cell>
          <table:table-cell table:formula="of:=MIN([.C264:.E2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64]+1" office:value-type="currency" office:currency="USD" office:value="263.75">
            <text:p>$263.75</text:p>
          </table:table-cell>
          <table:table-cell table:formula="of:=[.D264]+0.75" office:value-type="currency" office:currency="USD" office:value="202.75">
            <text:p>$202.75</text:p>
          </table:table-cell>
          <table:table-cell office:value-type="currency" office:currency="USD" office:value="34.95">
            <text:p>$34.95</text:p>
          </table:table-cell>
          <table:table-cell table:formula="of:=MIN([.C265:.E2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65]+1" office:value-type="currency" office:currency="USD" office:value="264.75">
            <text:p>$264.75</text:p>
          </table:table-cell>
          <table:table-cell table:formula="of:=[.D265]+0.75" office:value-type="currency" office:currency="USD" office:value="203.5">
            <text:p>$203.50</text:p>
          </table:table-cell>
          <table:table-cell office:value-type="currency" office:currency="USD" office:value="34.95">
            <text:p>$34.95</text:p>
          </table:table-cell>
          <table:table-cell table:formula="of:=MIN([.C266:.E2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66]+1" office:value-type="currency" office:currency="USD" office:value="265.75">
            <text:p>$265.75</text:p>
          </table:table-cell>
          <table:table-cell table:formula="of:=[.D266]+0.75" office:value-type="currency" office:currency="USD" office:value="204.25">
            <text:p>$204.25</text:p>
          </table:table-cell>
          <table:table-cell office:value-type="currency" office:currency="USD" office:value="34.95">
            <text:p>$34.95</text:p>
          </table:table-cell>
          <table:table-cell table:formula="of:=MIN([.C267:.E2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67]+1" office:value-type="currency" office:currency="USD" office:value="266.75">
            <text:p>$266.75</text:p>
          </table:table-cell>
          <table:table-cell table:formula="of:=[.D267]+0.75" office:value-type="currency" office:currency="USD" office:value="205">
            <text:p>$205.00</text:p>
          </table:table-cell>
          <table:table-cell office:value-type="currency" office:currency="USD" office:value="34.95">
            <text:p>$34.95</text:p>
          </table:table-cell>
          <table:table-cell table:formula="of:=MIN([.C268:.E2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68]+1" office:value-type="currency" office:currency="USD" office:value="267.75">
            <text:p>$267.75</text:p>
          </table:table-cell>
          <table:table-cell table:formula="of:=[.D268]+0.75" office:value-type="currency" office:currency="USD" office:value="205.75">
            <text:p>$205.75</text:p>
          </table:table-cell>
          <table:table-cell office:value-type="currency" office:currency="USD" office:value="34.95">
            <text:p>$34.95</text:p>
          </table:table-cell>
          <table:table-cell table:formula="of:=MIN([.C269:.E2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69]+1" office:value-type="currency" office:currency="USD" office:value="268.75">
            <text:p>$268.75</text:p>
          </table:table-cell>
          <table:table-cell table:formula="of:=[.D269]+0.75" office:value-type="currency" office:currency="USD" office:value="206.5">
            <text:p>$206.50</text:p>
          </table:table-cell>
          <table:table-cell office:value-type="currency" office:currency="USD" office:value="34.95">
            <text:p>$34.95</text:p>
          </table:table-cell>
          <table:table-cell table:formula="of:=MIN([.C270:.E2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70]+1" office:value-type="currency" office:currency="USD" office:value="269.75">
            <text:p>$269.75</text:p>
          </table:table-cell>
          <table:table-cell table:formula="of:=[.D270]+0.75" office:value-type="currency" office:currency="USD" office:value="207.25">
            <text:p>$207.25</text:p>
          </table:table-cell>
          <table:table-cell office:value-type="currency" office:currency="USD" office:value="34.95">
            <text:p>$34.95</text:p>
          </table:table-cell>
          <table:table-cell table:formula="of:=MIN([.C271:.E2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71]+1" office:value-type="currency" office:currency="USD" office:value="270.75">
            <text:p>$270.75</text:p>
          </table:table-cell>
          <table:table-cell table:formula="of:=[.D271]+0.75" office:value-type="currency" office:currency="USD" office:value="208">
            <text:p>$208.00</text:p>
          </table:table-cell>
          <table:table-cell office:value-type="currency" office:currency="USD" office:value="34.95">
            <text:p>$34.95</text:p>
          </table:table-cell>
          <table:table-cell table:formula="of:=MIN([.C272:.E2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72]+1" office:value-type="currency" office:currency="USD" office:value="271.75">
            <text:p>$271.75</text:p>
          </table:table-cell>
          <table:table-cell table:formula="of:=[.D272]+0.75" office:value-type="currency" office:currency="USD" office:value="208.75">
            <text:p>$208.75</text:p>
          </table:table-cell>
          <table:table-cell office:value-type="currency" office:currency="USD" office:value="34.95">
            <text:p>$34.95</text:p>
          </table:table-cell>
          <table:table-cell table:formula="of:=MIN([.C273:.E2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73]+1" office:value-type="currency" office:currency="USD" office:value="272.75">
            <text:p>$272.75</text:p>
          </table:table-cell>
          <table:table-cell table:formula="of:=[.D273]+0.75" office:value-type="currency" office:currency="USD" office:value="209.5">
            <text:p>$209.50</text:p>
          </table:table-cell>
          <table:table-cell office:value-type="currency" office:currency="USD" office:value="34.95">
            <text:p>$34.95</text:p>
          </table:table-cell>
          <table:table-cell table:formula="of:=MIN([.C274:.E2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74]+1" office:value-type="currency" office:currency="USD" office:value="273.75">
            <text:p>$273.75</text:p>
          </table:table-cell>
          <table:table-cell table:formula="of:=[.D274]+0.75" office:value-type="currency" office:currency="USD" office:value="210.25">
            <text:p>$210.25</text:p>
          </table:table-cell>
          <table:table-cell office:value-type="currency" office:currency="USD" office:value="34.95">
            <text:p>$34.95</text:p>
          </table:table-cell>
          <table:table-cell table:formula="of:=MIN([.C275:.E2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75]+1" office:value-type="currency" office:currency="USD" office:value="274.75">
            <text:p>$274.75</text:p>
          </table:table-cell>
          <table:table-cell table:formula="of:=[.D275]+0.75" office:value-type="currency" office:currency="USD" office:value="211">
            <text:p>$211.00</text:p>
          </table:table-cell>
          <table:table-cell office:value-type="currency" office:currency="USD" office:value="34.95">
            <text:p>$34.95</text:p>
          </table:table-cell>
          <table:table-cell table:formula="of:=MIN([.C276:.E2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76]+1" office:value-type="currency" office:currency="USD" office:value="275.75">
            <text:p>$275.75</text:p>
          </table:table-cell>
          <table:table-cell table:formula="of:=[.D276]+0.75" office:value-type="currency" office:currency="USD" office:value="211.75">
            <text:p>$211.75</text:p>
          </table:table-cell>
          <table:table-cell office:value-type="currency" office:currency="USD" office:value="34.95">
            <text:p>$34.95</text:p>
          </table:table-cell>
          <table:table-cell table:formula="of:=MIN([.C277:.E2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77]+1" office:value-type="currency" office:currency="USD" office:value="276.75">
            <text:p>$276.75</text:p>
          </table:table-cell>
          <table:table-cell table:formula="of:=[.D277]+0.75" office:value-type="currency" office:currency="USD" office:value="212.5">
            <text:p>$212.50</text:p>
          </table:table-cell>
          <table:table-cell office:value-type="currency" office:currency="USD" office:value="34.95">
            <text:p>$34.95</text:p>
          </table:table-cell>
          <table:table-cell table:formula="of:=MIN([.C278:.E2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78]+1" office:value-type="currency" office:currency="USD" office:value="277.75">
            <text:p>$277.75</text:p>
          </table:table-cell>
          <table:table-cell table:formula="of:=[.D278]+0.75" office:value-type="currency" office:currency="USD" office:value="213.25">
            <text:p>$213.25</text:p>
          </table:table-cell>
          <table:table-cell office:value-type="currency" office:currency="USD" office:value="34.95">
            <text:p>$34.95</text:p>
          </table:table-cell>
          <table:table-cell table:formula="of:=MIN([.C279:.E2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79]+1" office:value-type="currency" office:currency="USD" office:value="278.75">
            <text:p>$278.75</text:p>
          </table:table-cell>
          <table:table-cell table:formula="of:=[.D279]+0.75" office:value-type="currency" office:currency="USD" office:value="214">
            <text:p>$214.00</text:p>
          </table:table-cell>
          <table:table-cell office:value-type="currency" office:currency="USD" office:value="34.95">
            <text:p>$34.95</text:p>
          </table:table-cell>
          <table:table-cell table:formula="of:=MIN([.C280:.E2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80]+1" office:value-type="currency" office:currency="USD" office:value="279.75">
            <text:p>$279.75</text:p>
          </table:table-cell>
          <table:table-cell table:formula="of:=[.D280]+0.75" office:value-type="currency" office:currency="USD" office:value="214.75">
            <text:p>$214.75</text:p>
          </table:table-cell>
          <table:table-cell office:value-type="currency" office:currency="USD" office:value="34.95">
            <text:p>$34.95</text:p>
          </table:table-cell>
          <table:table-cell table:formula="of:=MIN([.C281:.E2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81]+1" office:value-type="currency" office:currency="USD" office:value="280.75">
            <text:p>$280.75</text:p>
          </table:table-cell>
          <table:table-cell table:formula="of:=[.D281]+0.75" office:value-type="currency" office:currency="USD" office:value="215.5">
            <text:p>$215.50</text:p>
          </table:table-cell>
          <table:table-cell office:value-type="currency" office:currency="USD" office:value="34.95">
            <text:p>$34.95</text:p>
          </table:table-cell>
          <table:table-cell table:formula="of:=MIN([.C282:.E2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82]+1" office:value-type="currency" office:currency="USD" office:value="281.75">
            <text:p>$281.75</text:p>
          </table:table-cell>
          <table:table-cell table:formula="of:=[.D282]+0.75" office:value-type="currency" office:currency="USD" office:value="216.25">
            <text:p>$216.25</text:p>
          </table:table-cell>
          <table:table-cell office:value-type="currency" office:currency="USD" office:value="34.95">
            <text:p>$34.95</text:p>
          </table:table-cell>
          <table:table-cell table:formula="of:=MIN([.C283:.E2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83]+1" office:value-type="currency" office:currency="USD" office:value="282.75">
            <text:p>$282.75</text:p>
          </table:table-cell>
          <table:table-cell table:formula="of:=[.D283]+0.75" office:value-type="currency" office:currency="USD" office:value="217">
            <text:p>$217.00</text:p>
          </table:table-cell>
          <table:table-cell office:value-type="currency" office:currency="USD" office:value="34.95">
            <text:p>$34.95</text:p>
          </table:table-cell>
          <table:table-cell table:formula="of:=MIN([.C284:.E2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84]+1" office:value-type="currency" office:currency="USD" office:value="283.75">
            <text:p>$283.75</text:p>
          </table:table-cell>
          <table:table-cell table:formula="of:=[.D284]+0.75" office:value-type="currency" office:currency="USD" office:value="217.75">
            <text:p>$217.75</text:p>
          </table:table-cell>
          <table:table-cell office:value-type="currency" office:currency="USD" office:value="34.95">
            <text:p>$34.95</text:p>
          </table:table-cell>
          <table:table-cell table:formula="of:=MIN([.C285:.E2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85]+1" office:value-type="currency" office:currency="USD" office:value="284.75">
            <text:p>$284.75</text:p>
          </table:table-cell>
          <table:table-cell table:formula="of:=[.D285]+0.75" office:value-type="currency" office:currency="USD" office:value="218.5">
            <text:p>$218.50</text:p>
          </table:table-cell>
          <table:table-cell office:value-type="currency" office:currency="USD" office:value="34.95">
            <text:p>$34.95</text:p>
          </table:table-cell>
          <table:table-cell table:formula="of:=MIN([.C286:.E2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86]+1" office:value-type="currency" office:currency="USD" office:value="285.75">
            <text:p>$285.75</text:p>
          </table:table-cell>
          <table:table-cell table:formula="of:=[.D286]+0.75" office:value-type="currency" office:currency="USD" office:value="219.25">
            <text:p>$219.25</text:p>
          </table:table-cell>
          <table:table-cell office:value-type="currency" office:currency="USD" office:value="34.95">
            <text:p>$34.95</text:p>
          </table:table-cell>
          <table:table-cell table:formula="of:=MIN([.C287:.E2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87]+1" office:value-type="currency" office:currency="USD" office:value="286.75">
            <text:p>$286.75</text:p>
          </table:table-cell>
          <table:table-cell table:formula="of:=[.D287]+0.75" office:value-type="currency" office:currency="USD" office:value="220">
            <text:p>$220.00</text:p>
          </table:table-cell>
          <table:table-cell office:value-type="currency" office:currency="USD" office:value="34.95">
            <text:p>$34.95</text:p>
          </table:table-cell>
          <table:table-cell table:formula="of:=MIN([.C288:.E2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88]+1" office:value-type="currency" office:currency="USD" office:value="287.75">
            <text:p>$287.75</text:p>
          </table:table-cell>
          <table:table-cell table:formula="of:=[.D288]+0.75" office:value-type="currency" office:currency="USD" office:value="220.75">
            <text:p>$220.75</text:p>
          </table:table-cell>
          <table:table-cell office:value-type="currency" office:currency="USD" office:value="34.95">
            <text:p>$34.95</text:p>
          </table:table-cell>
          <table:table-cell table:formula="of:=MIN([.C289:.E2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89]+1" office:value-type="currency" office:currency="USD" office:value="288.75">
            <text:p>$288.75</text:p>
          </table:table-cell>
          <table:table-cell table:formula="of:=[.D289]+0.75" office:value-type="currency" office:currency="USD" office:value="221.5">
            <text:p>$221.50</text:p>
          </table:table-cell>
          <table:table-cell office:value-type="currency" office:currency="USD" office:value="34.95">
            <text:p>$34.95</text:p>
          </table:table-cell>
          <table:table-cell table:formula="of:=MIN([.C290:.E2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90]+1" office:value-type="currency" office:currency="USD" office:value="289.75">
            <text:p>$289.75</text:p>
          </table:table-cell>
          <table:table-cell table:formula="of:=[.D290]+0.75" office:value-type="currency" office:currency="USD" office:value="222.25">
            <text:p>$222.25</text:p>
          </table:table-cell>
          <table:table-cell office:value-type="currency" office:currency="USD" office:value="34.95">
            <text:p>$34.95</text:p>
          </table:table-cell>
          <table:table-cell table:formula="of:=MIN([.C291:.E2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91]+1" office:value-type="currency" office:currency="USD" office:value="290.75">
            <text:p>$290.75</text:p>
          </table:table-cell>
          <table:table-cell table:formula="of:=[.D291]+0.75" office:value-type="currency" office:currency="USD" office:value="223">
            <text:p>$223.00</text:p>
          </table:table-cell>
          <table:table-cell office:value-type="currency" office:currency="USD" office:value="34.95">
            <text:p>$34.95</text:p>
          </table:table-cell>
          <table:table-cell table:formula="of:=MIN([.C292:.E2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292]+1" office:value-type="currency" office:currency="USD" office:value="291.75">
            <text:p>$291.75</text:p>
          </table:table-cell>
          <table:table-cell table:formula="of:=[.D292]+0.75" office:value-type="currency" office:currency="USD" office:value="223.75">
            <text:p>$223.75</text:p>
          </table:table-cell>
          <table:table-cell office:value-type="currency" office:currency="USD" office:value="34.95">
            <text:p>$34.95</text:p>
          </table:table-cell>
          <table:table-cell table:formula="of:=MIN([.C293:.E2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293]+1" office:value-type="currency" office:currency="USD" office:value="292.75">
            <text:p>$292.75</text:p>
          </table:table-cell>
          <table:table-cell table:formula="of:=[.D293]+0.75" office:value-type="currency" office:currency="USD" office:value="224.5">
            <text:p>$224.50</text:p>
          </table:table-cell>
          <table:table-cell office:value-type="currency" office:currency="USD" office:value="34.95">
            <text:p>$34.95</text:p>
          </table:table-cell>
          <table:table-cell table:formula="of:=MIN([.C294:.E2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294]+1" office:value-type="currency" office:currency="USD" office:value="293.75">
            <text:p>$293.75</text:p>
          </table:table-cell>
          <table:table-cell table:formula="of:=[.D294]+0.75" office:value-type="currency" office:currency="USD" office:value="225.25">
            <text:p>$225.25</text:p>
          </table:table-cell>
          <table:table-cell office:value-type="currency" office:currency="USD" office:value="34.95">
            <text:p>$34.95</text:p>
          </table:table-cell>
          <table:table-cell table:formula="of:=MIN([.C295:.E2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295]+1" office:value-type="currency" office:currency="USD" office:value="294.75">
            <text:p>$294.75</text:p>
          </table:table-cell>
          <table:table-cell table:formula="of:=[.D295]+0.75" office:value-type="currency" office:currency="USD" office:value="226">
            <text:p>$226.00</text:p>
          </table:table-cell>
          <table:table-cell office:value-type="currency" office:currency="USD" office:value="34.95">
            <text:p>$34.95</text:p>
          </table:table-cell>
          <table:table-cell table:formula="of:=MIN([.C296:.E2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296]+1" office:value-type="currency" office:currency="USD" office:value="295.75">
            <text:p>$295.75</text:p>
          </table:table-cell>
          <table:table-cell table:formula="of:=[.D296]+0.75" office:value-type="currency" office:currency="USD" office:value="226.75">
            <text:p>$226.75</text:p>
          </table:table-cell>
          <table:table-cell office:value-type="currency" office:currency="USD" office:value="34.95">
            <text:p>$34.95</text:p>
          </table:table-cell>
          <table:table-cell table:formula="of:=MIN([.C297:.E2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297]+1" office:value-type="currency" office:currency="USD" office:value="296.75">
            <text:p>$296.75</text:p>
          </table:table-cell>
          <table:table-cell table:formula="of:=[.D297]+0.75" office:value-type="currency" office:currency="USD" office:value="227.5">
            <text:p>$227.50</text:p>
          </table:table-cell>
          <table:table-cell office:value-type="currency" office:currency="USD" office:value="34.95">
            <text:p>$34.95</text:p>
          </table:table-cell>
          <table:table-cell table:formula="of:=MIN([.C298:.E2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298]+1" office:value-type="currency" office:currency="USD" office:value="297.75">
            <text:p>$297.75</text:p>
          </table:table-cell>
          <table:table-cell table:formula="of:=[.D298]+0.75" office:value-type="currency" office:currency="USD" office:value="228.25">
            <text:p>$228.25</text:p>
          </table:table-cell>
          <table:table-cell office:value-type="currency" office:currency="USD" office:value="34.95">
            <text:p>$34.95</text:p>
          </table:table-cell>
          <table:table-cell table:formula="of:=MIN([.C299:.E2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299]+1" office:value-type="currency" office:currency="USD" office:value="298.75">
            <text:p>$298.75</text:p>
          </table:table-cell>
          <table:table-cell table:formula="of:=[.D299]+0.75" office:value-type="currency" office:currency="USD" office:value="229">
            <text:p>$229.00</text:p>
          </table:table-cell>
          <table:table-cell office:value-type="currency" office:currency="USD" office:value="34.95">
            <text:p>$34.95</text:p>
          </table:table-cell>
          <table:table-cell table:formula="of:=MIN([.C300:.E3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300]+1" office:value-type="currency" office:currency="USD" office:value="299.75">
            <text:p>$299.75</text:p>
          </table:table-cell>
          <table:table-cell table:formula="of:=[.D300]+0.75" office:value-type="currency" office:currency="USD" office:value="229.75">
            <text:p>$229.75</text:p>
          </table:table-cell>
          <table:table-cell office:value-type="currency" office:currency="USD" office:value="34.95">
            <text:p>$34.95</text:p>
          </table:table-cell>
          <table:table-cell table:formula="of:=MIN([.C301:.E3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301]+1" office:value-type="currency" office:currency="USD" office:value="300.75">
            <text:p>$300.75</text:p>
          </table:table-cell>
          <table:table-cell table:formula="of:=[.D301]+0.75" office:value-type="currency" office:currency="USD" office:value="230.5">
            <text:p>$230.50</text:p>
          </table:table-cell>
          <table:table-cell office:value-type="currency" office:currency="USD" office:value="34.95">
            <text:p>$34.95</text:p>
          </table:table-cell>
          <table:table-cell table:formula="of:=MIN([.C302:.E3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302]+1" office:value-type="currency" office:currency="USD" office:value="301.75">
            <text:p>$301.75</text:p>
          </table:table-cell>
          <table:table-cell table:formula="of:=[.D302]+0.75" office:value-type="currency" office:currency="USD" office:value="231.25">
            <text:p>$231.25</text:p>
          </table:table-cell>
          <table:table-cell office:value-type="currency" office:currency="USD" office:value="34.95">
            <text:p>$34.95</text:p>
          </table:table-cell>
          <table:table-cell table:formula="of:=MIN([.C303:.E3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303]+1" office:value-type="currency" office:currency="USD" office:value="302.75">
            <text:p>$302.75</text:p>
          </table:table-cell>
          <table:table-cell table:formula="of:=[.D303]+0.75" office:value-type="currency" office:currency="USD" office:value="232">
            <text:p>$232.00</text:p>
          </table:table-cell>
          <table:table-cell office:value-type="currency" office:currency="USD" office:value="34.95">
            <text:p>$34.95</text:p>
          </table:table-cell>
          <table:table-cell table:formula="of:=MIN([.C304:.E3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304]+1" office:value-type="currency" office:currency="USD" office:value="303.75">
            <text:p>$303.75</text:p>
          </table:table-cell>
          <table:table-cell table:formula="of:=[.D304]+0.75" office:value-type="currency" office:currency="USD" office:value="232.75">
            <text:p>$232.75</text:p>
          </table:table-cell>
          <table:table-cell office:value-type="currency" office:currency="USD" office:value="34.95">
            <text:p>$34.95</text:p>
          </table:table-cell>
          <table:table-cell table:formula="of:=MIN([.C305:.E3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305]+1" office:value-type="currency" office:currency="USD" office:value="304.75">
            <text:p>$304.75</text:p>
          </table:table-cell>
          <table:table-cell table:formula="of:=[.D305]+0.75" office:value-type="currency" office:currency="USD" office:value="233.5">
            <text:p>$233.50</text:p>
          </table:table-cell>
          <table:table-cell office:value-type="currency" office:currency="USD" office:value="34.95">
            <text:p>$34.95</text:p>
          </table:table-cell>
          <table:table-cell table:formula="of:=MIN([.C306:.E3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306]+1" office:value-type="currency" office:currency="USD" office:value="305.75">
            <text:p>$305.75</text:p>
          </table:table-cell>
          <table:table-cell table:formula="of:=[.D306]+0.75" office:value-type="currency" office:currency="USD" office:value="234.25">
            <text:p>$234.25</text:p>
          </table:table-cell>
          <table:table-cell office:value-type="currency" office:currency="USD" office:value="34.95">
            <text:p>$34.95</text:p>
          </table:table-cell>
          <table:table-cell table:formula="of:=MIN([.C307:.E3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307]+1" office:value-type="currency" office:currency="USD" office:value="306.75">
            <text:p>$306.75</text:p>
          </table:table-cell>
          <table:table-cell table:formula="of:=[.D307]+0.75" office:value-type="currency" office:currency="USD" office:value="235">
            <text:p>$235.00</text:p>
          </table:table-cell>
          <table:table-cell office:value-type="currency" office:currency="USD" office:value="34.95">
            <text:p>$34.95</text:p>
          </table:table-cell>
          <table:table-cell table:formula="of:=MIN([.C308:.E3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08]+1" office:value-type="currency" office:currency="USD" office:value="307.75">
            <text:p>$307.75</text:p>
          </table:table-cell>
          <table:table-cell table:formula="of:=[.D308]+0.75" office:value-type="currency" office:currency="USD" office:value="235.75">
            <text:p>$235.75</text:p>
          </table:table-cell>
          <table:table-cell office:value-type="currency" office:currency="USD" office:value="34.95">
            <text:p>$34.95</text:p>
          </table:table-cell>
          <table:table-cell table:formula="of:=MIN([.C309:.E3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09]+1" office:value-type="currency" office:currency="USD" office:value="308.75">
            <text:p>$308.75</text:p>
          </table:table-cell>
          <table:table-cell table:formula="of:=[.D309]+0.75" office:value-type="currency" office:currency="USD" office:value="236.5">
            <text:p>$236.50</text:p>
          </table:table-cell>
          <table:table-cell office:value-type="currency" office:currency="USD" office:value="34.95">
            <text:p>$34.95</text:p>
          </table:table-cell>
          <table:table-cell table:formula="of:=MIN([.C310:.E3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10]+1" office:value-type="currency" office:currency="USD" office:value="309.75">
            <text:p>$309.75</text:p>
          </table:table-cell>
          <table:table-cell table:formula="of:=[.D310]+0.75" office:value-type="currency" office:currency="USD" office:value="237.25">
            <text:p>$237.25</text:p>
          </table:table-cell>
          <table:table-cell office:value-type="currency" office:currency="USD" office:value="34.95">
            <text:p>$34.95</text:p>
          </table:table-cell>
          <table:table-cell table:formula="of:=MIN([.C311:.E3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11]+1" office:value-type="currency" office:currency="USD" office:value="310.75">
            <text:p>$310.75</text:p>
          </table:table-cell>
          <table:table-cell table:formula="of:=[.D311]+0.75" office:value-type="currency" office:currency="USD" office:value="238">
            <text:p>$238.00</text:p>
          </table:table-cell>
          <table:table-cell office:value-type="currency" office:currency="USD" office:value="34.95">
            <text:p>$34.95</text:p>
          </table:table-cell>
          <table:table-cell table:formula="of:=MIN([.C312:.E3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12]+1" office:value-type="currency" office:currency="USD" office:value="311.75">
            <text:p>$311.75</text:p>
          </table:table-cell>
          <table:table-cell table:formula="of:=[.D312]+0.75" office:value-type="currency" office:currency="USD" office:value="238.75">
            <text:p>$238.75</text:p>
          </table:table-cell>
          <table:table-cell office:value-type="currency" office:currency="USD" office:value="34.95">
            <text:p>$34.95</text:p>
          </table:table-cell>
          <table:table-cell table:formula="of:=MIN([.C313:.E3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13]+1" office:value-type="currency" office:currency="USD" office:value="312.75">
            <text:p>$312.75</text:p>
          </table:table-cell>
          <table:table-cell table:formula="of:=[.D313]+0.75" office:value-type="currency" office:currency="USD" office:value="239.5">
            <text:p>$239.50</text:p>
          </table:table-cell>
          <table:table-cell office:value-type="currency" office:currency="USD" office:value="34.95">
            <text:p>$34.95</text:p>
          </table:table-cell>
          <table:table-cell table:formula="of:=MIN([.C314:.E3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14]+1" office:value-type="currency" office:currency="USD" office:value="313.75">
            <text:p>$313.75</text:p>
          </table:table-cell>
          <table:table-cell table:formula="of:=[.D314]+0.75" office:value-type="currency" office:currency="USD" office:value="240.25">
            <text:p>$240.25</text:p>
          </table:table-cell>
          <table:table-cell office:value-type="currency" office:currency="USD" office:value="34.95">
            <text:p>$34.95</text:p>
          </table:table-cell>
          <table:table-cell table:formula="of:=MIN([.C315:.E3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15]+1" office:value-type="currency" office:currency="USD" office:value="314.75">
            <text:p>$314.75</text:p>
          </table:table-cell>
          <table:table-cell table:formula="of:=[.D315]+0.75" office:value-type="currency" office:currency="USD" office:value="241">
            <text:p>$241.00</text:p>
          </table:table-cell>
          <table:table-cell office:value-type="currency" office:currency="USD" office:value="34.95">
            <text:p>$34.95</text:p>
          </table:table-cell>
          <table:table-cell table:formula="of:=MIN([.C316:.E3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16]+1" office:value-type="currency" office:currency="USD" office:value="315.75">
            <text:p>$315.75</text:p>
          </table:table-cell>
          <table:table-cell table:formula="of:=[.D316]+0.75" office:value-type="currency" office:currency="USD" office:value="241.75">
            <text:p>$241.75</text:p>
          </table:table-cell>
          <table:table-cell office:value-type="currency" office:currency="USD" office:value="34.95">
            <text:p>$34.95</text:p>
          </table:table-cell>
          <table:table-cell table:formula="of:=MIN([.C317:.E3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17]+1" office:value-type="currency" office:currency="USD" office:value="316.75">
            <text:p>$316.75</text:p>
          </table:table-cell>
          <table:table-cell table:formula="of:=[.D317]+0.75" office:value-type="currency" office:currency="USD" office:value="242.5">
            <text:p>$242.50</text:p>
          </table:table-cell>
          <table:table-cell office:value-type="currency" office:currency="USD" office:value="34.95">
            <text:p>$34.95</text:p>
          </table:table-cell>
          <table:table-cell table:formula="of:=MIN([.C318:.E3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18]+1" office:value-type="currency" office:currency="USD" office:value="317.75">
            <text:p>$317.75</text:p>
          </table:table-cell>
          <table:table-cell table:formula="of:=[.D318]+0.75" office:value-type="currency" office:currency="USD" office:value="243.25">
            <text:p>$243.25</text:p>
          </table:table-cell>
          <table:table-cell office:value-type="currency" office:currency="USD" office:value="34.95">
            <text:p>$34.95</text:p>
          </table:table-cell>
          <table:table-cell table:formula="of:=MIN([.C319:.E3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19]+1" office:value-type="currency" office:currency="USD" office:value="318.75">
            <text:p>$318.75</text:p>
          </table:table-cell>
          <table:table-cell table:formula="of:=[.D319]+0.75" office:value-type="currency" office:currency="USD" office:value="244">
            <text:p>$244.00</text:p>
          </table:table-cell>
          <table:table-cell office:value-type="currency" office:currency="USD" office:value="34.95">
            <text:p>$34.95</text:p>
          </table:table-cell>
          <table:table-cell table:formula="of:=MIN([.C320:.E3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20]+1" office:value-type="currency" office:currency="USD" office:value="319.75">
            <text:p>$319.75</text:p>
          </table:table-cell>
          <table:table-cell table:formula="of:=[.D320]+0.75" office:value-type="currency" office:currency="USD" office:value="244.75">
            <text:p>$244.75</text:p>
          </table:table-cell>
          <table:table-cell office:value-type="currency" office:currency="USD" office:value="34.95">
            <text:p>$34.95</text:p>
          </table:table-cell>
          <table:table-cell table:formula="of:=MIN([.C321:.E3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21]+1" office:value-type="currency" office:currency="USD" office:value="320.75">
            <text:p>$320.75</text:p>
          </table:table-cell>
          <table:table-cell table:formula="of:=[.D321]+0.75" office:value-type="currency" office:currency="USD" office:value="245.5">
            <text:p>$245.50</text:p>
          </table:table-cell>
          <table:table-cell office:value-type="currency" office:currency="USD" office:value="34.95">
            <text:p>$34.95</text:p>
          </table:table-cell>
          <table:table-cell table:formula="of:=MIN([.C322:.E3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22]+1" office:value-type="currency" office:currency="USD" office:value="321.75">
            <text:p>$321.75</text:p>
          </table:table-cell>
          <table:table-cell table:formula="of:=[.D322]+0.75" office:value-type="currency" office:currency="USD" office:value="246.25">
            <text:p>$246.25</text:p>
          </table:table-cell>
          <table:table-cell office:value-type="currency" office:currency="USD" office:value="34.95">
            <text:p>$34.95</text:p>
          </table:table-cell>
          <table:table-cell table:formula="of:=MIN([.C323:.E3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23]+1" office:value-type="currency" office:currency="USD" office:value="322.75">
            <text:p>$322.75</text:p>
          </table:table-cell>
          <table:table-cell table:formula="of:=[.D323]+0.75" office:value-type="currency" office:currency="USD" office:value="247">
            <text:p>$247.00</text:p>
          </table:table-cell>
          <table:table-cell office:value-type="currency" office:currency="USD" office:value="34.95">
            <text:p>$34.95</text:p>
          </table:table-cell>
          <table:table-cell table:formula="of:=MIN([.C324:.E3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24]+1" office:value-type="currency" office:currency="USD" office:value="323.75">
            <text:p>$323.75</text:p>
          </table:table-cell>
          <table:table-cell table:formula="of:=[.D324]+0.75" office:value-type="currency" office:currency="USD" office:value="247.75">
            <text:p>$247.75</text:p>
          </table:table-cell>
          <table:table-cell office:value-type="currency" office:currency="USD" office:value="34.95">
            <text:p>$34.95</text:p>
          </table:table-cell>
          <table:table-cell table:formula="of:=MIN([.C325:.E3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25]+1" office:value-type="currency" office:currency="USD" office:value="324.75">
            <text:p>$324.75</text:p>
          </table:table-cell>
          <table:table-cell table:formula="of:=[.D325]+0.75" office:value-type="currency" office:currency="USD" office:value="248.5">
            <text:p>$248.50</text:p>
          </table:table-cell>
          <table:table-cell office:value-type="currency" office:currency="USD" office:value="34.95">
            <text:p>$34.95</text:p>
          </table:table-cell>
          <table:table-cell table:formula="of:=MIN([.C326:.E3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26]+1" office:value-type="currency" office:currency="USD" office:value="325.75">
            <text:p>$325.75</text:p>
          </table:table-cell>
          <table:table-cell table:formula="of:=[.D326]+0.75" office:value-type="currency" office:currency="USD" office:value="249.25">
            <text:p>$249.25</text:p>
          </table:table-cell>
          <table:table-cell office:value-type="currency" office:currency="USD" office:value="34.95">
            <text:p>$34.95</text:p>
          </table:table-cell>
          <table:table-cell table:formula="of:=MIN([.C327:.E3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27]+1" office:value-type="currency" office:currency="USD" office:value="326.75">
            <text:p>$326.75</text:p>
          </table:table-cell>
          <table:table-cell table:formula="of:=[.D327]+0.75" office:value-type="currency" office:currency="USD" office:value="250">
            <text:p>$250.00</text:p>
          </table:table-cell>
          <table:table-cell office:value-type="currency" office:currency="USD" office:value="34.95">
            <text:p>$34.95</text:p>
          </table:table-cell>
          <table:table-cell table:formula="of:=MIN([.C328:.E3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28]+1" office:value-type="currency" office:currency="USD" office:value="327.75">
            <text:p>$327.75</text:p>
          </table:table-cell>
          <table:table-cell table:formula="of:=[.D328]+0.75" office:value-type="currency" office:currency="USD" office:value="250.75">
            <text:p>$250.75</text:p>
          </table:table-cell>
          <table:table-cell office:value-type="currency" office:currency="USD" office:value="34.95">
            <text:p>$34.95</text:p>
          </table:table-cell>
          <table:table-cell table:formula="of:=MIN([.C329:.E3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29]+1" office:value-type="currency" office:currency="USD" office:value="328.75">
            <text:p>$328.75</text:p>
          </table:table-cell>
          <table:table-cell table:formula="of:=[.D329]+0.75" office:value-type="currency" office:currency="USD" office:value="251.5">
            <text:p>$251.50</text:p>
          </table:table-cell>
          <table:table-cell office:value-type="currency" office:currency="USD" office:value="34.95">
            <text:p>$34.95</text:p>
          </table:table-cell>
          <table:table-cell table:formula="of:=MIN([.C330:.E3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30]+1" office:value-type="currency" office:currency="USD" office:value="329.75">
            <text:p>$329.75</text:p>
          </table:table-cell>
          <table:table-cell table:formula="of:=[.D330]+0.75" office:value-type="currency" office:currency="USD" office:value="252.25">
            <text:p>$252.25</text:p>
          </table:table-cell>
          <table:table-cell office:value-type="currency" office:currency="USD" office:value="34.95">
            <text:p>$34.95</text:p>
          </table:table-cell>
          <table:table-cell table:formula="of:=MIN([.C331:.E3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31]+1" office:value-type="currency" office:currency="USD" office:value="330.75">
            <text:p>$330.75</text:p>
          </table:table-cell>
          <table:table-cell table:formula="of:=[.D331]+0.75" office:value-type="currency" office:currency="USD" office:value="253">
            <text:p>$253.00</text:p>
          </table:table-cell>
          <table:table-cell office:value-type="currency" office:currency="USD" office:value="34.95">
            <text:p>$34.95</text:p>
          </table:table-cell>
          <table:table-cell table:formula="of:=MIN([.C332:.E3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32]+1" office:value-type="currency" office:currency="USD" office:value="331.75">
            <text:p>$331.75</text:p>
          </table:table-cell>
          <table:table-cell table:formula="of:=[.D332]+0.75" office:value-type="currency" office:currency="USD" office:value="253.75">
            <text:p>$253.75</text:p>
          </table:table-cell>
          <table:table-cell office:value-type="currency" office:currency="USD" office:value="34.95">
            <text:p>$34.95</text:p>
          </table:table-cell>
          <table:table-cell table:formula="of:=MIN([.C333:.E3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33]+1" office:value-type="currency" office:currency="USD" office:value="332.75">
            <text:p>$332.75</text:p>
          </table:table-cell>
          <table:table-cell table:formula="of:=[.D333]+0.75" office:value-type="currency" office:currency="USD" office:value="254.5">
            <text:p>$254.50</text:p>
          </table:table-cell>
          <table:table-cell office:value-type="currency" office:currency="USD" office:value="34.95">
            <text:p>$34.95</text:p>
          </table:table-cell>
          <table:table-cell table:formula="of:=MIN([.C334:.E3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34]+1" office:value-type="currency" office:currency="USD" office:value="333.75">
            <text:p>$333.75</text:p>
          </table:table-cell>
          <table:table-cell table:formula="of:=[.D334]+0.75" office:value-type="currency" office:currency="USD" office:value="255.25">
            <text:p>$255.25</text:p>
          </table:table-cell>
          <table:table-cell office:value-type="currency" office:currency="USD" office:value="34.95">
            <text:p>$34.95</text:p>
          </table:table-cell>
          <table:table-cell table:formula="of:=MIN([.C335:.E3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35]+1" office:value-type="currency" office:currency="USD" office:value="334.75">
            <text:p>$334.75</text:p>
          </table:table-cell>
          <table:table-cell table:formula="of:=[.D335]+0.75" office:value-type="currency" office:currency="USD" office:value="256">
            <text:p>$256.00</text:p>
          </table:table-cell>
          <table:table-cell office:value-type="currency" office:currency="USD" office:value="34.95">
            <text:p>$34.95</text:p>
          </table:table-cell>
          <table:table-cell table:formula="of:=MIN([.C336:.E3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36]+1" office:value-type="currency" office:currency="USD" office:value="335.75">
            <text:p>$335.75</text:p>
          </table:table-cell>
          <table:table-cell table:formula="of:=[.D336]+0.75" office:value-type="currency" office:currency="USD" office:value="256.75">
            <text:p>$256.75</text:p>
          </table:table-cell>
          <table:table-cell office:value-type="currency" office:currency="USD" office:value="34.95">
            <text:p>$34.95</text:p>
          </table:table-cell>
          <table:table-cell table:formula="of:=MIN([.C337:.E3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37]+1" office:value-type="currency" office:currency="USD" office:value="336.75">
            <text:p>$336.75</text:p>
          </table:table-cell>
          <table:table-cell table:formula="of:=[.D337]+0.75" office:value-type="currency" office:currency="USD" office:value="257.5">
            <text:p>$257.50</text:p>
          </table:table-cell>
          <table:table-cell office:value-type="currency" office:currency="USD" office:value="34.95">
            <text:p>$34.95</text:p>
          </table:table-cell>
          <table:table-cell table:formula="of:=MIN([.C338:.E3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38]+1" office:value-type="currency" office:currency="USD" office:value="337.75">
            <text:p>$337.75</text:p>
          </table:table-cell>
          <table:table-cell table:formula="of:=[.D338]+0.75" office:value-type="currency" office:currency="USD" office:value="258.25">
            <text:p>$258.25</text:p>
          </table:table-cell>
          <table:table-cell office:value-type="currency" office:currency="USD" office:value="34.95">
            <text:p>$34.95</text:p>
          </table:table-cell>
          <table:table-cell table:formula="of:=MIN([.C339:.E3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39]+1" office:value-type="currency" office:currency="USD" office:value="338.75">
            <text:p>$338.75</text:p>
          </table:table-cell>
          <table:table-cell table:formula="of:=[.D339]+0.75" office:value-type="currency" office:currency="USD" office:value="259">
            <text:p>$259.00</text:p>
          </table:table-cell>
          <table:table-cell office:value-type="currency" office:currency="USD" office:value="34.95">
            <text:p>$34.95</text:p>
          </table:table-cell>
          <table:table-cell table:formula="of:=MIN([.C340:.E3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40]+1" office:value-type="currency" office:currency="USD" office:value="339.75">
            <text:p>$339.75</text:p>
          </table:table-cell>
          <table:table-cell table:formula="of:=[.D340]+0.75" office:value-type="currency" office:currency="USD" office:value="259.75">
            <text:p>$259.75</text:p>
          </table:table-cell>
          <table:table-cell office:value-type="currency" office:currency="USD" office:value="34.95">
            <text:p>$34.95</text:p>
          </table:table-cell>
          <table:table-cell table:formula="of:=MIN([.C341:.E3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41]+1" office:value-type="currency" office:currency="USD" office:value="340.75">
            <text:p>$340.75</text:p>
          </table:table-cell>
          <table:table-cell table:formula="of:=[.D341]+0.75" office:value-type="currency" office:currency="USD" office:value="260.5">
            <text:p>$260.50</text:p>
          </table:table-cell>
          <table:table-cell office:value-type="currency" office:currency="USD" office:value="34.95">
            <text:p>$34.95</text:p>
          </table:table-cell>
          <table:table-cell table:formula="of:=MIN([.C342:.E3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42]+1" office:value-type="currency" office:currency="USD" office:value="341.75">
            <text:p>$341.75</text:p>
          </table:table-cell>
          <table:table-cell table:formula="of:=[.D342]+0.75" office:value-type="currency" office:currency="USD" office:value="261.25">
            <text:p>$261.25</text:p>
          </table:table-cell>
          <table:table-cell office:value-type="currency" office:currency="USD" office:value="34.95">
            <text:p>$34.95</text:p>
          </table:table-cell>
          <table:table-cell table:formula="of:=MIN([.C343:.E3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43]+1" office:value-type="currency" office:currency="USD" office:value="342.75">
            <text:p>$342.75</text:p>
          </table:table-cell>
          <table:table-cell table:formula="of:=[.D343]+0.75" office:value-type="currency" office:currency="USD" office:value="262">
            <text:p>$262.00</text:p>
          </table:table-cell>
          <table:table-cell office:value-type="currency" office:currency="USD" office:value="34.95">
            <text:p>$34.95</text:p>
          </table:table-cell>
          <table:table-cell table:formula="of:=MIN([.C344:.E3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44]+1" office:value-type="currency" office:currency="USD" office:value="343.75">
            <text:p>$343.75</text:p>
          </table:table-cell>
          <table:table-cell table:formula="of:=[.D344]+0.75" office:value-type="currency" office:currency="USD" office:value="262.75">
            <text:p>$262.75</text:p>
          </table:table-cell>
          <table:table-cell office:value-type="currency" office:currency="USD" office:value="34.95">
            <text:p>$34.95</text:p>
          </table:table-cell>
          <table:table-cell table:formula="of:=MIN([.C345:.E3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45]+1" office:value-type="currency" office:currency="USD" office:value="344.75">
            <text:p>$344.75</text:p>
          </table:table-cell>
          <table:table-cell table:formula="of:=[.D345]+0.75" office:value-type="currency" office:currency="USD" office:value="263.5">
            <text:p>$263.50</text:p>
          </table:table-cell>
          <table:table-cell office:value-type="currency" office:currency="USD" office:value="34.95">
            <text:p>$34.95</text:p>
          </table:table-cell>
          <table:table-cell table:formula="of:=MIN([.C346:.E3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46]+1" office:value-type="currency" office:currency="USD" office:value="345.75">
            <text:p>$345.75</text:p>
          </table:table-cell>
          <table:table-cell table:formula="of:=[.D346]+0.75" office:value-type="currency" office:currency="USD" office:value="264.25">
            <text:p>$264.25</text:p>
          </table:table-cell>
          <table:table-cell office:value-type="currency" office:currency="USD" office:value="34.95">
            <text:p>$34.95</text:p>
          </table:table-cell>
          <table:table-cell table:formula="of:=MIN([.C347:.E3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47]+1" office:value-type="currency" office:currency="USD" office:value="346.75">
            <text:p>$346.75</text:p>
          </table:table-cell>
          <table:table-cell table:formula="of:=[.D347]+0.75" office:value-type="currency" office:currency="USD" office:value="265">
            <text:p>$265.00</text:p>
          </table:table-cell>
          <table:table-cell office:value-type="currency" office:currency="USD" office:value="34.95">
            <text:p>$34.95</text:p>
          </table:table-cell>
          <table:table-cell table:formula="of:=MIN([.C348:.E3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48]+1" office:value-type="currency" office:currency="USD" office:value="347.75">
            <text:p>$347.75</text:p>
          </table:table-cell>
          <table:table-cell table:formula="of:=[.D348]+0.75" office:value-type="currency" office:currency="USD" office:value="265.75">
            <text:p>$265.75</text:p>
          </table:table-cell>
          <table:table-cell office:value-type="currency" office:currency="USD" office:value="34.95">
            <text:p>$34.95</text:p>
          </table:table-cell>
          <table:table-cell table:formula="of:=MIN([.C349:.E3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49]+1" office:value-type="currency" office:currency="USD" office:value="348.75">
            <text:p>$348.75</text:p>
          </table:table-cell>
          <table:table-cell table:formula="of:=[.D349]+0.75" office:value-type="currency" office:currency="USD" office:value="266.5">
            <text:p>$266.50</text:p>
          </table:table-cell>
          <table:table-cell office:value-type="currency" office:currency="USD" office:value="34.95">
            <text:p>$34.95</text:p>
          </table:table-cell>
          <table:table-cell table:formula="of:=MIN([.C350:.E3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50]+1" office:value-type="currency" office:currency="USD" office:value="349.75">
            <text:p>$349.75</text:p>
          </table:table-cell>
          <table:table-cell table:formula="of:=[.D350]+0.75" office:value-type="currency" office:currency="USD" office:value="267.25">
            <text:p>$267.25</text:p>
          </table:table-cell>
          <table:table-cell office:value-type="currency" office:currency="USD" office:value="34.95">
            <text:p>$34.95</text:p>
          </table:table-cell>
          <table:table-cell table:formula="of:=MIN([.C351:.E3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51]+1" office:value-type="currency" office:currency="USD" office:value="350.75">
            <text:p>$350.75</text:p>
          </table:table-cell>
          <table:table-cell table:formula="of:=[.D351]+0.75" office:value-type="currency" office:currency="USD" office:value="268">
            <text:p>$268.00</text:p>
          </table:table-cell>
          <table:table-cell office:value-type="currency" office:currency="USD" office:value="34.95">
            <text:p>$34.95</text:p>
          </table:table-cell>
          <table:table-cell table:formula="of:=MIN([.C352:.E3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52]+1" office:value-type="currency" office:currency="USD" office:value="351.75">
            <text:p>$351.75</text:p>
          </table:table-cell>
          <table:table-cell table:formula="of:=[.D352]+0.75" office:value-type="currency" office:currency="USD" office:value="268.75">
            <text:p>$268.75</text:p>
          </table:table-cell>
          <table:table-cell office:value-type="currency" office:currency="USD" office:value="34.95">
            <text:p>$34.95</text:p>
          </table:table-cell>
          <table:table-cell table:formula="of:=MIN([.C353:.E3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53]+1" office:value-type="currency" office:currency="USD" office:value="352.75">
            <text:p>$352.75</text:p>
          </table:table-cell>
          <table:table-cell table:formula="of:=[.D353]+0.75" office:value-type="currency" office:currency="USD" office:value="269.5">
            <text:p>$269.50</text:p>
          </table:table-cell>
          <table:table-cell office:value-type="currency" office:currency="USD" office:value="34.95">
            <text:p>$34.95</text:p>
          </table:table-cell>
          <table:table-cell table:formula="of:=MIN([.C354:.E3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54]+1" office:value-type="currency" office:currency="USD" office:value="353.75">
            <text:p>$353.75</text:p>
          </table:table-cell>
          <table:table-cell table:formula="of:=[.D354]+0.75" office:value-type="currency" office:currency="USD" office:value="270.25">
            <text:p>$270.25</text:p>
          </table:table-cell>
          <table:table-cell office:value-type="currency" office:currency="USD" office:value="34.95">
            <text:p>$34.95</text:p>
          </table:table-cell>
          <table:table-cell table:formula="of:=MIN([.C355:.E3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55]+1" office:value-type="currency" office:currency="USD" office:value="354.75">
            <text:p>$354.75</text:p>
          </table:table-cell>
          <table:table-cell table:formula="of:=[.D355]+0.75" office:value-type="currency" office:currency="USD" office:value="271">
            <text:p>$271.00</text:p>
          </table:table-cell>
          <table:table-cell office:value-type="currency" office:currency="USD" office:value="34.95">
            <text:p>$34.95</text:p>
          </table:table-cell>
          <table:table-cell table:formula="of:=MIN([.C356:.E3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56]+1" office:value-type="currency" office:currency="USD" office:value="355.75">
            <text:p>$355.75</text:p>
          </table:table-cell>
          <table:table-cell table:formula="of:=[.D356]+0.75" office:value-type="currency" office:currency="USD" office:value="271.75">
            <text:p>$271.75</text:p>
          </table:table-cell>
          <table:table-cell office:value-type="currency" office:currency="USD" office:value="34.95">
            <text:p>$34.95</text:p>
          </table:table-cell>
          <table:table-cell table:formula="of:=MIN([.C357:.E3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57]+1" office:value-type="currency" office:currency="USD" office:value="356.75">
            <text:p>$356.75</text:p>
          </table:table-cell>
          <table:table-cell table:formula="of:=[.D357]+0.75" office:value-type="currency" office:currency="USD" office:value="272.5">
            <text:p>$272.50</text:p>
          </table:table-cell>
          <table:table-cell office:value-type="currency" office:currency="USD" office:value="34.95">
            <text:p>$34.95</text:p>
          </table:table-cell>
          <table:table-cell table:formula="of:=MIN([.C358:.E3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58]+1" office:value-type="currency" office:currency="USD" office:value="357.75">
            <text:p>$357.75</text:p>
          </table:table-cell>
          <table:table-cell table:formula="of:=[.D358]+0.75" office:value-type="currency" office:currency="USD" office:value="273.25">
            <text:p>$273.25</text:p>
          </table:table-cell>
          <table:table-cell office:value-type="currency" office:currency="USD" office:value="34.95">
            <text:p>$34.95</text:p>
          </table:table-cell>
          <table:table-cell table:formula="of:=MIN([.C359:.E3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59]+1" office:value-type="currency" office:currency="USD" office:value="358.75">
            <text:p>$358.75</text:p>
          </table:table-cell>
          <table:table-cell table:formula="of:=[.D359]+0.75" office:value-type="currency" office:currency="USD" office:value="274">
            <text:p>$274.00</text:p>
          </table:table-cell>
          <table:table-cell office:value-type="currency" office:currency="USD" office:value="34.95">
            <text:p>$34.95</text:p>
          </table:table-cell>
          <table:table-cell table:formula="of:=MIN([.C360:.E3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60]+1" office:value-type="currency" office:currency="USD" office:value="359.75">
            <text:p>$359.75</text:p>
          </table:table-cell>
          <table:table-cell table:formula="of:=[.D360]+0.75" office:value-type="currency" office:currency="USD" office:value="274.75">
            <text:p>$274.75</text:p>
          </table:table-cell>
          <table:table-cell office:value-type="currency" office:currency="USD" office:value="34.95">
            <text:p>$34.95</text:p>
          </table:table-cell>
          <table:table-cell table:formula="of:=MIN([.C361:.E3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61]+1" office:value-type="currency" office:currency="USD" office:value="360.75">
            <text:p>$360.75</text:p>
          </table:table-cell>
          <table:table-cell table:formula="of:=[.D361]+0.75" office:value-type="currency" office:currency="USD" office:value="275.5">
            <text:p>$275.50</text:p>
          </table:table-cell>
          <table:table-cell office:value-type="currency" office:currency="USD" office:value="34.95">
            <text:p>$34.95</text:p>
          </table:table-cell>
          <table:table-cell table:formula="of:=MIN([.C362:.E3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62]+1" office:value-type="currency" office:currency="USD" office:value="361.75">
            <text:p>$361.75</text:p>
          </table:table-cell>
          <table:table-cell table:formula="of:=[.D362]+0.75" office:value-type="currency" office:currency="USD" office:value="276.25">
            <text:p>$276.25</text:p>
          </table:table-cell>
          <table:table-cell office:value-type="currency" office:currency="USD" office:value="34.95">
            <text:p>$34.95</text:p>
          </table:table-cell>
          <table:table-cell table:formula="of:=MIN([.C363:.E3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63]+1" office:value-type="currency" office:currency="USD" office:value="362.75">
            <text:p>$362.75</text:p>
          </table:table-cell>
          <table:table-cell table:formula="of:=[.D363]+0.75" office:value-type="currency" office:currency="USD" office:value="277">
            <text:p>$277.00</text:p>
          </table:table-cell>
          <table:table-cell office:value-type="currency" office:currency="USD" office:value="34.95">
            <text:p>$34.95</text:p>
          </table:table-cell>
          <table:table-cell table:formula="of:=MIN([.C364:.E3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64]+1" office:value-type="currency" office:currency="USD" office:value="363.75">
            <text:p>$363.75</text:p>
          </table:table-cell>
          <table:table-cell table:formula="of:=[.D364]+0.75" office:value-type="currency" office:currency="USD" office:value="277.75">
            <text:p>$277.75</text:p>
          </table:table-cell>
          <table:table-cell office:value-type="currency" office:currency="USD" office:value="34.95">
            <text:p>$34.95</text:p>
          </table:table-cell>
          <table:table-cell table:formula="of:=MIN([.C365:.E3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65]+1" office:value-type="currency" office:currency="USD" office:value="364.75">
            <text:p>$364.75</text:p>
          </table:table-cell>
          <table:table-cell table:formula="of:=[.D365]+0.75" office:value-type="currency" office:currency="USD" office:value="278.5">
            <text:p>$278.50</text:p>
          </table:table-cell>
          <table:table-cell office:value-type="currency" office:currency="USD" office:value="34.95">
            <text:p>$34.95</text:p>
          </table:table-cell>
          <table:table-cell table:formula="of:=MIN([.C366:.E3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66]+1" office:value-type="currency" office:currency="USD" office:value="365.75">
            <text:p>$365.75</text:p>
          </table:table-cell>
          <table:table-cell table:formula="of:=[.D366]+0.75" office:value-type="currency" office:currency="USD" office:value="279.25">
            <text:p>$279.25</text:p>
          </table:table-cell>
          <table:table-cell office:value-type="currency" office:currency="USD" office:value="34.95">
            <text:p>$34.95</text:p>
          </table:table-cell>
          <table:table-cell table:formula="of:=MIN([.C367:.E3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67]+1" office:value-type="currency" office:currency="USD" office:value="366.75">
            <text:p>$366.75</text:p>
          </table:table-cell>
          <table:table-cell table:formula="of:=[.D367]+0.75" office:value-type="currency" office:currency="USD" office:value="280">
            <text:p>$280.00</text:p>
          </table:table-cell>
          <table:table-cell office:value-type="currency" office:currency="USD" office:value="34.95">
            <text:p>$34.95</text:p>
          </table:table-cell>
          <table:table-cell table:formula="of:=MIN([.C368:.E3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68]+1" office:value-type="currency" office:currency="USD" office:value="367.75">
            <text:p>$367.75</text:p>
          </table:table-cell>
          <table:table-cell table:formula="of:=[.D368]+0.75" office:value-type="currency" office:currency="USD" office:value="280.75">
            <text:p>$280.75</text:p>
          </table:table-cell>
          <table:table-cell office:value-type="currency" office:currency="USD" office:value="34.95">
            <text:p>$34.95</text:p>
          </table:table-cell>
          <table:table-cell table:formula="of:=MIN([.C369:.E3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69]+1" office:value-type="currency" office:currency="USD" office:value="368.75">
            <text:p>$368.75</text:p>
          </table:table-cell>
          <table:table-cell table:formula="of:=[.D369]+0.75" office:value-type="currency" office:currency="USD" office:value="281.5">
            <text:p>$281.50</text:p>
          </table:table-cell>
          <table:table-cell office:value-type="currency" office:currency="USD" office:value="34.95">
            <text:p>$34.95</text:p>
          </table:table-cell>
          <table:table-cell table:formula="of:=MIN([.C370:.E3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formula="of:=[.C370]+1" office:value-type="currency" office:currency="USD" office:value="369.75">
            <text:p>$369.75</text:p>
          </table:table-cell>
          <table:table-cell table:formula="of:=[.D370]+0.75" office:value-type="currency" office:currency="USD" office:value="282.25">
            <text:p>$282.25</text:p>
          </table:table-cell>
          <table:table-cell office:value-type="currency" office:currency="USD" office:value="34.95">
            <text:p>$34.95</text:p>
          </table:table-cell>
          <table:table-cell table:formula="of:=MIN([.C371:.E3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formula="of:=[.C371]+1" office:value-type="currency" office:currency="USD" office:value="370.75">
            <text:p>$370.75</text:p>
          </table:table-cell>
          <table:table-cell table:formula="of:=[.D371]+0.75" office:value-type="currency" office:currency="USD" office:value="283">
            <text:p>$283.00</text:p>
          </table:table-cell>
          <table:table-cell office:value-type="currency" office:currency="USD" office:value="34.95">
            <text:p>$34.95</text:p>
          </table:table-cell>
          <table:table-cell table:formula="of:=MIN([.C372:.E3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formula="of:=[.C372]+1" office:value-type="currency" office:currency="USD" office:value="371.75">
            <text:p>$371.75</text:p>
          </table:table-cell>
          <table:table-cell table:formula="of:=[.D372]+0.75" office:value-type="currency" office:currency="USD" office:value="283.75">
            <text:p>$283.75</text:p>
          </table:table-cell>
          <table:table-cell office:value-type="currency" office:currency="USD" office:value="34.95">
            <text:p>$34.95</text:p>
          </table:table-cell>
          <table:table-cell table:formula="of:=MIN([.C373:.E3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formula="of:=[.C373]+1" office:value-type="currency" office:currency="USD" office:value="372.75">
            <text:p>$372.75</text:p>
          </table:table-cell>
          <table:table-cell table:formula="of:=[.D373]+0.75" office:value-type="currency" office:currency="USD" office:value="284.5">
            <text:p>$284.50</text:p>
          </table:table-cell>
          <table:table-cell office:value-type="currency" office:currency="USD" office:value="34.95">
            <text:p>$34.95</text:p>
          </table:table-cell>
          <table:table-cell table:formula="of:=MIN([.C374:.E3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formula="of:=[.C374]+1" office:value-type="currency" office:currency="USD" office:value="373.75">
            <text:p>$373.75</text:p>
          </table:table-cell>
          <table:table-cell table:formula="of:=[.D374]+0.75" office:value-type="currency" office:currency="USD" office:value="285.25">
            <text:p>$285.25</text:p>
          </table:table-cell>
          <table:table-cell office:value-type="currency" office:currency="USD" office:value="34.95">
            <text:p>$34.95</text:p>
          </table:table-cell>
          <table:table-cell table:formula="of:=MIN([.C375:.E3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formula="of:=[.C375]+1" office:value-type="currency" office:currency="USD" office:value="374.75">
            <text:p>$374.75</text:p>
          </table:table-cell>
          <table:table-cell table:formula="of:=[.D375]+0.75" office:value-type="currency" office:currency="USD" office:value="286">
            <text:p>$286.00</text:p>
          </table:table-cell>
          <table:table-cell office:value-type="currency" office:currency="USD" office:value="34.95">
            <text:p>$34.95</text:p>
          </table:table-cell>
          <table:table-cell table:formula="of:=MIN([.C376:.E3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formula="of:=[.C376]+1" office:value-type="currency" office:currency="USD" office:value="375.75">
            <text:p>$375.75</text:p>
          </table:table-cell>
          <table:table-cell table:formula="of:=[.D376]+0.75" office:value-type="currency" office:currency="USD" office:value="286.75">
            <text:p>$286.75</text:p>
          </table:table-cell>
          <table:table-cell office:value-type="currency" office:currency="USD" office:value="34.95">
            <text:p>$34.95</text:p>
          </table:table-cell>
          <table:table-cell table:formula="of:=MIN([.C377:.E3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formula="of:=[.C377]+1" office:value-type="currency" office:currency="USD" office:value="376.75">
            <text:p>$376.75</text:p>
          </table:table-cell>
          <table:table-cell table:formula="of:=[.D377]+0.75" office:value-type="currency" office:currency="USD" office:value="287.5">
            <text:p>$287.50</text:p>
          </table:table-cell>
          <table:table-cell office:value-type="currency" office:currency="USD" office:value="34.95">
            <text:p>$34.95</text:p>
          </table:table-cell>
          <table:table-cell table:formula="of:=MIN([.C378:.E3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formula="of:=[.C378]+1" office:value-type="currency" office:currency="USD" office:value="377.75">
            <text:p>$377.75</text:p>
          </table:table-cell>
          <table:table-cell table:formula="of:=[.D378]+0.75" office:value-type="currency" office:currency="USD" office:value="288.25">
            <text:p>$288.25</text:p>
          </table:table-cell>
          <table:table-cell office:value-type="currency" office:currency="USD" office:value="34.95">
            <text:p>$34.95</text:p>
          </table:table-cell>
          <table:table-cell table:formula="of:=MIN([.C379:.E3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formula="of:=[.C379]+1" office:value-type="currency" office:currency="USD" office:value="378.75">
            <text:p>$378.75</text:p>
          </table:table-cell>
          <table:table-cell table:formula="of:=[.D379]+0.75" office:value-type="currency" office:currency="USD" office:value="289">
            <text:p>$289.00</text:p>
          </table:table-cell>
          <table:table-cell office:value-type="currency" office:currency="USD" office:value="34.95">
            <text:p>$34.95</text:p>
          </table:table-cell>
          <table:table-cell table:formula="of:=MIN([.C380:.E3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formula="of:=[.C380]+1" office:value-type="currency" office:currency="USD" office:value="379.75">
            <text:p>$379.75</text:p>
          </table:table-cell>
          <table:table-cell table:formula="of:=[.D380]+0.75" office:value-type="currency" office:currency="USD" office:value="289.75">
            <text:p>$289.75</text:p>
          </table:table-cell>
          <table:table-cell office:value-type="currency" office:currency="USD" office:value="34.95">
            <text:p>$34.95</text:p>
          </table:table-cell>
          <table:table-cell table:formula="of:=MIN([.C381:.E3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formula="of:=[.C381]+1" office:value-type="currency" office:currency="USD" office:value="380.75">
            <text:p>$380.75</text:p>
          </table:table-cell>
          <table:table-cell table:formula="of:=[.D381]+0.75" office:value-type="currency" office:currency="USD" office:value="290.5">
            <text:p>$290.50</text:p>
          </table:table-cell>
          <table:table-cell office:value-type="currency" office:currency="USD" office:value="34.95">
            <text:p>$34.95</text:p>
          </table:table-cell>
          <table:table-cell table:formula="of:=MIN([.C382:.E3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formula="of:=[.C382]+1" office:value-type="currency" office:currency="USD" office:value="381.75">
            <text:p>$381.75</text:p>
          </table:table-cell>
          <table:table-cell table:formula="of:=[.D382]+0.75" office:value-type="currency" office:currency="USD" office:value="291.25">
            <text:p>$291.25</text:p>
          </table:table-cell>
          <table:table-cell office:value-type="currency" office:currency="USD" office:value="34.95">
            <text:p>$34.95</text:p>
          </table:table-cell>
          <table:table-cell table:formula="of:=MIN([.C383:.E3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formula="of:=[.C383]+1" office:value-type="currency" office:currency="USD" office:value="382.75">
            <text:p>$382.75</text:p>
          </table:table-cell>
          <table:table-cell table:formula="of:=[.D383]+0.75" office:value-type="currency" office:currency="USD" office:value="292">
            <text:p>$292.00</text:p>
          </table:table-cell>
          <table:table-cell office:value-type="currency" office:currency="USD" office:value="34.95">
            <text:p>$34.95</text:p>
          </table:table-cell>
          <table:table-cell table:formula="of:=MIN([.C384:.E3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formula="of:=[.C384]+1" office:value-type="currency" office:currency="USD" office:value="383.75">
            <text:p>$383.75</text:p>
          </table:table-cell>
          <table:table-cell table:formula="of:=[.D384]+0.75" office:value-type="currency" office:currency="USD" office:value="292.75">
            <text:p>$292.75</text:p>
          </table:table-cell>
          <table:table-cell office:value-type="currency" office:currency="USD" office:value="34.95">
            <text:p>$34.95</text:p>
          </table:table-cell>
          <table:table-cell table:formula="of:=MIN([.C385:.E3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formula="of:=[.C385]+1" office:value-type="currency" office:currency="USD" office:value="384.75">
            <text:p>$384.75</text:p>
          </table:table-cell>
          <table:table-cell table:formula="of:=[.D385]+0.75" office:value-type="currency" office:currency="USD" office:value="293.5">
            <text:p>$293.50</text:p>
          </table:table-cell>
          <table:table-cell office:value-type="currency" office:currency="USD" office:value="34.95">
            <text:p>$34.95</text:p>
          </table:table-cell>
          <table:table-cell table:formula="of:=MIN([.C386:.E3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formula="of:=[.C386]+1" office:value-type="currency" office:currency="USD" office:value="385.75">
            <text:p>$385.75</text:p>
          </table:table-cell>
          <table:table-cell table:formula="of:=[.D386]+0.75" office:value-type="currency" office:currency="USD" office:value="294.25">
            <text:p>$294.25</text:p>
          </table:table-cell>
          <table:table-cell office:value-type="currency" office:currency="USD" office:value="34.95">
            <text:p>$34.95</text:p>
          </table:table-cell>
          <table:table-cell table:formula="of:=MIN([.C387:.E3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formula="of:=[.C387]+1" office:value-type="currency" office:currency="USD" office:value="386.75">
            <text:p>$386.75</text:p>
          </table:table-cell>
          <table:table-cell table:formula="of:=[.D387]+0.75" office:value-type="currency" office:currency="USD" office:value="295">
            <text:p>$295.00</text:p>
          </table:table-cell>
          <table:table-cell office:value-type="currency" office:currency="USD" office:value="34.95">
            <text:p>$34.95</text:p>
          </table:table-cell>
          <table:table-cell table:formula="of:=MIN([.C388:.E3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formula="of:=[.C388]+1" office:value-type="currency" office:currency="USD" office:value="387.75">
            <text:p>$387.75</text:p>
          </table:table-cell>
          <table:table-cell table:formula="of:=[.D388]+0.75" office:value-type="currency" office:currency="USD" office:value="295.75">
            <text:p>$295.75</text:p>
          </table:table-cell>
          <table:table-cell office:value-type="currency" office:currency="USD" office:value="34.95">
            <text:p>$34.95</text:p>
          </table:table-cell>
          <table:table-cell table:formula="of:=MIN([.C389:.E3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formula="of:=[.C389]+1" office:value-type="currency" office:currency="USD" office:value="388.75">
            <text:p>$388.75</text:p>
          </table:table-cell>
          <table:table-cell table:formula="of:=[.D389]+0.75" office:value-type="currency" office:currency="USD" office:value="296.5">
            <text:p>$296.50</text:p>
          </table:table-cell>
          <table:table-cell office:value-type="currency" office:currency="USD" office:value="34.95">
            <text:p>$34.95</text:p>
          </table:table-cell>
          <table:table-cell table:formula="of:=MIN([.C390:.E3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f:=[.C390]+1" office:value-type="currency" office:currency="USD" office:value="389.75">
            <text:p>$389.75</text:p>
          </table:table-cell>
          <table:table-cell table:formula="of:=[.D390]+0.75" office:value-type="currency" office:currency="USD" office:value="297.25">
            <text:p>$297.25</text:p>
          </table:table-cell>
          <table:table-cell office:value-type="currency" office:currency="USD" office:value="34.95">
            <text:p>$34.95</text:p>
          </table:table-cell>
          <table:table-cell table:formula="of:=MIN([.C391:.E3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formula="of:=[.C391]+1" office:value-type="currency" office:currency="USD" office:value="390.75">
            <text:p>$390.75</text:p>
          </table:table-cell>
          <table:table-cell table:formula="of:=[.D391]+0.75" office:value-type="currency" office:currency="USD" office:value="298">
            <text:p>$298.00</text:p>
          </table:table-cell>
          <table:table-cell office:value-type="currency" office:currency="USD" office:value="34.95">
            <text:p>$34.95</text:p>
          </table:table-cell>
          <table:table-cell table:formula="of:=MIN([.C392:.E3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formula="of:=[.C392]+1" office:value-type="currency" office:currency="USD" office:value="391.75">
            <text:p>$391.75</text:p>
          </table:table-cell>
          <table:table-cell table:formula="of:=[.D392]+0.75" office:value-type="currency" office:currency="USD" office:value="298.75">
            <text:p>$298.75</text:p>
          </table:table-cell>
          <table:table-cell office:value-type="currency" office:currency="USD" office:value="34.95">
            <text:p>$34.95</text:p>
          </table:table-cell>
          <table:table-cell table:formula="of:=MIN([.C393:.E3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formula="of:=[.C393]+1" office:value-type="currency" office:currency="USD" office:value="392.75">
            <text:p>$392.75</text:p>
          </table:table-cell>
          <table:table-cell table:formula="of:=[.D393]+0.75" office:value-type="currency" office:currency="USD" office:value="299.5">
            <text:p>$299.50</text:p>
          </table:table-cell>
          <table:table-cell office:value-type="currency" office:currency="USD" office:value="34.95">
            <text:p>$34.95</text:p>
          </table:table-cell>
          <table:table-cell table:formula="of:=MIN([.C394:.E3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formula="of:=[.C394]+1" office:value-type="currency" office:currency="USD" office:value="393.75">
            <text:p>$393.75</text:p>
          </table:table-cell>
          <table:table-cell table:formula="of:=[.D394]+0.75" office:value-type="currency" office:currency="USD" office:value="300.25">
            <text:p>$300.25</text:p>
          </table:table-cell>
          <table:table-cell office:value-type="currency" office:currency="USD" office:value="34.95">
            <text:p>$34.95</text:p>
          </table:table-cell>
          <table:table-cell table:formula="of:=MIN([.C395:.E3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formula="of:=[.C395]+1" office:value-type="currency" office:currency="USD" office:value="394.75">
            <text:p>$394.75</text:p>
          </table:table-cell>
          <table:table-cell table:formula="of:=[.D395]+0.75" office:value-type="currency" office:currency="USD" office:value="301">
            <text:p>$301.00</text:p>
          </table:table-cell>
          <table:table-cell office:value-type="currency" office:currency="USD" office:value="34.95">
            <text:p>$34.95</text:p>
          </table:table-cell>
          <table:table-cell table:formula="of:=MIN([.C396:.E3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formula="of:=[.C396]+1" office:value-type="currency" office:currency="USD" office:value="395.75">
            <text:p>$395.75</text:p>
          </table:table-cell>
          <table:table-cell table:formula="of:=[.D396]+0.75" office:value-type="currency" office:currency="USD" office:value="301.75">
            <text:p>$301.75</text:p>
          </table:table-cell>
          <table:table-cell office:value-type="currency" office:currency="USD" office:value="34.95">
            <text:p>$34.95</text:p>
          </table:table-cell>
          <table:table-cell table:formula="of:=MIN([.C397:.E3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formula="of:=[.C397]+1" office:value-type="currency" office:currency="USD" office:value="396.75">
            <text:p>$396.75</text:p>
          </table:table-cell>
          <table:table-cell table:formula="of:=[.D397]+0.75" office:value-type="currency" office:currency="USD" office:value="302.5">
            <text:p>$302.50</text:p>
          </table:table-cell>
          <table:table-cell office:value-type="currency" office:currency="USD" office:value="34.95">
            <text:p>$34.95</text:p>
          </table:table-cell>
          <table:table-cell table:formula="of:=MIN([.C398:.E3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formula="of:=[.C398]+1" office:value-type="currency" office:currency="USD" office:value="397.75">
            <text:p>$397.75</text:p>
          </table:table-cell>
          <table:table-cell table:formula="of:=[.D398]+0.75" office:value-type="currency" office:currency="USD" office:value="303.25">
            <text:p>$303.25</text:p>
          </table:table-cell>
          <table:table-cell office:value-type="currency" office:currency="USD" office:value="34.95">
            <text:p>$34.95</text:p>
          </table:table-cell>
          <table:table-cell table:formula="of:=MIN([.C399:.E3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formula="of:=[.C399]+1" office:value-type="currency" office:currency="USD" office:value="398.75">
            <text:p>$398.75</text:p>
          </table:table-cell>
          <table:table-cell table:formula="of:=[.D399]+0.75" office:value-type="currency" office:currency="USD" office:value="304">
            <text:p>$304.00</text:p>
          </table:table-cell>
          <table:table-cell office:value-type="currency" office:currency="USD" office:value="34.95">
            <text:p>$34.95</text:p>
          </table:table-cell>
          <table:table-cell table:formula="of:=MIN([.C400:.E4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formula="of:=[.C400]+1" office:value-type="currency" office:currency="USD" office:value="399.75">
            <text:p>$399.75</text:p>
          </table:table-cell>
          <table:table-cell table:formula="of:=[.D400]+0.75" office:value-type="currency" office:currency="USD" office:value="304.75">
            <text:p>$304.75</text:p>
          </table:table-cell>
          <table:table-cell office:value-type="currency" office:currency="USD" office:value="34.95">
            <text:p>$34.95</text:p>
          </table:table-cell>
          <table:table-cell table:formula="of:=MIN([.C401:.E4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formula="of:=[.C401]+1" office:value-type="currency" office:currency="USD" office:value="400.75">
            <text:p>$400.75</text:p>
          </table:table-cell>
          <table:table-cell table:formula="of:=[.D401]+0.75" office:value-type="currency" office:currency="USD" office:value="305.5">
            <text:p>$305.50</text:p>
          </table:table-cell>
          <table:table-cell office:value-type="currency" office:currency="USD" office:value="34.95">
            <text:p>$34.95</text:p>
          </table:table-cell>
          <table:table-cell table:formula="of:=MIN([.C402:.E4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formula="of:=[.C402]+1" office:value-type="currency" office:currency="USD" office:value="401.75">
            <text:p>$401.75</text:p>
          </table:table-cell>
          <table:table-cell table:formula="of:=[.D402]+0.75" office:value-type="currency" office:currency="USD" office:value="306.25">
            <text:p>$306.25</text:p>
          </table:table-cell>
          <table:table-cell office:value-type="currency" office:currency="USD" office:value="34.95">
            <text:p>$34.95</text:p>
          </table:table-cell>
          <table:table-cell table:formula="of:=MIN([.C403:.E4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formula="of:=[.C403]+1" office:value-type="currency" office:currency="USD" office:value="402.75">
            <text:p>$402.75</text:p>
          </table:table-cell>
          <table:table-cell table:formula="of:=[.D403]+0.75" office:value-type="currency" office:currency="USD" office:value="307">
            <text:p>$307.00</text:p>
          </table:table-cell>
          <table:table-cell office:value-type="currency" office:currency="USD" office:value="34.95">
            <text:p>$34.95</text:p>
          </table:table-cell>
          <table:table-cell table:formula="of:=MIN([.C404:.E4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formula="of:=[.C404]+1" office:value-type="currency" office:currency="USD" office:value="403.75">
            <text:p>$403.75</text:p>
          </table:table-cell>
          <table:table-cell table:formula="of:=[.D404]+0.75" office:value-type="currency" office:currency="USD" office:value="307.75">
            <text:p>$307.75</text:p>
          </table:table-cell>
          <table:table-cell office:value-type="currency" office:currency="USD" office:value="34.95">
            <text:p>$34.95</text:p>
          </table:table-cell>
          <table:table-cell table:formula="of:=MIN([.C405:.E4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formula="of:=[.C405]+1" office:value-type="currency" office:currency="USD" office:value="404.75">
            <text:p>$404.75</text:p>
          </table:table-cell>
          <table:table-cell table:formula="of:=[.D405]+0.75" office:value-type="currency" office:currency="USD" office:value="308.5">
            <text:p>$308.50</text:p>
          </table:table-cell>
          <table:table-cell office:value-type="currency" office:currency="USD" office:value="34.95">
            <text:p>$34.95</text:p>
          </table:table-cell>
          <table:table-cell table:formula="of:=MIN([.C406:.E4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formula="of:=[.C406]+1" office:value-type="currency" office:currency="USD" office:value="405.75">
            <text:p>$405.75</text:p>
          </table:table-cell>
          <table:table-cell table:formula="of:=[.D406]+0.75" office:value-type="currency" office:currency="USD" office:value="309.25">
            <text:p>$309.25</text:p>
          </table:table-cell>
          <table:table-cell office:value-type="currency" office:currency="USD" office:value="34.95">
            <text:p>$34.95</text:p>
          </table:table-cell>
          <table:table-cell table:formula="of:=MIN([.C407:.E4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formula="of:=[.C407]+1" office:value-type="currency" office:currency="USD" office:value="406.75">
            <text:p>$406.75</text:p>
          </table:table-cell>
          <table:table-cell table:formula="of:=[.D407]+0.75" office:value-type="currency" office:currency="USD" office:value="310">
            <text:p>$310.00</text:p>
          </table:table-cell>
          <table:table-cell office:value-type="currency" office:currency="USD" office:value="34.95">
            <text:p>$34.95</text:p>
          </table:table-cell>
          <table:table-cell table:formula="of:=MIN([.C408:.E4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formula="of:=[.C408]+1" office:value-type="currency" office:currency="USD" office:value="407.75">
            <text:p>$407.75</text:p>
          </table:table-cell>
          <table:table-cell table:formula="of:=[.D408]+0.75" office:value-type="currency" office:currency="USD" office:value="310.75">
            <text:p>$310.75</text:p>
          </table:table-cell>
          <table:table-cell office:value-type="currency" office:currency="USD" office:value="34.95">
            <text:p>$34.95</text:p>
          </table:table-cell>
          <table:table-cell table:formula="of:=MIN([.C409:.E4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[.C409]+1" office:value-type="currency" office:currency="USD" office:value="408.75">
            <text:p>$408.75</text:p>
          </table:table-cell>
          <table:table-cell table:formula="of:=[.D409]+0.75" office:value-type="currency" office:currency="USD" office:value="311.5">
            <text:p>$311.50</text:p>
          </table:table-cell>
          <table:table-cell office:value-type="currency" office:currency="USD" office:value="34.95">
            <text:p>$34.95</text:p>
          </table:table-cell>
          <table:table-cell table:formula="of:=MIN([.C410:.E4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formula="of:=[.C410]+1" office:value-type="currency" office:currency="USD" office:value="409.75">
            <text:p>$409.75</text:p>
          </table:table-cell>
          <table:table-cell table:formula="of:=[.D410]+0.75" office:value-type="currency" office:currency="USD" office:value="312.25">
            <text:p>$312.25</text:p>
          </table:table-cell>
          <table:table-cell office:value-type="currency" office:currency="USD" office:value="34.95">
            <text:p>$34.95</text:p>
          </table:table-cell>
          <table:table-cell table:formula="of:=MIN([.C411:.E4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formula="of:=[.C411]+1" office:value-type="currency" office:currency="USD" office:value="410.75">
            <text:p>$410.75</text:p>
          </table:table-cell>
          <table:table-cell table:formula="of:=[.D411]+0.75" office:value-type="currency" office:currency="USD" office:value="313">
            <text:p>$313.00</text:p>
          </table:table-cell>
          <table:table-cell office:value-type="currency" office:currency="USD" office:value="34.95">
            <text:p>$34.95</text:p>
          </table:table-cell>
          <table:table-cell table:formula="of:=MIN([.C412:.E4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formula="of:=[.C412]+1" office:value-type="currency" office:currency="USD" office:value="411.75">
            <text:p>$411.75</text:p>
          </table:table-cell>
          <table:table-cell table:formula="of:=[.D412]+0.75" office:value-type="currency" office:currency="USD" office:value="313.75">
            <text:p>$313.75</text:p>
          </table:table-cell>
          <table:table-cell office:value-type="currency" office:currency="USD" office:value="34.95">
            <text:p>$34.95</text:p>
          </table:table-cell>
          <table:table-cell table:formula="of:=MIN([.C413:.E4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formula="of:=[.C413]+1" office:value-type="currency" office:currency="USD" office:value="412.75">
            <text:p>$412.75</text:p>
          </table:table-cell>
          <table:table-cell table:formula="of:=[.D413]+0.75" office:value-type="currency" office:currency="USD" office:value="314.5">
            <text:p>$314.50</text:p>
          </table:table-cell>
          <table:table-cell office:value-type="currency" office:currency="USD" office:value="34.95">
            <text:p>$34.95</text:p>
          </table:table-cell>
          <table:table-cell table:formula="of:=MIN([.C414:.E4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formula="of:=[.C414]+1" office:value-type="currency" office:currency="USD" office:value="413.75">
            <text:p>$413.75</text:p>
          </table:table-cell>
          <table:table-cell table:formula="of:=[.D414]+0.75" office:value-type="currency" office:currency="USD" office:value="315.25">
            <text:p>$315.25</text:p>
          </table:table-cell>
          <table:table-cell office:value-type="currency" office:currency="USD" office:value="34.95">
            <text:p>$34.95</text:p>
          </table:table-cell>
          <table:table-cell table:formula="of:=MIN([.C415:.E4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formula="of:=[.C415]+1" office:value-type="currency" office:currency="USD" office:value="414.75">
            <text:p>$414.75</text:p>
          </table:table-cell>
          <table:table-cell table:formula="of:=[.D415]+0.75" office:value-type="currency" office:currency="USD" office:value="316">
            <text:p>$316.00</text:p>
          </table:table-cell>
          <table:table-cell office:value-type="currency" office:currency="USD" office:value="34.95">
            <text:p>$34.95</text:p>
          </table:table-cell>
          <table:table-cell table:formula="of:=MIN([.C416:.E4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formula="of:=[.C416]+1" office:value-type="currency" office:currency="USD" office:value="415.75">
            <text:p>$415.75</text:p>
          </table:table-cell>
          <table:table-cell table:formula="of:=[.D416]+0.75" office:value-type="currency" office:currency="USD" office:value="316.75">
            <text:p>$316.75</text:p>
          </table:table-cell>
          <table:table-cell office:value-type="currency" office:currency="USD" office:value="34.95">
            <text:p>$34.95</text:p>
          </table:table-cell>
          <table:table-cell table:formula="of:=MIN([.C417:.E4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formula="of:=[.C417]+1" office:value-type="currency" office:currency="USD" office:value="416.75">
            <text:p>$416.75</text:p>
          </table:table-cell>
          <table:table-cell table:formula="of:=[.D417]+0.75" office:value-type="currency" office:currency="USD" office:value="317.5">
            <text:p>$317.50</text:p>
          </table:table-cell>
          <table:table-cell office:value-type="currency" office:currency="USD" office:value="34.95">
            <text:p>$34.95</text:p>
          </table:table-cell>
          <table:table-cell table:formula="of:=MIN([.C418:.E4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formula="of:=[.C418]+1" office:value-type="currency" office:currency="USD" office:value="417.75">
            <text:p>$417.75</text:p>
          </table:table-cell>
          <table:table-cell table:formula="of:=[.D418]+0.75" office:value-type="currency" office:currency="USD" office:value="318.25">
            <text:p>$318.25</text:p>
          </table:table-cell>
          <table:table-cell office:value-type="currency" office:currency="USD" office:value="34.95">
            <text:p>$34.95</text:p>
          </table:table-cell>
          <table:table-cell table:formula="of:=MIN([.C419:.E4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formula="of:=[.C419]+1" office:value-type="currency" office:currency="USD" office:value="418.75">
            <text:p>$418.75</text:p>
          </table:table-cell>
          <table:table-cell table:formula="of:=[.D419]+0.75" office:value-type="currency" office:currency="USD" office:value="319">
            <text:p>$319.00</text:p>
          </table:table-cell>
          <table:table-cell office:value-type="currency" office:currency="USD" office:value="34.95">
            <text:p>$34.95</text:p>
          </table:table-cell>
          <table:table-cell table:formula="of:=MIN([.C420:.E4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formula="of:=[.C420]+1" office:value-type="currency" office:currency="USD" office:value="419.75">
            <text:p>$419.75</text:p>
          </table:table-cell>
          <table:table-cell table:formula="of:=[.D420]+0.75" office:value-type="currency" office:currency="USD" office:value="319.75">
            <text:p>$319.75</text:p>
          </table:table-cell>
          <table:table-cell office:value-type="currency" office:currency="USD" office:value="34.95">
            <text:p>$34.95</text:p>
          </table:table-cell>
          <table:table-cell table:formula="of:=MIN([.C421:.E4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formula="of:=[.C421]+1" office:value-type="currency" office:currency="USD" office:value="420.75">
            <text:p>$420.75</text:p>
          </table:table-cell>
          <table:table-cell table:formula="of:=[.D421]+0.75" office:value-type="currency" office:currency="USD" office:value="320.5">
            <text:p>$320.50</text:p>
          </table:table-cell>
          <table:table-cell office:value-type="currency" office:currency="USD" office:value="34.95">
            <text:p>$34.95</text:p>
          </table:table-cell>
          <table:table-cell table:formula="of:=MIN([.C422:.E4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formula="of:=[.C422]+1" office:value-type="currency" office:currency="USD" office:value="421.75">
            <text:p>$421.75</text:p>
          </table:table-cell>
          <table:table-cell table:formula="of:=[.D422]+0.75" office:value-type="currency" office:currency="USD" office:value="321.25">
            <text:p>$321.25</text:p>
          </table:table-cell>
          <table:table-cell office:value-type="currency" office:currency="USD" office:value="34.95">
            <text:p>$34.95</text:p>
          </table:table-cell>
          <table:table-cell table:formula="of:=MIN([.C423:.E4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formula="of:=[.C423]+1" office:value-type="currency" office:currency="USD" office:value="422.75">
            <text:p>$422.75</text:p>
          </table:table-cell>
          <table:table-cell table:formula="of:=[.D423]+0.75" office:value-type="currency" office:currency="USD" office:value="322">
            <text:p>$322.00</text:p>
          </table:table-cell>
          <table:table-cell office:value-type="currency" office:currency="USD" office:value="34.95">
            <text:p>$34.95</text:p>
          </table:table-cell>
          <table:table-cell table:formula="of:=MIN([.C424:.E4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formula="of:=[.C424]+1" office:value-type="currency" office:currency="USD" office:value="423.75">
            <text:p>$423.75</text:p>
          </table:table-cell>
          <table:table-cell table:formula="of:=[.D424]+0.75" office:value-type="currency" office:currency="USD" office:value="322.75">
            <text:p>$322.75</text:p>
          </table:table-cell>
          <table:table-cell office:value-type="currency" office:currency="USD" office:value="34.95">
            <text:p>$34.95</text:p>
          </table:table-cell>
          <table:table-cell table:formula="of:=MIN([.C425:.E4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formula="of:=[.C425]+1" office:value-type="currency" office:currency="USD" office:value="424.75">
            <text:p>$424.75</text:p>
          </table:table-cell>
          <table:table-cell table:formula="of:=[.D425]+0.75" office:value-type="currency" office:currency="USD" office:value="323.5">
            <text:p>$323.50</text:p>
          </table:table-cell>
          <table:table-cell office:value-type="currency" office:currency="USD" office:value="34.95">
            <text:p>$34.95</text:p>
          </table:table-cell>
          <table:table-cell table:formula="of:=MIN([.C426:.E4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formula="of:=[.C426]+1" office:value-type="currency" office:currency="USD" office:value="425.75">
            <text:p>$425.75</text:p>
          </table:table-cell>
          <table:table-cell table:formula="of:=[.D426]+0.75" office:value-type="currency" office:currency="USD" office:value="324.25">
            <text:p>$324.25</text:p>
          </table:table-cell>
          <table:table-cell office:value-type="currency" office:currency="USD" office:value="34.95">
            <text:p>$34.95</text:p>
          </table:table-cell>
          <table:table-cell table:formula="of:=MIN([.C427:.E4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formula="of:=[.C427]+1" office:value-type="currency" office:currency="USD" office:value="426.75">
            <text:p>$426.75</text:p>
          </table:table-cell>
          <table:table-cell table:formula="of:=[.D427]+0.75" office:value-type="currency" office:currency="USD" office:value="325">
            <text:p>$325.00</text:p>
          </table:table-cell>
          <table:table-cell office:value-type="currency" office:currency="USD" office:value="34.95">
            <text:p>$34.95</text:p>
          </table:table-cell>
          <table:table-cell table:formula="of:=MIN([.C428:.E4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formula="of:=[.C428]+1" office:value-type="currency" office:currency="USD" office:value="427.75">
            <text:p>$427.75</text:p>
          </table:table-cell>
          <table:table-cell table:formula="of:=[.D428]+0.75" office:value-type="currency" office:currency="USD" office:value="325.75">
            <text:p>$325.75</text:p>
          </table:table-cell>
          <table:table-cell office:value-type="currency" office:currency="USD" office:value="34.95">
            <text:p>$34.95</text:p>
          </table:table-cell>
          <table:table-cell table:formula="of:=MIN([.C429:.E4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formula="of:=[.C429]+1" office:value-type="currency" office:currency="USD" office:value="428.75">
            <text:p>$428.75</text:p>
          </table:table-cell>
          <table:table-cell table:formula="of:=[.D429]+0.75" office:value-type="currency" office:currency="USD" office:value="326.5">
            <text:p>$326.50</text:p>
          </table:table-cell>
          <table:table-cell office:value-type="currency" office:currency="USD" office:value="34.95">
            <text:p>$34.95</text:p>
          </table:table-cell>
          <table:table-cell table:formula="of:=MIN([.C430:.E4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formula="of:=[.C430]+1" office:value-type="currency" office:currency="USD" office:value="429.75">
            <text:p>$429.75</text:p>
          </table:table-cell>
          <table:table-cell table:formula="of:=[.D430]+0.75" office:value-type="currency" office:currency="USD" office:value="327.25">
            <text:p>$327.25</text:p>
          </table:table-cell>
          <table:table-cell office:value-type="currency" office:currency="USD" office:value="34.95">
            <text:p>$34.95</text:p>
          </table:table-cell>
          <table:table-cell table:formula="of:=MIN([.C431:.E4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formula="of:=[.C431]+1" office:value-type="currency" office:currency="USD" office:value="430.75">
            <text:p>$430.75</text:p>
          </table:table-cell>
          <table:table-cell table:formula="of:=[.D431]+0.75" office:value-type="currency" office:currency="USD" office:value="328">
            <text:p>$328.00</text:p>
          </table:table-cell>
          <table:table-cell office:value-type="currency" office:currency="USD" office:value="34.95">
            <text:p>$34.95</text:p>
          </table:table-cell>
          <table:table-cell table:formula="of:=MIN([.C432:.E4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formula="of:=[.C432]+1" office:value-type="currency" office:currency="USD" office:value="431.75">
            <text:p>$431.75</text:p>
          </table:table-cell>
          <table:table-cell table:formula="of:=[.D432]+0.75" office:value-type="currency" office:currency="USD" office:value="328.75">
            <text:p>$328.75</text:p>
          </table:table-cell>
          <table:table-cell office:value-type="currency" office:currency="USD" office:value="34.95">
            <text:p>$34.95</text:p>
          </table:table-cell>
          <table:table-cell table:formula="of:=MIN([.C433:.E4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formula="of:=[.C433]+1" office:value-type="currency" office:currency="USD" office:value="432.75">
            <text:p>$432.75</text:p>
          </table:table-cell>
          <table:table-cell table:formula="of:=[.D433]+0.75" office:value-type="currency" office:currency="USD" office:value="329.5">
            <text:p>$329.50</text:p>
          </table:table-cell>
          <table:table-cell office:value-type="currency" office:currency="USD" office:value="34.95">
            <text:p>$34.95</text:p>
          </table:table-cell>
          <table:table-cell table:formula="of:=MIN([.C434:.E4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formula="of:=[.C434]+1" office:value-type="currency" office:currency="USD" office:value="433.75">
            <text:p>$433.75</text:p>
          </table:table-cell>
          <table:table-cell table:formula="of:=[.D434]+0.75" office:value-type="currency" office:currency="USD" office:value="330.25">
            <text:p>$330.25</text:p>
          </table:table-cell>
          <table:table-cell office:value-type="currency" office:currency="USD" office:value="34.95">
            <text:p>$34.95</text:p>
          </table:table-cell>
          <table:table-cell table:formula="of:=MIN([.C435:.E4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formula="of:=[.C435]+1" office:value-type="currency" office:currency="USD" office:value="434.75">
            <text:p>$434.75</text:p>
          </table:table-cell>
          <table:table-cell table:formula="of:=[.D435]+0.75" office:value-type="currency" office:currency="USD" office:value="331">
            <text:p>$331.00</text:p>
          </table:table-cell>
          <table:table-cell office:value-type="currency" office:currency="USD" office:value="34.95">
            <text:p>$34.95</text:p>
          </table:table-cell>
          <table:table-cell table:formula="of:=MIN([.C436:.E4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formula="of:=[.C436]+1" office:value-type="currency" office:currency="USD" office:value="435.75">
            <text:p>$435.75</text:p>
          </table:table-cell>
          <table:table-cell table:formula="of:=[.D436]+0.75" office:value-type="currency" office:currency="USD" office:value="331.75">
            <text:p>$331.75</text:p>
          </table:table-cell>
          <table:table-cell office:value-type="currency" office:currency="USD" office:value="34.95">
            <text:p>$34.95</text:p>
          </table:table-cell>
          <table:table-cell table:formula="of:=MIN([.C437:.E4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formula="of:=[.C437]+1" office:value-type="currency" office:currency="USD" office:value="436.75">
            <text:p>$436.75</text:p>
          </table:table-cell>
          <table:table-cell table:formula="of:=[.D437]+0.75" office:value-type="currency" office:currency="USD" office:value="332.5">
            <text:p>$332.50</text:p>
          </table:table-cell>
          <table:table-cell office:value-type="currency" office:currency="USD" office:value="34.95">
            <text:p>$34.95</text:p>
          </table:table-cell>
          <table:table-cell table:formula="of:=MIN([.C438:.E4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formula="of:=[.C438]+1" office:value-type="currency" office:currency="USD" office:value="437.75">
            <text:p>$437.75</text:p>
          </table:table-cell>
          <table:table-cell table:formula="of:=[.D438]+0.75" office:value-type="currency" office:currency="USD" office:value="333.25">
            <text:p>$333.25</text:p>
          </table:table-cell>
          <table:table-cell office:value-type="currency" office:currency="USD" office:value="34.95">
            <text:p>$34.95</text:p>
          </table:table-cell>
          <table:table-cell table:formula="of:=MIN([.C439:.E4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formula="of:=[.C439]+1" office:value-type="currency" office:currency="USD" office:value="438.75">
            <text:p>$438.75</text:p>
          </table:table-cell>
          <table:table-cell table:formula="of:=[.D439]+0.75" office:value-type="currency" office:currency="USD" office:value="334">
            <text:p>$334.00</text:p>
          </table:table-cell>
          <table:table-cell office:value-type="currency" office:currency="USD" office:value="34.95">
            <text:p>$34.95</text:p>
          </table:table-cell>
          <table:table-cell table:formula="of:=MIN([.C440:.E4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formula="of:=[.C440]+1" office:value-type="currency" office:currency="USD" office:value="439.75">
            <text:p>$439.75</text:p>
          </table:table-cell>
          <table:table-cell table:formula="of:=[.D440]+0.75" office:value-type="currency" office:currency="USD" office:value="334.75">
            <text:p>$334.75</text:p>
          </table:table-cell>
          <table:table-cell office:value-type="currency" office:currency="USD" office:value="34.95">
            <text:p>$34.95</text:p>
          </table:table-cell>
          <table:table-cell table:formula="of:=MIN([.C441:.E4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formula="of:=[.C441]+1" office:value-type="currency" office:currency="USD" office:value="440.75">
            <text:p>$440.75</text:p>
          </table:table-cell>
          <table:table-cell table:formula="of:=[.D441]+0.75" office:value-type="currency" office:currency="USD" office:value="335.5">
            <text:p>$335.50</text:p>
          </table:table-cell>
          <table:table-cell office:value-type="currency" office:currency="USD" office:value="34.95">
            <text:p>$34.95</text:p>
          </table:table-cell>
          <table:table-cell table:formula="of:=MIN([.C442:.E4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formula="of:=[.C442]+1" office:value-type="currency" office:currency="USD" office:value="441.75">
            <text:p>$441.75</text:p>
          </table:table-cell>
          <table:table-cell table:formula="of:=[.D442]+0.75" office:value-type="currency" office:currency="USD" office:value="336.25">
            <text:p>$336.25</text:p>
          </table:table-cell>
          <table:table-cell office:value-type="currency" office:currency="USD" office:value="34.95">
            <text:p>$34.95</text:p>
          </table:table-cell>
          <table:table-cell table:formula="of:=MIN([.C443:.E4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formula="of:=[.C443]+1" office:value-type="currency" office:currency="USD" office:value="442.75">
            <text:p>$442.75</text:p>
          </table:table-cell>
          <table:table-cell table:formula="of:=[.D443]+0.75" office:value-type="currency" office:currency="USD" office:value="337">
            <text:p>$337.00</text:p>
          </table:table-cell>
          <table:table-cell office:value-type="currency" office:currency="USD" office:value="34.95">
            <text:p>$34.95</text:p>
          </table:table-cell>
          <table:table-cell table:formula="of:=MIN([.C444:.E4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formula="of:=[.C444]+1" office:value-type="currency" office:currency="USD" office:value="443.75">
            <text:p>$443.75</text:p>
          </table:table-cell>
          <table:table-cell table:formula="of:=[.D444]+0.75" office:value-type="currency" office:currency="USD" office:value="337.75">
            <text:p>$337.75</text:p>
          </table:table-cell>
          <table:table-cell office:value-type="currency" office:currency="USD" office:value="34.95">
            <text:p>$34.95</text:p>
          </table:table-cell>
          <table:table-cell table:formula="of:=MIN([.C445:.E4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formula="of:=[.C445]+1" office:value-type="currency" office:currency="USD" office:value="444.75">
            <text:p>$444.75</text:p>
          </table:table-cell>
          <table:table-cell table:formula="of:=[.D445]+0.75" office:value-type="currency" office:currency="USD" office:value="338.5">
            <text:p>$338.50</text:p>
          </table:table-cell>
          <table:table-cell office:value-type="currency" office:currency="USD" office:value="34.95">
            <text:p>$34.95</text:p>
          </table:table-cell>
          <table:table-cell table:formula="of:=MIN([.C446:.E4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formula="of:=[.C446]+1" office:value-type="currency" office:currency="USD" office:value="445.75">
            <text:p>$445.75</text:p>
          </table:table-cell>
          <table:table-cell table:formula="of:=[.D446]+0.75" office:value-type="currency" office:currency="USD" office:value="339.25">
            <text:p>$339.25</text:p>
          </table:table-cell>
          <table:table-cell office:value-type="currency" office:currency="USD" office:value="34.95">
            <text:p>$34.95</text:p>
          </table:table-cell>
          <table:table-cell table:formula="of:=MIN([.C447:.E4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formula="of:=[.C447]+1" office:value-type="currency" office:currency="USD" office:value="446.75">
            <text:p>$446.75</text:p>
          </table:table-cell>
          <table:table-cell table:formula="of:=[.D447]+0.75" office:value-type="currency" office:currency="USD" office:value="340">
            <text:p>$340.00</text:p>
          </table:table-cell>
          <table:table-cell office:value-type="currency" office:currency="USD" office:value="34.95">
            <text:p>$34.95</text:p>
          </table:table-cell>
          <table:table-cell table:formula="of:=MIN([.C448:.E4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formula="of:=[.C448]+1" office:value-type="currency" office:currency="USD" office:value="447.75">
            <text:p>$447.75</text:p>
          </table:table-cell>
          <table:table-cell table:formula="of:=[.D448]+0.75" office:value-type="currency" office:currency="USD" office:value="340.75">
            <text:p>$340.75</text:p>
          </table:table-cell>
          <table:table-cell office:value-type="currency" office:currency="USD" office:value="34.95">
            <text:p>$34.95</text:p>
          </table:table-cell>
          <table:table-cell table:formula="of:=MIN([.C449:.E4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formula="of:=[.C449]+1" office:value-type="currency" office:currency="USD" office:value="448.75">
            <text:p>$448.75</text:p>
          </table:table-cell>
          <table:table-cell table:formula="of:=[.D449]+0.75" office:value-type="currency" office:currency="USD" office:value="341.5">
            <text:p>$341.50</text:p>
          </table:table-cell>
          <table:table-cell office:value-type="currency" office:currency="USD" office:value="34.95">
            <text:p>$34.95</text:p>
          </table:table-cell>
          <table:table-cell table:formula="of:=MIN([.C450:.E4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formula="of:=[.C450]+1" office:value-type="currency" office:currency="USD" office:value="449.75">
            <text:p>$449.75</text:p>
          </table:table-cell>
          <table:table-cell table:formula="of:=[.D450]+0.75" office:value-type="currency" office:currency="USD" office:value="342.25">
            <text:p>$342.25</text:p>
          </table:table-cell>
          <table:table-cell office:value-type="currency" office:currency="USD" office:value="34.95">
            <text:p>$34.95</text:p>
          </table:table-cell>
          <table:table-cell table:formula="of:=MIN([.C451:.E4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formula="of:=[.C451]+1" office:value-type="currency" office:currency="USD" office:value="450.75">
            <text:p>$450.75</text:p>
          </table:table-cell>
          <table:table-cell table:formula="of:=[.D451]+0.75" office:value-type="currency" office:currency="USD" office:value="343">
            <text:p>$343.00</text:p>
          </table:table-cell>
          <table:table-cell office:value-type="currency" office:currency="USD" office:value="34.95">
            <text:p>$34.95</text:p>
          </table:table-cell>
          <table:table-cell table:formula="of:=MIN([.C452:.E4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formula="of:=[.C452]+1" office:value-type="currency" office:currency="USD" office:value="451.75">
            <text:p>$451.75</text:p>
          </table:table-cell>
          <table:table-cell table:formula="of:=[.D452]+0.75" office:value-type="currency" office:currency="USD" office:value="343.75">
            <text:p>$343.75</text:p>
          </table:table-cell>
          <table:table-cell office:value-type="currency" office:currency="USD" office:value="34.95">
            <text:p>$34.95</text:p>
          </table:table-cell>
          <table:table-cell table:formula="of:=MIN([.C453:.E4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formula="of:=[.C453]+1" office:value-type="currency" office:currency="USD" office:value="452.75">
            <text:p>$452.75</text:p>
          </table:table-cell>
          <table:table-cell table:formula="of:=[.D453]+0.75" office:value-type="currency" office:currency="USD" office:value="344.5">
            <text:p>$344.50</text:p>
          </table:table-cell>
          <table:table-cell office:value-type="currency" office:currency="USD" office:value="34.95">
            <text:p>$34.95</text:p>
          </table:table-cell>
          <table:table-cell table:formula="of:=MIN([.C454:.E4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formula="of:=[.C454]+1" office:value-type="currency" office:currency="USD" office:value="453.75">
            <text:p>$453.75</text:p>
          </table:table-cell>
          <table:table-cell table:formula="of:=[.D454]+0.75" office:value-type="currency" office:currency="USD" office:value="345.25">
            <text:p>$345.25</text:p>
          </table:table-cell>
          <table:table-cell office:value-type="currency" office:currency="USD" office:value="34.95">
            <text:p>$34.95</text:p>
          </table:table-cell>
          <table:table-cell table:formula="of:=MIN([.C455:.E4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formula="of:=[.C455]+1" office:value-type="currency" office:currency="USD" office:value="454.75">
            <text:p>$454.75</text:p>
          </table:table-cell>
          <table:table-cell table:formula="of:=[.D455]+0.75" office:value-type="currency" office:currency="USD" office:value="346">
            <text:p>$346.00</text:p>
          </table:table-cell>
          <table:table-cell office:value-type="currency" office:currency="USD" office:value="34.95">
            <text:p>$34.95</text:p>
          </table:table-cell>
          <table:table-cell table:formula="of:=MIN([.C456:.E4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formula="of:=[.C456]+1" office:value-type="currency" office:currency="USD" office:value="455.75">
            <text:p>$455.75</text:p>
          </table:table-cell>
          <table:table-cell table:formula="of:=[.D456]+0.75" office:value-type="currency" office:currency="USD" office:value="346.75">
            <text:p>$346.75</text:p>
          </table:table-cell>
          <table:table-cell office:value-type="currency" office:currency="USD" office:value="34.95">
            <text:p>$34.95</text:p>
          </table:table-cell>
          <table:table-cell table:formula="of:=MIN([.C457:.E4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formula="of:=[.C457]+1" office:value-type="currency" office:currency="USD" office:value="456.75">
            <text:p>$456.75</text:p>
          </table:table-cell>
          <table:table-cell table:formula="of:=[.D457]+0.75" office:value-type="currency" office:currency="USD" office:value="347.5">
            <text:p>$347.50</text:p>
          </table:table-cell>
          <table:table-cell office:value-type="currency" office:currency="USD" office:value="34.95">
            <text:p>$34.95</text:p>
          </table:table-cell>
          <table:table-cell table:formula="of:=MIN([.C458:.E4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formula="of:=[.C458]+1" office:value-type="currency" office:currency="USD" office:value="457.75">
            <text:p>$457.75</text:p>
          </table:table-cell>
          <table:table-cell table:formula="of:=[.D458]+0.75" office:value-type="currency" office:currency="USD" office:value="348.25">
            <text:p>$348.25</text:p>
          </table:table-cell>
          <table:table-cell office:value-type="currency" office:currency="USD" office:value="34.95">
            <text:p>$34.95</text:p>
          </table:table-cell>
          <table:table-cell table:formula="of:=MIN([.C459:.E4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formula="of:=[.C459]+1" office:value-type="currency" office:currency="USD" office:value="458.75">
            <text:p>$458.75</text:p>
          </table:table-cell>
          <table:table-cell table:formula="of:=[.D459]+0.75" office:value-type="currency" office:currency="USD" office:value="349">
            <text:p>$349.00</text:p>
          </table:table-cell>
          <table:table-cell office:value-type="currency" office:currency="USD" office:value="34.95">
            <text:p>$34.95</text:p>
          </table:table-cell>
          <table:table-cell table:formula="of:=MIN([.C460:.E4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formula="of:=[.C460]+1" office:value-type="currency" office:currency="USD" office:value="459.75">
            <text:p>$459.75</text:p>
          </table:table-cell>
          <table:table-cell table:formula="of:=[.D460]+0.75" office:value-type="currency" office:currency="USD" office:value="349.75">
            <text:p>$349.75</text:p>
          </table:table-cell>
          <table:table-cell office:value-type="currency" office:currency="USD" office:value="34.95">
            <text:p>$34.95</text:p>
          </table:table-cell>
          <table:table-cell table:formula="of:=MIN([.C461:.E4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formula="of:=[.C461]+1" office:value-type="currency" office:currency="USD" office:value="460.75">
            <text:p>$460.75</text:p>
          </table:table-cell>
          <table:table-cell table:formula="of:=[.D461]+0.75" office:value-type="currency" office:currency="USD" office:value="350.5">
            <text:p>$350.50</text:p>
          </table:table-cell>
          <table:table-cell office:value-type="currency" office:currency="USD" office:value="34.95">
            <text:p>$34.95</text:p>
          </table:table-cell>
          <table:table-cell table:formula="of:=MIN([.C462:.E4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formula="of:=[.C462]+1" office:value-type="currency" office:currency="USD" office:value="461.75">
            <text:p>$461.75</text:p>
          </table:table-cell>
          <table:table-cell table:formula="of:=[.D462]+0.75" office:value-type="currency" office:currency="USD" office:value="351.25">
            <text:p>$351.25</text:p>
          </table:table-cell>
          <table:table-cell office:value-type="currency" office:currency="USD" office:value="34.95">
            <text:p>$34.95</text:p>
          </table:table-cell>
          <table:table-cell table:formula="of:=MIN([.C463:.E4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formula="of:=[.C463]+1" office:value-type="currency" office:currency="USD" office:value="462.75">
            <text:p>$462.75</text:p>
          </table:table-cell>
          <table:table-cell table:formula="of:=[.D463]+0.75" office:value-type="currency" office:currency="USD" office:value="352">
            <text:p>$352.00</text:p>
          </table:table-cell>
          <table:table-cell office:value-type="currency" office:currency="USD" office:value="34.95">
            <text:p>$34.95</text:p>
          </table:table-cell>
          <table:table-cell table:formula="of:=MIN([.C464:.E4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formula="of:=[.C464]+1" office:value-type="currency" office:currency="USD" office:value="463.75">
            <text:p>$463.75</text:p>
          </table:table-cell>
          <table:table-cell table:formula="of:=[.D464]+0.75" office:value-type="currency" office:currency="USD" office:value="352.75">
            <text:p>$352.75</text:p>
          </table:table-cell>
          <table:table-cell office:value-type="currency" office:currency="USD" office:value="34.95">
            <text:p>$34.95</text:p>
          </table:table-cell>
          <table:table-cell table:formula="of:=MIN([.C465:.E4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6">
            <text:p>456</text:p>
          </table:table-cell>
          <table:table-cell table:formula="of:=[.C465]+1" office:value-type="currency" office:currency="USD" office:value="464.75">
            <text:p>$464.75</text:p>
          </table:table-cell>
          <table:table-cell table:formula="of:=[.D465]+0.75" office:value-type="currency" office:currency="USD" office:value="353.5">
            <text:p>$353.50</text:p>
          </table:table-cell>
          <table:table-cell office:value-type="currency" office:currency="USD" office:value="34.95">
            <text:p>$34.95</text:p>
          </table:table-cell>
          <table:table-cell table:formula="of:=MIN([.C466:.E4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7">
            <text:p>457</text:p>
          </table:table-cell>
          <table:table-cell table:formula="of:=[.C466]+1" office:value-type="currency" office:currency="USD" office:value="465.75">
            <text:p>$465.75</text:p>
          </table:table-cell>
          <table:table-cell table:formula="of:=[.D466]+0.75" office:value-type="currency" office:currency="USD" office:value="354.25">
            <text:p>$354.25</text:p>
          </table:table-cell>
          <table:table-cell office:value-type="currency" office:currency="USD" office:value="34.95">
            <text:p>$34.95</text:p>
          </table:table-cell>
          <table:table-cell table:formula="of:=MIN([.C467:.E4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8">
            <text:p>458</text:p>
          </table:table-cell>
          <table:table-cell table:formula="of:=[.C467]+1" office:value-type="currency" office:currency="USD" office:value="466.75">
            <text:p>$466.75</text:p>
          </table:table-cell>
          <table:table-cell table:formula="of:=[.D467]+0.75" office:value-type="currency" office:currency="USD" office:value="355">
            <text:p>$355.00</text:p>
          </table:table-cell>
          <table:table-cell office:value-type="currency" office:currency="USD" office:value="34.95">
            <text:p>$34.95</text:p>
          </table:table-cell>
          <table:table-cell table:formula="of:=MIN([.C468:.E4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9">
            <text:p>459</text:p>
          </table:table-cell>
          <table:table-cell table:formula="of:=[.C468]+1" office:value-type="currency" office:currency="USD" office:value="467.75">
            <text:p>$467.75</text:p>
          </table:table-cell>
          <table:table-cell table:formula="of:=[.D468]+0.75" office:value-type="currency" office:currency="USD" office:value="355.75">
            <text:p>$355.75</text:p>
          </table:table-cell>
          <table:table-cell office:value-type="currency" office:currency="USD" office:value="34.95">
            <text:p>$34.95</text:p>
          </table:table-cell>
          <table:table-cell table:formula="of:=MIN([.C469:.E4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0">
            <text:p>460</text:p>
          </table:table-cell>
          <table:table-cell table:formula="of:=[.C469]+1" office:value-type="currency" office:currency="USD" office:value="468.75">
            <text:p>$468.75</text:p>
          </table:table-cell>
          <table:table-cell table:formula="of:=[.D469]+0.75" office:value-type="currency" office:currency="USD" office:value="356.5">
            <text:p>$356.50</text:p>
          </table:table-cell>
          <table:table-cell office:value-type="currency" office:currency="USD" office:value="34.95">
            <text:p>$34.95</text:p>
          </table:table-cell>
          <table:table-cell table:formula="of:=MIN([.C470:.E4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1">
            <text:p>461</text:p>
          </table:table-cell>
          <table:table-cell table:formula="of:=[.C470]+1" office:value-type="currency" office:currency="USD" office:value="469.75">
            <text:p>$469.75</text:p>
          </table:table-cell>
          <table:table-cell table:formula="of:=[.D470]+0.75" office:value-type="currency" office:currency="USD" office:value="357.25">
            <text:p>$357.25</text:p>
          </table:table-cell>
          <table:table-cell office:value-type="currency" office:currency="USD" office:value="34.95">
            <text:p>$34.95</text:p>
          </table:table-cell>
          <table:table-cell table:formula="of:=MIN([.C471:.E4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2">
            <text:p>462</text:p>
          </table:table-cell>
          <table:table-cell table:formula="of:=[.C471]+1" office:value-type="currency" office:currency="USD" office:value="470.75">
            <text:p>$470.75</text:p>
          </table:table-cell>
          <table:table-cell table:formula="of:=[.D471]+0.75" office:value-type="currency" office:currency="USD" office:value="358">
            <text:p>$358.00</text:p>
          </table:table-cell>
          <table:table-cell office:value-type="currency" office:currency="USD" office:value="34.95">
            <text:p>$34.95</text:p>
          </table:table-cell>
          <table:table-cell table:formula="of:=MIN([.C472:.E4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3">
            <text:p>463</text:p>
          </table:table-cell>
          <table:table-cell table:formula="of:=[.C472]+1" office:value-type="currency" office:currency="USD" office:value="471.75">
            <text:p>$471.75</text:p>
          </table:table-cell>
          <table:table-cell table:formula="of:=[.D472]+0.75" office:value-type="currency" office:currency="USD" office:value="358.75">
            <text:p>$358.75</text:p>
          </table:table-cell>
          <table:table-cell office:value-type="currency" office:currency="USD" office:value="34.95">
            <text:p>$34.95</text:p>
          </table:table-cell>
          <table:table-cell table:formula="of:=MIN([.C473:.E4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formula="of:=[.C473]+1" office:value-type="currency" office:currency="USD" office:value="472.75">
            <text:p>$472.75</text:p>
          </table:table-cell>
          <table:table-cell table:formula="of:=[.D473]+0.75" office:value-type="currency" office:currency="USD" office:value="359.5">
            <text:p>$359.50</text:p>
          </table:table-cell>
          <table:table-cell office:value-type="currency" office:currency="USD" office:value="34.95">
            <text:p>$34.95</text:p>
          </table:table-cell>
          <table:table-cell table:formula="of:=MIN([.C474:.E4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5">
            <text:p>465</text:p>
          </table:table-cell>
          <table:table-cell table:formula="of:=[.C474]+1" office:value-type="currency" office:currency="USD" office:value="473.75">
            <text:p>$473.75</text:p>
          </table:table-cell>
          <table:table-cell table:formula="of:=[.D474]+0.75" office:value-type="currency" office:currency="USD" office:value="360.25">
            <text:p>$360.25</text:p>
          </table:table-cell>
          <table:table-cell office:value-type="currency" office:currency="USD" office:value="34.95">
            <text:p>$34.95</text:p>
          </table:table-cell>
          <table:table-cell table:formula="of:=MIN([.C475:.E4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6">
            <text:p>466</text:p>
          </table:table-cell>
          <table:table-cell table:formula="of:=[.C475]+1" office:value-type="currency" office:currency="USD" office:value="474.75">
            <text:p>$474.75</text:p>
          </table:table-cell>
          <table:table-cell table:formula="of:=[.D475]+0.75" office:value-type="currency" office:currency="USD" office:value="361">
            <text:p>$361.00</text:p>
          </table:table-cell>
          <table:table-cell office:value-type="currency" office:currency="USD" office:value="34.95">
            <text:p>$34.95</text:p>
          </table:table-cell>
          <table:table-cell table:formula="of:=MIN([.C476:.E4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7">
            <text:p>467</text:p>
          </table:table-cell>
          <table:table-cell table:formula="of:=[.C476]+1" office:value-type="currency" office:currency="USD" office:value="475.75">
            <text:p>$475.75</text:p>
          </table:table-cell>
          <table:table-cell table:formula="of:=[.D476]+0.75" office:value-type="currency" office:currency="USD" office:value="361.75">
            <text:p>$361.75</text:p>
          </table:table-cell>
          <table:table-cell office:value-type="currency" office:currency="USD" office:value="34.95">
            <text:p>$34.95</text:p>
          </table:table-cell>
          <table:table-cell table:formula="of:=MIN([.C477:.E4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8">
            <text:p>468</text:p>
          </table:table-cell>
          <table:table-cell table:formula="of:=[.C477]+1" office:value-type="currency" office:currency="USD" office:value="476.75">
            <text:p>$476.75</text:p>
          </table:table-cell>
          <table:table-cell table:formula="of:=[.D477]+0.75" office:value-type="currency" office:currency="USD" office:value="362.5">
            <text:p>$362.50</text:p>
          </table:table-cell>
          <table:table-cell office:value-type="currency" office:currency="USD" office:value="34.95">
            <text:p>$34.95</text:p>
          </table:table-cell>
          <table:table-cell table:formula="of:=MIN([.C478:.E4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9">
            <text:p>469</text:p>
          </table:table-cell>
          <table:table-cell table:formula="of:=[.C478]+1" office:value-type="currency" office:currency="USD" office:value="477.75">
            <text:p>$477.75</text:p>
          </table:table-cell>
          <table:table-cell table:formula="of:=[.D478]+0.75" office:value-type="currency" office:currency="USD" office:value="363.25">
            <text:p>$363.25</text:p>
          </table:table-cell>
          <table:table-cell office:value-type="currency" office:currency="USD" office:value="34.95">
            <text:p>$34.95</text:p>
          </table:table-cell>
          <table:table-cell table:formula="of:=MIN([.C479:.E4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formula="of:=[.C479]+1" office:value-type="currency" office:currency="USD" office:value="478.75">
            <text:p>$478.75</text:p>
          </table:table-cell>
          <table:table-cell table:formula="of:=[.D479]+0.75" office:value-type="currency" office:currency="USD" office:value="364">
            <text:p>$364.00</text:p>
          </table:table-cell>
          <table:table-cell office:value-type="currency" office:currency="USD" office:value="34.95">
            <text:p>$34.95</text:p>
          </table:table-cell>
          <table:table-cell table:formula="of:=MIN([.C480:.E4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1">
            <text:p>471</text:p>
          </table:table-cell>
          <table:table-cell table:formula="of:=[.C480]+1" office:value-type="currency" office:currency="USD" office:value="479.75">
            <text:p>$479.75</text:p>
          </table:table-cell>
          <table:table-cell table:formula="of:=[.D480]+0.75" office:value-type="currency" office:currency="USD" office:value="364.75">
            <text:p>$364.75</text:p>
          </table:table-cell>
          <table:table-cell office:value-type="currency" office:currency="USD" office:value="34.95">
            <text:p>$34.95</text:p>
          </table:table-cell>
          <table:table-cell table:formula="of:=MIN([.C481:.E4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formula="of:=[.C481]+1" office:value-type="currency" office:currency="USD" office:value="480.75">
            <text:p>$480.75</text:p>
          </table:table-cell>
          <table:table-cell table:formula="of:=[.D481]+0.75" office:value-type="currency" office:currency="USD" office:value="365.5">
            <text:p>$365.50</text:p>
          </table:table-cell>
          <table:table-cell office:value-type="currency" office:currency="USD" office:value="34.95">
            <text:p>$34.95</text:p>
          </table:table-cell>
          <table:table-cell table:formula="of:=MIN([.C482:.E4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3">
            <text:p>473</text:p>
          </table:table-cell>
          <table:table-cell table:formula="of:=[.C482]+1" office:value-type="currency" office:currency="USD" office:value="481.75">
            <text:p>$481.75</text:p>
          </table:table-cell>
          <table:table-cell table:formula="of:=[.D482]+0.75" office:value-type="currency" office:currency="USD" office:value="366.25">
            <text:p>$366.25</text:p>
          </table:table-cell>
          <table:table-cell office:value-type="currency" office:currency="USD" office:value="34.95">
            <text:p>$34.95</text:p>
          </table:table-cell>
          <table:table-cell table:formula="of:=MIN([.C483:.E4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4">
            <text:p>474</text:p>
          </table:table-cell>
          <table:table-cell table:formula="of:=[.C483]+1" office:value-type="currency" office:currency="USD" office:value="482.75">
            <text:p>$482.75</text:p>
          </table:table-cell>
          <table:table-cell table:formula="of:=[.D483]+0.75" office:value-type="currency" office:currency="USD" office:value="367">
            <text:p>$367.00</text:p>
          </table:table-cell>
          <table:table-cell office:value-type="currency" office:currency="USD" office:value="34.95">
            <text:p>$34.95</text:p>
          </table:table-cell>
          <table:table-cell table:formula="of:=MIN([.C484:.E4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5">
            <text:p>475</text:p>
          </table:table-cell>
          <table:table-cell table:formula="of:=[.C484]+1" office:value-type="currency" office:currency="USD" office:value="483.75">
            <text:p>$483.75</text:p>
          </table:table-cell>
          <table:table-cell table:formula="of:=[.D484]+0.75" office:value-type="currency" office:currency="USD" office:value="367.75">
            <text:p>$367.75</text:p>
          </table:table-cell>
          <table:table-cell office:value-type="currency" office:currency="USD" office:value="34.95">
            <text:p>$34.95</text:p>
          </table:table-cell>
          <table:table-cell table:formula="of:=MIN([.C485:.E4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6">
            <text:p>476</text:p>
          </table:table-cell>
          <table:table-cell table:formula="of:=[.C485]+1" office:value-type="currency" office:currency="USD" office:value="484.75">
            <text:p>$484.75</text:p>
          </table:table-cell>
          <table:table-cell table:formula="of:=[.D485]+0.75" office:value-type="currency" office:currency="USD" office:value="368.5">
            <text:p>$368.50</text:p>
          </table:table-cell>
          <table:table-cell office:value-type="currency" office:currency="USD" office:value="34.95">
            <text:p>$34.95</text:p>
          </table:table-cell>
          <table:table-cell table:formula="of:=MIN([.C486:.E4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7">
            <text:p>477</text:p>
          </table:table-cell>
          <table:table-cell table:formula="of:=[.C486]+1" office:value-type="currency" office:currency="USD" office:value="485.75">
            <text:p>$485.75</text:p>
          </table:table-cell>
          <table:table-cell table:formula="of:=[.D486]+0.75" office:value-type="currency" office:currency="USD" office:value="369.25">
            <text:p>$369.25</text:p>
          </table:table-cell>
          <table:table-cell office:value-type="currency" office:currency="USD" office:value="34.95">
            <text:p>$34.95</text:p>
          </table:table-cell>
          <table:table-cell table:formula="of:=MIN([.C487:.E4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8">
            <text:p>478</text:p>
          </table:table-cell>
          <table:table-cell table:formula="of:=[.C487]+1" office:value-type="currency" office:currency="USD" office:value="486.75">
            <text:p>$486.75</text:p>
          </table:table-cell>
          <table:table-cell table:formula="of:=[.D487]+0.75" office:value-type="currency" office:currency="USD" office:value="370">
            <text:p>$370.00</text:p>
          </table:table-cell>
          <table:table-cell office:value-type="currency" office:currency="USD" office:value="34.95">
            <text:p>$34.95</text:p>
          </table:table-cell>
          <table:table-cell table:formula="of:=MIN([.C488:.E4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9">
            <text:p>479</text:p>
          </table:table-cell>
          <table:table-cell table:formula="of:=[.C488]+1" office:value-type="currency" office:currency="USD" office:value="487.75">
            <text:p>$487.75</text:p>
          </table:table-cell>
          <table:table-cell table:formula="of:=[.D488]+0.75" office:value-type="currency" office:currency="USD" office:value="370.75">
            <text:p>$370.75</text:p>
          </table:table-cell>
          <table:table-cell office:value-type="currency" office:currency="USD" office:value="34.95">
            <text:p>$34.95</text:p>
          </table:table-cell>
          <table:table-cell table:formula="of:=MIN([.C489:.E4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0">
            <text:p>480</text:p>
          </table:table-cell>
          <table:table-cell table:formula="of:=[.C489]+1" office:value-type="currency" office:currency="USD" office:value="488.75">
            <text:p>$488.75</text:p>
          </table:table-cell>
          <table:table-cell table:formula="of:=[.D489]+0.75" office:value-type="currency" office:currency="USD" office:value="371.5">
            <text:p>$371.50</text:p>
          </table:table-cell>
          <table:table-cell office:value-type="currency" office:currency="USD" office:value="34.95">
            <text:p>$34.95</text:p>
          </table:table-cell>
          <table:table-cell table:formula="of:=MIN([.C490:.E4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1">
            <text:p>481</text:p>
          </table:table-cell>
          <table:table-cell table:formula="of:=[.C490]+1" office:value-type="currency" office:currency="USD" office:value="489.75">
            <text:p>$489.75</text:p>
          </table:table-cell>
          <table:table-cell table:formula="of:=[.D490]+0.75" office:value-type="currency" office:currency="USD" office:value="372.25">
            <text:p>$372.25</text:p>
          </table:table-cell>
          <table:table-cell office:value-type="currency" office:currency="USD" office:value="34.95">
            <text:p>$34.95</text:p>
          </table:table-cell>
          <table:table-cell table:formula="of:=MIN([.C491:.E4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2">
            <text:p>482</text:p>
          </table:table-cell>
          <table:table-cell table:formula="of:=[.C491]+1" office:value-type="currency" office:currency="USD" office:value="490.75">
            <text:p>$490.75</text:p>
          </table:table-cell>
          <table:table-cell table:formula="of:=[.D491]+0.75" office:value-type="currency" office:currency="USD" office:value="373">
            <text:p>$373.00</text:p>
          </table:table-cell>
          <table:table-cell office:value-type="currency" office:currency="USD" office:value="34.95">
            <text:p>$34.95</text:p>
          </table:table-cell>
          <table:table-cell table:formula="of:=MIN([.C492:.E4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3">
            <text:p>483</text:p>
          </table:table-cell>
          <table:table-cell table:formula="of:=[.C492]+1" office:value-type="currency" office:currency="USD" office:value="491.75">
            <text:p>$491.75</text:p>
          </table:table-cell>
          <table:table-cell table:formula="of:=[.D492]+0.75" office:value-type="currency" office:currency="USD" office:value="373.75">
            <text:p>$373.75</text:p>
          </table:table-cell>
          <table:table-cell office:value-type="currency" office:currency="USD" office:value="34.95">
            <text:p>$34.95</text:p>
          </table:table-cell>
          <table:table-cell table:formula="of:=MIN([.C493:.E4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4">
            <text:p>484</text:p>
          </table:table-cell>
          <table:table-cell table:formula="of:=[.C493]+1" office:value-type="currency" office:currency="USD" office:value="492.75">
            <text:p>$492.75</text:p>
          </table:table-cell>
          <table:table-cell table:formula="of:=[.D493]+0.75" office:value-type="currency" office:currency="USD" office:value="374.5">
            <text:p>$374.50</text:p>
          </table:table-cell>
          <table:table-cell office:value-type="currency" office:currency="USD" office:value="34.95">
            <text:p>$34.95</text:p>
          </table:table-cell>
          <table:table-cell table:formula="of:=MIN([.C494:.E4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5">
            <text:p>485</text:p>
          </table:table-cell>
          <table:table-cell table:formula="of:=[.C494]+1" office:value-type="currency" office:currency="USD" office:value="493.75">
            <text:p>$493.75</text:p>
          </table:table-cell>
          <table:table-cell table:formula="of:=[.D494]+0.75" office:value-type="currency" office:currency="USD" office:value="375.25">
            <text:p>$375.25</text:p>
          </table:table-cell>
          <table:table-cell office:value-type="currency" office:currency="USD" office:value="34.95">
            <text:p>$34.95</text:p>
          </table:table-cell>
          <table:table-cell table:formula="of:=MIN([.C495:.E4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6">
            <text:p>486</text:p>
          </table:table-cell>
          <table:table-cell table:formula="of:=[.C495]+1" office:value-type="currency" office:currency="USD" office:value="494.75">
            <text:p>$494.75</text:p>
          </table:table-cell>
          <table:table-cell table:formula="of:=[.D495]+0.75" office:value-type="currency" office:currency="USD" office:value="376">
            <text:p>$376.00</text:p>
          </table:table-cell>
          <table:table-cell office:value-type="currency" office:currency="USD" office:value="34.95">
            <text:p>$34.95</text:p>
          </table:table-cell>
          <table:table-cell table:formula="of:=MIN([.C496:.E4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7">
            <text:p>487</text:p>
          </table:table-cell>
          <table:table-cell table:formula="of:=[.C496]+1" office:value-type="currency" office:currency="USD" office:value="495.75">
            <text:p>$495.75</text:p>
          </table:table-cell>
          <table:table-cell table:formula="of:=[.D496]+0.75" office:value-type="currency" office:currency="USD" office:value="376.75">
            <text:p>$376.75</text:p>
          </table:table-cell>
          <table:table-cell office:value-type="currency" office:currency="USD" office:value="34.95">
            <text:p>$34.95</text:p>
          </table:table-cell>
          <table:table-cell table:formula="of:=MIN([.C497:.E4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8">
            <text:p>488</text:p>
          </table:table-cell>
          <table:table-cell table:formula="of:=[.C497]+1" office:value-type="currency" office:currency="USD" office:value="496.75">
            <text:p>$496.75</text:p>
          </table:table-cell>
          <table:table-cell table:formula="of:=[.D497]+0.75" office:value-type="currency" office:currency="USD" office:value="377.5">
            <text:p>$377.50</text:p>
          </table:table-cell>
          <table:table-cell office:value-type="currency" office:currency="USD" office:value="34.95">
            <text:p>$34.95</text:p>
          </table:table-cell>
          <table:table-cell table:formula="of:=MIN([.C498:.E4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9">
            <text:p>489</text:p>
          </table:table-cell>
          <table:table-cell table:formula="of:=[.C498]+1" office:value-type="currency" office:currency="USD" office:value="497.75">
            <text:p>$497.75</text:p>
          </table:table-cell>
          <table:table-cell table:formula="of:=[.D498]+0.75" office:value-type="currency" office:currency="USD" office:value="378.25">
            <text:p>$378.25</text:p>
          </table:table-cell>
          <table:table-cell office:value-type="currency" office:currency="USD" office:value="34.95">
            <text:p>$34.95</text:p>
          </table:table-cell>
          <table:table-cell table:formula="of:=MIN([.C499:.E4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0">
            <text:p>490</text:p>
          </table:table-cell>
          <table:table-cell table:formula="of:=[.C499]+1" office:value-type="currency" office:currency="USD" office:value="498.75">
            <text:p>$498.75</text:p>
          </table:table-cell>
          <table:table-cell table:formula="of:=[.D499]+0.75" office:value-type="currency" office:currency="USD" office:value="379">
            <text:p>$379.00</text:p>
          </table:table-cell>
          <table:table-cell office:value-type="currency" office:currency="USD" office:value="34.95">
            <text:p>$34.95</text:p>
          </table:table-cell>
          <table:table-cell table:formula="of:=MIN([.C500:.E5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1">
            <text:p>491</text:p>
          </table:table-cell>
          <table:table-cell table:formula="of:=[.C500]+1" office:value-type="currency" office:currency="USD" office:value="499.75">
            <text:p>$499.75</text:p>
          </table:table-cell>
          <table:table-cell table:formula="of:=[.D500]+0.75" office:value-type="currency" office:currency="USD" office:value="379.75">
            <text:p>$379.75</text:p>
          </table:table-cell>
          <table:table-cell office:value-type="currency" office:currency="USD" office:value="34.95">
            <text:p>$34.95</text:p>
          </table:table-cell>
          <table:table-cell table:formula="of:=MIN([.C501:.E5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2">
            <text:p>492</text:p>
          </table:table-cell>
          <table:table-cell table:formula="of:=[.C501]+1" office:value-type="currency" office:currency="USD" office:value="500.75">
            <text:p>$500.75</text:p>
          </table:table-cell>
          <table:table-cell table:formula="of:=[.D501]+0.75" office:value-type="currency" office:currency="USD" office:value="380.5">
            <text:p>$380.50</text:p>
          </table:table-cell>
          <table:table-cell office:value-type="currency" office:currency="USD" office:value="34.95">
            <text:p>$34.95</text:p>
          </table:table-cell>
          <table:table-cell table:formula="of:=MIN([.C502:.E5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3">
            <text:p>493</text:p>
          </table:table-cell>
          <table:table-cell table:formula="of:=[.C502]+1" office:value-type="currency" office:currency="USD" office:value="501.75">
            <text:p>$501.75</text:p>
          </table:table-cell>
          <table:table-cell table:formula="of:=[.D502]+0.75" office:value-type="currency" office:currency="USD" office:value="381.25">
            <text:p>$381.25</text:p>
          </table:table-cell>
          <table:table-cell office:value-type="currency" office:currency="USD" office:value="34.95">
            <text:p>$34.95</text:p>
          </table:table-cell>
          <table:table-cell table:formula="of:=MIN([.C503:.E5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4">
            <text:p>494</text:p>
          </table:table-cell>
          <table:table-cell table:formula="of:=[.C503]+1" office:value-type="currency" office:currency="USD" office:value="502.75">
            <text:p>$502.75</text:p>
          </table:table-cell>
          <table:table-cell table:formula="of:=[.D503]+0.75" office:value-type="currency" office:currency="USD" office:value="382">
            <text:p>$382.00</text:p>
          </table:table-cell>
          <table:table-cell office:value-type="currency" office:currency="USD" office:value="34.95">
            <text:p>$34.95</text:p>
          </table:table-cell>
          <table:table-cell table:formula="of:=MIN([.C504:.E5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5">
            <text:p>495</text:p>
          </table:table-cell>
          <table:table-cell table:formula="of:=[.C504]+1" office:value-type="currency" office:currency="USD" office:value="503.75">
            <text:p>$503.75</text:p>
          </table:table-cell>
          <table:table-cell table:formula="of:=[.D504]+0.75" office:value-type="currency" office:currency="USD" office:value="382.75">
            <text:p>$382.75</text:p>
          </table:table-cell>
          <table:table-cell office:value-type="currency" office:currency="USD" office:value="34.95">
            <text:p>$34.95</text:p>
          </table:table-cell>
          <table:table-cell table:formula="of:=MIN([.C505:.E5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6">
            <text:p>496</text:p>
          </table:table-cell>
          <table:table-cell table:formula="of:=[.C505]+1" office:value-type="currency" office:currency="USD" office:value="504.75">
            <text:p>$504.75</text:p>
          </table:table-cell>
          <table:table-cell table:formula="of:=[.D505]+0.75" office:value-type="currency" office:currency="USD" office:value="383.5">
            <text:p>$383.50</text:p>
          </table:table-cell>
          <table:table-cell office:value-type="currency" office:currency="USD" office:value="34.95">
            <text:p>$34.95</text:p>
          </table:table-cell>
          <table:table-cell table:formula="of:=MIN([.C506:.E5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7">
            <text:p>497</text:p>
          </table:table-cell>
          <table:table-cell table:formula="of:=[.C506]+1" office:value-type="currency" office:currency="USD" office:value="505.75">
            <text:p>$505.75</text:p>
          </table:table-cell>
          <table:table-cell table:formula="of:=[.D506]+0.75" office:value-type="currency" office:currency="USD" office:value="384.25">
            <text:p>$384.25</text:p>
          </table:table-cell>
          <table:table-cell office:value-type="currency" office:currency="USD" office:value="34.95">
            <text:p>$34.95</text:p>
          </table:table-cell>
          <table:table-cell table:formula="of:=MIN([.C507:.E5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8">
            <text:p>498</text:p>
          </table:table-cell>
          <table:table-cell table:formula="of:=[.C507]+1" office:value-type="currency" office:currency="USD" office:value="506.75">
            <text:p>$506.75</text:p>
          </table:table-cell>
          <table:table-cell table:formula="of:=[.D507]+0.75" office:value-type="currency" office:currency="USD" office:value="385">
            <text:p>$385.00</text:p>
          </table:table-cell>
          <table:table-cell office:value-type="currency" office:currency="USD" office:value="34.95">
            <text:p>$34.95</text:p>
          </table:table-cell>
          <table:table-cell table:formula="of:=MIN([.C508:.E5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9">
            <text:p>499</text:p>
          </table:table-cell>
          <table:table-cell table:formula="of:=[.C508]+1" office:value-type="currency" office:currency="USD" office:value="507.75">
            <text:p>$507.75</text:p>
          </table:table-cell>
          <table:table-cell table:formula="of:=[.D508]+0.75" office:value-type="currency" office:currency="USD" office:value="385.75">
            <text:p>$385.75</text:p>
          </table:table-cell>
          <table:table-cell office:value-type="currency" office:currency="USD" office:value="34.95">
            <text:p>$34.95</text:p>
          </table:table-cell>
          <table:table-cell table:formula="of:=MIN([.C509:.E5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509]+1" office:value-type="currency" office:currency="USD" office:value="508.75">
            <text:p>$508.75</text:p>
          </table:table-cell>
          <table:table-cell table:formula="of:=[.D509]+0.75" office:value-type="currency" office:currency="USD" office:value="386.5">
            <text:p>$386.50</text:p>
          </table:table-cell>
          <table:table-cell office:value-type="currency" office:currency="USD" office:value="34.95">
            <text:p>$34.95</text:p>
          </table:table-cell>
          <table:table-cell table:formula="of:=MIN([.C510:.E5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1">
            <text:p>501</text:p>
          </table:table-cell>
          <table:table-cell table:formula="of:=[.C510]+1" office:value-type="currency" office:currency="USD" office:value="509.75">
            <text:p>$509.75</text:p>
          </table:table-cell>
          <table:table-cell table:formula="of:=[.D510]+0.75" office:value-type="currency" office:currency="USD" office:value="387.25">
            <text:p>$387.25</text:p>
          </table:table-cell>
          <table:table-cell office:value-type="currency" office:currency="USD" office:value="34.95">
            <text:p>$34.95</text:p>
          </table:table-cell>
          <table:table-cell table:formula="of:=MIN([.C511:.E5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2">
            <text:p>502</text:p>
          </table:table-cell>
          <table:table-cell table:formula="of:=[.C511]+1" office:value-type="currency" office:currency="USD" office:value="510.75">
            <text:p>$510.75</text:p>
          </table:table-cell>
          <table:table-cell table:formula="of:=[.D511]+0.75" office:value-type="currency" office:currency="USD" office:value="388">
            <text:p>$388.00</text:p>
          </table:table-cell>
          <table:table-cell office:value-type="currency" office:currency="USD" office:value="34.95">
            <text:p>$34.95</text:p>
          </table:table-cell>
          <table:table-cell table:formula="of:=MIN([.C512:.E5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3">
            <text:p>503</text:p>
          </table:table-cell>
          <table:table-cell table:formula="of:=[.C512]+1" office:value-type="currency" office:currency="USD" office:value="511.75">
            <text:p>$511.75</text:p>
          </table:table-cell>
          <table:table-cell table:formula="of:=[.D512]+0.75" office:value-type="currency" office:currency="USD" office:value="388.75">
            <text:p>$388.75</text:p>
          </table:table-cell>
          <table:table-cell office:value-type="currency" office:currency="USD" office:value="34.95">
            <text:p>$34.95</text:p>
          </table:table-cell>
          <table:table-cell table:formula="of:=MIN([.C513:.E5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4">
            <text:p>504</text:p>
          </table:table-cell>
          <table:table-cell table:formula="of:=[.C513]+1" office:value-type="currency" office:currency="USD" office:value="512.75">
            <text:p>$512.75</text:p>
          </table:table-cell>
          <table:table-cell table:formula="of:=[.D513]+0.75" office:value-type="currency" office:currency="USD" office:value="389.5">
            <text:p>$389.50</text:p>
          </table:table-cell>
          <table:table-cell office:value-type="currency" office:currency="USD" office:value="34.95">
            <text:p>$34.95</text:p>
          </table:table-cell>
          <table:table-cell table:formula="of:=MIN([.C514:.E5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5">
            <text:p>505</text:p>
          </table:table-cell>
          <table:table-cell table:formula="of:=[.C514]+1" office:value-type="currency" office:currency="USD" office:value="513.75">
            <text:p>$513.75</text:p>
          </table:table-cell>
          <table:table-cell table:formula="of:=[.D514]+0.75" office:value-type="currency" office:currency="USD" office:value="390.25">
            <text:p>$390.25</text:p>
          </table:table-cell>
          <table:table-cell office:value-type="currency" office:currency="USD" office:value="34.95">
            <text:p>$34.95</text:p>
          </table:table-cell>
          <table:table-cell table:formula="of:=MIN([.C515:.E5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6">
            <text:p>506</text:p>
          </table:table-cell>
          <table:table-cell table:formula="of:=[.C515]+1" office:value-type="currency" office:currency="USD" office:value="514.75">
            <text:p>$514.75</text:p>
          </table:table-cell>
          <table:table-cell table:formula="of:=[.D515]+0.75" office:value-type="currency" office:currency="USD" office:value="391">
            <text:p>$391.00</text:p>
          </table:table-cell>
          <table:table-cell office:value-type="currency" office:currency="USD" office:value="34.95">
            <text:p>$34.95</text:p>
          </table:table-cell>
          <table:table-cell table:formula="of:=MIN([.C516:.E5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7">
            <text:p>507</text:p>
          </table:table-cell>
          <table:table-cell table:formula="of:=[.C516]+1" office:value-type="currency" office:currency="USD" office:value="515.75">
            <text:p>$515.75</text:p>
          </table:table-cell>
          <table:table-cell table:formula="of:=[.D516]+0.75" office:value-type="currency" office:currency="USD" office:value="391.75">
            <text:p>$391.75</text:p>
          </table:table-cell>
          <table:table-cell office:value-type="currency" office:currency="USD" office:value="34.95">
            <text:p>$34.95</text:p>
          </table:table-cell>
          <table:table-cell table:formula="of:=MIN([.C517:.E5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8">
            <text:p>508</text:p>
          </table:table-cell>
          <table:table-cell table:formula="of:=[.C517]+1" office:value-type="currency" office:currency="USD" office:value="516.75">
            <text:p>$516.75</text:p>
          </table:table-cell>
          <table:table-cell table:formula="of:=[.D517]+0.75" office:value-type="currency" office:currency="USD" office:value="392.5">
            <text:p>$392.50</text:p>
          </table:table-cell>
          <table:table-cell office:value-type="currency" office:currency="USD" office:value="34.95">
            <text:p>$34.95</text:p>
          </table:table-cell>
          <table:table-cell table:formula="of:=MIN([.C518:.E5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table:formula="of:=[.C518]+1" office:value-type="currency" office:currency="USD" office:value="517.75">
            <text:p>$517.75</text:p>
          </table:table-cell>
          <table:table-cell table:formula="of:=[.D518]+0.75" office:value-type="currency" office:currency="USD" office:value="393.25">
            <text:p>$393.25</text:p>
          </table:table-cell>
          <table:table-cell office:value-type="currency" office:currency="USD" office:value="34.95">
            <text:p>$34.95</text:p>
          </table:table-cell>
          <table:table-cell table:formula="of:=MIN([.C519:.E5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0">
            <text:p>510</text:p>
          </table:table-cell>
          <table:table-cell table:formula="of:=[.C519]+1" office:value-type="currency" office:currency="USD" office:value="518.75">
            <text:p>$518.75</text:p>
          </table:table-cell>
          <table:table-cell table:formula="of:=[.D519]+0.75" office:value-type="currency" office:currency="USD" office:value="394">
            <text:p>$394.00</text:p>
          </table:table-cell>
          <table:table-cell office:value-type="currency" office:currency="USD" office:value="34.95">
            <text:p>$34.95</text:p>
          </table:table-cell>
          <table:table-cell table:formula="of:=MIN([.C520:.E5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1">
            <text:p>511</text:p>
          </table:table-cell>
          <table:table-cell table:formula="of:=[.C520]+1" office:value-type="currency" office:currency="USD" office:value="519.75">
            <text:p>$519.75</text:p>
          </table:table-cell>
          <table:table-cell table:formula="of:=[.D520]+0.75" office:value-type="currency" office:currency="USD" office:value="394.75">
            <text:p>$394.75</text:p>
          </table:table-cell>
          <table:table-cell office:value-type="currency" office:currency="USD" office:value="34.95">
            <text:p>$34.95</text:p>
          </table:table-cell>
          <table:table-cell table:formula="of:=MIN([.C521:.E5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[.C521]+1" office:value-type="currency" office:currency="USD" office:value="520.75">
            <text:p>$520.75</text:p>
          </table:table-cell>
          <table:table-cell table:formula="of:=[.D521]+0.75" office:value-type="currency" office:currency="USD" office:value="395.5">
            <text:p>$395.50</text:p>
          </table:table-cell>
          <table:table-cell office:value-type="currency" office:currency="USD" office:value="34.95">
            <text:p>$34.95</text:p>
          </table:table-cell>
          <table:table-cell table:formula="of:=MIN([.C522:.E5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3">
            <text:p>513</text:p>
          </table:table-cell>
          <table:table-cell table:formula="of:=[.C522]+1" office:value-type="currency" office:currency="USD" office:value="521.75">
            <text:p>$521.75</text:p>
          </table:table-cell>
          <table:table-cell table:formula="of:=[.D522]+0.75" office:value-type="currency" office:currency="USD" office:value="396.25">
            <text:p>$396.25</text:p>
          </table:table-cell>
          <table:table-cell office:value-type="currency" office:currency="USD" office:value="34.95">
            <text:p>$34.95</text:p>
          </table:table-cell>
          <table:table-cell table:formula="of:=MIN([.C523:.E5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4">
            <text:p>514</text:p>
          </table:table-cell>
          <table:table-cell table:formula="of:=[.C523]+1" office:value-type="currency" office:currency="USD" office:value="522.75">
            <text:p>$522.75</text:p>
          </table:table-cell>
          <table:table-cell table:formula="of:=[.D523]+0.75" office:value-type="currency" office:currency="USD" office:value="397">
            <text:p>$397.00</text:p>
          </table:table-cell>
          <table:table-cell office:value-type="currency" office:currency="USD" office:value="34.95">
            <text:p>$34.95</text:p>
          </table:table-cell>
          <table:table-cell table:formula="of:=MIN([.C524:.E5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 table:formula="of:=[.C524]+1" office:value-type="currency" office:currency="USD" office:value="523.75">
            <text:p>$523.75</text:p>
          </table:table-cell>
          <table:table-cell table:formula="of:=[.D524]+0.75" office:value-type="currency" office:currency="USD" office:value="397.75">
            <text:p>$397.75</text:p>
          </table:table-cell>
          <table:table-cell office:value-type="currency" office:currency="USD" office:value="34.95">
            <text:p>$34.95</text:p>
          </table:table-cell>
          <table:table-cell table:formula="of:=MIN([.C525:.E5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6">
            <text:p>516</text:p>
          </table:table-cell>
          <table:table-cell table:formula="of:=[.C525]+1" office:value-type="currency" office:currency="USD" office:value="524.75">
            <text:p>$524.75</text:p>
          </table:table-cell>
          <table:table-cell table:formula="of:=[.D525]+0.75" office:value-type="currency" office:currency="USD" office:value="398.5">
            <text:p>$398.50</text:p>
          </table:table-cell>
          <table:table-cell office:value-type="currency" office:currency="USD" office:value="34.95">
            <text:p>$34.95</text:p>
          </table:table-cell>
          <table:table-cell table:formula="of:=MIN([.C526:.E5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7">
            <text:p>517</text:p>
          </table:table-cell>
          <table:table-cell table:formula="of:=[.C526]+1" office:value-type="currency" office:currency="USD" office:value="525.75">
            <text:p>$525.75</text:p>
          </table:table-cell>
          <table:table-cell table:formula="of:=[.D526]+0.75" office:value-type="currency" office:currency="USD" office:value="399.25">
            <text:p>$399.25</text:p>
          </table:table-cell>
          <table:table-cell office:value-type="currency" office:currency="USD" office:value="34.95">
            <text:p>$34.95</text:p>
          </table:table-cell>
          <table:table-cell table:formula="of:=MIN([.C527:.E5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8">
            <text:p>518</text:p>
          </table:table-cell>
          <table:table-cell table:formula="of:=[.C527]+1" office:value-type="currency" office:currency="USD" office:value="526.75">
            <text:p>$526.75</text:p>
          </table:table-cell>
          <table:table-cell table:formula="of:=[.D527]+0.75" office:value-type="currency" office:currency="USD" office:value="400">
            <text:p>$400.00</text:p>
          </table:table-cell>
          <table:table-cell office:value-type="currency" office:currency="USD" office:value="34.95">
            <text:p>$34.95</text:p>
          </table:table-cell>
          <table:table-cell table:formula="of:=MIN([.C528:.E5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9">
            <text:p>519</text:p>
          </table:table-cell>
          <table:table-cell table:formula="of:=[.C528]+1" office:value-type="currency" office:currency="USD" office:value="527.75">
            <text:p>$527.75</text:p>
          </table:table-cell>
          <table:table-cell table:formula="of:=[.D528]+0.75" office:value-type="currency" office:currency="USD" office:value="400.75">
            <text:p>$400.75</text:p>
          </table:table-cell>
          <table:table-cell office:value-type="currency" office:currency="USD" office:value="34.95">
            <text:p>$34.95</text:p>
          </table:table-cell>
          <table:table-cell table:formula="of:=MIN([.C529:.E5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0">
            <text:p>520</text:p>
          </table:table-cell>
          <table:table-cell table:formula="of:=[.C529]+1" office:value-type="currency" office:currency="USD" office:value="528.75">
            <text:p>$528.75</text:p>
          </table:table-cell>
          <table:table-cell table:formula="of:=[.D529]+0.75" office:value-type="currency" office:currency="USD" office:value="401.5">
            <text:p>$401.50</text:p>
          </table:table-cell>
          <table:table-cell office:value-type="currency" office:currency="USD" office:value="34.95">
            <text:p>$34.95</text:p>
          </table:table-cell>
          <table:table-cell table:formula="of:=MIN([.C530:.E5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1">
            <text:p>521</text:p>
          </table:table-cell>
          <table:table-cell table:formula="of:=[.C530]+1" office:value-type="currency" office:currency="USD" office:value="529.75">
            <text:p>$529.75</text:p>
          </table:table-cell>
          <table:table-cell table:formula="of:=[.D530]+0.75" office:value-type="currency" office:currency="USD" office:value="402.25">
            <text:p>$402.25</text:p>
          </table:table-cell>
          <table:table-cell office:value-type="currency" office:currency="USD" office:value="34.95">
            <text:p>$34.95</text:p>
          </table:table-cell>
          <table:table-cell table:formula="of:=MIN([.C531:.E5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2">
            <text:p>522</text:p>
          </table:table-cell>
          <table:table-cell table:formula="of:=[.C531]+1" office:value-type="currency" office:currency="USD" office:value="530.75">
            <text:p>$530.75</text:p>
          </table:table-cell>
          <table:table-cell table:formula="of:=[.D531]+0.75" office:value-type="currency" office:currency="USD" office:value="403">
            <text:p>$403.00</text:p>
          </table:table-cell>
          <table:table-cell office:value-type="currency" office:currency="USD" office:value="34.95">
            <text:p>$34.95</text:p>
          </table:table-cell>
          <table:table-cell table:formula="of:=MIN([.C532:.E5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3">
            <text:p>523</text:p>
          </table:table-cell>
          <table:table-cell table:formula="of:=[.C532]+1" office:value-type="currency" office:currency="USD" office:value="531.75">
            <text:p>$531.75</text:p>
          </table:table-cell>
          <table:table-cell table:formula="of:=[.D532]+0.75" office:value-type="currency" office:currency="USD" office:value="403.75">
            <text:p>$403.75</text:p>
          </table:table-cell>
          <table:table-cell office:value-type="currency" office:currency="USD" office:value="34.95">
            <text:p>$34.95</text:p>
          </table:table-cell>
          <table:table-cell table:formula="of:=MIN([.C533:.E5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4">
            <text:p>524</text:p>
          </table:table-cell>
          <table:table-cell table:formula="of:=[.C533]+1" office:value-type="currency" office:currency="USD" office:value="532.75">
            <text:p>$532.75</text:p>
          </table:table-cell>
          <table:table-cell table:formula="of:=[.D533]+0.75" office:value-type="currency" office:currency="USD" office:value="404.5">
            <text:p>$404.50</text:p>
          </table:table-cell>
          <table:table-cell office:value-type="currency" office:currency="USD" office:value="34.95">
            <text:p>$34.95</text:p>
          </table:table-cell>
          <table:table-cell table:formula="of:=MIN([.C534:.E5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formula="of:=[.C534]+1" office:value-type="currency" office:currency="USD" office:value="533.75">
            <text:p>$533.75</text:p>
          </table:table-cell>
          <table:table-cell table:formula="of:=[.D534]+0.75" office:value-type="currency" office:currency="USD" office:value="405.25">
            <text:p>$405.25</text:p>
          </table:table-cell>
          <table:table-cell office:value-type="currency" office:currency="USD" office:value="34.95">
            <text:p>$34.95</text:p>
          </table:table-cell>
          <table:table-cell table:formula="of:=MIN([.C535:.E5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6">
            <text:p>526</text:p>
          </table:table-cell>
          <table:table-cell table:formula="of:=[.C535]+1" office:value-type="currency" office:currency="USD" office:value="534.75">
            <text:p>$534.75</text:p>
          </table:table-cell>
          <table:table-cell table:formula="of:=[.D535]+0.75" office:value-type="currency" office:currency="USD" office:value="406">
            <text:p>$406.00</text:p>
          </table:table-cell>
          <table:table-cell office:value-type="currency" office:currency="USD" office:value="34.95">
            <text:p>$34.95</text:p>
          </table:table-cell>
          <table:table-cell table:formula="of:=MIN([.C536:.E5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7">
            <text:p>527</text:p>
          </table:table-cell>
          <table:table-cell table:formula="of:=[.C536]+1" office:value-type="currency" office:currency="USD" office:value="535.75">
            <text:p>$535.75</text:p>
          </table:table-cell>
          <table:table-cell table:formula="of:=[.D536]+0.75" office:value-type="currency" office:currency="USD" office:value="406.75">
            <text:p>$406.75</text:p>
          </table:table-cell>
          <table:table-cell office:value-type="currency" office:currency="USD" office:value="34.95">
            <text:p>$34.95</text:p>
          </table:table-cell>
          <table:table-cell table:formula="of:=MIN([.C537:.E5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8">
            <text:p>528</text:p>
          </table:table-cell>
          <table:table-cell table:formula="of:=[.C537]+1" office:value-type="currency" office:currency="USD" office:value="536.75">
            <text:p>$536.75</text:p>
          </table:table-cell>
          <table:table-cell table:formula="of:=[.D537]+0.75" office:value-type="currency" office:currency="USD" office:value="407.5">
            <text:p>$407.50</text:p>
          </table:table-cell>
          <table:table-cell office:value-type="currency" office:currency="USD" office:value="34.95">
            <text:p>$34.95</text:p>
          </table:table-cell>
          <table:table-cell table:formula="of:=MIN([.C538:.E5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9">
            <text:p>529</text:p>
          </table:table-cell>
          <table:table-cell table:formula="of:=[.C538]+1" office:value-type="currency" office:currency="USD" office:value="537.75">
            <text:p>$537.75</text:p>
          </table:table-cell>
          <table:table-cell table:formula="of:=[.D538]+0.75" office:value-type="currency" office:currency="USD" office:value="408.25">
            <text:p>$408.25</text:p>
          </table:table-cell>
          <table:table-cell office:value-type="currency" office:currency="USD" office:value="34.95">
            <text:p>$34.95</text:p>
          </table:table-cell>
          <table:table-cell table:formula="of:=MIN([.C539:.E5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0">
            <text:p>530</text:p>
          </table:table-cell>
          <table:table-cell table:formula="of:=[.C539]+1" office:value-type="currency" office:currency="USD" office:value="538.75">
            <text:p>$538.75</text:p>
          </table:table-cell>
          <table:table-cell table:formula="of:=[.D539]+0.75" office:value-type="currency" office:currency="USD" office:value="409">
            <text:p>$409.00</text:p>
          </table:table-cell>
          <table:table-cell office:value-type="currency" office:currency="USD" office:value="34.95">
            <text:p>$34.95</text:p>
          </table:table-cell>
          <table:table-cell table:formula="of:=MIN([.C540:.E5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1">
            <text:p>531</text:p>
          </table:table-cell>
          <table:table-cell table:formula="of:=[.C540]+1" office:value-type="currency" office:currency="USD" office:value="539.75">
            <text:p>$539.75</text:p>
          </table:table-cell>
          <table:table-cell table:formula="of:=[.D540]+0.75" office:value-type="currency" office:currency="USD" office:value="409.75">
            <text:p>$409.75</text:p>
          </table:table-cell>
          <table:table-cell office:value-type="currency" office:currency="USD" office:value="34.95">
            <text:p>$34.95</text:p>
          </table:table-cell>
          <table:table-cell table:formula="of:=MIN([.C541:.E5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2">
            <text:p>532</text:p>
          </table:table-cell>
          <table:table-cell table:formula="of:=[.C541]+1" office:value-type="currency" office:currency="USD" office:value="540.75">
            <text:p>$540.75</text:p>
          </table:table-cell>
          <table:table-cell table:formula="of:=[.D541]+0.75" office:value-type="currency" office:currency="USD" office:value="410.5">
            <text:p>$410.50</text:p>
          </table:table-cell>
          <table:table-cell office:value-type="currency" office:currency="USD" office:value="34.95">
            <text:p>$34.95</text:p>
          </table:table-cell>
          <table:table-cell table:formula="of:=MIN([.C542:.E5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3">
            <text:p>533</text:p>
          </table:table-cell>
          <table:table-cell table:formula="of:=[.C542]+1" office:value-type="currency" office:currency="USD" office:value="541.75">
            <text:p>$541.75</text:p>
          </table:table-cell>
          <table:table-cell table:formula="of:=[.D542]+0.75" office:value-type="currency" office:currency="USD" office:value="411.25">
            <text:p>$411.25</text:p>
          </table:table-cell>
          <table:table-cell office:value-type="currency" office:currency="USD" office:value="34.95">
            <text:p>$34.95</text:p>
          </table:table-cell>
          <table:table-cell table:formula="of:=MIN([.C543:.E5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4">
            <text:p>534</text:p>
          </table:table-cell>
          <table:table-cell table:formula="of:=[.C543]+1" office:value-type="currency" office:currency="USD" office:value="542.75">
            <text:p>$542.75</text:p>
          </table:table-cell>
          <table:table-cell table:formula="of:=[.D543]+0.75" office:value-type="currency" office:currency="USD" office:value="412">
            <text:p>$412.00</text:p>
          </table:table-cell>
          <table:table-cell office:value-type="currency" office:currency="USD" office:value="34.95">
            <text:p>$34.95</text:p>
          </table:table-cell>
          <table:table-cell table:formula="of:=MIN([.C544:.E5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formula="of:=[.C544]+1" office:value-type="currency" office:currency="USD" office:value="543.75">
            <text:p>$543.75</text:p>
          </table:table-cell>
          <table:table-cell table:formula="of:=[.D544]+0.75" office:value-type="currency" office:currency="USD" office:value="412.75">
            <text:p>$412.75</text:p>
          </table:table-cell>
          <table:table-cell office:value-type="currency" office:currency="USD" office:value="34.95">
            <text:p>$34.95</text:p>
          </table:table-cell>
          <table:table-cell table:formula="of:=MIN([.C545:.E5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6">
            <text:p>536</text:p>
          </table:table-cell>
          <table:table-cell table:formula="of:=[.C545]+1" office:value-type="currency" office:currency="USD" office:value="544.75">
            <text:p>$544.75</text:p>
          </table:table-cell>
          <table:table-cell table:formula="of:=[.D545]+0.75" office:value-type="currency" office:currency="USD" office:value="413.5">
            <text:p>$413.50</text:p>
          </table:table-cell>
          <table:table-cell office:value-type="currency" office:currency="USD" office:value="34.95">
            <text:p>$34.95</text:p>
          </table:table-cell>
          <table:table-cell table:formula="of:=MIN([.C546:.E5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7">
            <text:p>537</text:p>
          </table:table-cell>
          <table:table-cell table:formula="of:=[.C546]+1" office:value-type="currency" office:currency="USD" office:value="545.75">
            <text:p>$545.75</text:p>
          </table:table-cell>
          <table:table-cell table:formula="of:=[.D546]+0.75" office:value-type="currency" office:currency="USD" office:value="414.25">
            <text:p>$414.25</text:p>
          </table:table-cell>
          <table:table-cell office:value-type="currency" office:currency="USD" office:value="34.95">
            <text:p>$34.95</text:p>
          </table:table-cell>
          <table:table-cell table:formula="of:=MIN([.C547:.E5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8">
            <text:p>538</text:p>
          </table:table-cell>
          <table:table-cell table:formula="of:=[.C547]+1" office:value-type="currency" office:currency="USD" office:value="546.75">
            <text:p>$546.75</text:p>
          </table:table-cell>
          <table:table-cell table:formula="of:=[.D547]+0.75" office:value-type="currency" office:currency="USD" office:value="415">
            <text:p>$415.00</text:p>
          </table:table-cell>
          <table:table-cell office:value-type="currency" office:currency="USD" office:value="34.95">
            <text:p>$34.95</text:p>
          </table:table-cell>
          <table:table-cell table:formula="of:=MIN([.C548:.E5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9">
            <text:p>539</text:p>
          </table:table-cell>
          <table:table-cell table:formula="of:=[.C548]+1" office:value-type="currency" office:currency="USD" office:value="547.75">
            <text:p>$547.75</text:p>
          </table:table-cell>
          <table:table-cell table:formula="of:=[.D548]+0.75" office:value-type="currency" office:currency="USD" office:value="415.75">
            <text:p>$415.75</text:p>
          </table:table-cell>
          <table:table-cell office:value-type="currency" office:currency="USD" office:value="34.95">
            <text:p>$34.95</text:p>
          </table:table-cell>
          <table:table-cell table:formula="of:=MIN([.C549:.E5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0">
            <text:p>540</text:p>
          </table:table-cell>
          <table:table-cell table:formula="of:=[.C549]+1" office:value-type="currency" office:currency="USD" office:value="548.75">
            <text:p>$548.75</text:p>
          </table:table-cell>
          <table:table-cell table:formula="of:=[.D549]+0.75" office:value-type="currency" office:currency="USD" office:value="416.5">
            <text:p>$416.50</text:p>
          </table:table-cell>
          <table:table-cell office:value-type="currency" office:currency="USD" office:value="34.95">
            <text:p>$34.95</text:p>
          </table:table-cell>
          <table:table-cell table:formula="of:=MIN([.C550:.E5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1">
            <text:p>541</text:p>
          </table:table-cell>
          <table:table-cell table:formula="of:=[.C550]+1" office:value-type="currency" office:currency="USD" office:value="549.75">
            <text:p>$549.75</text:p>
          </table:table-cell>
          <table:table-cell table:formula="of:=[.D550]+0.75" office:value-type="currency" office:currency="USD" office:value="417.25">
            <text:p>$417.25</text:p>
          </table:table-cell>
          <table:table-cell office:value-type="currency" office:currency="USD" office:value="34.95">
            <text:p>$34.95</text:p>
          </table:table-cell>
          <table:table-cell table:formula="of:=MIN([.C551:.E5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2">
            <text:p>542</text:p>
          </table:table-cell>
          <table:table-cell table:formula="of:=[.C551]+1" office:value-type="currency" office:currency="USD" office:value="550.75">
            <text:p>$550.75</text:p>
          </table:table-cell>
          <table:table-cell table:formula="of:=[.D551]+0.75" office:value-type="currency" office:currency="USD" office:value="418">
            <text:p>$418.00</text:p>
          </table:table-cell>
          <table:table-cell office:value-type="currency" office:currency="USD" office:value="34.95">
            <text:p>$34.95</text:p>
          </table:table-cell>
          <table:table-cell table:formula="of:=MIN([.C552:.E5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3">
            <text:p>543</text:p>
          </table:table-cell>
          <table:table-cell table:formula="of:=[.C552]+1" office:value-type="currency" office:currency="USD" office:value="551.75">
            <text:p>$551.75</text:p>
          </table:table-cell>
          <table:table-cell table:formula="of:=[.D552]+0.75" office:value-type="currency" office:currency="USD" office:value="418.75">
            <text:p>$418.75</text:p>
          </table:table-cell>
          <table:table-cell office:value-type="currency" office:currency="USD" office:value="34.95">
            <text:p>$34.95</text:p>
          </table:table-cell>
          <table:table-cell table:formula="of:=MIN([.C553:.E5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4">
            <text:p>544</text:p>
          </table:table-cell>
          <table:table-cell table:formula="of:=[.C553]+1" office:value-type="currency" office:currency="USD" office:value="552.75">
            <text:p>$552.75</text:p>
          </table:table-cell>
          <table:table-cell table:formula="of:=[.D553]+0.75" office:value-type="currency" office:currency="USD" office:value="419.5">
            <text:p>$419.50</text:p>
          </table:table-cell>
          <table:table-cell office:value-type="currency" office:currency="USD" office:value="34.95">
            <text:p>$34.95</text:p>
          </table:table-cell>
          <table:table-cell table:formula="of:=MIN([.C554:.E5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5">
            <text:p>545</text:p>
          </table:table-cell>
          <table:table-cell table:formula="of:=[.C554]+1" office:value-type="currency" office:currency="USD" office:value="553.75">
            <text:p>$553.75</text:p>
          </table:table-cell>
          <table:table-cell table:formula="of:=[.D554]+0.75" office:value-type="currency" office:currency="USD" office:value="420.25">
            <text:p>$420.25</text:p>
          </table:table-cell>
          <table:table-cell office:value-type="currency" office:currency="USD" office:value="34.95">
            <text:p>$34.95</text:p>
          </table:table-cell>
          <table:table-cell table:formula="of:=MIN([.C555:.E5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6">
            <text:p>546</text:p>
          </table:table-cell>
          <table:table-cell table:formula="of:=[.C555]+1" office:value-type="currency" office:currency="USD" office:value="554.75">
            <text:p>$554.75</text:p>
          </table:table-cell>
          <table:table-cell table:formula="of:=[.D555]+0.75" office:value-type="currency" office:currency="USD" office:value="421">
            <text:p>$421.00</text:p>
          </table:table-cell>
          <table:table-cell office:value-type="currency" office:currency="USD" office:value="34.95">
            <text:p>$34.95</text:p>
          </table:table-cell>
          <table:table-cell table:formula="of:=MIN([.C556:.E5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7">
            <text:p>547</text:p>
          </table:table-cell>
          <table:table-cell table:formula="of:=[.C556]+1" office:value-type="currency" office:currency="USD" office:value="555.75">
            <text:p>$555.75</text:p>
          </table:table-cell>
          <table:table-cell table:formula="of:=[.D556]+0.75" office:value-type="currency" office:currency="USD" office:value="421.75">
            <text:p>$421.75</text:p>
          </table:table-cell>
          <table:table-cell office:value-type="currency" office:currency="USD" office:value="34.95">
            <text:p>$34.95</text:p>
          </table:table-cell>
          <table:table-cell table:formula="of:=MIN([.C557:.E5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8">
            <text:p>548</text:p>
          </table:table-cell>
          <table:table-cell table:formula="of:=[.C557]+1" office:value-type="currency" office:currency="USD" office:value="556.75">
            <text:p>$556.75</text:p>
          </table:table-cell>
          <table:table-cell table:formula="of:=[.D557]+0.75" office:value-type="currency" office:currency="USD" office:value="422.5">
            <text:p>$422.50</text:p>
          </table:table-cell>
          <table:table-cell office:value-type="currency" office:currency="USD" office:value="34.95">
            <text:p>$34.95</text:p>
          </table:table-cell>
          <table:table-cell table:formula="of:=MIN([.C558:.E5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formula="of:=[.C558]+1" office:value-type="currency" office:currency="USD" office:value="557.75">
            <text:p>$557.75</text:p>
          </table:table-cell>
          <table:table-cell table:formula="of:=[.D558]+0.75" office:value-type="currency" office:currency="USD" office:value="423.25">
            <text:p>$423.25</text:p>
          </table:table-cell>
          <table:table-cell office:value-type="currency" office:currency="USD" office:value="34.95">
            <text:p>$34.95</text:p>
          </table:table-cell>
          <table:table-cell table:formula="of:=MIN([.C559:.E5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formula="of:=[.C559]+1" office:value-type="currency" office:currency="USD" office:value="558.75">
            <text:p>$558.75</text:p>
          </table:table-cell>
          <table:table-cell table:formula="of:=[.D559]+0.75" office:value-type="currency" office:currency="USD" office:value="424">
            <text:p>$424.00</text:p>
          </table:table-cell>
          <table:table-cell office:value-type="currency" office:currency="USD" office:value="34.95">
            <text:p>$34.95</text:p>
          </table:table-cell>
          <table:table-cell table:formula="of:=MIN([.C560:.E5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1">
            <text:p>551</text:p>
          </table:table-cell>
          <table:table-cell table:formula="of:=[.C560]+1" office:value-type="currency" office:currency="USD" office:value="559.75">
            <text:p>$559.75</text:p>
          </table:table-cell>
          <table:table-cell table:formula="of:=[.D560]+0.75" office:value-type="currency" office:currency="USD" office:value="424.75">
            <text:p>$424.75</text:p>
          </table:table-cell>
          <table:table-cell office:value-type="currency" office:currency="USD" office:value="34.95">
            <text:p>$34.95</text:p>
          </table:table-cell>
          <table:table-cell table:formula="of:=MIN([.C561:.E5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2">
            <text:p>552</text:p>
          </table:table-cell>
          <table:table-cell table:formula="of:=[.C561]+1" office:value-type="currency" office:currency="USD" office:value="560.75">
            <text:p>$560.75</text:p>
          </table:table-cell>
          <table:table-cell table:formula="of:=[.D561]+0.75" office:value-type="currency" office:currency="USD" office:value="425.5">
            <text:p>$425.50</text:p>
          </table:table-cell>
          <table:table-cell office:value-type="currency" office:currency="USD" office:value="34.95">
            <text:p>$34.95</text:p>
          </table:table-cell>
          <table:table-cell table:formula="of:=MIN([.C562:.E5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3">
            <text:p>553</text:p>
          </table:table-cell>
          <table:table-cell table:formula="of:=[.C562]+1" office:value-type="currency" office:currency="USD" office:value="561.75">
            <text:p>$561.75</text:p>
          </table:table-cell>
          <table:table-cell table:formula="of:=[.D562]+0.75" office:value-type="currency" office:currency="USD" office:value="426.25">
            <text:p>$426.25</text:p>
          </table:table-cell>
          <table:table-cell office:value-type="currency" office:currency="USD" office:value="34.95">
            <text:p>$34.95</text:p>
          </table:table-cell>
          <table:table-cell table:formula="of:=MIN([.C563:.E5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4">
            <text:p>554</text:p>
          </table:table-cell>
          <table:table-cell table:formula="of:=[.C563]+1" office:value-type="currency" office:currency="USD" office:value="562.75">
            <text:p>$562.75</text:p>
          </table:table-cell>
          <table:table-cell table:formula="of:=[.D563]+0.75" office:value-type="currency" office:currency="USD" office:value="427">
            <text:p>$427.00</text:p>
          </table:table-cell>
          <table:table-cell office:value-type="currency" office:currency="USD" office:value="34.95">
            <text:p>$34.95</text:p>
          </table:table-cell>
          <table:table-cell table:formula="of:=MIN([.C564:.E5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5">
            <text:p>555</text:p>
          </table:table-cell>
          <table:table-cell table:formula="of:=[.C564]+1" office:value-type="currency" office:currency="USD" office:value="563.75">
            <text:p>$563.75</text:p>
          </table:table-cell>
          <table:table-cell table:formula="of:=[.D564]+0.75" office:value-type="currency" office:currency="USD" office:value="427.75">
            <text:p>$427.75</text:p>
          </table:table-cell>
          <table:table-cell office:value-type="currency" office:currency="USD" office:value="34.95">
            <text:p>$34.95</text:p>
          </table:table-cell>
          <table:table-cell table:formula="of:=MIN([.C565:.E5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6">
            <text:p>556</text:p>
          </table:table-cell>
          <table:table-cell table:formula="of:=[.C565]+1" office:value-type="currency" office:currency="USD" office:value="564.75">
            <text:p>$564.75</text:p>
          </table:table-cell>
          <table:table-cell table:formula="of:=[.D565]+0.75" office:value-type="currency" office:currency="USD" office:value="428.5">
            <text:p>$428.50</text:p>
          </table:table-cell>
          <table:table-cell office:value-type="currency" office:currency="USD" office:value="34.95">
            <text:p>$34.95</text:p>
          </table:table-cell>
          <table:table-cell table:formula="of:=MIN([.C566:.E5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7">
            <text:p>557</text:p>
          </table:table-cell>
          <table:table-cell table:formula="of:=[.C566]+1" office:value-type="currency" office:currency="USD" office:value="565.75">
            <text:p>$565.75</text:p>
          </table:table-cell>
          <table:table-cell table:formula="of:=[.D566]+0.75" office:value-type="currency" office:currency="USD" office:value="429.25">
            <text:p>$429.25</text:p>
          </table:table-cell>
          <table:table-cell office:value-type="currency" office:currency="USD" office:value="34.95">
            <text:p>$34.95</text:p>
          </table:table-cell>
          <table:table-cell table:formula="of:=MIN([.C567:.E5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8">
            <text:p>558</text:p>
          </table:table-cell>
          <table:table-cell table:formula="of:=[.C567]+1" office:value-type="currency" office:currency="USD" office:value="566.75">
            <text:p>$566.75</text:p>
          </table:table-cell>
          <table:table-cell table:formula="of:=[.D567]+0.75" office:value-type="currency" office:currency="USD" office:value="430">
            <text:p>$430.00</text:p>
          </table:table-cell>
          <table:table-cell office:value-type="currency" office:currency="USD" office:value="34.95">
            <text:p>$34.95</text:p>
          </table:table-cell>
          <table:table-cell table:formula="of:=MIN([.C568:.E5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9">
            <text:p>559</text:p>
          </table:table-cell>
          <table:table-cell table:formula="of:=[.C568]+1" office:value-type="currency" office:currency="USD" office:value="567.75">
            <text:p>$567.75</text:p>
          </table:table-cell>
          <table:table-cell table:formula="of:=[.D568]+0.75" office:value-type="currency" office:currency="USD" office:value="430.75">
            <text:p>$430.75</text:p>
          </table:table-cell>
          <table:table-cell office:value-type="currency" office:currency="USD" office:value="34.95">
            <text:p>$34.95</text:p>
          </table:table-cell>
          <table:table-cell table:formula="of:=MIN([.C569:.E5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0">
            <text:p>560</text:p>
          </table:table-cell>
          <table:table-cell table:formula="of:=[.C569]+1" office:value-type="currency" office:currency="USD" office:value="568.75">
            <text:p>$568.75</text:p>
          </table:table-cell>
          <table:table-cell table:formula="of:=[.D569]+0.75" office:value-type="currency" office:currency="USD" office:value="431.5">
            <text:p>$431.50</text:p>
          </table:table-cell>
          <table:table-cell office:value-type="currency" office:currency="USD" office:value="34.95">
            <text:p>$34.95</text:p>
          </table:table-cell>
          <table:table-cell table:formula="of:=MIN([.C570:.E5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1">
            <text:p>561</text:p>
          </table:table-cell>
          <table:table-cell table:formula="of:=[.C570]+1" office:value-type="currency" office:currency="USD" office:value="569.75">
            <text:p>$569.75</text:p>
          </table:table-cell>
          <table:table-cell table:formula="of:=[.D570]+0.75" office:value-type="currency" office:currency="USD" office:value="432.25">
            <text:p>$432.25</text:p>
          </table:table-cell>
          <table:table-cell office:value-type="currency" office:currency="USD" office:value="34.95">
            <text:p>$34.95</text:p>
          </table:table-cell>
          <table:table-cell table:formula="of:=MIN([.C571:.E5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2">
            <text:p>562</text:p>
          </table:table-cell>
          <table:table-cell table:formula="of:=[.C571]+1" office:value-type="currency" office:currency="USD" office:value="570.75">
            <text:p>$570.75</text:p>
          </table:table-cell>
          <table:table-cell table:formula="of:=[.D571]+0.75" office:value-type="currency" office:currency="USD" office:value="433">
            <text:p>$433.00</text:p>
          </table:table-cell>
          <table:table-cell office:value-type="currency" office:currency="USD" office:value="34.95">
            <text:p>$34.95</text:p>
          </table:table-cell>
          <table:table-cell table:formula="of:=MIN([.C572:.E5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3">
            <text:p>563</text:p>
          </table:table-cell>
          <table:table-cell table:formula="of:=[.C572]+1" office:value-type="currency" office:currency="USD" office:value="571.75">
            <text:p>$571.75</text:p>
          </table:table-cell>
          <table:table-cell table:formula="of:=[.D572]+0.75" office:value-type="currency" office:currency="USD" office:value="433.75">
            <text:p>$433.75</text:p>
          </table:table-cell>
          <table:table-cell office:value-type="currency" office:currency="USD" office:value="34.95">
            <text:p>$34.95</text:p>
          </table:table-cell>
          <table:table-cell table:formula="of:=MIN([.C573:.E5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4">
            <text:p>564</text:p>
          </table:table-cell>
          <table:table-cell table:formula="of:=[.C573]+1" office:value-type="currency" office:currency="USD" office:value="572.75">
            <text:p>$572.75</text:p>
          </table:table-cell>
          <table:table-cell table:formula="of:=[.D573]+0.75" office:value-type="currency" office:currency="USD" office:value="434.5">
            <text:p>$434.50</text:p>
          </table:table-cell>
          <table:table-cell office:value-type="currency" office:currency="USD" office:value="34.95">
            <text:p>$34.95</text:p>
          </table:table-cell>
          <table:table-cell table:formula="of:=MIN([.C574:.E5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5">
            <text:p>565</text:p>
          </table:table-cell>
          <table:table-cell table:formula="of:=[.C574]+1" office:value-type="currency" office:currency="USD" office:value="573.75">
            <text:p>$573.75</text:p>
          </table:table-cell>
          <table:table-cell table:formula="of:=[.D574]+0.75" office:value-type="currency" office:currency="USD" office:value="435.25">
            <text:p>$435.25</text:p>
          </table:table-cell>
          <table:table-cell office:value-type="currency" office:currency="USD" office:value="34.95">
            <text:p>$34.95</text:p>
          </table:table-cell>
          <table:table-cell table:formula="of:=MIN([.C575:.E5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6">
            <text:p>566</text:p>
          </table:table-cell>
          <table:table-cell table:formula="of:=[.C575]+1" office:value-type="currency" office:currency="USD" office:value="574.75">
            <text:p>$574.75</text:p>
          </table:table-cell>
          <table:table-cell table:formula="of:=[.D575]+0.75" office:value-type="currency" office:currency="USD" office:value="436">
            <text:p>$436.00</text:p>
          </table:table-cell>
          <table:table-cell office:value-type="currency" office:currency="USD" office:value="34.95">
            <text:p>$34.95</text:p>
          </table:table-cell>
          <table:table-cell table:formula="of:=MIN([.C576:.E5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7">
            <text:p>567</text:p>
          </table:table-cell>
          <table:table-cell table:formula="of:=[.C576]+1" office:value-type="currency" office:currency="USD" office:value="575.75">
            <text:p>$575.75</text:p>
          </table:table-cell>
          <table:table-cell table:formula="of:=[.D576]+0.75" office:value-type="currency" office:currency="USD" office:value="436.75">
            <text:p>$436.75</text:p>
          </table:table-cell>
          <table:table-cell office:value-type="currency" office:currency="USD" office:value="34.95">
            <text:p>$34.95</text:p>
          </table:table-cell>
          <table:table-cell table:formula="of:=MIN([.C577:.E5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8">
            <text:p>568</text:p>
          </table:table-cell>
          <table:table-cell table:formula="of:=[.C577]+1" office:value-type="currency" office:currency="USD" office:value="576.75">
            <text:p>$576.75</text:p>
          </table:table-cell>
          <table:table-cell table:formula="of:=[.D577]+0.75" office:value-type="currency" office:currency="USD" office:value="437.5">
            <text:p>$437.50</text:p>
          </table:table-cell>
          <table:table-cell office:value-type="currency" office:currency="USD" office:value="34.95">
            <text:p>$34.95</text:p>
          </table:table-cell>
          <table:table-cell table:formula="of:=MIN([.C578:.E5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9">
            <text:p>569</text:p>
          </table:table-cell>
          <table:table-cell table:formula="of:=[.C578]+1" office:value-type="currency" office:currency="USD" office:value="577.75">
            <text:p>$577.75</text:p>
          </table:table-cell>
          <table:table-cell table:formula="of:=[.D578]+0.75" office:value-type="currency" office:currency="USD" office:value="438.25">
            <text:p>$438.25</text:p>
          </table:table-cell>
          <table:table-cell office:value-type="currency" office:currency="USD" office:value="34.95">
            <text:p>$34.95</text:p>
          </table:table-cell>
          <table:table-cell table:formula="of:=MIN([.C579:.E5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0">
            <text:p>570</text:p>
          </table:table-cell>
          <table:table-cell table:formula="of:=[.C579]+1" office:value-type="currency" office:currency="USD" office:value="578.75">
            <text:p>$578.75</text:p>
          </table:table-cell>
          <table:table-cell table:formula="of:=[.D579]+0.75" office:value-type="currency" office:currency="USD" office:value="439">
            <text:p>$439.00</text:p>
          </table:table-cell>
          <table:table-cell office:value-type="currency" office:currency="USD" office:value="34.95">
            <text:p>$34.95</text:p>
          </table:table-cell>
          <table:table-cell table:formula="of:=MIN([.C580:.E5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1">
            <text:p>571</text:p>
          </table:table-cell>
          <table:table-cell table:formula="of:=[.C580]+1" office:value-type="currency" office:currency="USD" office:value="579.75">
            <text:p>$579.75</text:p>
          </table:table-cell>
          <table:table-cell table:formula="of:=[.D580]+0.75" office:value-type="currency" office:currency="USD" office:value="439.75">
            <text:p>$439.75</text:p>
          </table:table-cell>
          <table:table-cell office:value-type="currency" office:currency="USD" office:value="34.95">
            <text:p>$34.95</text:p>
          </table:table-cell>
          <table:table-cell table:formula="of:=MIN([.C581:.E5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2">
            <text:p>572</text:p>
          </table:table-cell>
          <table:table-cell table:formula="of:=[.C581]+1" office:value-type="currency" office:currency="USD" office:value="580.75">
            <text:p>$580.75</text:p>
          </table:table-cell>
          <table:table-cell table:formula="of:=[.D581]+0.75" office:value-type="currency" office:currency="USD" office:value="440.5">
            <text:p>$440.50</text:p>
          </table:table-cell>
          <table:table-cell office:value-type="currency" office:currency="USD" office:value="34.95">
            <text:p>$34.95</text:p>
          </table:table-cell>
          <table:table-cell table:formula="of:=MIN([.C582:.E5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3">
            <text:p>573</text:p>
          </table:table-cell>
          <table:table-cell table:formula="of:=[.C582]+1" office:value-type="currency" office:currency="USD" office:value="581.75">
            <text:p>$581.75</text:p>
          </table:table-cell>
          <table:table-cell table:formula="of:=[.D582]+0.75" office:value-type="currency" office:currency="USD" office:value="441.25">
            <text:p>$441.25</text:p>
          </table:table-cell>
          <table:table-cell office:value-type="currency" office:currency="USD" office:value="34.95">
            <text:p>$34.95</text:p>
          </table:table-cell>
          <table:table-cell table:formula="of:=MIN([.C583:.E5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4">
            <text:p>574</text:p>
          </table:table-cell>
          <table:table-cell table:formula="of:=[.C583]+1" office:value-type="currency" office:currency="USD" office:value="582.75">
            <text:p>$582.75</text:p>
          </table:table-cell>
          <table:table-cell table:formula="of:=[.D583]+0.75" office:value-type="currency" office:currency="USD" office:value="442">
            <text:p>$442.00</text:p>
          </table:table-cell>
          <table:table-cell office:value-type="currency" office:currency="USD" office:value="34.95">
            <text:p>$34.95</text:p>
          </table:table-cell>
          <table:table-cell table:formula="of:=MIN([.C584:.E5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5">
            <text:p>575</text:p>
          </table:table-cell>
          <table:table-cell table:formula="of:=[.C584]+1" office:value-type="currency" office:currency="USD" office:value="583.75">
            <text:p>$583.75</text:p>
          </table:table-cell>
          <table:table-cell table:formula="of:=[.D584]+0.75" office:value-type="currency" office:currency="USD" office:value="442.75">
            <text:p>$442.75</text:p>
          </table:table-cell>
          <table:table-cell office:value-type="currency" office:currency="USD" office:value="34.95">
            <text:p>$34.95</text:p>
          </table:table-cell>
          <table:table-cell table:formula="of:=MIN([.C585:.E5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6">
            <text:p>576</text:p>
          </table:table-cell>
          <table:table-cell table:formula="of:=[.C585]+1" office:value-type="currency" office:currency="USD" office:value="584.75">
            <text:p>$584.75</text:p>
          </table:table-cell>
          <table:table-cell table:formula="of:=[.D585]+0.75" office:value-type="currency" office:currency="USD" office:value="443.5">
            <text:p>$443.50</text:p>
          </table:table-cell>
          <table:table-cell office:value-type="currency" office:currency="USD" office:value="34.95">
            <text:p>$34.95</text:p>
          </table:table-cell>
          <table:table-cell table:formula="of:=MIN([.C586:.E5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7">
            <text:p>577</text:p>
          </table:table-cell>
          <table:table-cell table:formula="of:=[.C586]+1" office:value-type="currency" office:currency="USD" office:value="585.75">
            <text:p>$585.75</text:p>
          </table:table-cell>
          <table:table-cell table:formula="of:=[.D586]+0.75" office:value-type="currency" office:currency="USD" office:value="444.25">
            <text:p>$444.25</text:p>
          </table:table-cell>
          <table:table-cell office:value-type="currency" office:currency="USD" office:value="34.95">
            <text:p>$34.95</text:p>
          </table:table-cell>
          <table:table-cell table:formula="of:=MIN([.C587:.E5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8">
            <text:p>578</text:p>
          </table:table-cell>
          <table:table-cell table:formula="of:=[.C587]+1" office:value-type="currency" office:currency="USD" office:value="586.75">
            <text:p>$586.75</text:p>
          </table:table-cell>
          <table:table-cell table:formula="of:=[.D587]+0.75" office:value-type="currency" office:currency="USD" office:value="445">
            <text:p>$445.00</text:p>
          </table:table-cell>
          <table:table-cell office:value-type="currency" office:currency="USD" office:value="34.95">
            <text:p>$34.95</text:p>
          </table:table-cell>
          <table:table-cell table:formula="of:=MIN([.C588:.E5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9">
            <text:p>579</text:p>
          </table:table-cell>
          <table:table-cell table:formula="of:=[.C588]+1" office:value-type="currency" office:currency="USD" office:value="587.75">
            <text:p>$587.75</text:p>
          </table:table-cell>
          <table:table-cell table:formula="of:=[.D588]+0.75" office:value-type="currency" office:currency="USD" office:value="445.75">
            <text:p>$445.75</text:p>
          </table:table-cell>
          <table:table-cell office:value-type="currency" office:currency="USD" office:value="34.95">
            <text:p>$34.95</text:p>
          </table:table-cell>
          <table:table-cell table:formula="of:=MIN([.C589:.E5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formula="of:=[.C589]+1" office:value-type="currency" office:currency="USD" office:value="588.75">
            <text:p>$588.75</text:p>
          </table:table-cell>
          <table:table-cell table:formula="of:=[.D589]+0.75" office:value-type="currency" office:currency="USD" office:value="446.5">
            <text:p>$446.50</text:p>
          </table:table-cell>
          <table:table-cell office:value-type="currency" office:currency="USD" office:value="34.95">
            <text:p>$34.95</text:p>
          </table:table-cell>
          <table:table-cell table:formula="of:=MIN([.C590:.E5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1">
            <text:p>581</text:p>
          </table:table-cell>
          <table:table-cell table:formula="of:=[.C590]+1" office:value-type="currency" office:currency="USD" office:value="589.75">
            <text:p>$589.75</text:p>
          </table:table-cell>
          <table:table-cell table:formula="of:=[.D590]+0.75" office:value-type="currency" office:currency="USD" office:value="447.25">
            <text:p>$447.25</text:p>
          </table:table-cell>
          <table:table-cell office:value-type="currency" office:currency="USD" office:value="34.95">
            <text:p>$34.95</text:p>
          </table:table-cell>
          <table:table-cell table:formula="of:=MIN([.C591:.E5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2">
            <text:p>582</text:p>
          </table:table-cell>
          <table:table-cell table:formula="of:=[.C591]+1" office:value-type="currency" office:currency="USD" office:value="590.75">
            <text:p>$590.75</text:p>
          </table:table-cell>
          <table:table-cell table:formula="of:=[.D591]+0.75" office:value-type="currency" office:currency="USD" office:value="448">
            <text:p>$448.00</text:p>
          </table:table-cell>
          <table:table-cell office:value-type="currency" office:currency="USD" office:value="34.95">
            <text:p>$34.95</text:p>
          </table:table-cell>
          <table:table-cell table:formula="of:=MIN([.C592:.E5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3">
            <text:p>583</text:p>
          </table:table-cell>
          <table:table-cell table:formula="of:=[.C592]+1" office:value-type="currency" office:currency="USD" office:value="591.75">
            <text:p>$591.75</text:p>
          </table:table-cell>
          <table:table-cell table:formula="of:=[.D592]+0.75" office:value-type="currency" office:currency="USD" office:value="448.75">
            <text:p>$448.75</text:p>
          </table:table-cell>
          <table:table-cell office:value-type="currency" office:currency="USD" office:value="34.95">
            <text:p>$34.95</text:p>
          </table:table-cell>
          <table:table-cell table:formula="of:=MIN([.C593:.E5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4">
            <text:p>584</text:p>
          </table:table-cell>
          <table:table-cell table:formula="of:=[.C593]+1" office:value-type="currency" office:currency="USD" office:value="592.75">
            <text:p>$592.75</text:p>
          </table:table-cell>
          <table:table-cell table:formula="of:=[.D593]+0.75" office:value-type="currency" office:currency="USD" office:value="449.5">
            <text:p>$449.50</text:p>
          </table:table-cell>
          <table:table-cell office:value-type="currency" office:currency="USD" office:value="34.95">
            <text:p>$34.95</text:p>
          </table:table-cell>
          <table:table-cell table:formula="of:=MIN([.C594:.E5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5">
            <text:p>585</text:p>
          </table:table-cell>
          <table:table-cell table:formula="of:=[.C594]+1" office:value-type="currency" office:currency="USD" office:value="593.75">
            <text:p>$593.75</text:p>
          </table:table-cell>
          <table:table-cell table:formula="of:=[.D594]+0.75" office:value-type="currency" office:currency="USD" office:value="450.25">
            <text:p>$450.25</text:p>
          </table:table-cell>
          <table:table-cell office:value-type="currency" office:currency="USD" office:value="34.95">
            <text:p>$34.95</text:p>
          </table:table-cell>
          <table:table-cell table:formula="of:=MIN([.C595:.E5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6">
            <text:p>586</text:p>
          </table:table-cell>
          <table:table-cell table:formula="of:=[.C595]+1" office:value-type="currency" office:currency="USD" office:value="594.75">
            <text:p>$594.75</text:p>
          </table:table-cell>
          <table:table-cell table:formula="of:=[.D595]+0.75" office:value-type="currency" office:currency="USD" office:value="451">
            <text:p>$451.00</text:p>
          </table:table-cell>
          <table:table-cell office:value-type="currency" office:currency="USD" office:value="34.95">
            <text:p>$34.95</text:p>
          </table:table-cell>
          <table:table-cell table:formula="of:=MIN([.C596:.E5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7">
            <text:p>587</text:p>
          </table:table-cell>
          <table:table-cell table:formula="of:=[.C596]+1" office:value-type="currency" office:currency="USD" office:value="595.75">
            <text:p>$595.75</text:p>
          </table:table-cell>
          <table:table-cell table:formula="of:=[.D596]+0.75" office:value-type="currency" office:currency="USD" office:value="451.75">
            <text:p>$451.75</text:p>
          </table:table-cell>
          <table:table-cell office:value-type="currency" office:currency="USD" office:value="34.95">
            <text:p>$34.95</text:p>
          </table:table-cell>
          <table:table-cell table:formula="of:=MIN([.C597:.E5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8">
            <text:p>588</text:p>
          </table:table-cell>
          <table:table-cell table:formula="of:=[.C597]+1" office:value-type="currency" office:currency="USD" office:value="596.75">
            <text:p>$596.75</text:p>
          </table:table-cell>
          <table:table-cell table:formula="of:=[.D597]+0.75" office:value-type="currency" office:currency="USD" office:value="452.5">
            <text:p>$452.50</text:p>
          </table:table-cell>
          <table:table-cell office:value-type="currency" office:currency="USD" office:value="34.95">
            <text:p>$34.95</text:p>
          </table:table-cell>
          <table:table-cell table:formula="of:=MIN([.C598:.E5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9">
            <text:p>589</text:p>
          </table:table-cell>
          <table:table-cell table:formula="of:=[.C598]+1" office:value-type="currency" office:currency="USD" office:value="597.75">
            <text:p>$597.75</text:p>
          </table:table-cell>
          <table:table-cell table:formula="of:=[.D598]+0.75" office:value-type="currency" office:currency="USD" office:value="453.25">
            <text:p>$453.25</text:p>
          </table:table-cell>
          <table:table-cell office:value-type="currency" office:currency="USD" office:value="34.95">
            <text:p>$34.95</text:p>
          </table:table-cell>
          <table:table-cell table:formula="of:=MIN([.C599:.E5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0">
            <text:p>590</text:p>
          </table:table-cell>
          <table:table-cell table:formula="of:=[.C599]+1" office:value-type="currency" office:currency="USD" office:value="598.75">
            <text:p>$598.75</text:p>
          </table:table-cell>
          <table:table-cell table:formula="of:=[.D599]+0.75" office:value-type="currency" office:currency="USD" office:value="454">
            <text:p>$454.00</text:p>
          </table:table-cell>
          <table:table-cell office:value-type="currency" office:currency="USD" office:value="34.95">
            <text:p>$34.95</text:p>
          </table:table-cell>
          <table:table-cell table:formula="of:=MIN([.C600:.E6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1">
            <text:p>591</text:p>
          </table:table-cell>
          <table:table-cell table:formula="of:=[.C600]+1" office:value-type="currency" office:currency="USD" office:value="599.75">
            <text:p>$599.75</text:p>
          </table:table-cell>
          <table:table-cell table:formula="of:=[.D600]+0.75" office:value-type="currency" office:currency="USD" office:value="454.75">
            <text:p>$454.75</text:p>
          </table:table-cell>
          <table:table-cell office:value-type="currency" office:currency="USD" office:value="34.95">
            <text:p>$34.95</text:p>
          </table:table-cell>
          <table:table-cell table:formula="of:=MIN([.C601:.E6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2">
            <text:p>592</text:p>
          </table:table-cell>
          <table:table-cell table:formula="of:=[.C601]+1" office:value-type="currency" office:currency="USD" office:value="600.75">
            <text:p>$600.75</text:p>
          </table:table-cell>
          <table:table-cell table:formula="of:=[.D601]+0.75" office:value-type="currency" office:currency="USD" office:value="455.5">
            <text:p>$455.50</text:p>
          </table:table-cell>
          <table:table-cell office:value-type="currency" office:currency="USD" office:value="34.95">
            <text:p>$34.95</text:p>
          </table:table-cell>
          <table:table-cell table:formula="of:=MIN([.C602:.E6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3">
            <text:p>593</text:p>
          </table:table-cell>
          <table:table-cell table:formula="of:=[.C602]+1" office:value-type="currency" office:currency="USD" office:value="601.75">
            <text:p>$601.75</text:p>
          </table:table-cell>
          <table:table-cell table:formula="of:=[.D602]+0.75" office:value-type="currency" office:currency="USD" office:value="456.25">
            <text:p>$456.25</text:p>
          </table:table-cell>
          <table:table-cell office:value-type="currency" office:currency="USD" office:value="34.95">
            <text:p>$34.95</text:p>
          </table:table-cell>
          <table:table-cell table:formula="of:=MIN([.C603:.E6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4">
            <text:p>594</text:p>
          </table:table-cell>
          <table:table-cell table:formula="of:=[.C603]+1" office:value-type="currency" office:currency="USD" office:value="602.75">
            <text:p>$602.75</text:p>
          </table:table-cell>
          <table:table-cell table:formula="of:=[.D603]+0.75" office:value-type="currency" office:currency="USD" office:value="457">
            <text:p>$457.00</text:p>
          </table:table-cell>
          <table:table-cell office:value-type="currency" office:currency="USD" office:value="34.95">
            <text:p>$34.95</text:p>
          </table:table-cell>
          <table:table-cell table:formula="of:=MIN([.C604:.E6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5">
            <text:p>595</text:p>
          </table:table-cell>
          <table:table-cell table:formula="of:=[.C604]+1" office:value-type="currency" office:currency="USD" office:value="603.75">
            <text:p>$603.75</text:p>
          </table:table-cell>
          <table:table-cell table:formula="of:=[.D604]+0.75" office:value-type="currency" office:currency="USD" office:value="457.75">
            <text:p>$457.75</text:p>
          </table:table-cell>
          <table:table-cell office:value-type="currency" office:currency="USD" office:value="34.95">
            <text:p>$34.95</text:p>
          </table:table-cell>
          <table:table-cell table:formula="of:=MIN([.C605:.E6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6">
            <text:p>596</text:p>
          </table:table-cell>
          <table:table-cell table:formula="of:=[.C605]+1" office:value-type="currency" office:currency="USD" office:value="604.75">
            <text:p>$604.75</text:p>
          </table:table-cell>
          <table:table-cell table:formula="of:=[.D605]+0.75" office:value-type="currency" office:currency="USD" office:value="458.5">
            <text:p>$458.50</text:p>
          </table:table-cell>
          <table:table-cell office:value-type="currency" office:currency="USD" office:value="34.95">
            <text:p>$34.95</text:p>
          </table:table-cell>
          <table:table-cell table:formula="of:=MIN([.C606:.E6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7">
            <text:p>597</text:p>
          </table:table-cell>
          <table:table-cell table:formula="of:=[.C606]+1" office:value-type="currency" office:currency="USD" office:value="605.75">
            <text:p>$605.75</text:p>
          </table:table-cell>
          <table:table-cell table:formula="of:=[.D606]+0.75" office:value-type="currency" office:currency="USD" office:value="459.25">
            <text:p>$459.25</text:p>
          </table:table-cell>
          <table:table-cell office:value-type="currency" office:currency="USD" office:value="34.95">
            <text:p>$34.95</text:p>
          </table:table-cell>
          <table:table-cell table:formula="of:=MIN([.C607:.E6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8">
            <text:p>598</text:p>
          </table:table-cell>
          <table:table-cell table:formula="of:=[.C607]+1" office:value-type="currency" office:currency="USD" office:value="606.75">
            <text:p>$606.75</text:p>
          </table:table-cell>
          <table:table-cell table:formula="of:=[.D607]+0.75" office:value-type="currency" office:currency="USD" office:value="460">
            <text:p>$460.00</text:p>
          </table:table-cell>
          <table:table-cell office:value-type="currency" office:currency="USD" office:value="34.95">
            <text:p>$34.95</text:p>
          </table:table-cell>
          <table:table-cell table:formula="of:=MIN([.C608:.E6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9">
            <text:p>599</text:p>
          </table:table-cell>
          <table:table-cell table:formula="of:=[.C608]+1" office:value-type="currency" office:currency="USD" office:value="607.75">
            <text:p>$607.75</text:p>
          </table:table-cell>
          <table:table-cell table:formula="of:=[.D608]+0.75" office:value-type="currency" office:currency="USD" office:value="460.75">
            <text:p>$460.75</text:p>
          </table:table-cell>
          <table:table-cell office:value-type="currency" office:currency="USD" office:value="34.95">
            <text:p>$34.95</text:p>
          </table:table-cell>
          <table:table-cell table:formula="of:=MIN([.C609:.E6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[.C609]+1" office:value-type="currency" office:currency="USD" office:value="608.75">
            <text:p>$608.75</text:p>
          </table:table-cell>
          <table:table-cell table:formula="of:=[.D609]+0.75" office:value-type="currency" office:currency="USD" office:value="461.5">
            <text:p>$461.50</text:p>
          </table:table-cell>
          <table:table-cell office:value-type="currency" office:currency="USD" office:value="34.95">
            <text:p>$34.95</text:p>
          </table:table-cell>
          <table:table-cell table:formula="of:=MIN([.C610:.E6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1">
            <text:p>601</text:p>
          </table:table-cell>
          <table:table-cell table:formula="of:=[.C610]+1" office:value-type="currency" office:currency="USD" office:value="609.75">
            <text:p>$609.75</text:p>
          </table:table-cell>
          <table:table-cell table:formula="of:=[.D610]+0.75" office:value-type="currency" office:currency="USD" office:value="462.25">
            <text:p>$462.25</text:p>
          </table:table-cell>
          <table:table-cell office:value-type="currency" office:currency="USD" office:value="34.95">
            <text:p>$34.95</text:p>
          </table:table-cell>
          <table:table-cell table:formula="of:=MIN([.C611:.E6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2">
            <text:p>602</text:p>
          </table:table-cell>
          <table:table-cell table:formula="of:=[.C611]+1" office:value-type="currency" office:currency="USD" office:value="610.75">
            <text:p>$610.75</text:p>
          </table:table-cell>
          <table:table-cell table:formula="of:=[.D611]+0.75" office:value-type="currency" office:currency="USD" office:value="463">
            <text:p>$463.00</text:p>
          </table:table-cell>
          <table:table-cell office:value-type="currency" office:currency="USD" office:value="34.95">
            <text:p>$34.95</text:p>
          </table:table-cell>
          <table:table-cell table:formula="of:=MIN([.C612:.E6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3">
            <text:p>603</text:p>
          </table:table-cell>
          <table:table-cell table:formula="of:=[.C612]+1" office:value-type="currency" office:currency="USD" office:value="611.75">
            <text:p>$611.75</text:p>
          </table:table-cell>
          <table:table-cell table:formula="of:=[.D612]+0.75" office:value-type="currency" office:currency="USD" office:value="463.75">
            <text:p>$463.75</text:p>
          </table:table-cell>
          <table:table-cell office:value-type="currency" office:currency="USD" office:value="34.95">
            <text:p>$34.95</text:p>
          </table:table-cell>
          <table:table-cell table:formula="of:=MIN([.C613:.E6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4">
            <text:p>604</text:p>
          </table:table-cell>
          <table:table-cell table:formula="of:=[.C613]+1" office:value-type="currency" office:currency="USD" office:value="612.75">
            <text:p>$612.75</text:p>
          </table:table-cell>
          <table:table-cell table:formula="of:=[.D613]+0.75" office:value-type="currency" office:currency="USD" office:value="464.5">
            <text:p>$464.50</text:p>
          </table:table-cell>
          <table:table-cell office:value-type="currency" office:currency="USD" office:value="34.95">
            <text:p>$34.95</text:p>
          </table:table-cell>
          <table:table-cell table:formula="of:=MIN([.C614:.E6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5">
            <text:p>605</text:p>
          </table:table-cell>
          <table:table-cell table:formula="of:=[.C614]+1" office:value-type="currency" office:currency="USD" office:value="613.75">
            <text:p>$613.75</text:p>
          </table:table-cell>
          <table:table-cell table:formula="of:=[.D614]+0.75" office:value-type="currency" office:currency="USD" office:value="465.25">
            <text:p>$465.25</text:p>
          </table:table-cell>
          <table:table-cell office:value-type="currency" office:currency="USD" office:value="34.95">
            <text:p>$34.95</text:p>
          </table:table-cell>
          <table:table-cell table:formula="of:=MIN([.C615:.E6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6">
            <text:p>606</text:p>
          </table:table-cell>
          <table:table-cell table:formula="of:=[.C615]+1" office:value-type="currency" office:currency="USD" office:value="614.75">
            <text:p>$614.75</text:p>
          </table:table-cell>
          <table:table-cell table:formula="of:=[.D615]+0.75" office:value-type="currency" office:currency="USD" office:value="466">
            <text:p>$466.00</text:p>
          </table:table-cell>
          <table:table-cell office:value-type="currency" office:currency="USD" office:value="34.95">
            <text:p>$34.95</text:p>
          </table:table-cell>
          <table:table-cell table:formula="of:=MIN([.C616:.E6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7">
            <text:p>607</text:p>
          </table:table-cell>
          <table:table-cell table:formula="of:=[.C616]+1" office:value-type="currency" office:currency="USD" office:value="615.75">
            <text:p>$615.75</text:p>
          </table:table-cell>
          <table:table-cell table:formula="of:=[.D616]+0.75" office:value-type="currency" office:currency="USD" office:value="466.75">
            <text:p>$466.75</text:p>
          </table:table-cell>
          <table:table-cell office:value-type="currency" office:currency="USD" office:value="34.95">
            <text:p>$34.95</text:p>
          </table:table-cell>
          <table:table-cell table:formula="of:=MIN([.C617:.E6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8">
            <text:p>608</text:p>
          </table:table-cell>
          <table:table-cell table:formula="of:=[.C617]+1" office:value-type="currency" office:currency="USD" office:value="616.75">
            <text:p>$616.75</text:p>
          </table:table-cell>
          <table:table-cell table:formula="of:=[.D617]+0.75" office:value-type="currency" office:currency="USD" office:value="467.5">
            <text:p>$467.50</text:p>
          </table:table-cell>
          <table:table-cell office:value-type="currency" office:currency="USD" office:value="34.95">
            <text:p>$34.95</text:p>
          </table:table-cell>
          <table:table-cell table:formula="of:=MIN([.C618:.E6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9">
            <text:p>609</text:p>
          </table:table-cell>
          <table:table-cell table:formula="of:=[.C618]+1" office:value-type="currency" office:currency="USD" office:value="617.75">
            <text:p>$617.75</text:p>
          </table:table-cell>
          <table:table-cell table:formula="of:=[.D618]+0.75" office:value-type="currency" office:currency="USD" office:value="468.25">
            <text:p>$468.25</text:p>
          </table:table-cell>
          <table:table-cell office:value-type="currency" office:currency="USD" office:value="34.95">
            <text:p>$34.95</text:p>
          </table:table-cell>
          <table:table-cell table:formula="of:=MIN([.C619:.E6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0">
            <text:p>610</text:p>
          </table:table-cell>
          <table:table-cell table:formula="of:=[.C619]+1" office:value-type="currency" office:currency="USD" office:value="618.75">
            <text:p>$618.75</text:p>
          </table:table-cell>
          <table:table-cell table:formula="of:=[.D619]+0.75" office:value-type="currency" office:currency="USD" office:value="469">
            <text:p>$469.00</text:p>
          </table:table-cell>
          <table:table-cell office:value-type="currency" office:currency="USD" office:value="34.95">
            <text:p>$34.95</text:p>
          </table:table-cell>
          <table:table-cell table:formula="of:=MIN([.C620:.E6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1">
            <text:p>611</text:p>
          </table:table-cell>
          <table:table-cell table:formula="of:=[.C620]+1" office:value-type="currency" office:currency="USD" office:value="619.75">
            <text:p>$619.75</text:p>
          </table:table-cell>
          <table:table-cell table:formula="of:=[.D620]+0.75" office:value-type="currency" office:currency="USD" office:value="469.75">
            <text:p>$469.75</text:p>
          </table:table-cell>
          <table:table-cell office:value-type="currency" office:currency="USD" office:value="34.95">
            <text:p>$34.95</text:p>
          </table:table-cell>
          <table:table-cell table:formula="of:=MIN([.C621:.E6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2">
            <text:p>612</text:p>
          </table:table-cell>
          <table:table-cell table:formula="of:=[.C621]+1" office:value-type="currency" office:currency="USD" office:value="620.75">
            <text:p>$620.75</text:p>
          </table:table-cell>
          <table:table-cell table:formula="of:=[.D621]+0.75" office:value-type="currency" office:currency="USD" office:value="470.5">
            <text:p>$470.50</text:p>
          </table:table-cell>
          <table:table-cell office:value-type="currency" office:currency="USD" office:value="34.95">
            <text:p>$34.95</text:p>
          </table:table-cell>
          <table:table-cell table:formula="of:=MIN([.C622:.E6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3">
            <text:p>613</text:p>
          </table:table-cell>
          <table:table-cell table:formula="of:=[.C622]+1" office:value-type="currency" office:currency="USD" office:value="621.75">
            <text:p>$621.75</text:p>
          </table:table-cell>
          <table:table-cell table:formula="of:=[.D622]+0.75" office:value-type="currency" office:currency="USD" office:value="471.25">
            <text:p>$471.25</text:p>
          </table:table-cell>
          <table:table-cell office:value-type="currency" office:currency="USD" office:value="34.95">
            <text:p>$34.95</text:p>
          </table:table-cell>
          <table:table-cell table:formula="of:=MIN([.C623:.E6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4">
            <text:p>614</text:p>
          </table:table-cell>
          <table:table-cell table:formula="of:=[.C623]+1" office:value-type="currency" office:currency="USD" office:value="622.75">
            <text:p>$622.75</text:p>
          </table:table-cell>
          <table:table-cell table:formula="of:=[.D623]+0.75" office:value-type="currency" office:currency="USD" office:value="472">
            <text:p>$472.00</text:p>
          </table:table-cell>
          <table:table-cell office:value-type="currency" office:currency="USD" office:value="34.95">
            <text:p>$34.95</text:p>
          </table:table-cell>
          <table:table-cell table:formula="of:=MIN([.C624:.E6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5">
            <text:p>615</text:p>
          </table:table-cell>
          <table:table-cell table:formula="of:=[.C624]+1" office:value-type="currency" office:currency="USD" office:value="623.75">
            <text:p>$623.75</text:p>
          </table:table-cell>
          <table:table-cell table:formula="of:=[.D624]+0.75" office:value-type="currency" office:currency="USD" office:value="472.75">
            <text:p>$472.75</text:p>
          </table:table-cell>
          <table:table-cell office:value-type="currency" office:currency="USD" office:value="34.95">
            <text:p>$34.95</text:p>
          </table:table-cell>
          <table:table-cell table:formula="of:=MIN([.C625:.E6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6">
            <text:p>616</text:p>
          </table:table-cell>
          <table:table-cell table:formula="of:=[.C625]+1" office:value-type="currency" office:currency="USD" office:value="624.75">
            <text:p>$624.75</text:p>
          </table:table-cell>
          <table:table-cell table:formula="of:=[.D625]+0.75" office:value-type="currency" office:currency="USD" office:value="473.5">
            <text:p>$473.50</text:p>
          </table:table-cell>
          <table:table-cell office:value-type="currency" office:currency="USD" office:value="34.95">
            <text:p>$34.95</text:p>
          </table:table-cell>
          <table:table-cell table:formula="of:=MIN([.C626:.E6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7">
            <text:p>617</text:p>
          </table:table-cell>
          <table:table-cell table:formula="of:=[.C626]+1" office:value-type="currency" office:currency="USD" office:value="625.75">
            <text:p>$625.75</text:p>
          </table:table-cell>
          <table:table-cell table:formula="of:=[.D626]+0.75" office:value-type="currency" office:currency="USD" office:value="474.25">
            <text:p>$474.25</text:p>
          </table:table-cell>
          <table:table-cell office:value-type="currency" office:currency="USD" office:value="34.95">
            <text:p>$34.95</text:p>
          </table:table-cell>
          <table:table-cell table:formula="of:=MIN([.C627:.E6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8">
            <text:p>618</text:p>
          </table:table-cell>
          <table:table-cell table:formula="of:=[.C627]+1" office:value-type="currency" office:currency="USD" office:value="626.75">
            <text:p>$626.75</text:p>
          </table:table-cell>
          <table:table-cell table:formula="of:=[.D627]+0.75" office:value-type="currency" office:currency="USD" office:value="475">
            <text:p>$475.00</text:p>
          </table:table-cell>
          <table:table-cell office:value-type="currency" office:currency="USD" office:value="34.95">
            <text:p>$34.95</text:p>
          </table:table-cell>
          <table:table-cell table:formula="of:=MIN([.C628:.E6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9">
            <text:p>619</text:p>
          </table:table-cell>
          <table:table-cell table:formula="of:=[.C628]+1" office:value-type="currency" office:currency="USD" office:value="627.75">
            <text:p>$627.75</text:p>
          </table:table-cell>
          <table:table-cell table:formula="of:=[.D628]+0.75" office:value-type="currency" office:currency="USD" office:value="475.75">
            <text:p>$475.75</text:p>
          </table:table-cell>
          <table:table-cell office:value-type="currency" office:currency="USD" office:value="34.95">
            <text:p>$34.95</text:p>
          </table:table-cell>
          <table:table-cell table:formula="of:=MIN([.C629:.E6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0">
            <text:p>620</text:p>
          </table:table-cell>
          <table:table-cell table:formula="of:=[.C629]+1" office:value-type="currency" office:currency="USD" office:value="628.75">
            <text:p>$628.75</text:p>
          </table:table-cell>
          <table:table-cell table:formula="of:=[.D629]+0.75" office:value-type="currency" office:currency="USD" office:value="476.5">
            <text:p>$476.50</text:p>
          </table:table-cell>
          <table:table-cell office:value-type="currency" office:currency="USD" office:value="34.95">
            <text:p>$34.95</text:p>
          </table:table-cell>
          <table:table-cell table:formula="of:=MIN([.C630:.E6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1">
            <text:p>621</text:p>
          </table:table-cell>
          <table:table-cell table:formula="of:=[.C630]+1" office:value-type="currency" office:currency="USD" office:value="629.75">
            <text:p>$629.75</text:p>
          </table:table-cell>
          <table:table-cell table:formula="of:=[.D630]+0.75" office:value-type="currency" office:currency="USD" office:value="477.25">
            <text:p>$477.25</text:p>
          </table:table-cell>
          <table:table-cell office:value-type="currency" office:currency="USD" office:value="34.95">
            <text:p>$34.95</text:p>
          </table:table-cell>
          <table:table-cell table:formula="of:=MIN([.C631:.E6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2">
            <text:p>622</text:p>
          </table:table-cell>
          <table:table-cell table:formula="of:=[.C631]+1" office:value-type="currency" office:currency="USD" office:value="630.75">
            <text:p>$630.75</text:p>
          </table:table-cell>
          <table:table-cell table:formula="of:=[.D631]+0.75" office:value-type="currency" office:currency="USD" office:value="478">
            <text:p>$478.00</text:p>
          </table:table-cell>
          <table:table-cell office:value-type="currency" office:currency="USD" office:value="34.95">
            <text:p>$34.95</text:p>
          </table:table-cell>
          <table:table-cell table:formula="of:=MIN([.C632:.E6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3">
            <text:p>623</text:p>
          </table:table-cell>
          <table:table-cell table:formula="of:=[.C632]+1" office:value-type="currency" office:currency="USD" office:value="631.75">
            <text:p>$631.75</text:p>
          </table:table-cell>
          <table:table-cell table:formula="of:=[.D632]+0.75" office:value-type="currency" office:currency="USD" office:value="478.75">
            <text:p>$478.75</text:p>
          </table:table-cell>
          <table:table-cell office:value-type="currency" office:currency="USD" office:value="34.95">
            <text:p>$34.95</text:p>
          </table:table-cell>
          <table:table-cell table:formula="of:=MIN([.C633:.E6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4">
            <text:p>624</text:p>
          </table:table-cell>
          <table:table-cell table:formula="of:=[.C633]+1" office:value-type="currency" office:currency="USD" office:value="632.75">
            <text:p>$632.75</text:p>
          </table:table-cell>
          <table:table-cell table:formula="of:=[.D633]+0.75" office:value-type="currency" office:currency="USD" office:value="479.5">
            <text:p>$479.50</text:p>
          </table:table-cell>
          <table:table-cell office:value-type="currency" office:currency="USD" office:value="34.95">
            <text:p>$34.95</text:p>
          </table:table-cell>
          <table:table-cell table:formula="of:=MIN([.C634:.E6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5">
            <text:p>625</text:p>
          </table:table-cell>
          <table:table-cell table:formula="of:=[.C634]+1" office:value-type="currency" office:currency="USD" office:value="633.75">
            <text:p>$633.75</text:p>
          </table:table-cell>
          <table:table-cell table:formula="of:=[.D634]+0.75" office:value-type="currency" office:currency="USD" office:value="480.25">
            <text:p>$480.25</text:p>
          </table:table-cell>
          <table:table-cell office:value-type="currency" office:currency="USD" office:value="34.95">
            <text:p>$34.95</text:p>
          </table:table-cell>
          <table:table-cell table:formula="of:=MIN([.C635:.E6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6">
            <text:p>626</text:p>
          </table:table-cell>
          <table:table-cell table:formula="of:=[.C635]+1" office:value-type="currency" office:currency="USD" office:value="634.75">
            <text:p>$634.75</text:p>
          </table:table-cell>
          <table:table-cell table:formula="of:=[.D635]+0.75" office:value-type="currency" office:currency="USD" office:value="481">
            <text:p>$481.00</text:p>
          </table:table-cell>
          <table:table-cell office:value-type="currency" office:currency="USD" office:value="34.95">
            <text:p>$34.95</text:p>
          </table:table-cell>
          <table:table-cell table:formula="of:=MIN([.C636:.E6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7">
            <text:p>627</text:p>
          </table:table-cell>
          <table:table-cell table:formula="of:=[.C636]+1" office:value-type="currency" office:currency="USD" office:value="635.75">
            <text:p>$635.75</text:p>
          </table:table-cell>
          <table:table-cell table:formula="of:=[.D636]+0.75" office:value-type="currency" office:currency="USD" office:value="481.75">
            <text:p>$481.75</text:p>
          </table:table-cell>
          <table:table-cell office:value-type="currency" office:currency="USD" office:value="34.95">
            <text:p>$34.95</text:p>
          </table:table-cell>
          <table:table-cell table:formula="of:=MIN([.C637:.E6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8">
            <text:p>628</text:p>
          </table:table-cell>
          <table:table-cell table:formula="of:=[.C637]+1" office:value-type="currency" office:currency="USD" office:value="636.75">
            <text:p>$636.75</text:p>
          </table:table-cell>
          <table:table-cell table:formula="of:=[.D637]+0.75" office:value-type="currency" office:currency="USD" office:value="482.5">
            <text:p>$482.50</text:p>
          </table:table-cell>
          <table:table-cell office:value-type="currency" office:currency="USD" office:value="34.95">
            <text:p>$34.95</text:p>
          </table:table-cell>
          <table:table-cell table:formula="of:=MIN([.C638:.E6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9">
            <text:p>629</text:p>
          </table:table-cell>
          <table:table-cell table:formula="of:=[.C638]+1" office:value-type="currency" office:currency="USD" office:value="637.75">
            <text:p>$637.75</text:p>
          </table:table-cell>
          <table:table-cell table:formula="of:=[.D638]+0.75" office:value-type="currency" office:currency="USD" office:value="483.25">
            <text:p>$483.25</text:p>
          </table:table-cell>
          <table:table-cell office:value-type="currency" office:currency="USD" office:value="34.95">
            <text:p>$34.95</text:p>
          </table:table-cell>
          <table:table-cell table:formula="of:=MIN([.C639:.E6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0">
            <text:p>630</text:p>
          </table:table-cell>
          <table:table-cell table:formula="of:=[.C639]+1" office:value-type="currency" office:currency="USD" office:value="638.75">
            <text:p>$638.75</text:p>
          </table:table-cell>
          <table:table-cell table:formula="of:=[.D639]+0.75" office:value-type="currency" office:currency="USD" office:value="484">
            <text:p>$484.00</text:p>
          </table:table-cell>
          <table:table-cell office:value-type="currency" office:currency="USD" office:value="34.95">
            <text:p>$34.95</text:p>
          </table:table-cell>
          <table:table-cell table:formula="of:=MIN([.C640:.E6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1">
            <text:p>631</text:p>
          </table:table-cell>
          <table:table-cell table:formula="of:=[.C640]+1" office:value-type="currency" office:currency="USD" office:value="639.75">
            <text:p>$639.75</text:p>
          </table:table-cell>
          <table:table-cell table:formula="of:=[.D640]+0.75" office:value-type="currency" office:currency="USD" office:value="484.75">
            <text:p>$484.75</text:p>
          </table:table-cell>
          <table:table-cell office:value-type="currency" office:currency="USD" office:value="34.95">
            <text:p>$34.95</text:p>
          </table:table-cell>
          <table:table-cell table:formula="of:=MIN([.C641:.E6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2">
            <text:p>632</text:p>
          </table:table-cell>
          <table:table-cell table:formula="of:=[.C641]+1" office:value-type="currency" office:currency="USD" office:value="640.75">
            <text:p>$640.75</text:p>
          </table:table-cell>
          <table:table-cell table:formula="of:=[.D641]+0.75" office:value-type="currency" office:currency="USD" office:value="485.5">
            <text:p>$485.50</text:p>
          </table:table-cell>
          <table:table-cell office:value-type="currency" office:currency="USD" office:value="34.95">
            <text:p>$34.95</text:p>
          </table:table-cell>
          <table:table-cell table:formula="of:=MIN([.C642:.E6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3">
            <text:p>633</text:p>
          </table:table-cell>
          <table:table-cell table:formula="of:=[.C642]+1" office:value-type="currency" office:currency="USD" office:value="641.75">
            <text:p>$641.75</text:p>
          </table:table-cell>
          <table:table-cell table:formula="of:=[.D642]+0.75" office:value-type="currency" office:currency="USD" office:value="486.25">
            <text:p>$486.25</text:p>
          </table:table-cell>
          <table:table-cell office:value-type="currency" office:currency="USD" office:value="34.95">
            <text:p>$34.95</text:p>
          </table:table-cell>
          <table:table-cell table:formula="of:=MIN([.C643:.E6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table:formula="of:=[.C643]+1" office:value-type="currency" office:currency="USD" office:value="642.75">
            <text:p>$642.75</text:p>
          </table:table-cell>
          <table:table-cell table:formula="of:=[.D643]+0.75" office:value-type="currency" office:currency="USD" office:value="487">
            <text:p>$487.00</text:p>
          </table:table-cell>
          <table:table-cell office:value-type="currency" office:currency="USD" office:value="34.95">
            <text:p>$34.95</text:p>
          </table:table-cell>
          <table:table-cell table:formula="of:=MIN([.C644:.E6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5">
            <text:p>635</text:p>
          </table:table-cell>
          <table:table-cell table:formula="of:=[.C644]+1" office:value-type="currency" office:currency="USD" office:value="643.75">
            <text:p>$643.75</text:p>
          </table:table-cell>
          <table:table-cell table:formula="of:=[.D644]+0.75" office:value-type="currency" office:currency="USD" office:value="487.75">
            <text:p>$487.75</text:p>
          </table:table-cell>
          <table:table-cell office:value-type="currency" office:currency="USD" office:value="34.95">
            <text:p>$34.95</text:p>
          </table:table-cell>
          <table:table-cell table:formula="of:=MIN([.C645:.E6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6">
            <text:p>636</text:p>
          </table:table-cell>
          <table:table-cell table:formula="of:=[.C645]+1" office:value-type="currency" office:currency="USD" office:value="644.75">
            <text:p>$644.75</text:p>
          </table:table-cell>
          <table:table-cell table:formula="of:=[.D645]+0.75" office:value-type="currency" office:currency="USD" office:value="488.5">
            <text:p>$488.50</text:p>
          </table:table-cell>
          <table:table-cell office:value-type="currency" office:currency="USD" office:value="34.95">
            <text:p>$34.95</text:p>
          </table:table-cell>
          <table:table-cell table:formula="of:=MIN([.C646:.E6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7">
            <text:p>637</text:p>
          </table:table-cell>
          <table:table-cell table:formula="of:=[.C646]+1" office:value-type="currency" office:currency="USD" office:value="645.75">
            <text:p>$645.75</text:p>
          </table:table-cell>
          <table:table-cell table:formula="of:=[.D646]+0.75" office:value-type="currency" office:currency="USD" office:value="489.25">
            <text:p>$489.25</text:p>
          </table:table-cell>
          <table:table-cell office:value-type="currency" office:currency="USD" office:value="34.95">
            <text:p>$34.95</text:p>
          </table:table-cell>
          <table:table-cell table:formula="of:=MIN([.C647:.E6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8">
            <text:p>638</text:p>
          </table:table-cell>
          <table:table-cell table:formula="of:=[.C647]+1" office:value-type="currency" office:currency="USD" office:value="646.75">
            <text:p>$646.75</text:p>
          </table:table-cell>
          <table:table-cell table:formula="of:=[.D647]+0.75" office:value-type="currency" office:currency="USD" office:value="490">
            <text:p>$490.00</text:p>
          </table:table-cell>
          <table:table-cell office:value-type="currency" office:currency="USD" office:value="34.95">
            <text:p>$34.95</text:p>
          </table:table-cell>
          <table:table-cell table:formula="of:=MIN([.C648:.E6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9">
            <text:p>639</text:p>
          </table:table-cell>
          <table:table-cell table:formula="of:=[.C648]+1" office:value-type="currency" office:currency="USD" office:value="647.75">
            <text:p>$647.75</text:p>
          </table:table-cell>
          <table:table-cell table:formula="of:=[.D648]+0.75" office:value-type="currency" office:currency="USD" office:value="490.75">
            <text:p>$490.75</text:p>
          </table:table-cell>
          <table:table-cell office:value-type="currency" office:currency="USD" office:value="34.95">
            <text:p>$34.95</text:p>
          </table:table-cell>
          <table:table-cell table:formula="of:=MIN([.C649:.E6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0">
            <text:p>640</text:p>
          </table:table-cell>
          <table:table-cell table:formula="of:=[.C649]+1" office:value-type="currency" office:currency="USD" office:value="648.75">
            <text:p>$648.75</text:p>
          </table:table-cell>
          <table:table-cell table:formula="of:=[.D649]+0.75" office:value-type="currency" office:currency="USD" office:value="491.5">
            <text:p>$491.50</text:p>
          </table:table-cell>
          <table:table-cell office:value-type="currency" office:currency="USD" office:value="34.95">
            <text:p>$34.95</text:p>
          </table:table-cell>
          <table:table-cell table:formula="of:=MIN([.C650:.E6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1">
            <text:p>641</text:p>
          </table:table-cell>
          <table:table-cell table:formula="of:=[.C650]+1" office:value-type="currency" office:currency="USD" office:value="649.75">
            <text:p>$649.75</text:p>
          </table:table-cell>
          <table:table-cell table:formula="of:=[.D650]+0.75" office:value-type="currency" office:currency="USD" office:value="492.25">
            <text:p>$492.25</text:p>
          </table:table-cell>
          <table:table-cell office:value-type="currency" office:currency="USD" office:value="34.95">
            <text:p>$34.95</text:p>
          </table:table-cell>
          <table:table-cell table:formula="of:=MIN([.C651:.E6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2">
            <text:p>642</text:p>
          </table:table-cell>
          <table:table-cell table:formula="of:=[.C651]+1" office:value-type="currency" office:currency="USD" office:value="650.75">
            <text:p>$650.75</text:p>
          </table:table-cell>
          <table:table-cell table:formula="of:=[.D651]+0.75" office:value-type="currency" office:currency="USD" office:value="493">
            <text:p>$493.00</text:p>
          </table:table-cell>
          <table:table-cell office:value-type="currency" office:currency="USD" office:value="34.95">
            <text:p>$34.95</text:p>
          </table:table-cell>
          <table:table-cell table:formula="of:=MIN([.C652:.E6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3">
            <text:p>643</text:p>
          </table:table-cell>
          <table:table-cell table:formula="of:=[.C652]+1" office:value-type="currency" office:currency="USD" office:value="651.75">
            <text:p>$651.75</text:p>
          </table:table-cell>
          <table:table-cell table:formula="of:=[.D652]+0.75" office:value-type="currency" office:currency="USD" office:value="493.75">
            <text:p>$493.75</text:p>
          </table:table-cell>
          <table:table-cell office:value-type="currency" office:currency="USD" office:value="34.95">
            <text:p>$34.95</text:p>
          </table:table-cell>
          <table:table-cell table:formula="of:=MIN([.C653:.E6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4">
            <text:p>644</text:p>
          </table:table-cell>
          <table:table-cell table:formula="of:=[.C653]+1" office:value-type="currency" office:currency="USD" office:value="652.75">
            <text:p>$652.75</text:p>
          </table:table-cell>
          <table:table-cell table:formula="of:=[.D653]+0.75" office:value-type="currency" office:currency="USD" office:value="494.5">
            <text:p>$494.50</text:p>
          </table:table-cell>
          <table:table-cell office:value-type="currency" office:currency="USD" office:value="34.95">
            <text:p>$34.95</text:p>
          </table:table-cell>
          <table:table-cell table:formula="of:=MIN([.C654:.E6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5">
            <text:p>645</text:p>
          </table:table-cell>
          <table:table-cell table:formula="of:=[.C654]+1" office:value-type="currency" office:currency="USD" office:value="653.75">
            <text:p>$653.75</text:p>
          </table:table-cell>
          <table:table-cell table:formula="of:=[.D654]+0.75" office:value-type="currency" office:currency="USD" office:value="495.25">
            <text:p>$495.25</text:p>
          </table:table-cell>
          <table:table-cell office:value-type="currency" office:currency="USD" office:value="34.95">
            <text:p>$34.95</text:p>
          </table:table-cell>
          <table:table-cell table:formula="of:=MIN([.C655:.E6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6">
            <text:p>646</text:p>
          </table:table-cell>
          <table:table-cell table:formula="of:=[.C655]+1" office:value-type="currency" office:currency="USD" office:value="654.75">
            <text:p>$654.75</text:p>
          </table:table-cell>
          <table:table-cell table:formula="of:=[.D655]+0.75" office:value-type="currency" office:currency="USD" office:value="496">
            <text:p>$496.00</text:p>
          </table:table-cell>
          <table:table-cell office:value-type="currency" office:currency="USD" office:value="34.95">
            <text:p>$34.95</text:p>
          </table:table-cell>
          <table:table-cell table:formula="of:=MIN([.C656:.E6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7">
            <text:p>647</text:p>
          </table:table-cell>
          <table:table-cell table:formula="of:=[.C656]+1" office:value-type="currency" office:currency="USD" office:value="655.75">
            <text:p>$655.75</text:p>
          </table:table-cell>
          <table:table-cell table:formula="of:=[.D656]+0.75" office:value-type="currency" office:currency="USD" office:value="496.75">
            <text:p>$496.75</text:p>
          </table:table-cell>
          <table:table-cell office:value-type="currency" office:currency="USD" office:value="34.95">
            <text:p>$34.95</text:p>
          </table:table-cell>
          <table:table-cell table:formula="of:=MIN([.C657:.E6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8">
            <text:p>648</text:p>
          </table:table-cell>
          <table:table-cell table:formula="of:=[.C657]+1" office:value-type="currency" office:currency="USD" office:value="656.75">
            <text:p>$656.75</text:p>
          </table:table-cell>
          <table:table-cell table:formula="of:=[.D657]+0.75" office:value-type="currency" office:currency="USD" office:value="497.5">
            <text:p>$497.50</text:p>
          </table:table-cell>
          <table:table-cell office:value-type="currency" office:currency="USD" office:value="34.95">
            <text:p>$34.95</text:p>
          </table:table-cell>
          <table:table-cell table:formula="of:=MIN([.C658:.E6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9">
            <text:p>649</text:p>
          </table:table-cell>
          <table:table-cell table:formula="of:=[.C658]+1" office:value-type="currency" office:currency="USD" office:value="657.75">
            <text:p>$657.75</text:p>
          </table:table-cell>
          <table:table-cell table:formula="of:=[.D658]+0.75" office:value-type="currency" office:currency="USD" office:value="498.25">
            <text:p>$498.25</text:p>
          </table:table-cell>
          <table:table-cell office:value-type="currency" office:currency="USD" office:value="34.95">
            <text:p>$34.95</text:p>
          </table:table-cell>
          <table:table-cell table:formula="of:=MIN([.C659:.E6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0">
            <text:p>650</text:p>
          </table:table-cell>
          <table:table-cell table:formula="of:=[.C659]+1" office:value-type="currency" office:currency="USD" office:value="658.75">
            <text:p>$658.75</text:p>
          </table:table-cell>
          <table:table-cell table:formula="of:=[.D659]+0.75" office:value-type="currency" office:currency="USD" office:value="499">
            <text:p>$499.00</text:p>
          </table:table-cell>
          <table:table-cell office:value-type="currency" office:currency="USD" office:value="34.95">
            <text:p>$34.95</text:p>
          </table:table-cell>
          <table:table-cell table:formula="of:=MIN([.C660:.E6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1">
            <text:p>651</text:p>
          </table:table-cell>
          <table:table-cell table:formula="of:=[.C660]+1" office:value-type="currency" office:currency="USD" office:value="659.75">
            <text:p>$659.75</text:p>
          </table:table-cell>
          <table:table-cell table:formula="of:=[.D660]+0.75" office:value-type="currency" office:currency="USD" office:value="499.75">
            <text:p>$499.75</text:p>
          </table:table-cell>
          <table:table-cell office:value-type="currency" office:currency="USD" office:value="34.95">
            <text:p>$34.95</text:p>
          </table:table-cell>
          <table:table-cell table:formula="of:=MIN([.C661:.E6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2">
            <text:p>652</text:p>
          </table:table-cell>
          <table:table-cell table:formula="of:=[.C661]+1" office:value-type="currency" office:currency="USD" office:value="660.75">
            <text:p>$660.75</text:p>
          </table:table-cell>
          <table:table-cell table:formula="of:=[.D661]+0.75" office:value-type="currency" office:currency="USD" office:value="500.5">
            <text:p>$500.50</text:p>
          </table:table-cell>
          <table:table-cell office:value-type="currency" office:currency="USD" office:value="34.95">
            <text:p>$34.95</text:p>
          </table:table-cell>
          <table:table-cell table:formula="of:=MIN([.C662:.E6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3">
            <text:p>653</text:p>
          </table:table-cell>
          <table:table-cell table:formula="of:=[.C662]+1" office:value-type="currency" office:currency="USD" office:value="661.75">
            <text:p>$661.75</text:p>
          </table:table-cell>
          <table:table-cell table:formula="of:=[.D662]+0.75" office:value-type="currency" office:currency="USD" office:value="501.25">
            <text:p>$501.25</text:p>
          </table:table-cell>
          <table:table-cell office:value-type="currency" office:currency="USD" office:value="34.95">
            <text:p>$34.95</text:p>
          </table:table-cell>
          <table:table-cell table:formula="of:=MIN([.C663:.E6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4">
            <text:p>654</text:p>
          </table:table-cell>
          <table:table-cell table:formula="of:=[.C663]+1" office:value-type="currency" office:currency="USD" office:value="662.75">
            <text:p>$662.75</text:p>
          </table:table-cell>
          <table:table-cell table:formula="of:=[.D663]+0.75" office:value-type="currency" office:currency="USD" office:value="502">
            <text:p>$502.00</text:p>
          </table:table-cell>
          <table:table-cell office:value-type="currency" office:currency="USD" office:value="34.95">
            <text:p>$34.95</text:p>
          </table:table-cell>
          <table:table-cell table:formula="of:=MIN([.C664:.E6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5">
            <text:p>655</text:p>
          </table:table-cell>
          <table:table-cell table:formula="of:=[.C664]+1" office:value-type="currency" office:currency="USD" office:value="663.75">
            <text:p>$663.75</text:p>
          </table:table-cell>
          <table:table-cell table:formula="of:=[.D664]+0.75" office:value-type="currency" office:currency="USD" office:value="502.75">
            <text:p>$502.75</text:p>
          </table:table-cell>
          <table:table-cell office:value-type="currency" office:currency="USD" office:value="34.95">
            <text:p>$34.95</text:p>
          </table:table-cell>
          <table:table-cell table:formula="of:=MIN([.C665:.E6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6">
            <text:p>656</text:p>
          </table:table-cell>
          <table:table-cell table:formula="of:=[.C665]+1" office:value-type="currency" office:currency="USD" office:value="664.75">
            <text:p>$664.75</text:p>
          </table:table-cell>
          <table:table-cell table:formula="of:=[.D665]+0.75" office:value-type="currency" office:currency="USD" office:value="503.5">
            <text:p>$503.50</text:p>
          </table:table-cell>
          <table:table-cell office:value-type="currency" office:currency="USD" office:value="34.95">
            <text:p>$34.95</text:p>
          </table:table-cell>
          <table:table-cell table:formula="of:=MIN([.C666:.E6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7">
            <text:p>657</text:p>
          </table:table-cell>
          <table:table-cell table:formula="of:=[.C666]+1" office:value-type="currency" office:currency="USD" office:value="665.75">
            <text:p>$665.75</text:p>
          </table:table-cell>
          <table:table-cell table:formula="of:=[.D666]+0.75" office:value-type="currency" office:currency="USD" office:value="504.25">
            <text:p>$504.25</text:p>
          </table:table-cell>
          <table:table-cell office:value-type="currency" office:currency="USD" office:value="34.95">
            <text:p>$34.95</text:p>
          </table:table-cell>
          <table:table-cell table:formula="of:=MIN([.C667:.E6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8">
            <text:p>658</text:p>
          </table:table-cell>
          <table:table-cell table:formula="of:=[.C667]+1" office:value-type="currency" office:currency="USD" office:value="666.75">
            <text:p>$666.75</text:p>
          </table:table-cell>
          <table:table-cell table:formula="of:=[.D667]+0.75" office:value-type="currency" office:currency="USD" office:value="505">
            <text:p>$505.00</text:p>
          </table:table-cell>
          <table:table-cell office:value-type="currency" office:currency="USD" office:value="34.95">
            <text:p>$34.95</text:p>
          </table:table-cell>
          <table:table-cell table:formula="of:=MIN([.C668:.E6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9">
            <text:p>659</text:p>
          </table:table-cell>
          <table:table-cell table:formula="of:=[.C668]+1" office:value-type="currency" office:currency="USD" office:value="667.75">
            <text:p>$667.75</text:p>
          </table:table-cell>
          <table:table-cell table:formula="of:=[.D668]+0.75" office:value-type="currency" office:currency="USD" office:value="505.75">
            <text:p>$505.75</text:p>
          </table:table-cell>
          <table:table-cell office:value-type="currency" office:currency="USD" office:value="34.95">
            <text:p>$34.95</text:p>
          </table:table-cell>
          <table:table-cell table:formula="of:=MIN([.C669:.E6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0">
            <text:p>660</text:p>
          </table:table-cell>
          <table:table-cell table:formula="of:=[.C669]+1" office:value-type="currency" office:currency="USD" office:value="668.75">
            <text:p>$668.75</text:p>
          </table:table-cell>
          <table:table-cell table:formula="of:=[.D669]+0.75" office:value-type="currency" office:currency="USD" office:value="506.5">
            <text:p>$506.50</text:p>
          </table:table-cell>
          <table:table-cell office:value-type="currency" office:currency="USD" office:value="34.95">
            <text:p>$34.95</text:p>
          </table:table-cell>
          <table:table-cell table:formula="of:=MIN([.C670:.E6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1">
            <text:p>661</text:p>
          </table:table-cell>
          <table:table-cell table:formula="of:=[.C670]+1" office:value-type="currency" office:currency="USD" office:value="669.75">
            <text:p>$669.75</text:p>
          </table:table-cell>
          <table:table-cell table:formula="of:=[.D670]+0.75" office:value-type="currency" office:currency="USD" office:value="507.25">
            <text:p>$507.25</text:p>
          </table:table-cell>
          <table:table-cell office:value-type="currency" office:currency="USD" office:value="34.95">
            <text:p>$34.95</text:p>
          </table:table-cell>
          <table:table-cell table:formula="of:=MIN([.C671:.E6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2">
            <text:p>662</text:p>
          </table:table-cell>
          <table:table-cell table:formula="of:=[.C671]+1" office:value-type="currency" office:currency="USD" office:value="670.75">
            <text:p>$670.75</text:p>
          </table:table-cell>
          <table:table-cell table:formula="of:=[.D671]+0.75" office:value-type="currency" office:currency="USD" office:value="508">
            <text:p>$508.00</text:p>
          </table:table-cell>
          <table:table-cell office:value-type="currency" office:currency="USD" office:value="34.95">
            <text:p>$34.95</text:p>
          </table:table-cell>
          <table:table-cell table:formula="of:=MIN([.C672:.E6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3">
            <text:p>663</text:p>
          </table:table-cell>
          <table:table-cell table:formula="of:=[.C672]+1" office:value-type="currency" office:currency="USD" office:value="671.75">
            <text:p>$671.75</text:p>
          </table:table-cell>
          <table:table-cell table:formula="of:=[.D672]+0.75" office:value-type="currency" office:currency="USD" office:value="508.75">
            <text:p>$508.75</text:p>
          </table:table-cell>
          <table:table-cell office:value-type="currency" office:currency="USD" office:value="34.95">
            <text:p>$34.95</text:p>
          </table:table-cell>
          <table:table-cell table:formula="of:=MIN([.C673:.E6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4">
            <text:p>664</text:p>
          </table:table-cell>
          <table:table-cell table:formula="of:=[.C673]+1" office:value-type="currency" office:currency="USD" office:value="672.75">
            <text:p>$672.75</text:p>
          </table:table-cell>
          <table:table-cell table:formula="of:=[.D673]+0.75" office:value-type="currency" office:currency="USD" office:value="509.5">
            <text:p>$509.50</text:p>
          </table:table-cell>
          <table:table-cell office:value-type="currency" office:currency="USD" office:value="34.95">
            <text:p>$34.95</text:p>
          </table:table-cell>
          <table:table-cell table:formula="of:=MIN([.C674:.E6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5">
            <text:p>665</text:p>
          </table:table-cell>
          <table:table-cell table:formula="of:=[.C674]+1" office:value-type="currency" office:currency="USD" office:value="673.75">
            <text:p>$673.75</text:p>
          </table:table-cell>
          <table:table-cell table:formula="of:=[.D674]+0.75" office:value-type="currency" office:currency="USD" office:value="510.25">
            <text:p>$510.25</text:p>
          </table:table-cell>
          <table:table-cell office:value-type="currency" office:currency="USD" office:value="34.95">
            <text:p>$34.95</text:p>
          </table:table-cell>
          <table:table-cell table:formula="of:=MIN([.C675:.E6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6">
            <text:p>666</text:p>
          </table:table-cell>
          <table:table-cell table:formula="of:=[.C675]+1" office:value-type="currency" office:currency="USD" office:value="674.75">
            <text:p>$674.75</text:p>
          </table:table-cell>
          <table:table-cell table:formula="of:=[.D675]+0.75" office:value-type="currency" office:currency="USD" office:value="511">
            <text:p>$511.00</text:p>
          </table:table-cell>
          <table:table-cell office:value-type="currency" office:currency="USD" office:value="34.95">
            <text:p>$34.95</text:p>
          </table:table-cell>
          <table:table-cell table:formula="of:=MIN([.C676:.E6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7">
            <text:p>667</text:p>
          </table:table-cell>
          <table:table-cell table:formula="of:=[.C676]+1" office:value-type="currency" office:currency="USD" office:value="675.75">
            <text:p>$675.75</text:p>
          </table:table-cell>
          <table:table-cell table:formula="of:=[.D676]+0.75" office:value-type="currency" office:currency="USD" office:value="511.75">
            <text:p>$511.75</text:p>
          </table:table-cell>
          <table:table-cell office:value-type="currency" office:currency="USD" office:value="34.95">
            <text:p>$34.95</text:p>
          </table:table-cell>
          <table:table-cell table:formula="of:=MIN([.C677:.E6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8">
            <text:p>668</text:p>
          </table:table-cell>
          <table:table-cell table:formula="of:=[.C677]+1" office:value-type="currency" office:currency="USD" office:value="676.75">
            <text:p>$676.75</text:p>
          </table:table-cell>
          <table:table-cell table:formula="of:=[.D677]+0.75" office:value-type="currency" office:currency="USD" office:value="512.5">
            <text:p>$512.50</text:p>
          </table:table-cell>
          <table:table-cell office:value-type="currency" office:currency="USD" office:value="34.95">
            <text:p>$34.95</text:p>
          </table:table-cell>
          <table:table-cell table:formula="of:=MIN([.C678:.E6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9">
            <text:p>669</text:p>
          </table:table-cell>
          <table:table-cell table:formula="of:=[.C678]+1" office:value-type="currency" office:currency="USD" office:value="677.75">
            <text:p>$677.75</text:p>
          </table:table-cell>
          <table:table-cell table:formula="of:=[.D678]+0.75" office:value-type="currency" office:currency="USD" office:value="513.25">
            <text:p>$513.25</text:p>
          </table:table-cell>
          <table:table-cell office:value-type="currency" office:currency="USD" office:value="34.95">
            <text:p>$34.95</text:p>
          </table:table-cell>
          <table:table-cell table:formula="of:=MIN([.C679:.E6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0">
            <text:p>670</text:p>
          </table:table-cell>
          <table:table-cell table:formula="of:=[.C679]+1" office:value-type="currency" office:currency="USD" office:value="678.75">
            <text:p>$678.75</text:p>
          </table:table-cell>
          <table:table-cell table:formula="of:=[.D679]+0.75" office:value-type="currency" office:currency="USD" office:value="514">
            <text:p>$514.00</text:p>
          </table:table-cell>
          <table:table-cell office:value-type="currency" office:currency="USD" office:value="34.95">
            <text:p>$34.95</text:p>
          </table:table-cell>
          <table:table-cell table:formula="of:=MIN([.C680:.E6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1">
            <text:p>671</text:p>
          </table:table-cell>
          <table:table-cell table:formula="of:=[.C680]+1" office:value-type="currency" office:currency="USD" office:value="679.75">
            <text:p>$679.75</text:p>
          </table:table-cell>
          <table:table-cell table:formula="of:=[.D680]+0.75" office:value-type="currency" office:currency="USD" office:value="514.75">
            <text:p>$514.75</text:p>
          </table:table-cell>
          <table:table-cell office:value-type="currency" office:currency="USD" office:value="34.95">
            <text:p>$34.95</text:p>
          </table:table-cell>
          <table:table-cell table:formula="of:=MIN([.C681:.E6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2">
            <text:p>672</text:p>
          </table:table-cell>
          <table:table-cell table:formula="of:=[.C681]+1" office:value-type="currency" office:currency="USD" office:value="680.75">
            <text:p>$680.75</text:p>
          </table:table-cell>
          <table:table-cell table:formula="of:=[.D681]+0.75" office:value-type="currency" office:currency="USD" office:value="515.5">
            <text:p>$515.50</text:p>
          </table:table-cell>
          <table:table-cell office:value-type="currency" office:currency="USD" office:value="34.95">
            <text:p>$34.95</text:p>
          </table:table-cell>
          <table:table-cell table:formula="of:=MIN([.C682:.E6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3">
            <text:p>673</text:p>
          </table:table-cell>
          <table:table-cell table:formula="of:=[.C682]+1" office:value-type="currency" office:currency="USD" office:value="681.75">
            <text:p>$681.75</text:p>
          </table:table-cell>
          <table:table-cell table:formula="of:=[.D682]+0.75" office:value-type="currency" office:currency="USD" office:value="516.25">
            <text:p>$516.25</text:p>
          </table:table-cell>
          <table:table-cell office:value-type="currency" office:currency="USD" office:value="34.95">
            <text:p>$34.95</text:p>
          </table:table-cell>
          <table:table-cell table:formula="of:=MIN([.C683:.E6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4">
            <text:p>674</text:p>
          </table:table-cell>
          <table:table-cell table:formula="of:=[.C683]+1" office:value-type="currency" office:currency="USD" office:value="682.75">
            <text:p>$682.75</text:p>
          </table:table-cell>
          <table:table-cell table:formula="of:=[.D683]+0.75" office:value-type="currency" office:currency="USD" office:value="517">
            <text:p>$517.00</text:p>
          </table:table-cell>
          <table:table-cell office:value-type="currency" office:currency="USD" office:value="34.95">
            <text:p>$34.95</text:p>
          </table:table-cell>
          <table:table-cell table:formula="of:=MIN([.C684:.E6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5">
            <text:p>675</text:p>
          </table:table-cell>
          <table:table-cell table:formula="of:=[.C684]+1" office:value-type="currency" office:currency="USD" office:value="683.75">
            <text:p>$683.75</text:p>
          </table:table-cell>
          <table:table-cell table:formula="of:=[.D684]+0.75" office:value-type="currency" office:currency="USD" office:value="517.75">
            <text:p>$517.75</text:p>
          </table:table-cell>
          <table:table-cell office:value-type="currency" office:currency="USD" office:value="34.95">
            <text:p>$34.95</text:p>
          </table:table-cell>
          <table:table-cell table:formula="of:=MIN([.C685:.E6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6">
            <text:p>676</text:p>
          </table:table-cell>
          <table:table-cell table:formula="of:=[.C685]+1" office:value-type="currency" office:currency="USD" office:value="684.75">
            <text:p>$684.75</text:p>
          </table:table-cell>
          <table:table-cell table:formula="of:=[.D685]+0.75" office:value-type="currency" office:currency="USD" office:value="518.5">
            <text:p>$518.50</text:p>
          </table:table-cell>
          <table:table-cell office:value-type="currency" office:currency="USD" office:value="34.95">
            <text:p>$34.95</text:p>
          </table:table-cell>
          <table:table-cell table:formula="of:=MIN([.C686:.E6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7">
            <text:p>677</text:p>
          </table:table-cell>
          <table:table-cell table:formula="of:=[.C686]+1" office:value-type="currency" office:currency="USD" office:value="685.75">
            <text:p>$685.75</text:p>
          </table:table-cell>
          <table:table-cell table:formula="of:=[.D686]+0.75" office:value-type="currency" office:currency="USD" office:value="519.25">
            <text:p>$519.25</text:p>
          </table:table-cell>
          <table:table-cell office:value-type="currency" office:currency="USD" office:value="34.95">
            <text:p>$34.95</text:p>
          </table:table-cell>
          <table:table-cell table:formula="of:=MIN([.C687:.E6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8">
            <text:p>678</text:p>
          </table:table-cell>
          <table:table-cell table:formula="of:=[.C687]+1" office:value-type="currency" office:currency="USD" office:value="686.75">
            <text:p>$686.75</text:p>
          </table:table-cell>
          <table:table-cell table:formula="of:=[.D687]+0.75" office:value-type="currency" office:currency="USD" office:value="520">
            <text:p>$520.00</text:p>
          </table:table-cell>
          <table:table-cell office:value-type="currency" office:currency="USD" office:value="34.95">
            <text:p>$34.95</text:p>
          </table:table-cell>
          <table:table-cell table:formula="of:=MIN([.C688:.E6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9">
            <text:p>679</text:p>
          </table:table-cell>
          <table:table-cell table:formula="of:=[.C688]+1" office:value-type="currency" office:currency="USD" office:value="687.75">
            <text:p>$687.75</text:p>
          </table:table-cell>
          <table:table-cell table:formula="of:=[.D688]+0.75" office:value-type="currency" office:currency="USD" office:value="520.75">
            <text:p>$520.75</text:p>
          </table:table-cell>
          <table:table-cell office:value-type="currency" office:currency="USD" office:value="34.95">
            <text:p>$34.95</text:p>
          </table:table-cell>
          <table:table-cell table:formula="of:=MIN([.C689:.E6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0">
            <text:p>680</text:p>
          </table:table-cell>
          <table:table-cell table:formula="of:=[.C689]+1" office:value-type="currency" office:currency="USD" office:value="688.75">
            <text:p>$688.75</text:p>
          </table:table-cell>
          <table:table-cell table:formula="of:=[.D689]+0.75" office:value-type="currency" office:currency="USD" office:value="521.5">
            <text:p>$521.50</text:p>
          </table:table-cell>
          <table:table-cell office:value-type="currency" office:currency="USD" office:value="34.95">
            <text:p>$34.95</text:p>
          </table:table-cell>
          <table:table-cell table:formula="of:=MIN([.C690:.E6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1">
            <text:p>681</text:p>
          </table:table-cell>
          <table:table-cell table:formula="of:=[.C690]+1" office:value-type="currency" office:currency="USD" office:value="689.75">
            <text:p>$689.75</text:p>
          </table:table-cell>
          <table:table-cell table:formula="of:=[.D690]+0.75" office:value-type="currency" office:currency="USD" office:value="522.25">
            <text:p>$522.25</text:p>
          </table:table-cell>
          <table:table-cell office:value-type="currency" office:currency="USD" office:value="34.95">
            <text:p>$34.95</text:p>
          </table:table-cell>
          <table:table-cell table:formula="of:=MIN([.C691:.E6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2">
            <text:p>682</text:p>
          </table:table-cell>
          <table:table-cell table:formula="of:=[.C691]+1" office:value-type="currency" office:currency="USD" office:value="690.75">
            <text:p>$690.75</text:p>
          </table:table-cell>
          <table:table-cell table:formula="of:=[.D691]+0.75" office:value-type="currency" office:currency="USD" office:value="523">
            <text:p>$523.00</text:p>
          </table:table-cell>
          <table:table-cell office:value-type="currency" office:currency="USD" office:value="34.95">
            <text:p>$34.95</text:p>
          </table:table-cell>
          <table:table-cell table:formula="of:=MIN([.C692:.E6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3">
            <text:p>683</text:p>
          </table:table-cell>
          <table:table-cell table:formula="of:=[.C692]+1" office:value-type="currency" office:currency="USD" office:value="691.75">
            <text:p>$691.75</text:p>
          </table:table-cell>
          <table:table-cell table:formula="of:=[.D692]+0.75" office:value-type="currency" office:currency="USD" office:value="523.75">
            <text:p>$523.75</text:p>
          </table:table-cell>
          <table:table-cell office:value-type="currency" office:currency="USD" office:value="34.95">
            <text:p>$34.95</text:p>
          </table:table-cell>
          <table:table-cell table:formula="of:=MIN([.C693:.E6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4">
            <text:p>684</text:p>
          </table:table-cell>
          <table:table-cell table:formula="of:=[.C693]+1" office:value-type="currency" office:currency="USD" office:value="692.75">
            <text:p>$692.75</text:p>
          </table:table-cell>
          <table:table-cell table:formula="of:=[.D693]+0.75" office:value-type="currency" office:currency="USD" office:value="524.5">
            <text:p>$524.50</text:p>
          </table:table-cell>
          <table:table-cell office:value-type="currency" office:currency="USD" office:value="34.95">
            <text:p>$34.95</text:p>
          </table:table-cell>
          <table:table-cell table:formula="of:=MIN([.C694:.E6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5">
            <text:p>685</text:p>
          </table:table-cell>
          <table:table-cell table:formula="of:=[.C694]+1" office:value-type="currency" office:currency="USD" office:value="693.75">
            <text:p>$693.75</text:p>
          </table:table-cell>
          <table:table-cell table:formula="of:=[.D694]+0.75" office:value-type="currency" office:currency="USD" office:value="525.25">
            <text:p>$525.25</text:p>
          </table:table-cell>
          <table:table-cell office:value-type="currency" office:currency="USD" office:value="34.95">
            <text:p>$34.95</text:p>
          </table:table-cell>
          <table:table-cell table:formula="of:=MIN([.C695:.E6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6">
            <text:p>686</text:p>
          </table:table-cell>
          <table:table-cell table:formula="of:=[.C695]+1" office:value-type="currency" office:currency="USD" office:value="694.75">
            <text:p>$694.75</text:p>
          </table:table-cell>
          <table:table-cell table:formula="of:=[.D695]+0.75" office:value-type="currency" office:currency="USD" office:value="526">
            <text:p>$526.00</text:p>
          </table:table-cell>
          <table:table-cell office:value-type="currency" office:currency="USD" office:value="34.95">
            <text:p>$34.95</text:p>
          </table:table-cell>
          <table:table-cell table:formula="of:=MIN([.C696:.E6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7">
            <text:p>687</text:p>
          </table:table-cell>
          <table:table-cell table:formula="of:=[.C696]+1" office:value-type="currency" office:currency="USD" office:value="695.75">
            <text:p>$695.75</text:p>
          </table:table-cell>
          <table:table-cell table:formula="of:=[.D696]+0.75" office:value-type="currency" office:currency="USD" office:value="526.75">
            <text:p>$526.75</text:p>
          </table:table-cell>
          <table:table-cell office:value-type="currency" office:currency="USD" office:value="34.95">
            <text:p>$34.95</text:p>
          </table:table-cell>
          <table:table-cell table:formula="of:=MIN([.C697:.E6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8">
            <text:p>688</text:p>
          </table:table-cell>
          <table:table-cell table:formula="of:=[.C697]+1" office:value-type="currency" office:currency="USD" office:value="696.75">
            <text:p>$696.75</text:p>
          </table:table-cell>
          <table:table-cell table:formula="of:=[.D697]+0.75" office:value-type="currency" office:currency="USD" office:value="527.5">
            <text:p>$527.50</text:p>
          </table:table-cell>
          <table:table-cell office:value-type="currency" office:currency="USD" office:value="34.95">
            <text:p>$34.95</text:p>
          </table:table-cell>
          <table:table-cell table:formula="of:=MIN([.C698:.E6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9">
            <text:p>689</text:p>
          </table:table-cell>
          <table:table-cell table:formula="of:=[.C698]+1" office:value-type="currency" office:currency="USD" office:value="697.75">
            <text:p>$697.75</text:p>
          </table:table-cell>
          <table:table-cell table:formula="of:=[.D698]+0.75" office:value-type="currency" office:currency="USD" office:value="528.25">
            <text:p>$528.25</text:p>
          </table:table-cell>
          <table:table-cell office:value-type="currency" office:currency="USD" office:value="34.95">
            <text:p>$34.95</text:p>
          </table:table-cell>
          <table:table-cell table:formula="of:=MIN([.C699:.E6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0">
            <text:p>690</text:p>
          </table:table-cell>
          <table:table-cell table:formula="of:=[.C699]+1" office:value-type="currency" office:currency="USD" office:value="698.75">
            <text:p>$698.75</text:p>
          </table:table-cell>
          <table:table-cell table:formula="of:=[.D699]+0.75" office:value-type="currency" office:currency="USD" office:value="529">
            <text:p>$529.00</text:p>
          </table:table-cell>
          <table:table-cell office:value-type="currency" office:currency="USD" office:value="34.95">
            <text:p>$34.95</text:p>
          </table:table-cell>
          <table:table-cell table:formula="of:=MIN([.C700:.E7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1">
            <text:p>691</text:p>
          </table:table-cell>
          <table:table-cell table:formula="of:=[.C700]+1" office:value-type="currency" office:currency="USD" office:value="699.75">
            <text:p>$699.75</text:p>
          </table:table-cell>
          <table:table-cell table:formula="of:=[.D700]+0.75" office:value-type="currency" office:currency="USD" office:value="529.75">
            <text:p>$529.75</text:p>
          </table:table-cell>
          <table:table-cell office:value-type="currency" office:currency="USD" office:value="34.95">
            <text:p>$34.95</text:p>
          </table:table-cell>
          <table:table-cell table:formula="of:=MIN([.C701:.E7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2">
            <text:p>692</text:p>
          </table:table-cell>
          <table:table-cell table:formula="of:=[.C701]+1" office:value-type="currency" office:currency="USD" office:value="700.75">
            <text:p>$700.75</text:p>
          </table:table-cell>
          <table:table-cell table:formula="of:=[.D701]+0.75" office:value-type="currency" office:currency="USD" office:value="530.5">
            <text:p>$530.50</text:p>
          </table:table-cell>
          <table:table-cell office:value-type="currency" office:currency="USD" office:value="34.95">
            <text:p>$34.95</text:p>
          </table:table-cell>
          <table:table-cell table:formula="of:=MIN([.C702:.E7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3">
            <text:p>693</text:p>
          </table:table-cell>
          <table:table-cell table:formula="of:=[.C702]+1" office:value-type="currency" office:currency="USD" office:value="701.75">
            <text:p>$701.75</text:p>
          </table:table-cell>
          <table:table-cell table:formula="of:=[.D702]+0.75" office:value-type="currency" office:currency="USD" office:value="531.25">
            <text:p>$531.25</text:p>
          </table:table-cell>
          <table:table-cell office:value-type="currency" office:currency="USD" office:value="34.95">
            <text:p>$34.95</text:p>
          </table:table-cell>
          <table:table-cell table:formula="of:=MIN([.C703:.E7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4">
            <text:p>694</text:p>
          </table:table-cell>
          <table:table-cell table:formula="of:=[.C703]+1" office:value-type="currency" office:currency="USD" office:value="702.75">
            <text:p>$702.75</text:p>
          </table:table-cell>
          <table:table-cell table:formula="of:=[.D703]+0.75" office:value-type="currency" office:currency="USD" office:value="532">
            <text:p>$532.00</text:p>
          </table:table-cell>
          <table:table-cell office:value-type="currency" office:currency="USD" office:value="34.95">
            <text:p>$34.95</text:p>
          </table:table-cell>
          <table:table-cell table:formula="of:=MIN([.C704:.E7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5">
            <text:p>695</text:p>
          </table:table-cell>
          <table:table-cell table:formula="of:=[.C704]+1" office:value-type="currency" office:currency="USD" office:value="703.75">
            <text:p>$703.75</text:p>
          </table:table-cell>
          <table:table-cell table:formula="of:=[.D704]+0.75" office:value-type="currency" office:currency="USD" office:value="532.75">
            <text:p>$532.75</text:p>
          </table:table-cell>
          <table:table-cell office:value-type="currency" office:currency="USD" office:value="34.95">
            <text:p>$34.95</text:p>
          </table:table-cell>
          <table:table-cell table:formula="of:=MIN([.C705:.E7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6">
            <text:p>696</text:p>
          </table:table-cell>
          <table:table-cell table:formula="of:=[.C705]+1" office:value-type="currency" office:currency="USD" office:value="704.75">
            <text:p>$704.75</text:p>
          </table:table-cell>
          <table:table-cell table:formula="of:=[.D705]+0.75" office:value-type="currency" office:currency="USD" office:value="533.5">
            <text:p>$533.50</text:p>
          </table:table-cell>
          <table:table-cell office:value-type="currency" office:currency="USD" office:value="34.95">
            <text:p>$34.95</text:p>
          </table:table-cell>
          <table:table-cell table:formula="of:=MIN([.C706:.E7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7">
            <text:p>697</text:p>
          </table:table-cell>
          <table:table-cell table:formula="of:=[.C706]+1" office:value-type="currency" office:currency="USD" office:value="705.75">
            <text:p>$705.75</text:p>
          </table:table-cell>
          <table:table-cell table:formula="of:=[.D706]+0.75" office:value-type="currency" office:currency="USD" office:value="534.25">
            <text:p>$534.25</text:p>
          </table:table-cell>
          <table:table-cell office:value-type="currency" office:currency="USD" office:value="34.95">
            <text:p>$34.95</text:p>
          </table:table-cell>
          <table:table-cell table:formula="of:=MIN([.C707:.E7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8">
            <text:p>698</text:p>
          </table:table-cell>
          <table:table-cell table:formula="of:=[.C707]+1" office:value-type="currency" office:currency="USD" office:value="706.75">
            <text:p>$706.75</text:p>
          </table:table-cell>
          <table:table-cell table:formula="of:=[.D707]+0.75" office:value-type="currency" office:currency="USD" office:value="535">
            <text:p>$535.00</text:p>
          </table:table-cell>
          <table:table-cell office:value-type="currency" office:currency="USD" office:value="34.95">
            <text:p>$34.95</text:p>
          </table:table-cell>
          <table:table-cell table:formula="of:=MIN([.C708:.E7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9">
            <text:p>699</text:p>
          </table:table-cell>
          <table:table-cell table:formula="of:=[.C708]+1" office:value-type="currency" office:currency="USD" office:value="707.75">
            <text:p>$707.75</text:p>
          </table:table-cell>
          <table:table-cell table:formula="of:=[.D708]+0.75" office:value-type="currency" office:currency="USD" office:value="535.75">
            <text:p>$535.75</text:p>
          </table:table-cell>
          <table:table-cell office:value-type="currency" office:currency="USD" office:value="34.95">
            <text:p>$34.95</text:p>
          </table:table-cell>
          <table:table-cell table:formula="of:=MIN([.C709:.E7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0">
            <text:p>700</text:p>
          </table:table-cell>
          <table:table-cell table:formula="of:=[.C709]+1" office:value-type="currency" office:currency="USD" office:value="708.75">
            <text:p>$708.75</text:p>
          </table:table-cell>
          <table:table-cell table:formula="of:=[.D709]+0.75" office:value-type="currency" office:currency="USD" office:value="536.5">
            <text:p>$536.50</text:p>
          </table:table-cell>
          <table:table-cell office:value-type="currency" office:currency="USD" office:value="34.95">
            <text:p>$34.95</text:p>
          </table:table-cell>
          <table:table-cell table:formula="of:=MIN([.C710:.E7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1">
            <text:p>701</text:p>
          </table:table-cell>
          <table:table-cell table:formula="of:=[.C710]+1" office:value-type="currency" office:currency="USD" office:value="709.75">
            <text:p>$709.75</text:p>
          </table:table-cell>
          <table:table-cell table:formula="of:=[.D710]+0.75" office:value-type="currency" office:currency="USD" office:value="537.25">
            <text:p>$537.25</text:p>
          </table:table-cell>
          <table:table-cell office:value-type="currency" office:currency="USD" office:value="34.95">
            <text:p>$34.95</text:p>
          </table:table-cell>
          <table:table-cell table:formula="of:=MIN([.C711:.E7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2">
            <text:p>702</text:p>
          </table:table-cell>
          <table:table-cell table:formula="of:=[.C711]+1" office:value-type="currency" office:currency="USD" office:value="710.75">
            <text:p>$710.75</text:p>
          </table:table-cell>
          <table:table-cell table:formula="of:=[.D711]+0.75" office:value-type="currency" office:currency="USD" office:value="538">
            <text:p>$538.00</text:p>
          </table:table-cell>
          <table:table-cell office:value-type="currency" office:currency="USD" office:value="34.95">
            <text:p>$34.95</text:p>
          </table:table-cell>
          <table:table-cell table:formula="of:=MIN([.C712:.E7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3">
            <text:p>703</text:p>
          </table:table-cell>
          <table:table-cell table:formula="of:=[.C712]+1" office:value-type="currency" office:currency="USD" office:value="711.75">
            <text:p>$711.75</text:p>
          </table:table-cell>
          <table:table-cell table:formula="of:=[.D712]+0.75" office:value-type="currency" office:currency="USD" office:value="538.75">
            <text:p>$538.75</text:p>
          </table:table-cell>
          <table:table-cell office:value-type="currency" office:currency="USD" office:value="34.95">
            <text:p>$34.95</text:p>
          </table:table-cell>
          <table:table-cell table:formula="of:=MIN([.C713:.E7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4">
            <text:p>704</text:p>
          </table:table-cell>
          <table:table-cell table:formula="of:=[.C713]+1" office:value-type="currency" office:currency="USD" office:value="712.75">
            <text:p>$712.75</text:p>
          </table:table-cell>
          <table:table-cell table:formula="of:=[.D713]+0.75" office:value-type="currency" office:currency="USD" office:value="539.5">
            <text:p>$539.50</text:p>
          </table:table-cell>
          <table:table-cell office:value-type="currency" office:currency="USD" office:value="34.95">
            <text:p>$34.95</text:p>
          </table:table-cell>
          <table:table-cell table:formula="of:=MIN([.C714:.E7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5">
            <text:p>705</text:p>
          </table:table-cell>
          <table:table-cell table:formula="of:=[.C714]+1" office:value-type="currency" office:currency="USD" office:value="713.75">
            <text:p>$713.75</text:p>
          </table:table-cell>
          <table:table-cell table:formula="of:=[.D714]+0.75" office:value-type="currency" office:currency="USD" office:value="540.25">
            <text:p>$540.25</text:p>
          </table:table-cell>
          <table:table-cell office:value-type="currency" office:currency="USD" office:value="34.95">
            <text:p>$34.95</text:p>
          </table:table-cell>
          <table:table-cell table:formula="of:=MIN([.C715:.E7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6">
            <text:p>706</text:p>
          </table:table-cell>
          <table:table-cell table:formula="of:=[.C715]+1" office:value-type="currency" office:currency="USD" office:value="714.75">
            <text:p>$714.75</text:p>
          </table:table-cell>
          <table:table-cell table:formula="of:=[.D715]+0.75" office:value-type="currency" office:currency="USD" office:value="541">
            <text:p>$541.00</text:p>
          </table:table-cell>
          <table:table-cell office:value-type="currency" office:currency="USD" office:value="34.95">
            <text:p>$34.95</text:p>
          </table:table-cell>
          <table:table-cell table:formula="of:=MIN([.C716:.E7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formula="of:=[.C716]+1" office:value-type="currency" office:currency="USD" office:value="715.75">
            <text:p>$715.75</text:p>
          </table:table-cell>
          <table:table-cell table:formula="of:=[.D716]+0.75" office:value-type="currency" office:currency="USD" office:value="541.75">
            <text:p>$541.75</text:p>
          </table:table-cell>
          <table:table-cell office:value-type="currency" office:currency="USD" office:value="34.95">
            <text:p>$34.95</text:p>
          </table:table-cell>
          <table:table-cell table:formula="of:=MIN([.C717:.E7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8">
            <text:p>708</text:p>
          </table:table-cell>
          <table:table-cell table:formula="of:=[.C717]+1" office:value-type="currency" office:currency="USD" office:value="716.75">
            <text:p>$716.75</text:p>
          </table:table-cell>
          <table:table-cell table:formula="of:=[.D717]+0.75" office:value-type="currency" office:currency="USD" office:value="542.5">
            <text:p>$542.50</text:p>
          </table:table-cell>
          <table:table-cell office:value-type="currency" office:currency="USD" office:value="34.95">
            <text:p>$34.95</text:p>
          </table:table-cell>
          <table:table-cell table:formula="of:=MIN([.C718:.E7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9">
            <text:p>709</text:p>
          </table:table-cell>
          <table:table-cell table:formula="of:=[.C718]+1" office:value-type="currency" office:currency="USD" office:value="717.75">
            <text:p>$717.75</text:p>
          </table:table-cell>
          <table:table-cell table:formula="of:=[.D718]+0.75" office:value-type="currency" office:currency="USD" office:value="543.25">
            <text:p>$543.25</text:p>
          </table:table-cell>
          <table:table-cell office:value-type="currency" office:currency="USD" office:value="34.95">
            <text:p>$34.95</text:p>
          </table:table-cell>
          <table:table-cell table:formula="of:=MIN([.C719:.E7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0">
            <text:p>710</text:p>
          </table:table-cell>
          <table:table-cell table:formula="of:=[.C719]+1" office:value-type="currency" office:currency="USD" office:value="718.75">
            <text:p>$718.75</text:p>
          </table:table-cell>
          <table:table-cell table:formula="of:=[.D719]+0.75" office:value-type="currency" office:currency="USD" office:value="544">
            <text:p>$544.00</text:p>
          </table:table-cell>
          <table:table-cell office:value-type="currency" office:currency="USD" office:value="34.95">
            <text:p>$34.95</text:p>
          </table:table-cell>
          <table:table-cell table:formula="of:=MIN([.C720:.E7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1">
            <text:p>711</text:p>
          </table:table-cell>
          <table:table-cell table:formula="of:=[.C720]+1" office:value-type="currency" office:currency="USD" office:value="719.75">
            <text:p>$719.75</text:p>
          </table:table-cell>
          <table:table-cell table:formula="of:=[.D720]+0.75" office:value-type="currency" office:currency="USD" office:value="544.75">
            <text:p>$544.75</text:p>
          </table:table-cell>
          <table:table-cell office:value-type="currency" office:currency="USD" office:value="34.95">
            <text:p>$34.95</text:p>
          </table:table-cell>
          <table:table-cell table:formula="of:=MIN([.C721:.E7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2">
            <text:p>712</text:p>
          </table:table-cell>
          <table:table-cell table:formula="of:=[.C721]+1" office:value-type="currency" office:currency="USD" office:value="720.75">
            <text:p>$720.75</text:p>
          </table:table-cell>
          <table:table-cell table:formula="of:=[.D721]+0.75" office:value-type="currency" office:currency="USD" office:value="545.5">
            <text:p>$545.50</text:p>
          </table:table-cell>
          <table:table-cell office:value-type="currency" office:currency="USD" office:value="34.95">
            <text:p>$34.95</text:p>
          </table:table-cell>
          <table:table-cell table:formula="of:=MIN([.C722:.E7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3">
            <text:p>713</text:p>
          </table:table-cell>
          <table:table-cell table:formula="of:=[.C722]+1" office:value-type="currency" office:currency="USD" office:value="721.75">
            <text:p>$721.75</text:p>
          </table:table-cell>
          <table:table-cell table:formula="of:=[.D722]+0.75" office:value-type="currency" office:currency="USD" office:value="546.25">
            <text:p>$546.25</text:p>
          </table:table-cell>
          <table:table-cell office:value-type="currency" office:currency="USD" office:value="34.95">
            <text:p>$34.95</text:p>
          </table:table-cell>
          <table:table-cell table:formula="of:=MIN([.C723:.E7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4">
            <text:p>714</text:p>
          </table:table-cell>
          <table:table-cell table:formula="of:=[.C723]+1" office:value-type="currency" office:currency="USD" office:value="722.75">
            <text:p>$722.75</text:p>
          </table:table-cell>
          <table:table-cell table:formula="of:=[.D723]+0.75" office:value-type="currency" office:currency="USD" office:value="547">
            <text:p>$547.00</text:p>
          </table:table-cell>
          <table:table-cell office:value-type="currency" office:currency="USD" office:value="34.95">
            <text:p>$34.95</text:p>
          </table:table-cell>
          <table:table-cell table:formula="of:=MIN([.C724:.E7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5">
            <text:p>715</text:p>
          </table:table-cell>
          <table:table-cell table:formula="of:=[.C724]+1" office:value-type="currency" office:currency="USD" office:value="723.75">
            <text:p>$723.75</text:p>
          </table:table-cell>
          <table:table-cell table:formula="of:=[.D724]+0.75" office:value-type="currency" office:currency="USD" office:value="547.75">
            <text:p>$547.75</text:p>
          </table:table-cell>
          <table:table-cell office:value-type="currency" office:currency="USD" office:value="34.95">
            <text:p>$34.95</text:p>
          </table:table-cell>
          <table:table-cell table:formula="of:=MIN([.C725:.E7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6">
            <text:p>716</text:p>
          </table:table-cell>
          <table:table-cell table:formula="of:=[.C725]+1" office:value-type="currency" office:currency="USD" office:value="724.75">
            <text:p>$724.75</text:p>
          </table:table-cell>
          <table:table-cell table:formula="of:=[.D725]+0.75" office:value-type="currency" office:currency="USD" office:value="548.5">
            <text:p>$548.50</text:p>
          </table:table-cell>
          <table:table-cell office:value-type="currency" office:currency="USD" office:value="34.95">
            <text:p>$34.95</text:p>
          </table:table-cell>
          <table:table-cell table:formula="of:=MIN([.C726:.E7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7">
            <text:p>717</text:p>
          </table:table-cell>
          <table:table-cell table:formula="of:=[.C726]+1" office:value-type="currency" office:currency="USD" office:value="725.75">
            <text:p>$725.75</text:p>
          </table:table-cell>
          <table:table-cell table:formula="of:=[.D726]+0.75" office:value-type="currency" office:currency="USD" office:value="549.25">
            <text:p>$549.25</text:p>
          </table:table-cell>
          <table:table-cell office:value-type="currency" office:currency="USD" office:value="34.95">
            <text:p>$34.95</text:p>
          </table:table-cell>
          <table:table-cell table:formula="of:=MIN([.C727:.E7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8">
            <text:p>718</text:p>
          </table:table-cell>
          <table:table-cell table:formula="of:=[.C727]+1" office:value-type="currency" office:currency="USD" office:value="726.75">
            <text:p>$726.75</text:p>
          </table:table-cell>
          <table:table-cell table:formula="of:=[.D727]+0.75" office:value-type="currency" office:currency="USD" office:value="550">
            <text:p>$550.00</text:p>
          </table:table-cell>
          <table:table-cell office:value-type="currency" office:currency="USD" office:value="34.95">
            <text:p>$34.95</text:p>
          </table:table-cell>
          <table:table-cell table:formula="of:=MIN([.C728:.E7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9">
            <text:p>719</text:p>
          </table:table-cell>
          <table:table-cell table:formula="of:=[.C728]+1" office:value-type="currency" office:currency="USD" office:value="727.75">
            <text:p>$727.75</text:p>
          </table:table-cell>
          <table:table-cell table:formula="of:=[.D728]+0.75" office:value-type="currency" office:currency="USD" office:value="550.75">
            <text:p>$550.75</text:p>
          </table:table-cell>
          <table:table-cell office:value-type="currency" office:currency="USD" office:value="34.95">
            <text:p>$34.95</text:p>
          </table:table-cell>
          <table:table-cell table:formula="of:=MIN([.C729:.E7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0">
            <text:p>720</text:p>
          </table:table-cell>
          <table:table-cell table:formula="of:=[.C729]+1" office:value-type="currency" office:currency="USD" office:value="728.75">
            <text:p>$728.75</text:p>
          </table:table-cell>
          <table:table-cell table:formula="of:=[.D729]+0.75" office:value-type="currency" office:currency="USD" office:value="551.5">
            <text:p>$551.50</text:p>
          </table:table-cell>
          <table:table-cell office:value-type="currency" office:currency="USD" office:value="34.95">
            <text:p>$34.95</text:p>
          </table:table-cell>
          <table:table-cell table:formula="of:=MIN([.C730:.E7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1">
            <text:p>721</text:p>
          </table:table-cell>
          <table:table-cell table:formula="of:=[.C730]+1" office:value-type="currency" office:currency="USD" office:value="729.75">
            <text:p>$729.75</text:p>
          </table:table-cell>
          <table:table-cell table:formula="of:=[.D730]+0.75" office:value-type="currency" office:currency="USD" office:value="552.25">
            <text:p>$552.25</text:p>
          </table:table-cell>
          <table:table-cell office:value-type="currency" office:currency="USD" office:value="34.95">
            <text:p>$34.95</text:p>
          </table:table-cell>
          <table:table-cell table:formula="of:=MIN([.C731:.E7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2">
            <text:p>722</text:p>
          </table:table-cell>
          <table:table-cell table:formula="of:=[.C731]+1" office:value-type="currency" office:currency="USD" office:value="730.75">
            <text:p>$730.75</text:p>
          </table:table-cell>
          <table:table-cell table:formula="of:=[.D731]+0.75" office:value-type="currency" office:currency="USD" office:value="553">
            <text:p>$553.00</text:p>
          </table:table-cell>
          <table:table-cell office:value-type="currency" office:currency="USD" office:value="34.95">
            <text:p>$34.95</text:p>
          </table:table-cell>
          <table:table-cell table:formula="of:=MIN([.C732:.E7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3">
            <text:p>723</text:p>
          </table:table-cell>
          <table:table-cell table:formula="of:=[.C732]+1" office:value-type="currency" office:currency="USD" office:value="731.75">
            <text:p>$731.75</text:p>
          </table:table-cell>
          <table:table-cell table:formula="of:=[.D732]+0.75" office:value-type="currency" office:currency="USD" office:value="553.75">
            <text:p>$553.75</text:p>
          </table:table-cell>
          <table:table-cell office:value-type="currency" office:currency="USD" office:value="34.95">
            <text:p>$34.95</text:p>
          </table:table-cell>
          <table:table-cell table:formula="of:=MIN([.C733:.E7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4">
            <text:p>724</text:p>
          </table:table-cell>
          <table:table-cell table:formula="of:=[.C733]+1" office:value-type="currency" office:currency="USD" office:value="732.75">
            <text:p>$732.75</text:p>
          </table:table-cell>
          <table:table-cell table:formula="of:=[.D733]+0.75" office:value-type="currency" office:currency="USD" office:value="554.5">
            <text:p>$554.50</text:p>
          </table:table-cell>
          <table:table-cell office:value-type="currency" office:currency="USD" office:value="34.95">
            <text:p>$34.95</text:p>
          </table:table-cell>
          <table:table-cell table:formula="of:=MIN([.C734:.E7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5">
            <text:p>725</text:p>
          </table:table-cell>
          <table:table-cell table:formula="of:=[.C734]+1" office:value-type="currency" office:currency="USD" office:value="733.75">
            <text:p>$733.75</text:p>
          </table:table-cell>
          <table:table-cell table:formula="of:=[.D734]+0.75" office:value-type="currency" office:currency="USD" office:value="555.25">
            <text:p>$555.25</text:p>
          </table:table-cell>
          <table:table-cell office:value-type="currency" office:currency="USD" office:value="34.95">
            <text:p>$34.95</text:p>
          </table:table-cell>
          <table:table-cell table:formula="of:=MIN([.C735:.E7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6">
            <text:p>726</text:p>
          </table:table-cell>
          <table:table-cell table:formula="of:=[.C735]+1" office:value-type="currency" office:currency="USD" office:value="734.75">
            <text:p>$734.75</text:p>
          </table:table-cell>
          <table:table-cell table:formula="of:=[.D735]+0.75" office:value-type="currency" office:currency="USD" office:value="556">
            <text:p>$556.00</text:p>
          </table:table-cell>
          <table:table-cell office:value-type="currency" office:currency="USD" office:value="34.95">
            <text:p>$34.95</text:p>
          </table:table-cell>
          <table:table-cell table:formula="of:=MIN([.C736:.E7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7">
            <text:p>727</text:p>
          </table:table-cell>
          <table:table-cell table:formula="of:=[.C736]+1" office:value-type="currency" office:currency="USD" office:value="735.75">
            <text:p>$735.75</text:p>
          </table:table-cell>
          <table:table-cell table:formula="of:=[.D736]+0.75" office:value-type="currency" office:currency="USD" office:value="556.75">
            <text:p>$556.75</text:p>
          </table:table-cell>
          <table:table-cell office:value-type="currency" office:currency="USD" office:value="34.95">
            <text:p>$34.95</text:p>
          </table:table-cell>
          <table:table-cell table:formula="of:=MIN([.C737:.E7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8">
            <text:p>728</text:p>
          </table:table-cell>
          <table:table-cell table:formula="of:=[.C737]+1" office:value-type="currency" office:currency="USD" office:value="736.75">
            <text:p>$736.75</text:p>
          </table:table-cell>
          <table:table-cell table:formula="of:=[.D737]+0.75" office:value-type="currency" office:currency="USD" office:value="557.5">
            <text:p>$557.50</text:p>
          </table:table-cell>
          <table:table-cell office:value-type="currency" office:currency="USD" office:value="34.95">
            <text:p>$34.95</text:p>
          </table:table-cell>
          <table:table-cell table:formula="of:=MIN([.C738:.E7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9">
            <text:p>729</text:p>
          </table:table-cell>
          <table:table-cell table:formula="of:=[.C738]+1" office:value-type="currency" office:currency="USD" office:value="737.75">
            <text:p>$737.75</text:p>
          </table:table-cell>
          <table:table-cell table:formula="of:=[.D738]+0.75" office:value-type="currency" office:currency="USD" office:value="558.25">
            <text:p>$558.25</text:p>
          </table:table-cell>
          <table:table-cell office:value-type="currency" office:currency="USD" office:value="34.95">
            <text:p>$34.95</text:p>
          </table:table-cell>
          <table:table-cell table:formula="of:=MIN([.C739:.E7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0">
            <text:p>730</text:p>
          </table:table-cell>
          <table:table-cell table:formula="of:=[.C739]+1" office:value-type="currency" office:currency="USD" office:value="738.75">
            <text:p>$738.75</text:p>
          </table:table-cell>
          <table:table-cell table:formula="of:=[.D739]+0.75" office:value-type="currency" office:currency="USD" office:value="559">
            <text:p>$559.00</text:p>
          </table:table-cell>
          <table:table-cell office:value-type="currency" office:currency="USD" office:value="34.95">
            <text:p>$34.95</text:p>
          </table:table-cell>
          <table:table-cell table:formula="of:=MIN([.C740:.E7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1">
            <text:p>731</text:p>
          </table:table-cell>
          <table:table-cell table:formula="of:=[.C740]+1" office:value-type="currency" office:currency="USD" office:value="739.75">
            <text:p>$739.75</text:p>
          </table:table-cell>
          <table:table-cell table:formula="of:=[.D740]+0.75" office:value-type="currency" office:currency="USD" office:value="559.75">
            <text:p>$559.75</text:p>
          </table:table-cell>
          <table:table-cell office:value-type="currency" office:currency="USD" office:value="34.95">
            <text:p>$34.95</text:p>
          </table:table-cell>
          <table:table-cell table:formula="of:=MIN([.C741:.E7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2">
            <text:p>732</text:p>
          </table:table-cell>
          <table:table-cell table:formula="of:=[.C741]+1" office:value-type="currency" office:currency="USD" office:value="740.75">
            <text:p>$740.75</text:p>
          </table:table-cell>
          <table:table-cell table:formula="of:=[.D741]+0.75" office:value-type="currency" office:currency="USD" office:value="560.5">
            <text:p>$560.50</text:p>
          </table:table-cell>
          <table:table-cell office:value-type="currency" office:currency="USD" office:value="34.95">
            <text:p>$34.95</text:p>
          </table:table-cell>
          <table:table-cell table:formula="of:=MIN([.C742:.E7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3">
            <text:p>733</text:p>
          </table:table-cell>
          <table:table-cell table:formula="of:=[.C742]+1" office:value-type="currency" office:currency="USD" office:value="741.75">
            <text:p>$741.75</text:p>
          </table:table-cell>
          <table:table-cell table:formula="of:=[.D742]+0.75" office:value-type="currency" office:currency="USD" office:value="561.25">
            <text:p>$561.25</text:p>
          </table:table-cell>
          <table:table-cell office:value-type="currency" office:currency="USD" office:value="34.95">
            <text:p>$34.95</text:p>
          </table:table-cell>
          <table:table-cell table:formula="of:=MIN([.C743:.E7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4">
            <text:p>734</text:p>
          </table:table-cell>
          <table:table-cell table:formula="of:=[.C743]+1" office:value-type="currency" office:currency="USD" office:value="742.75">
            <text:p>$742.75</text:p>
          </table:table-cell>
          <table:table-cell table:formula="of:=[.D743]+0.75" office:value-type="currency" office:currency="USD" office:value="562">
            <text:p>$562.00</text:p>
          </table:table-cell>
          <table:table-cell office:value-type="currency" office:currency="USD" office:value="34.95">
            <text:p>$34.95</text:p>
          </table:table-cell>
          <table:table-cell table:formula="of:=MIN([.C744:.E7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5">
            <text:p>735</text:p>
          </table:table-cell>
          <table:table-cell table:formula="of:=[.C744]+1" office:value-type="currency" office:currency="USD" office:value="743.75">
            <text:p>$743.75</text:p>
          </table:table-cell>
          <table:table-cell table:formula="of:=[.D744]+0.75" office:value-type="currency" office:currency="USD" office:value="562.75">
            <text:p>$562.75</text:p>
          </table:table-cell>
          <table:table-cell office:value-type="currency" office:currency="USD" office:value="34.95">
            <text:p>$34.95</text:p>
          </table:table-cell>
          <table:table-cell table:formula="of:=MIN([.C745:.E7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6">
            <text:p>736</text:p>
          </table:table-cell>
          <table:table-cell table:formula="of:=[.C745]+1" office:value-type="currency" office:currency="USD" office:value="744.75">
            <text:p>$744.75</text:p>
          </table:table-cell>
          <table:table-cell table:formula="of:=[.D745]+0.75" office:value-type="currency" office:currency="USD" office:value="563.5">
            <text:p>$563.50</text:p>
          </table:table-cell>
          <table:table-cell office:value-type="currency" office:currency="USD" office:value="34.95">
            <text:p>$34.95</text:p>
          </table:table-cell>
          <table:table-cell table:formula="of:=MIN([.C746:.E7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7">
            <text:p>737</text:p>
          </table:table-cell>
          <table:table-cell table:formula="of:=[.C746]+1" office:value-type="currency" office:currency="USD" office:value="745.75">
            <text:p>$745.75</text:p>
          </table:table-cell>
          <table:table-cell table:formula="of:=[.D746]+0.75" office:value-type="currency" office:currency="USD" office:value="564.25">
            <text:p>$564.25</text:p>
          </table:table-cell>
          <table:table-cell office:value-type="currency" office:currency="USD" office:value="34.95">
            <text:p>$34.95</text:p>
          </table:table-cell>
          <table:table-cell table:formula="of:=MIN([.C747:.E7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8">
            <text:p>738</text:p>
          </table:table-cell>
          <table:table-cell table:formula="of:=[.C747]+1" office:value-type="currency" office:currency="USD" office:value="746.75">
            <text:p>$746.75</text:p>
          </table:table-cell>
          <table:table-cell table:formula="of:=[.D747]+0.75" office:value-type="currency" office:currency="USD" office:value="565">
            <text:p>$565.00</text:p>
          </table:table-cell>
          <table:table-cell office:value-type="currency" office:currency="USD" office:value="34.95">
            <text:p>$34.95</text:p>
          </table:table-cell>
          <table:table-cell table:formula="of:=MIN([.C748:.E7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9">
            <text:p>739</text:p>
          </table:table-cell>
          <table:table-cell table:formula="of:=[.C748]+1" office:value-type="currency" office:currency="USD" office:value="747.75">
            <text:p>$747.75</text:p>
          </table:table-cell>
          <table:table-cell table:formula="of:=[.D748]+0.75" office:value-type="currency" office:currency="USD" office:value="565.75">
            <text:p>$565.75</text:p>
          </table:table-cell>
          <table:table-cell office:value-type="currency" office:currency="USD" office:value="34.95">
            <text:p>$34.95</text:p>
          </table:table-cell>
          <table:table-cell table:formula="of:=MIN([.C749:.E7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0">
            <text:p>740</text:p>
          </table:table-cell>
          <table:table-cell table:formula="of:=[.C749]+1" office:value-type="currency" office:currency="USD" office:value="748.75">
            <text:p>$748.75</text:p>
          </table:table-cell>
          <table:table-cell table:formula="of:=[.D749]+0.75" office:value-type="currency" office:currency="USD" office:value="566.5">
            <text:p>$566.50</text:p>
          </table:table-cell>
          <table:table-cell office:value-type="currency" office:currency="USD" office:value="34.95">
            <text:p>$34.95</text:p>
          </table:table-cell>
          <table:table-cell table:formula="of:=MIN([.C750:.E7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1">
            <text:p>741</text:p>
          </table:table-cell>
          <table:table-cell table:formula="of:=[.C750]+1" office:value-type="currency" office:currency="USD" office:value="749.75">
            <text:p>$749.75</text:p>
          </table:table-cell>
          <table:table-cell table:formula="of:=[.D750]+0.75" office:value-type="currency" office:currency="USD" office:value="567.25">
            <text:p>$567.25</text:p>
          </table:table-cell>
          <table:table-cell office:value-type="currency" office:currency="USD" office:value="34.95">
            <text:p>$34.95</text:p>
          </table:table-cell>
          <table:table-cell table:formula="of:=MIN([.C751:.E7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2">
            <text:p>742</text:p>
          </table:table-cell>
          <table:table-cell table:formula="of:=[.C751]+1" office:value-type="currency" office:currency="USD" office:value="750.75">
            <text:p>$750.75</text:p>
          </table:table-cell>
          <table:table-cell table:formula="of:=[.D751]+0.75" office:value-type="currency" office:currency="USD" office:value="568">
            <text:p>$568.00</text:p>
          </table:table-cell>
          <table:table-cell office:value-type="currency" office:currency="USD" office:value="34.95">
            <text:p>$34.95</text:p>
          </table:table-cell>
          <table:table-cell table:formula="of:=MIN([.C752:.E7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3">
            <text:p>743</text:p>
          </table:table-cell>
          <table:table-cell table:formula="of:=[.C752]+1" office:value-type="currency" office:currency="USD" office:value="751.75">
            <text:p>$751.75</text:p>
          </table:table-cell>
          <table:table-cell table:formula="of:=[.D752]+0.75" office:value-type="currency" office:currency="USD" office:value="568.75">
            <text:p>$568.75</text:p>
          </table:table-cell>
          <table:table-cell office:value-type="currency" office:currency="USD" office:value="34.95">
            <text:p>$34.95</text:p>
          </table:table-cell>
          <table:table-cell table:formula="of:=MIN([.C753:.E7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4">
            <text:p>744</text:p>
          </table:table-cell>
          <table:table-cell table:formula="of:=[.C753]+1" office:value-type="currency" office:currency="USD" office:value="752.75">
            <text:p>$752.75</text:p>
          </table:table-cell>
          <table:table-cell table:formula="of:=[.D753]+0.75" office:value-type="currency" office:currency="USD" office:value="569.5">
            <text:p>$569.50</text:p>
          </table:table-cell>
          <table:table-cell office:value-type="currency" office:currency="USD" office:value="34.95">
            <text:p>$34.95</text:p>
          </table:table-cell>
          <table:table-cell table:formula="of:=MIN([.C754:.E7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 table:number-rows-repeated="10478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10/31/2016</text:date>, <text:time>09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53:28.24</meta:creation-date>
    <dc:date>2016-10-31T09:09:00.85</dc:date>
    <dc:creator>RCC RCCD</dc:creator>
    <meta:editing-duration>PT15M33S</meta:editing-duration>
    <meta:editing-cycles>2</meta:editing-cycles>
    <meta:generator>OpenOffice/4.1.2$Win32 OpenOffice.org_project/412m3$Build-9782</meta:generator>
    <meta:document-statistic meta:table-count="3" meta:cell-count="4478" meta:object-count="0"/>
  </office:meta>
</office:document-meta>
</file>